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break-before="page"/>
      <style:text-properties fo:background-color="transparent"/>
    </style:style>
    <style:style style:name="P3" style:family="paragraph" style:parent-style-name="Text_20_body">
      <style:text-properties fo:background-color="transparent"/>
    </style:style>
    <style:style style:name="P4" style:family="paragraph" style:parent-style-name="Standard" style:list-style-name="WW8Num5">
      <style:text-properties fo:background-color="transparent"/>
    </style:style>
    <style:style style:name="P5" style:family="paragraph" style:parent-style-name="Standard" style:list-style-name="WW8Num14">
      <style:text-properties fo:background-color="transparent"/>
    </style:style>
    <style:style style:name="P6" style:family="paragraph" style:parent-style-name="Standard" style:list-style-name="L1">
      <style:text-properties fo:background-color="transparent"/>
    </style:style>
    <style:style style:name="P7" style:family="paragraph" style:parent-style-name="Standard" style:list-style-name="L2">
      <style:text-properties fo:background-color="transparent"/>
    </style:style>
    <style:style style:name="P8" style:family="paragraph" style:parent-style-name="Standard" style:list-style-name="L3">
      <style:text-properties fo:background-color="transparent"/>
    </style:style>
    <style:style style:name="P9" style:family="paragraph" style:parent-style-name="Standard" style:list-style-name="WW8Num7">
      <style:text-properties fo:background-color="transparent"/>
    </style:style>
    <style:style style:name="P10" style:family="paragraph" style:parent-style-name="Standard" style:list-style-name="WW8Num6">
      <style:text-properties fo:background-color="transparent"/>
    </style:style>
    <style:style style:name="P11" style:family="paragraph" style:parent-style-name="Standard" style:list-style-name="L6">
      <style:text-properties fo:background-color="transparent"/>
    </style:style>
    <style:style style:name="P12" style:family="paragraph" style:parent-style-name="Standard" style:list-style-name="L7">
      <style:text-properties fo:background-color="transparent"/>
    </style:style>
    <style:style style:name="P13" style:family="paragraph" style:parent-style-name="Standard" style:list-style-name="WW8Num3">
      <style:text-properties fo:background-color="transparent"/>
    </style:style>
    <style:style style:name="P14" style:family="paragraph" style:parent-style-name="Standard" style:list-style-name="WW8Num4">
      <style:text-properties fo:background-color="transparent"/>
    </style:style>
    <style:style style:name="P15" style:family="paragraph" style:parent-style-name="Standard" style:list-style-name="L1">
      <style:paragraph-properties fo:orphans="2" fo:widows="2" style:writing-mode="lr-tb">
        <style:tab-stops>
          <style:tab-stop style:position="0.75in"/>
        </style:tab-stops>
      </style:paragraph-properties>
      <style:text-properties fo:background-color="transparent"/>
    </style:style>
    <style:style style:name="P16" style:family="paragraph" style:parent-style-name="Heading_20_1">
      <style:text-properties fo:background-color="transparent"/>
    </style:style>
    <style:style style:name="P17" style:family="paragraph" style:parent-style-name="Heading_20_1" style:master-page-name="Standard">
      <style:paragraph-properties fo:margin-top="0.3335in" fo:margin-bottom="0in" style:page-number="auto"/>
      <style:text-properties fo:background-color="transparent"/>
    </style:style>
    <style:style style:name="P18" style:family="paragraph" style:parent-style-name="Heading_20_1">
      <style:paragraph-properties fo:break-before="page"/>
      <style:text-properties fo:background-color="transparent"/>
    </style:style>
    <style:style style:name="P19" style:family="paragraph" style:parent-style-name="List_20_Paragraph" style:list-style-name="WW8Num15">
      <style:text-properties fo:background-color="transparent"/>
    </style:style>
    <style:style style:name="P20" style:family="paragraph" style:parent-style-name="List_20_Paragraph" style:list-style-name="L3">
      <style:text-properties fo:background-color="transparent"/>
    </style:style>
    <style:style style:name="P21" style:family="paragraph" style:parent-style-name="List_20_Paragraph" style:list-style-name="L4">
      <style:text-properties fo:background-color="transparent"/>
    </style:style>
    <style:style style:name="P22" style:family="paragraph" style:parent-style-name="List_20_Paragraph" style:list-style-name="L5">
      <style:text-properties fo:background-color="transparent"/>
    </style:style>
    <style:style style:name="P23" style:family="paragraph" style:parent-style-name="List_20_Paragraph" style:list-style-name="WW8Num15">
      <style:paragraph-properties fo:orphans="2" fo:widows="2" style:writing-mode="lr-tb"/>
      <style:text-properties fo:background-color="transparent"/>
    </style:style>
    <style:style style:name="P24" style:family="paragraph">
      <style:paragraph-properties style:writing-mode="lr-tb"/>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808080" svg:stroke-opacity="100%" draw:stroke-linejoin="round" draw:fill="solid" draw:fill-color="#cfe7f5" draw:textarea-horizontal-align="left" draw:textarea-vertical-align="middle" draw:auto-grow-height="false"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padding-top="0.0902in" fo:padding-bottom="0.0902in" fo:padding-left="0.1736in" fo:padding-right="0.1736in" fo:wrap-option="no-wrap" draw:shadow-color="#808080" style:run-through="foreground"/>
    </style:style>
    <style:style style:name="gr5" style:family="graphic">
      <style:graphic-properties draw:stroke="solid" svg:stroke-width="0.0102in" svg:stroke-color="#000000" draw:marker-start="msArrowEnd_20_5" draw:marker-start-width="0.0835in" draw:marker-start-center="false"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style:style style:name="gr6" style:family="graphic">
      <style:graphic-properties draw:stroke="solid" svg:stroke-width="0.0102in" svg:stroke-color="#000000" draw:marker-start="msArrowEnd_20_5" draw:marker-start-width="0.0835in" draw:marker-start-center="false" draw:marker-end="msArrowEnd_20_5" draw:marker-end-width="0.0835in" draw:marker-end-center="false"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style:style style:name="gr7" style:family="graphic">
      <style:graphic-properties draw:stroke="dash" draw:stroke-dash="Dash_20_2" svg:stroke-width="0.0102in" svg:stroke-color="#808080" svg:stroke-opacity="100%" draw:stroke-linejoin="round" draw:fill="solid" draw:fill-color="#cfe7f5" draw:textarea-horizontal-align="left" draw:textarea-vertical-align="middle" draw:auto-grow-height="false" fo:padding-top="0.0902in" fo:padding-bottom="0.0902in" fo:padding-left="0.1736in" fo:padding-right="0.1736in" fo:wrap-option="no-wrap" draw:shadow-color="#808080" style:run-through="foreground"/>
    </style:style>
    <style:style style:name="gr8" style:family="graphic">
      <style:graphic-properties draw:stroke="none" draw:fill="solid" draw:fill-color="#808080" draw:textarea-horizontal-align="left" draw:textarea-vertical-align="middle" draw:auto-grow-height="false" fo:padding-top="0.0902in" fo:padding-bottom="0.0902in" fo:padding-left="0.1736in" fo:padding-right="0.1736in" fo:wrap-option="no-wrap" draw:shadow-color="#808080" style:run-through="foreground"/>
    </style:style>
    <style:style style:name="gr9" style:family="graphic">
      <style:graphic-properties draw:stroke="dash" draw:stroke-dash="Dash_20_2" svg:stroke-width="0.0102in" svg:stroke-color="#808080" draw:marker-start="msArrowEnd_20_5" draw:marker-start-width="0.0835in" draw:marker-start-center="false" draw:marker-end="msArrowEnd_20_5" draw:marker-end-width="0.0835in" draw:marker-end-center="false"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style:style style:name="gr10" style:family="graphic">
      <style:graphic-properties draw:stroke="solid" svg:stroke-width="0.0102in" svg:stroke-color="#000000" draw:marker-end="msArrowEnd_20_5" draw:marker-end-width="0.0835in" draw:marker-end-center="false"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style:style style:name="gr11" style:family="graphic">
      <style:graphic-properties draw:stroke="dash" draw:stroke-dash="Dash_20_2" svg:stroke-width="0.0102in" svg:stroke-color="#666666" draw:marker-end="msArrowEnd_20_5" draw:marker-end-width="0.0835in" draw:marker-end-center="false" svg:stroke-opacity="100%" draw:stroke-linejoin="round" draw:fill="none" draw:fill-color="#ffffff" draw:textarea-horizontal-align="left" draw:textarea-vertical-align="middle" draw:auto-grow-height="false" fo:padding-top="0.0902in" fo:padding-bottom="0.0902in" fo:padding-left="0.1736in" fo:padding-right="0.1736in"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8127728391422138" text:style-name="Outline">
        <text:list-item>
          <text:h text:style-name="P17" text:outline-level="1">Chipkit 3D<text:bookmark text:name="_GoBack"/>P</text:h>
        </text:list-item>
        <text:list-item>
          <text:h text:style-name="P16" text:outline-level="1">Overview</text:h>
        </text:list-item>
      </text:list>
      <text:p text:style-name="P3"/>
      <text:p text:style-name="P1">The purpose of the Chipkit 3DP is to provide a high performance motion control system based on Microchip components, and targeting low- to medium-power CNC applications such as 3D Printers, Pick &amp; Place, Pen Plotters, Laser Cutters, hobby-grade Milling Machines and Foam Cutters.</text:p>
      <text:p text:style-name="P1">Key features include:</text:p>
      <text:list xml:id="list7085642856787043055" text:style-name="WW8Num5">
        <text:list-item>
          <text:p text:style-name="P4">Precise real time motion planning and stepper control using true floating point math;</text:p>
        </text:list-item>
        <text:list-item>
          <text:p text:style-name="P4">High performance MCU with hardware FPU (PIC32MZ2048EF);</text:p>
        </text:list-item>
        <text:list-item>
          <text:p text:style-name="P4">Low cost (&lt;$99);</text:p>
        </text:list-item>
        <text:list-item>
          <text:p text:style-name="P4">Onboard support for standard 3D Printer configuration (5 steppers + 1 hot end + heated bed + PWM-controlled fans);</text:p>
        </text:list-item>
        <text:list-item>
          <text:p text:style-name="P4">Connectivity including USB Device (PC), Ethernet, USB Host (MSD support), onboard microSD card, optional WiFi;</text:p>
        </text:list-item>
        <text:list-item>
          <text:p text:style-name="P4">Expansion bus for added functionality and distributed peripherals;</text:p>
        </text:list-item>
        <text:list-item>
          <text:p text:style-name="P4">Support for legacy RepRap LCD interface and hi-res TFT w/touch screen.</text:p>
        </text:list-item>
      </text:list>
      <text:p text:style-name="P1"/>
      <text:p text:style-name="P1"><draw:g text:anchor-type="char" draw:z-index="0" draw:style-name="gr1"><draw:g draw:style-name="gr2"><draw:custom-shape draw:style-name="gr3" draw:text-style-name="P24" svg:width="1.4043in" svg:height="1.4122in" svg:x="3.3031in" svg:y="1.3618in"><text:p/><draw:enhanced-geometry svg:viewBox="0 0 2161 2107" draw:type="non-primitive" draw:enhanced-path="M 0 2106 C 0 1404 0 702 0 0 720 0 1440 0 2160 0 2160 702 2160 1404 2160 2106 1440 2106 720 2106 0 2106 N"/></draw:custom-shape><draw:custom-shape draw:style-name="gr4" draw:text-style-name="P24" svg:width="0.0988in" svg:height="0.1287in" svg:x="3.4882in" svg:y="2.0008in"><text:p/><draw:enhanced-geometry svg:viewBox="0 0 155 196" draw:type="non-primitive" draw:enhanced-path="M 0 195 L 0 0 76 0 C 89 0 100 0 107 1 117 3 125 6 132 11 139 15 144 21 148 29 152 38 154 47 154 56 154 73 148 87 138 98 127 110 107 116 79 116 L 27 116 27 195 0 195 Z M 27 92 L 79 92 C 96 92 109 89 116 83 123 77 127 68 127 57 127 49 124 42 120 36 116 30 110 26 103 24 99 23 90 23 79 23 L 27 23 27 92 Z N"/></draw:custom-shape><draw:custom-shape draw:style-name="gr4" draw:text-style-name="P24" svg:width="0.0161in" svg:height="0.1287in" svg:x="3.613in" svg:y="2.0008in"><text:p/><draw:enhanced-geometry svg:viewBox="0 0 28 196" draw:type="non-primitive" draw:enhanced-path="M 0 195 C 0 130 0 65 0 0 9 0 18 0 27 0 27 65 27 130 27 195 18 195 9 195 0 195 N"/></draw:custom-shape><draw:custom-shape draw:style-name="gr4" draw:text-style-name="P24" svg:width="0.1134in" svg:height="0.1343in" svg:x="3.6567in" svg:y="1.998in"><text:p/><draw:enhanced-geometry svg:viewBox="0 0 178 204" draw:type="non-primitive" draw:enhanced-path="M 151 131 L 177 137 C 172 158 162 175 147 186 133 197 115 203 95 203 73 203 55 198 42 190 28 181 18 169 11 152 4 136 0 119 0 100 0 79 4 62 12 47 20 31 32 20 46 12 61 4 77 0 95 0 115 0 132 5 146 15 159 25 169 39 174 57 L 148 63 C 143 49 136 38 127 32 119 26 108 22 95 22 79 22 66 26 56 33 45 41 38 50 34 62 30 74 28 87 28 100 28 116 30 131 35 143 40 156 47 165 58 171 68 177 80 180 92 180 107 180 119 176 130 168 140 159 147 147 151 131 N"/></draw:custom-shape><draw:custom-shape draw:style-name="gr4" draw:text-style-name="P24" svg:width="0.0835in" svg:height="0.1323in" svg:x="3.7874in" svg:y="2in"><text:p/><draw:enhanced-geometry svg:viewBox="0 0 132 201" draw:type="non-primitive" draw:enhanced-path="M 0 145 L 25 141 C 28 155 33 165 40 171 46 177 54 180 65 180 76 180 86 176 93 168 101 160 105 150 105 139 105 128 102 119 95 112 87 105 78 101 66 101 62 101 56 102 49 104 L 52 83 C 54 83 55 83 56 83 66 83 75 81 83 75 91 70 95 61 95 50 95 41 92 34 86 29 80 23 73 20 63 20 53 20 45 23 39 29 33 35 29 44 27 55 L 2 51 C 4 35 11 22 22 13 33 4 46 0 62 0 73 0 83 2 92 7 101 12 108 18 113 25 118 34 121 42 121 51 121 59 118 67 114 74 109 81 102 87 93 91 105 93 114 99 121 107 128 116 131 126 131 139 131 155 125 170 112 182 100 193 83 200 64 200 46 200 32 195 20 184 8 174 2 161 0 145 N"/></draw:custom-shape><draw:custom-shape draw:style-name="gr4" draw:text-style-name="P24" svg:width="0.0858in" svg:height="0.1295in" svg:x="3.8846in" svg:y="2in"><text:p/><draw:enhanced-geometry svg:viewBox="0 0 135 197" draw:type="non-primitive" draw:enhanced-path="M 134 173 L 134 196 0 196 C 0 191 1 185 3 180 7 171 12 162 20 154 27 145 38 135 52 124 73 107 88 93 96 82 104 72 108 62 108 54 108 44 105 36 97 30 90 23 81 20 70 20 58 20 49 23 41 30 34 38 30 47 30 60 L 5 56 C 7 38 13 24 25 14 36 5 51 0 71 0 90 0 105 5 117 15 128 26 134 39 134 54 134 62 132 70 128 77 125 85 120 93 112 101 104 109 92 121 74 135 59 148 50 156 45 160 41 164 38 169 35 173 L 134 173 N"/></draw:custom-shape><draw:custom-shape draw:style-name="gr4" draw:text-style-name="P24" svg:width="0.1232in" svg:height="0.1287in" svg:x="3.9957in" svg:y="2.0008in"><text:p/><draw:enhanced-geometry svg:viewBox="0 0 192 196" draw:type="non-primitive" draw:enhanced-path="M 0 195 L 0 0 40 0 87 138 C 91 151 95 160 97 167 99 160 102 149 108 136 L 156 0 191 0 191 195 165 195 165 32 106 195 83 195 25 29 25 195 0 195 N"/></draw:custom-shape><draw:custom-shape draw:style-name="gr4" draw:text-style-name="P24" svg:width="0.1016in" svg:height="0.1287in" svg:x="4.1374in" svg:y="2.0008in"><text:p/><draw:enhanced-geometry svg:viewBox="0 0 160 196" draw:type="non-primitive" draw:enhanced-path="M 0 195 L 0 171 103 47 C 111 38 117 29 124 23 L 12 23 12 0 155 0 155 23 42 158 31 172 159 172 159 195 0 195 N"/></draw:custom-shape><draw:custom-shape draw:style-name="gr4" draw:text-style-name="P24" svg:width="0.048in" svg:height="0.015in" svg:x="4.25in" svg:y="2.076in"><text:p/><draw:enhanced-geometry svg:viewBox="0 0 78 26" draw:type="non-primitive" draw:enhanced-path="M 0 25 C 0 16 0 9 0 0 26 0 51 0 77 0 77 9 77 16 77 25 51 25 26 25 0 25 N"/></draw:custom-shape><draw:custom-shape draw:style-name="gr4" draw:text-style-name="P24" svg:width="0.0953in" svg:height="0.1287in" svg:x="4.3201in" svg:y="2.0008in"><text:p/><draw:enhanced-geometry svg:viewBox="0 0 150 196" draw:type="non-primitive" draw:enhanced-path="M 0 195 C 0 130 0 65 0 0 48 0 97 0 145 0 145 7 145 15 145 23 106 23 66 23 27 23 27 43 27 63 27 82 64 82 101 82 137 82 137 90 137 98 137 106 101 106 64 106 27 106 27 128 27 150 27 172 68 172 108 172 149 172 149 180 149 187 149 195 99 195 50 195 0 195 N"/></draw:custom-shape><draw:custom-shape draw:style-name="gr4" draw:text-style-name="P24" svg:width="0.0862in" svg:height="0.1287in" svg:x="4.4413in" svg:y="2.0008in"><text:p/><draw:enhanced-geometry svg:viewBox="0 0 136 196" draw:type="non-primitive" draw:enhanced-path="M 0 195 C 0 130 0 65 0 0 45 0 90 0 135 0 135 7 135 15 135 23 99 23 63 23 27 23 27 43 27 63 27 83 58 83 89 83 120 83 120 91 120 98 120 106 89 106 58 106 27 106 27 136 27 165 27 195 18 195 9 195 0 195 N"/></draw:custom-shape></draw:g><draw:g draw:style-name="gr2"><draw:custom-shape draw:style-name="gr3" draw:text-style-name="P24" svg:width="0.935in" svg:height="0.9406in" svg:x="3.1858in" svg:y="3.5409in"><text:p/><draw:enhanced-geometry svg:viewBox="0 0 1441 1405" draw:type="non-primitive" draw:enhanced-path="M 0 1404 C 0 936 0 468 0 0 481 0 960 0 1440 0 1440 468 1440 936 1440 1404 960 1404 481 1404 0 1404 N"/></draw:custom-shape><draw:custom-shape draw:style-name="gr4" draw:text-style-name="P24" svg:width="0.087in" svg:height="0.1142in" svg:x="3.3866in" svg:y="3.6882in"><text:p/><draw:enhanced-geometry svg:viewBox="0 0 137 174" draw:type="non-primitive" draw:enhanced-path="M 0 116 L 21 114 C 23 122 25 129 28 134 32 140 38 144 46 148 53 151 62 153 72 153 80 153 88 152 95 149 101 147 106 143 109 138 112 134 114 129 114 124 114 119 112 115 109 111 106 107 101 103 94 101 89 99 79 96 64 92 48 89 37 85 30 82 23 78 16 73 12 66 8 60 6 54 6 46 6 37 8 29 13 22 19 14 25 9 35 5 45 1 55 0 66 0 79 0 91 2 100 6 110 10 117 16 122 23 127 31 130 39 131 49 L 109 51 C 108 40 104 33 97 27 91 22 81 19 67 19 54 19 44 22 38 27 32 32 28 38 28 44 28 50 30 55 35 59 39 63 51 67 69 71 88 75 100 79 107 82 117 86 124 92 129 99 134 106 136 113 136 123 136 132 133 140 128 148 123 155 115 162 106 166 96 170 85 173 73 173 57 173 44 170 34 166 24 162 15 155 9 146 3 137 0 127 0 116 N"/></draw:custom-shape><draw:custom-shape draw:style-name="gr4" draw:text-style-name="P24" svg:width="0.0378in" svg:height="0.1094in" svg:x="3.4874in" svg:y="3.6917in"><text:p/><draw:enhanced-geometry svg:viewBox="0 0 62 166" draw:type="non-primitive" draw:enhanced-path="M 58 145 L 61 163 C 55 164 49 165 45 165 37 165 31 164 27 162 23 159 20 156 18 152 16 148 15 141 15 128 L 15 58 0 58 0 42 15 42 15 12 36 0 36 42 58 42 58 58 36 58 36 128 C 36 135 37 138 37 140 38 142 39 143 41 144 43 145 45 146 48 146 51 146 54 146 58 145 N"/></draw:custom-shape><draw:custom-shape draw:style-name="gr4" draw:text-style-name="P24" svg:width="0.0732in" svg:height="0.0843in" svg:x="3.5331in" svg:y="3.7181in"><text:p/><draw:enhanced-geometry svg:viewBox="0 0 116 129" draw:type="non-primitive" draw:enhanced-path="M 93 86 L 114 88 C 111 100 105 110 95 117 86 124 74 128 59 128 41 128 27 122 16 111 6 100 0 85 0 65 0 45 6 29 16 18 27 6 41 0 58 0 75 0 89 6 99 17 110 28 115 44 115 64 115 65 115 67 115 70 L 22 70 C 23 83 27 93 34 100 41 107 50 110 60 110 68 110 75 108 80 104 86 100 90 94 93 86 Z M 23 52 L 93 52 C 92 42 90 35 86 29 79 21 70 18 59 18 49 18 41 21 34 27 27 34 23 42 23 52 Z N"/></draw:custom-shape><draw:custom-shape draw:style-name="gr4" draw:text-style-name="P24" svg:width="0.0689in" svg:height="0.113in" svg:x="3.6256in" svg:y="3.7181in"><text:p/><draw:enhanced-geometry svg:viewBox="0 0 109 172" draw:type="non-primitive" draw:enhanced-path="M 0 171 L 0 3 19 3 19 19 C 23 13 29 8 34 5 40 2 47 0 55 0 66 0 75 3 84 9 91 14 98 21 102 31 106 41 108 51 108 63 108 76 106 87 101 97 97 107 90 114 81 120 72 125 63 128 53 128 46 128 40 126 34 123 29 120 24 117 21 112 L 21 171 0 171 Z M 18 65 C 18 80 22 92 28 99 35 107 43 110 52 110 61 110 69 107 76 99 83 91 86 79 86 63 86 47 83 36 77 28 70 20 62 16 53 16 44 16 36 20 29 29 22 37 18 49 18 65 Z N"/></draw:custom-shape><draw:custom-shape draw:style-name="gr4" draw:text-style-name="P24" svg:width="0.0685in" svg:height="0.113in" svg:x="3.713in" svg:y="3.7181in"><text:p/><draw:enhanced-geometry svg:viewBox="0 0 109 172" draw:type="non-primitive" draw:enhanced-path="M 0 171 L 0 3 19 3 19 19 C 24 13 29 8 35 5 40 2 47 0 56 0 66 0 75 3 84 9 92 14 98 21 102 31 106 41 108 51 108 63 108 76 106 87 101 97 97 107 90 114 82 120 73 125 63 128 54 128 46 128 40 126 35 123 29 120 24 117 21 112 L 21 171 0 171 Z M 19 65 C 19 80 22 92 28 99 35 107 43 110 52 110 62 110 70 107 77 99 83 91 87 79 87 63 87 47 83 36 77 28 70 20 62 16 53 16 44 16 36 20 29 29 22 37 19 49 19 65 Z N"/></draw:custom-shape><draw:custom-shape draw:style-name="gr4" draw:text-style-name="P24" svg:width="0.0724in" svg:height="0.0843in" svg:x="3.7965in" svg:y="3.7181in"><text:p/><draw:enhanced-geometry svg:viewBox="0 0 115 129" draw:type="non-primitive" draw:enhanced-path="M 93 86 L 114 88 C 110 100 104 110 94 117 85 124 73 128 59 128 40 128 26 122 15 111 5 100 0 85 0 65 0 45 5 29 15 18 26 6 40 0 57 0 74 0 88 6 98 17 109 28 114 44 114 64 114 65 114 67 114 70 L 21 70 C 22 83 26 93 33 100 40 107 49 110 59 110 67 110 74 108 79 104 85 100 89 94 93 86 Z M 22 52 L 93 52 C 91 42 89 35 85 29 78 21 69 18 58 18 48 18 40 21 33 27 26 34 22 42 22 52 Z N"/></draw:custom-shape><draw:custom-shape draw:style-name="gr4" draw:text-style-name="P24" svg:width="0.0421in" svg:height="0.0823in" svg:x="3.8882in" svg:y="3.7181in"><text:p/><draw:enhanced-geometry svg:viewBox="0 0 68 126" draw:type="non-primitive" draw:enhanced-path="M 0 125 L 0 3 18 3 18 21 C 23 13 28 7 31 4 35 2 40 0 45 0 52 0 60 3 67 7 L 60 26 C 55 23 50 21 45 21 40 21 36 23 32 25 29 28 26 32 24 37 22 44 21 52 21 61 L 21 125 0 125 N"/></draw:custom-shape><draw:custom-shape draw:style-name="gr4" draw:text-style-name="P24" svg:width="0.0906in" svg:height="0.1106in" svg:x="3.4594in" svg:y="3.8654in"><text:p/><draw:enhanced-geometry svg:viewBox="0 0 142 169" draw:type="non-primitive" draw:enhanced-path="M 0 168 L 0 0 59 0 C 72 0 82 1 89 3 99 5 107 9 115 15 123 22 130 32 134 43 139 55 141 68 141 83 141 96 140 107 137 117 134 127 130 135 125 141 120 148 115 153 110 157 104 160 97 163 89 165 81 167 72 168 62 168 L 0 168 Z M 23 148 L 59 148 C 70 148 79 147 86 145 92 143 97 140 101 136 106 131 111 124 113 115 116 106 118 95 118 83 118 66 115 52 109 42 103 33 96 27 88 24 82 21 72 20 58 20 L 23 20 23 148 Z N"/></draw:custom-shape><draw:custom-shape draw:style-name="gr4" draw:text-style-name="P24" svg:width="0.0413in" svg:height="0.0823in" svg:x="3.5701in" svg:y="3.8937in"><text:p/><draw:enhanced-geometry svg:viewBox="0 0 68 126" draw:type="non-primitive" draw:enhanced-path="M 0 125 L 0 3 18 3 18 21 C 23 13 27 7 31 4 35 2 40 0 45 0 52 0 60 3 67 7 L 60 26 C 55 23 49 21 44 21 40 21 36 23 32 25 29 28 26 32 24 37 22 44 21 52 21 61 L 21 125 0 125 N"/></draw:custom-shape><draw:custom-shape draw:style-name="gr4" draw:text-style-name="P24" svg:width="0.0114in" svg:height="0.1106in" svg:x="3.6228in" svg:y="3.8654in"><text:p/><draw:enhanced-geometry svg:viewBox="0 0 22 169" draw:type="non-primitive" draw:enhanced-path="M 0 24 C 0 16 0 8 0 0 7 0 14 0 21 0 21 8 21 16 21 24 14 24 7 24 0 24 Z M 0 168 C 0 127 0 87 0 46 7 46 14 46 21 46 21 87 21 127 21 168 14 168 7 168 0 168 Z N"/></draw:custom-shape><draw:custom-shape draw:style-name="gr4" draw:text-style-name="P24" svg:width="0.0724in" svg:height="0.0803in" svg:x="3.6476in" svg:y="3.8961in"><text:p/><draw:enhanced-geometry svg:viewBox="0 0 115 123" draw:type="non-primitive" draw:enhanced-path="M 47 122 L 0 0 22 0 49 73 C 52 81 55 89 57 98 59 91 61 84 65 74 L 92 0 114 0 69 122 47 122 N"/></draw:custom-shape><draw:custom-shape draw:style-name="gr4" draw:text-style-name="P24" svg:width="0.0732in" svg:height="0.0843in" svg:x="3.7276in" svg:y="3.8937in"><text:p/><draw:enhanced-geometry svg:viewBox="0 0 116 129" draw:type="non-primitive" draw:enhanced-path="M 93 86 L 114 88 C 111 101 105 110 95 117 86 124 74 128 59 128 41 128 27 122 16 111 5 100 0 85 0 65 0 45 5 29 16 18 27 6 41 0 58 0 75 0 89 6 99 17 110 28 115 44 115 64 115 65 115 67 115 70 L 22 70 C 22 83 26 93 34 100 40 107 50 110 60 110 68 110 75 108 80 104 85 101 90 94 93 86 Z M 22 52 L 93 52 C 92 42 90 35 85 29 78 21 69 18 59 18 48 18 40 21 34 27 27 34 23 42 22 52 Z N"/></draw:custom-shape><draw:custom-shape draw:style-name="gr4" draw:text-style-name="P24" svg:width="0.0425in" svg:height="0.0823in" svg:x="3.8193in" svg:y="3.8937in"><text:p/><draw:enhanced-geometry svg:viewBox="0 0 69 126" draw:type="non-primitive" draw:enhanced-path="M 0 125 L 0 3 19 3 19 21 C 24 13 28 7 32 4 36 2 41 0 46 0 53 0 61 3 68 7 L 61 26 C 55 23 50 21 45 21 41 21 37 23 33 25 29 28 26 32 25 37 23 44 21 52 21 61 L 21 125 0 125 N"/></draw:custom-shape><draw:custom-shape draw:style-name="gr4" draw:text-style-name="P24" svg:width="0.1024in" svg:height="0.1106in" svg:x="3.4268in" svg:y="4.0409in"><text:p/><draw:enhanced-geometry svg:viewBox="0 0 161 169" draw:type="non-primitive" draw:enhanced-path="M 0 168 L 65 0 90 0 160 168 133 168 114 117 42 117 23 168 0 168 Z M 49 99 L 107 99 90 53 C 84 39 80 27 77 18 75 29 72 40 68 50 L 49 99 Z N"/></draw:custom-shape><draw:custom-shape draw:style-name="gr4" draw:text-style-name="P24" svg:width="0.0768in" svg:height="0.1106in" svg:x="3.5339in" svg:y="4.0409in"><text:p/><draw:enhanced-geometry svg:viewBox="0 0 121 169" draw:type="non-primitive" draw:enhanced-path="M 75 168 C 75 155 75 141 75 128 50 128 25 128 0 128 0 121 0 115 0 109 27 73 53 36 80 0 86 0 91 0 96 0 96 36 96 73 96 109 104 109 112 109 120 109 120 115 120 121 120 128 112 128 104 128 96 128 96 141 96 155 96 168 90 168 82 168 75 168 Z M 75 109 C 75 84 75 59 75 34 57 59 39 84 21 109 39 109 57 109 75 109 Z N"/></draw:custom-shape><draw:custom-shape draw:style-name="gr4" draw:text-style-name="P24" svg:width="0.0713in" svg:height="0.113in" svg:x="3.6264in" svg:y="4.0409in"><text:p/><draw:enhanced-geometry svg:viewBox="0 0 113 172" draw:type="non-primitive" draw:enhanced-path="M 3 129 L 23 128 C 25 136 28 143 33 147 38 151 43 153 51 153 58 153 63 152 68 149 73 146 77 142 80 137 83 133 85 126 88 118 89 110 90 102 90 93 90 92 90 90 90 89 87 95 81 101 73 105 66 109 58 111 50 111 36 111 24 106 15 96 5 86 0 73 0 56 0 39 5 26 15 15 25 5 38 0 54 0 64 0 75 3 84 9 93 14 100 23 105 34 110 45 112 60 112 81 112 102 110 119 105 132 100 145 93 154 84 161 75 167 63 171 51 171 37 171 26 167 18 160 9 152 4 142 3 129 Z M 89 55 C 89 43 85 34 79 27 73 20 65 17 56 17 46 17 38 21 32 28 25 36 21 45 21 57 21 67 25 76 31 83 38 89 46 93 55 93 65 93 73 89 79 83 85 76 89 67 89 55 Z N"/></draw:custom-shape><draw:custom-shape draw:style-name="gr4" draw:text-style-name="P24" svg:width="0.0713in" svg:height="0.113in" svg:x="3.7138in" svg:y="4.0409in"><text:p/><draw:enhanced-geometry svg:viewBox="0 0 113 172" draw:type="non-primitive" draw:enhanced-path="M 32 77 C 23 74 17 69 13 64 9 58 6 51 6 43 6 31 11 21 20 13 29 4 41 0 56 0 70 0 83 4 92 13 101 21 106 31 106 43 106 51 103 58 99 64 95 69 89 74 81 77 91 81 99 86 104 93 110 101 112 110 112 120 112 134 107 146 97 156 86 166 73 171 56 171 39 171 26 166 15 156 5 146 0 134 0 120 0 109 2 99 8 92 14 85 22 80 32 77 Z M 28 42 C 28 51 31 57 36 62 41 67 48 69 56 69 65 69 71 67 76 62 81 57 84 51 84 43 84 36 81 30 76 25 71 20 64 17 56 17 48 17 41 20 36 25 31 30 28 36 28 42 Z M 21 119 C 21 125 22 131 25 136 28 142 32 146 38 149 44 152 49 153 56 153 66 153 75 150 81 144 87 138 91 130 91 120 91 110 87 102 81 95 74 89 66 86 56 86 45 86 37 89 31 95 25 102 21 110 21 119 Z N"/></draw:custom-shape><draw:custom-shape draw:style-name="gr4" draw:text-style-name="P24" svg:width="0.0717in" svg:height="0.113in" svg:x="3.8004in" svg:y="4.0409in"><text:p/><draw:enhanced-geometry svg:viewBox="0 0 114 172" draw:type="non-primitive" draw:enhanced-path="M 32 77 C 24 74 18 69 13 64 9 58 7 51 7 43 7 31 11 21 20 13 29 4 41 0 56 0 71 0 83 4 92 13 101 21 106 31 106 43 106 51 104 58 100 64 96 69 90 74 81 77 91 81 99 86 105 93 110 101 113 110 113 120 113 134 108 146 97 156 87 166 73 171 57 171 40 171 26 166 15 156 5 146 0 134 0 120 0 109 3 99 8 92 14 85 22 80 32 77 Z M 28 42 C 28 51 31 57 36 62 41 67 48 69 57 69 65 69 71 67 76 62 82 57 84 51 84 43 84 36 82 30 76 25 71 20 65 17 57 17 48 17 41 20 36 25 31 30 28 36 28 42 Z M 21 119 C 21 125 23 131 25 136 28 142 33 146 38 149 44 152 50 153 57 153 67 153 75 150 82 144 88 138 91 130 91 120 91 110 88 102 81 95 75 89 66 86 56 86 46 86 37 89 31 95 25 102 21 110 21 119 Z N"/></draw:custom-shape><draw:custom-shape draw:style-name="gr4" draw:text-style-name="P24" svg:width="0.074in" svg:height="0.0803in" svg:x="3.5736in" svg:y="4.248in"><text:p/><draw:enhanced-geometry svg:viewBox="0 0 117 123" draw:type="non-primitive" draw:enhanced-path="M 0 122 L 46 59 3 0 29 0 48 30 C 52 35 55 40 58 43 61 38 64 33 67 29 L 88 0 114 0 71 59 116 122 90 122 65 84 59 76 26 122 0 122 N"/></draw:custom-shape><draw:custom-shape draw:style-name="gr4" draw:text-style-name="P24" svg:width="0.0724in" svg:height="0.1114in" svg:x="3.6555in" svg:y="4.2189in"><text:p/><draw:enhanced-geometry svg:viewBox="0 0 115 169" draw:type="non-primitive" draw:enhanced-path="M 0 121 L 22 120 C 23 130 27 138 33 143 39 148 47 150 55 150 66 150 74 147 82 139 89 132 92 122 92 110 92 98 89 89 82 82 76 75 66 72 55 72 48 72 42 74 37 76 31 80 27 84 24 89 L 4 86 21 0 106 0 106 19 38 19 28 64 C 39 57 49 54 61 54 76 54 88 59 98 69 108 79 114 92 114 108 114 123 109 136 100 147 89 161 74 168 55 168 39 168 27 163 17 155 7 147 1 135 0 121 N"/></draw:custom-shape></draw:g><draw:g draw:style-name="gr2"><draw:custom-shape draw:style-name="gr5" draw:text-style-name="P24" svg:width="0.1157in" svg:height="0.7634in" svg:x="3.6539in" svg:y="2.776in"><text:p/><draw:enhanced-geometry svg:viewBox="0 0 181 1141" draw:type="non-primitive" draw:enhanced-path="M 0 1140 C 61 760 120 380 180 0 N"/></draw:custom-shape><draw:custom-shape draw:style-name="gr4" draw:text-style-name="P24" svg:width="0.0752in" svg:height="0.0705in" svg:x="3.5839in" svg:y="3.3106in"><text:p/><draw:enhanced-geometry svg:viewBox="0 0 121 110" draw:type="non-primitive" draw:enhanced-path="M 53 107 C 35 105 21 98 12 86 3 75 0 61 2 46 4 36 7 27 14 19 20 12 28 6 38 4 47 1 57 0 69 2 80 4 90 7 98 13 107 19 112 26 116 35 119 44 120 53 119 63 117 74 113 83 107 90 100 97 92 102 83 105 73 108 64 109 53 107 Z M 56 93 C 69 95 81 93 89 86 98 80 103 72 105 61 107 50 104 41 98 32 91 24 81 18 66 16 57 15 49 15 42 17 35 20 29 23 24 28 19 34 17 40 15 48 14 58 16 68 22 76 28 85 39 90 56 93 Z N"/></draw:custom-shape><draw:custom-shape draw:style-name="gr4" draw:text-style-name="P24" svg:width="0.0752in" svg:height="0.0657in" svg:x="3.5965in" svg:y="3.235in"><text:p/><draw:enhanced-geometry svg:viewBox="0 0 120 101" draw:type="non-primitive" draw:enhanced-path="M 81 18 L 87 3 C 99 8 108 16 113 25 118 33 119 44 118 55 116 68 112 77 106 84 100 90 92 95 81 97 71 100 61 100 50 99 38 97 29 94 21 88 13 82 7 75 4 66 0 57 0 48 1 38 3 27 7 18 14 12 21 5 30 1 41 0 L 42 15 C 34 16 28 19 23 23 19 28 16 33 15 41 13 49 14 57 17 63 20 69 25 74 32 78 38 81 45 83 53 84 62 85 71 85 78 84 85 82 92 79 96 73 100 68 103 62 104 55 105 47 104 39 100 33 96 26 90 21 81 18 N"/></draw:custom-shape><draw:custom-shape draw:style-name="gr4" draw:text-style-name="P24" svg:width="0.0232in" svg:height="0.0106in" svg:x="3.6677in" svg:y="3.2169in"><text:p/><draw:enhanced-geometry svg:viewBox="0 0 39 20" draw:type="non-primitive" draw:enhanced-path="M 16 17 L 0 15 3 0 19 2 C 24 3 29 5 32 7 35 9 37 13 38 17 L 32 19 C 32 17 30 15 28 13 25 12 22 11 17 9 L 16 17 N"/></draw:custom-shape><draw:custom-shape draw:style-name="gr4" draw:text-style-name="P24" svg:width="0.0752in" svg:height="0.0689in" svg:x="3.6173in" svg:y="3.0972in"><text:p/><draw:enhanced-geometry svg:viewBox="0 0 121 107" draw:type="non-primitive" draw:enhanced-path="M 72 50 L 59 48 66 2 108 8 C 113 16 116 24 118 32 119 40 120 48 118 56 117 67 113 76 107 85 101 93 93 98 83 101 74 105 63 106 52 104 41 102 31 98 23 92 13 86 8 79 4 70 1 61 0 51 2 40 3 32 5 25 9 19 13 13 17 8 23 6 28 3 35 1 43 0 L 44 14 C 38 15 34 16 30 18 26 21 23 23 21 28 18 32 16 37 15 42 14 49 15 55 16 60 17 65 19 69 22 73 25 76 28 79 32 81 38 85 46 87 54 89 64 90 72 90 80 87 87 85 93 81 97 75 101 69 104 63 105 55 106 49 106 43 104 37 102 30 101 26 98 22 L 77 19 72 50 N"/></draw:custom-shape><draw:custom-shape draw:style-name="gr4" draw:text-style-name="P24" svg:width="0.0732in" svg:height="0.0622in" svg:x="3.6264in" svg:y="3.0252in"><text:p/><draw:enhanced-geometry svg:viewBox="0 0 116 97" draw:type="non-primitive" draw:enhanced-path="M 113 96 L 0 79 6 38 C 7 31 9 25 10 21 12 16 14 12 17 9 21 6 25 3 30 2 35 0 40 0 46 1 55 2 63 6 69 13 75 20 76 31 73 46 L 70 74 115 81 113 96 Z M 56 72 L 60 44 C 62 35 61 28 58 24 55 19 50 16 44 16 39 15 35 15 31 17 28 19 25 22 23 25 22 27 21 32 20 38 L 16 66 56 72 Z N"/></draw:custom-shape><draw:custom-shape draw:style-name="gr4" draw:text-style-name="P24" svg:width="0.074in" svg:height="0.0189in" svg:x="3.6366in" svg:y="2.9972in"><text:p/><draw:enhanced-geometry svg:viewBox="0 0 117 32" draw:type="non-primitive" draw:enhanced-path="M 114 31 C 76 26 38 20 0 15 1 10 2 5 2 0 40 5 78 11 116 17 115 22 114 26 114 31 N"/></draw:custom-shape><draw:custom-shape draw:style-name="gr4" draw:text-style-name="P24" svg:width="0.0752in" svg:height="0.0705in" svg:x="3.6437in" svg:y="2.9161in"><text:p/><draw:enhanced-geometry svg:viewBox="0 0 121 109" draw:type="non-primitive" draw:enhanced-path="M 53 107 C 35 104 21 97 12 85 3 74 0 60 2 45 3 35 7 26 14 18 20 11 28 6 38 3 47 0 57 0 69 1 80 3 90 7 98 12 107 18 112 26 116 34 119 44 120 53 119 63 117 73 113 82 107 89 100 96 92 102 83 105 73 107 64 108 53 107 Z M 56 92 C 69 94 81 92 89 86 98 80 103 71 105 60 107 49 104 40 98 32 91 23 81 18 66 16 57 15 49 15 42 17 35 19 29 23 24 28 19 33 17 39 15 47 14 57 16 67 22 75 28 84 39 90 56 92 Z N"/></draw:custom-shape></draw:g><draw:g draw:style-name="gr2"><draw:custom-shape draw:style-name="gr3" draw:text-style-name="P24" svg:width="0.8185in" svg:height="0.587in" svg:x="2.0146in" svg:y="3.1291in"><text:p/><draw:enhanced-geometry svg:viewBox="0 0 1261 878" draw:type="non-primitive" draw:enhanced-path="M 0 877 C 0 584 0 292 0 0 421 0 840 0 1260 0 1260 292 1260 584 1260 877 840 877 421 877 0 877 N"/></draw:custom-shape><draw:custom-shape draw:style-name="gr4" draw:text-style-name="P24" svg:width="0.1079in" svg:height="0.0815in" svg:x="2.1346in" svg:y="3.3937in"><text:p/><draw:enhanced-geometry svg:viewBox="0 0 169 125" draw:type="non-primitive" draw:enhanced-path="M 0 124 L 0 3 18 3 18 20 C 22 14 27 9 34 5 40 1 48 0 56 0 65 0 73 1 78 5 85 9 89 14 91 21 101 7 114 0 130 0 142 0 152 3 158 10 165 16 168 27 168 41 L 168 124 147 124 147 47 C 147 39 147 33 145 30 144 26 141 23 137 21 134 19 130 17 125 17 116 17 109 20 103 26 97 32 94 41 94 53 L 94 124 73 124 73 45 C 73 36 72 29 68 24 65 20 59 17 51 17 46 17 40 19 35 22 30 25 26 30 24 36 22 41 21 50 21 61 L 21 124 0 124 N"/></draw:custom-shape><draw:custom-shape draw:style-name="gr4" draw:text-style-name="P24" svg:width="0.0122in" svg:height="0.1098in" svg:x="2.2665in" svg:y="3.3654in"><text:p/><draw:enhanced-geometry svg:viewBox="0 0 22 168" draw:type="non-primitive" draw:enhanced-path="M 0 23 C 0 15 0 7 0 0 6 0 14 0 21 0 21 7 21 15 21 23 14 23 6 23 0 23 Z M 0 167 C 0 127 0 86 0 46 6 46 14 46 21 46 21 86 21 127 21 167 14 167 6 167 0 167 Z N"/></draw:custom-shape><draw:custom-shape draw:style-name="gr4" draw:text-style-name="P24" svg:width="0.0689in" svg:height="0.0835in" svg:x="2.2965in" svg:y="3.3937in"><text:p/><draw:enhanced-geometry svg:viewBox="0 0 109 128" draw:type="non-primitive" draw:enhanced-path="M 87 79 L 108 82 C 106 96 100 107 91 115 82 123 70 127 56 127 39 127 26 121 15 110 5 100 0 84 0 64 0 51 2 39 6 29 11 20 18 12 27 7 36 2 45 0 56 0 70 0 81 3 90 10 98 16 104 26 106 38 L 86 41 C 84 33 80 27 76 23 70 19 64 17 57 17 47 17 38 21 31 28 25 36 21 47 21 63 21 79 25 92 31 99 37 106 45 110 56 110 64 110 71 108 77 103 82 98 86 90 87 79 N"/></draw:custom-shape><draw:custom-shape draw:style-name="gr4" draw:text-style-name="P24" svg:width="0.0421in" svg:height="0.0815in" svg:x="2.3783in" svg:y="3.3937in"><text:p/><draw:enhanced-geometry svg:viewBox="0 0 68 125" draw:type="non-primitive" draw:enhanced-path="M 0 124 L 0 3 18 3 18 21 C 23 12 28 6 32 4 36 1 40 0 45 0 53 0 60 2 67 6 L 60 25 C 55 22 50 21 45 21 40 21 36 22 32 25 29 27 26 31 24 36 22 43 21 52 21 60 L 21 124 0 124 N"/></draw:custom-shape><draw:custom-shape draw:style-name="gr4" draw:text-style-name="P24" svg:width="0.074in" svg:height="0.0835in" svg:x="2.4248in" svg:y="3.3937in"><text:p/><draw:enhanced-geometry svg:viewBox="0 0 117 128" draw:type="non-primitive" draw:enhanced-path="M 0 63 C 0 41 6 24 19 13 29 4 42 0 58 0 75 0 89 5 100 16 110 27 116 42 116 62 116 77 113 89 108 99 104 108 97 115 88 120 79 125 68 127 58 127 41 127 26 121 16 110 5 100 0 84 0 63 Z M 21 63 C 21 79 25 90 32 98 38 106 47 110 58 110 68 110 77 106 84 98 91 90 94 78 94 63 94 48 91 36 84 29 76 21 68 17 58 17 47 17 38 21 32 29 25 36 21 48 21 63 Z N"/></draw:custom-shape><draw:custom-shape draw:style-name="gr4" draw:text-style-name="P24" svg:width="0.0862in" svg:height="0.1142in" svg:x="2.5146in" svg:y="3.3634in"><text:p/><draw:enhanced-geometry svg:viewBox="0 0 137 174" draw:type="non-primitive" draw:enhanced-path="M 0 116 L 22 114 C 23 123 25 130 28 135 32 140 38 145 46 148 53 151 62 153 72 153 81 153 88 152 95 149 101 147 106 143 109 139 112 134 114 130 114 125 114 119 112 115 109 111 107 107 102 104 94 101 90 99 79 97 64 93 48 89 37 86 31 83 23 78 16 73 13 67 9 61 6 54 6 46 6 37 9 30 14 23 19 15 26 9 35 5 45 2 55 0 66 0 79 0 91 2 100 6 110 10 117 16 123 24 128 31 130 40 131 50 L 109 51 C 108 41 104 33 98 28 91 23 81 20 68 20 54 20 44 22 38 27 32 32 28 38 28 45 28 51 31 56 35 60 39 63 51 67 69 72 88 76 100 79 107 82 117 87 124 92 129 99 134 106 136 114 136 123 136 132 133 140 128 148 123 156 116 162 106 166 96 171 85 173 73 173 57 173 44 171 34 166 24 162 15 155 10 146 3 138 1 127 0 116 N"/></draw:custom-shape><draw:custom-shape draw:style-name="gr4" draw:text-style-name="P24" svg:width="0.0898in" svg:height="0.1098in" svg:x="2.624in" svg:y="3.3654in"><text:p/><draw:enhanced-geometry svg:viewBox="0 0 142 168" draw:type="non-primitive" draw:enhanced-path="M 0 167 L 0 0 59 0 C 72 0 82 0 89 2 99 4 107 8 115 14 123 22 130 31 134 43 139 54 141 68 141 83 141 95 139 106 137 116 134 126 130 135 125 141 120 147 115 152 109 156 104 159 97 162 89 164 81 166 72 167 62 167 L 0 167 Z M 23 147 L 59 147 C 70 147 79 146 86 144 92 142 97 139 101 136 106 130 111 123 113 115 116 105 118 95 118 82 118 65 115 51 109 42 103 32 96 26 88 23 82 21 72 20 58 20 L 23 20 23 147 Z N"/></draw:custom-shape></draw:g><draw:g draw:style-name="gr2"><draw:custom-shape draw:style-name="gr6" draw:text-style-name="P24" svg:width="0.4661in" svg:height="0.3512in" svg:x="2.8346in" svg:y="2.776in"><text:p/><draw:enhanced-geometry svg:viewBox="0 0 721 528" draw:type="non-primitive" draw:enhanced-path="M 0 527 C 240 351 480 176 720 0 N"/></draw:custom-shape><draw:custom-shape draw:style-name="gr4" draw:text-style-name="P24" svg:width="0.0717in" svg:height="0.0732in" svg:x="2.9559in" svg:y="2.8961in"><text:p/><draw:enhanced-geometry svg:viewBox="0 0 114 115" draw:type="non-primitive" draw:enhanced-path="M 31 99 L 42 90 C 46 94 50 96 54 98 58 99 63 100 68 98 74 97 79 95 84 91 89 87 92 84 94 80 97 76 98 73 98 69 98 65 97 62 95 59 93 57 90 55 87 54 84 53 80 53 75 54 72 55 66 58 56 61 46 66 39 68 34 69 28 70 22 69 18 68 13 66 9 63 6 59 3 54 1 49 0 44 0 38 1 32 5 26 8 21 13 16 20 11 26 6 33 3 39 1 46 0 52 0 59 2 64 4 70 7 74 13 L 62 22 C 57 17 52 14 46 14 41 14 35 16 28 21 21 27 17 32 16 37 15 42 15 46 18 49 20 53 24 54 28 55 31 55 39 53 50 48 61 43 69 40 74 39 81 38 88 38 93 40 98 42 103 45 106 49 110 54 112 60 113 66 113 72 111 78 108 84 105 91 100 96 93 101 85 107 77 111 70 112 62 114 55 113 49 111 42 108 35 105 31 99 N"/></draw:custom-shape><draw:custom-shape draw:style-name="gr4" draw:text-style-name="P24" svg:width="0.0606in" svg:height="0.0835in" svg:x="3.0055in" svg:y="2.8508in"><text:p/><draw:enhanced-geometry svg:viewBox="0 0 98 129" draw:type="non-primitive" draw:enhanced-path="M 68 128 L 0 38 34 13 C 40 9 44 6 48 4 53 2 58 0 63 0 67 0 72 1 76 3 81 6 85 9 89 14 94 21 97 29 96 38 95 47 89 56 76 65 L 53 83 81 118 68 128 Z M 44 72 L 68 55 C 76 49 80 44 81 38 82 33 81 28 77 23 74 20 70 17 67 16 63 15 59 15 55 16 52 17 48 19 43 23 L 20 40 44 72 Z N"/></draw:custom-shape><draw:custom-shape draw:style-name="gr4" draw:text-style-name="P24" svg:width="0.0512in" svg:height="0.0634in" svg:x="3.0618in" svg:y="2.828in"><text:p/><draw:enhanced-geometry svg:viewBox="0 0 82 99" draw:type="non-primitive" draw:enhanced-path="M 69 98 C 46 68 23 39 0 9 4 6 8 3 13 0 36 30 58 60 81 89 77 92 73 95 69 98 N"/></draw:custom-shape></draw:g><draw:g draw:style-name="gr2"><draw:custom-shape draw:style-name="gr6" draw:text-style-name="P24" svg:width="0.7598in" svg:height="0.1752in" svg:x="2.5413in" svg:y="2.3642in"><text:p/><draw:enhanced-geometry svg:viewBox="0 0 1171 264" draw:type="non-primitive" draw:enhanced-path="M 0 263 C 390 175 780 88 1170 0 N"/></draw:custom-shape><draw:custom-shape draw:style-name="gr4" draw:text-style-name="P24" svg:width="0.078in" svg:height="0.0803in" svg:x="2.8012in" svg:y="2.3697in"><text:p/><draw:enhanced-geometry svg:viewBox="0 0 124 123" draw:type="non-primitive" draw:enhanced-path="M 25 122 L 0 14 49 2 C 59 0 67 0 72 1 78 1 83 4 87 8 92 12 94 17 95 23 97 31 97 38 93 44 89 51 82 56 71 60 76 61 79 62 81 64 86 66 92 70 97 75 L 123 101 105 105 85 85 C 79 80 75 75 71 73 67 70 64 68 61 67 59 66 56 65 54 65 52 65 50 66 46 67 L 29 71 41 119 25 122 Z M 26 58 L 58 50 C 64 49 69 47 73 45 76 43 78 40 80 37 81 33 81 30 81 26 80 21 77 17 72 15 67 13 61 12 52 14 L 17 22 26 58 Z N"/></draw:custom-shape><draw:custom-shape draw:style-name="gr4" draw:text-style-name="P24" svg:width="0.085in" svg:height="0.0878in" svg:x="2.8728in" svg:y="2.3453in"><text:p/><draw:enhanced-geometry svg:viewBox="0 0 134 134" draw:type="non-primitive" draw:enhanced-path="M 26 133 L 0 24 23 20 68 90 C 72 97 75 102 77 105 77 101 78 95 78 86 L 88 5 108 0 133 109 119 112 97 21 86 120 73 123 19 38 41 130 26 133 N"/></draw:custom-shape><draw:custom-shape draw:style-name="gr4" draw:text-style-name="P24" svg:width="0.0248in" svg:height="0.0732in" svg:x="2.9583in" svg:y="2.3406in"><text:p/><draw:enhanced-geometry svg:viewBox="0 0 42 113" draw:type="non-primitive" draw:enhanced-path="M 26 112 C 17 76 9 40 0 3 5 2 10 1 15 0 23 36 33 72 41 109 36 110 31 111 26 112 N"/></draw:custom-shape><draw:custom-shape draw:style-name="gr4" draw:text-style-name="P24" svg:width="0.0248in" svg:height="0.0732in" svg:x="2.9866in" svg:y="2.3335in"><text:p/><draw:enhanced-geometry svg:viewBox="0 0 42 113" draw:type="non-primitive" draw:enhanced-path="M 26 112 C 17 76 9 40 0 3 6 2 11 1 15 0 24 36 33 72 41 109 36 110 31 111 26 112 N"/></draw:custom-shape></draw:g><draw:g draw:style-name="gr2"><draw:custom-shape draw:style-name="gr3" draw:text-style-name="P24" svg:width="0.8768in" svg:height="0.6461in" svg:x="1.6638in" svg:y="2.2461in"><text:p/><draw:enhanced-geometry svg:viewBox="0 0 1351 967" draw:type="non-primitive" draw:enhanced-path="M 0 966 C 0 644 0 322 0 0 450 0 899 0 1350 0 1350 322 1350 644 1350 966 899 966 450 966 0 966 N"/></draw:custom-shape><draw:custom-shape draw:style-name="gr4" draw:text-style-name="P24" svg:width="0.0835in" svg:height="0.1098in" svg:x="1.9547in" svg:y="2.4232in"><text:p/><draw:enhanced-geometry svg:viewBox="0 0 132 169" draw:type="non-primitive" draw:enhanced-path="M 0 168 L 0 0 64 0 C 76 0 85 1 90 2 99 3 106 6 112 10 118 13 122 19 125 26 129 33 131 41 131 49 131 63 126 75 116 85 107 95 90 100 66 100 L 22 100 22 168 0 168 Z M 22 80 L 66 80 C 81 80 92 77 98 72 104 66 107 59 107 49 107 42 106 37 102 32 98 27 94 23 87 22 83 21 77 20 66 20 L 22 20 22 80 Z N"/></draw:custom-shape><draw:custom-shape draw:style-name="gr4" draw:text-style-name="P24" svg:width="0.0862in" svg:height="0.1098in" svg:x="2.0594in" svg:y="2.4232in"><text:p/><draw:enhanced-geometry svg:viewBox="0 0 136 169" draw:type="non-primitive" draw:enhanced-path="M 0 168 C 0 112 0 56 0 0 8 0 15 0 23 0 23 23 23 46 23 69 52 69 82 69 112 69 112 46 112 23 112 0 119 0 127 0 135 0 135 56 135 112 135 168 127 168 119 168 112 168 112 141 112 115 112 89 82 89 52 89 23 89 23 115 23 141 23 168 15 168 8 168 0 168 N"/></draw:custom-shape><draw:custom-shape draw:style-name="gr4" draw:text-style-name="P24" svg:width="0.1012in" svg:height="0.1098in" svg:x="2.1594in" svg:y="2.4232in"><text:p/><draw:enhanced-geometry svg:viewBox="0 0 159 169" draw:type="non-primitive" draw:enhanced-path="M 67 168 L 67 97 0 0 27 0 61 51 C 68 60 73 70 79 79 84 70 90 60 98 49 L 131 0 158 0 89 97 89 168 67 168 N"/></draw:custom-shape><draw:custom-shape draw:style-name="gr4" draw:text-style-name="P24" svg:width="0.0677in" svg:height="0.1098in" svg:x="1.7874in" svg:y="2.5988in"><text:p/><draw:enhanced-geometry svg:viewBox="0 0 108 169" draw:type="non-primitive" draw:enhanced-path="M 0 168 C 0 112 0 56 0 0 7 0 15 0 22 0 22 49 22 99 22 148 51 148 78 148 107 148 107 154 107 161 107 168 71 168 35 168 0 168 N"/></draw:custom-shape><draw:custom-shape draw:style-name="gr4" draw:text-style-name="P24" svg:width="0.1024in" svg:height="0.1098in" svg:x="1.8622in" svg:y="2.5988in"><text:p/><draw:enhanced-geometry svg:viewBox="0 0 161 169" draw:type="non-primitive" draw:enhanced-path="M 0 168 L 66 0 91 0 160 168 134 168 114 117 42 117 24 168 0 168 Z M 49 99 L 107 99 90 53 C 84 38 80 27 78 18 75 28 72 39 68 50 L 49 99 Z N"/></draw:custom-shape><draw:custom-shape draw:style-name="gr4" draw:text-style-name="P24" svg:width="0.0862in" svg:height="0.1098in" svg:x="1.9795in" svg:y="2.5988in"><text:p/><draw:enhanced-geometry svg:viewBox="0 0 136 169" draw:type="non-primitive" draw:enhanced-path="M 0 168 C 0 112 0 56 0 0 8 0 15 0 23 0 53 44 83 88 114 132 114 88 114 44 114 0 121 0 128 0 135 0 135 56 135 112 135 168 127 168 120 168 112 168 82 124 51 80 21 36 21 80 21 124 21 168 14 168 7 168 0 168 N"/></draw:custom-shape><draw:custom-shape draw:style-name="gr4" draw:text-style-name="P24" svg:width="0.0717in" svg:height="0.1114in" svg:x="2.0866in" svg:y="2.5988in"><text:p/><draw:enhanced-geometry svg:viewBox="0 0 114 171" draw:type="non-primitive" draw:enhanced-path="M 32 77 C 24 74 18 69 13 64 9 58 7 51 7 43 7 31 11 21 20 12 29 4 41 0 56 0 71 0 83 4 92 12 101 21 106 31 106 43 106 51 104 58 100 64 96 69 90 74 81 77 91 80 99 86 105 93 110 101 113 110 113 120 113 134 108 146 97 156 87 165 73 170 57 170 40 170 26 165 15 156 5 146 0 134 0 120 0 109 3 99 8 92 14 85 22 80 32 77 Z M 28 42 C 28 50 31 57 36 62 41 67 48 69 57 69 65 69 71 67 77 62 82 57 84 50 84 43 84 36 82 29 77 24 71 20 65 17 57 17 48 17 41 20 36 24 31 29 28 36 28 42 Z M 22 119 C 22 125 23 131 25 136 28 142 33 146 39 149 44 152 50 153 57 153 67 153 75 150 82 144 88 138 91 130 91 120 91 110 88 102 81 95 75 89 66 86 56 86 46 86 37 89 31 95 25 102 22 110 22 119 Z N"/></draw:custom-shape><draw:custom-shape draw:style-name="gr4" draw:text-style-name="P24" svg:width="0.0705in" svg:height="0.1087in" svg:x="2.1748in" svg:y="2.6in"><text:p/><draw:enhanced-geometry svg:viewBox="0 0 112 167" draw:type="non-primitive" draw:enhanced-path="M 0 20 L 0 0 111 0 111 16 C 100 28 89 43 78 62 68 81 60 100 53 120 49 134 47 149 45 166 L 24 166 C 24 152 27 136 32 118 37 99 44 81 54 64 63 47 73 32 84 20 L 0 20 N"/></draw:custom-shape><draw:custom-shape draw:style-name="gr4" draw:text-style-name="P24" svg:width="0.0724in" svg:height="0.1098in" svg:x="2.2583in" svg:y="2.5988in"><text:p/><draw:enhanced-geometry svg:viewBox="0 0 115 169" draw:type="non-primitive" draw:enhanced-path="M 114 148 L 114 168 0 168 C 0 163 1 158 3 153 6 146 11 138 17 131 24 124 33 115 45 106 63 91 76 79 83 70 89 62 93 53 93 45 93 38 90 31 84 25 77 20 69 17 60 17 50 17 41 20 35 26 29 32 26 41 26 51 L 4 48 C 6 32 12 21 21 12 31 4 44 0 60 0 77 0 90 4 100 13 110 22 114 33 114 46 114 53 113 59 110 66 107 72 102 79 96 86 89 94 79 103 63 116 51 126 42 133 39 137 35 141 32 144 30 148 L 114 148 N"/></draw:custom-shape><draw:custom-shape draw:style-name="gr4" draw:text-style-name="P24" svg:width="0.0713in" svg:height="0.1114in" svg:x="2.3492in" svg:y="2.5988in"><text:p/><draw:enhanced-geometry svg:viewBox="0 0 113 171" draw:type="non-primitive" draw:enhanced-path="M 0 85 C 0 65 2 49 6 37 10 25 16 16 25 10 33 3 43 0 56 0 65 0 73 1 80 5 88 8 93 14 98 21 102 27 106 36 108 45 111 55 112 69 112 85 112 105 110 121 106 133 102 145 95 154 87 160 79 167 68 170 56 170 39 170 26 165 17 153 5 139 0 116 0 85 Z M 21 85 C 21 112 25 131 31 140 38 149 46 153 56 153 65 153 74 149 80 140 87 131 90 112 90 85 90 58 87 39 81 30 74 21 65 17 56 17 46 17 38 21 32 29 25 39 21 58 21 85 Z N"/></draw:custom-shape></draw:g><draw:g draw:style-name="gr2"><draw:custom-shape draw:style-name="gr3" draw:text-style-name="P24" svg:width="0.6421in" svg:height="0.6461in" svg:x="0.1984in" svg:y="2.2461in"><text:p/><draw:enhanced-geometry svg:viewBox="0 0 990 967" draw:type="non-primitive" draw:enhanced-path="M 0 966 C 0 644 0 322 0 0 330 0 659 0 989 0 989 322 989 644 989 966 659 966 330 966 0 966 N"/></draw:custom-shape><draw:custom-shape draw:style-name="gr4" draw:text-style-name="P24" svg:width="0.0961in" svg:height="0.1106in" svg:x="0.35in" svg:y="2.5106in"><text:p/><draw:enhanced-geometry svg:viewBox="0 0 151 169" draw:type="non-primitive" draw:enhanced-path="M 0 168 L 0 0 76 0 C 91 0 103 2 111 5 119 8 125 13 129 21 135 28 137 37 137 46 137 58 133 68 125 76 117 84 105 89 89 91 95 94 99 97 102 100 109 106 115 113 121 122 L 150 168 123 168 100 133 C 93 123 87 115 83 110 79 104 76 101 72 99 69 96 65 95 61 94 59 93 55 93 49 93 L 23 93 23 168 0 168 Z M 23 73 L 72 73 C 82 73 90 72 95 70 102 68 106 65 109 60 112 55 114 50 114 45 114 37 111 31 104 26 99 21 90 18 77 18 L 23 18 23 73 Z N"/></draw:custom-shape><draw:custom-shape draw:style-name="gr4" draw:text-style-name="P24" svg:width="0.0594in" svg:height="0.1122in" svg:x="0.4547in" svg:y="2.5106in"><text:p/><draw:enhanced-geometry svg:viewBox="0 0 95 171" draw:type="non-primitive" draw:enhanced-path="M 1 120 L 21 117 C 22 130 24 139 28 143 32 148 39 151 46 151 52 151 56 149 60 147 64 144 67 141 69 136 70 132 71 125 71 115 L 71 0 94 0 94 114 C 94 128 92 139 89 147 86 154 80 160 73 164 65 168 56 170 47 170 31 170 20 166 12 158 4 149 0 137 1 120 N"/></draw:custom-shape><draw:custom-shape draw:style-name="gr4" draw:text-style-name="P24" svg:width="0.0768in" svg:height="0.1106in" svg:x="0.5295in" svg:y="2.5106in"><text:p/><draw:enhanced-geometry svg:viewBox="0 0 121 169" draw:type="non-primitive" draw:enhanced-path="M 76 168 C 76 154 76 141 76 127 51 127 25 127 0 127 0 121 0 115 0 109 27 73 54 36 80 0 86 0 91 0 97 0 97 36 97 73 97 109 105 109 112 109 120 109 120 115 120 121 120 127 112 127 105 127 97 127 97 141 97 154 97 168 90 168 82 168 76 168 Z M 76 109 C 76 84 76 59 76 34 57 59 39 84 21 109 39 109 57 109 76 109 Z N"/></draw:custom-shape><draw:custom-shape draw:style-name="gr4" draw:text-style-name="P24" svg:width="0.0717in" svg:height="0.1106in" svg:x="0.6228in" svg:y="2.5118in"><text:p/><draw:enhanced-geometry svg:viewBox="0 0 114 169" draw:type="non-primitive" draw:enhanced-path="M 0 122 L 21 120 C 23 131 27 139 32 144 39 149 46 151 55 151 65 151 74 147 81 140 88 132 91 123 91 110 91 99 88 90 81 83 75 76 66 73 55 73 48 73 41 74 36 77 31 81 27 84 23 89 L 4 87 20 0 105 0 105 20 37 20 28 65 C 38 58 49 55 60 55 75 55 87 60 98 69 108 80 113 93 113 109 113 124 108 137 99 148 89 162 73 168 55 168 39 168 26 164 17 156 6 147 1 136 0 122 N"/></draw:custom-shape></draw:g><draw:g draw:style-name="gr2"><draw:custom-shape draw:style-name="gr6" draw:text-style-name="P24" svg:width="0.8185in" svg:height="0.0012in" svg:x="0.8429in" svg:y="2.5988in"><text:p/><draw:enhanced-geometry svg:viewBox="0 0 1262 1" draw:type="non-primitive" draw:enhanced-path="M 0 0 C 421 0 841 0 1261 0 N"/></draw:custom-shape><draw:custom-shape draw:style-name="gr4" draw:text-style-name="P24" svg:width="0.0252in" svg:height="0.0717in" svg:x="0.9748in" svg:y="2.5008in"><text:p/><draw:enhanced-geometry svg:viewBox="0 0 43 112" draw:type="non-primitive" draw:enhanced-path="M 42 111 L 28 111 28 25 C 25 27 20 31 15 34 10 37 4 39 0 41 L 0 28 C 8 24 15 20 21 15 27 10 31 5 33 0 L 42 0 42 111 N"/></draw:custom-shape><draw:custom-shape draw:style-name="gr4" draw:text-style-name="P24" svg:width="0.0469in" svg:height="0.0732in" svg:x="1.0264in" svg:y="2.5008in"><text:p/><draw:enhanced-geometry svg:viewBox="0 0 76 114" draw:type="non-primitive" draw:enhanced-path="M 0 57 C 0 43 1 33 4 25 7 16 11 10 17 6 22 2 29 0 38 0 43 0 49 1 54 4 58 6 62 9 65 14 68 18 70 23 72 30 73 37 75 46 75 57 75 69 73 80 71 88 68 96 64 102 58 106 52 111 46 113 38 113 26 113 18 109 12 102 4 93 0 77 0 57 Z M 14 57 C 14 75 17 87 21 93 25 99 31 102 38 102 44 102 50 99 54 93 58 87 60 75 60 57 60 38 58 26 54 20 50 14 44 11 37 11 31 11 26 14 22 19 17 26 14 38 14 57 Z N"/></draw:custom-shape><draw:custom-shape draw:style-name="gr4" draw:text-style-name="P24" svg:width="0.0453in" svg:height="0.0732in" svg:x="1.0846in" svg:y="2.5008in"><text:p/><draw:enhanced-geometry svg:viewBox="0 0 75 114" draw:type="non-primitive" draw:enhanced-path="M 0 57 C 0 43 1 33 4 25 7 16 11 10 16 6 22 2 29 0 37 0 43 0 49 1 53 4 58 6 62 9 64 14 67 18 69 23 71 30 73 37 74 46 74 57 74 69 73 80 70 88 67 96 63 102 58 106 52 111 45 113 37 113 26 113 17 109 11 102 4 93 0 77 0 57 Z M 14 57 C 14 75 16 87 21 93 25 99 30 102 37 102 43 102 49 99 53 93 58 87 60 75 60 57 60 38 58 26 53 20 49 14 43 11 37 11 30 11 25 14 21 19 16 26 14 38 14 57 Z N"/></draw:custom-shape><draw:custom-shape draw:style-name="gr4" draw:text-style-name="P24" svg:width="0.0531in" svg:height="0.0717in" svg:x="1.1449in" svg:y="2.5008in"><text:p/><draw:enhanced-geometry svg:viewBox="0 0 87 112" draw:type="non-primitive" draw:enhanced-path="M 0 111 L 0 0 43 0 C 52 0 59 1 64 3 69 5 73 9 76 14 79 18 81 23 81 28 81 33 80 38 77 42 74 46 70 49 64 52 72 54 77 58 81 62 85 67 86 73 86 79 86 84 85 89 83 94 81 98 78 101 75 104 71 106 67 108 62 110 57 111 51 111 44 111 L 0 111 Z M 16 47 L 40 47 C 46 47 51 46 54 46 58 44 61 42 63 40 64 37 66 34 66 30 66 26 64 23 63 20 61 17 59 16 55 15 52 14 46 13 38 13 L 16 13 16 47 Z M 16 98 L 44 98 C 49 98 52 98 54 98 58 97 61 96 63 95 66 93 67 91 69 88 71 86 71 83 71 79 71 75 70 72 67 68 65 65 62 63 58 62 54 60 48 60 42 60 L 16 60 16 98 Z N"/></draw:custom-shape><draw:custom-shape draw:style-name="gr4" draw:text-style-name="P24" svg:width="0.048in" svg:height="0.0543in" svg:x="1.211in" svg:y="2.5189in"><text:p/><draw:enhanced-geometry svg:viewBox="0 0 78 86" draw:type="non-primitive" draw:enhanced-path="M 59 73 C 54 78 49 81 44 82 39 84 34 85 29 85 20 85 13 83 8 78 3 74 0 68 0 62 0 58 1 55 3 51 5 48 7 45 11 43 13 41 17 40 21 39 23 38 28 37 33 37 45 35 53 34 58 32 58 30 58 29 58 29 58 23 57 19 54 16 51 14 45 12 38 12 32 12 26 13 23 15 20 18 18 21 16 27 L 2 25 C 3 20 5 15 8 11 11 8 16 5 21 3 26 2 33 0 40 0 47 0 53 1 58 3 62 4 65 7 67 9 70 11 71 15 72 18 72 21 72 25 72 31 L 72 50 C 72 62 73 70 73 73 74 77 75 80 77 83 L 63 83 C 61 81 60 77 59 73 Z M 58 42 C 53 45 45 46 35 47 29 49 25 50 22 51 20 51 18 53 17 55 16 57 15 59 15 62 15 65 17 68 20 71 22 73 26 74 32 74 37 74 42 73 46 71 51 68 54 66 56 61 58 58 58 53 58 47 L 58 42 Z N"/></draw:custom-shape><draw:custom-shape draw:style-name="gr4" draw:text-style-name="P24" svg:width="0.0421in" svg:height="0.0543in" svg:x="1.2693in" svg:y="2.5189in"><text:p/><draw:enhanced-geometry svg:viewBox="0 0 69 86" draw:type="non-primitive" draw:enhanced-path="M 0 58 L 14 57 C 15 62 17 67 20 70 24 72 29 74 35 74 41 74 46 73 49 70 52 67 54 65 54 61 54 58 52 55 49 53 47 52 42 51 35 49 25 46 18 44 14 42 10 40 7 38 5 35 3 31 1 28 1 24 1 20 2 17 4 14 5 10 8 8 11 6 13 4 16 3 20 2 24 1 28 0 32 0 38 0 44 2 49 3 54 5 57 8 60 11 62 14 63 18 64 24 L 50 25 C 50 21 48 18 45 15 42 13 38 11 33 11 26 11 22 13 20 15 17 17 16 19 16 22 16 24 16 25 17 27 19 29 20 30 22 31 24 31 28 32 34 34 44 37 51 39 55 41 59 42 62 45 64 48 67 51 68 55 68 60 68 64 67 68 64 72 61 76 57 79 52 82 47 84 41 85 35 85 24 85 16 83 11 78 5 74 1 67 0 58 N"/></draw:custom-shape><draw:custom-shape draw:style-name="gr4" draw:text-style-name="P24" svg:width="0.048in" svg:height="0.0543in" svg:x="1.322in" svg:y="2.5189in"><text:p/><draw:enhanced-geometry svg:viewBox="0 0 79 86" draw:type="non-primitive" draw:enhanced-path="M 63 57 L 77 59 C 75 67 71 73 64 78 58 83 50 85 40 85 28 85 19 81 11 74 4 67 0 57 0 44 0 30 4 19 11 11 19 4 28 0 40 0 51 0 60 4 67 11 74 19 78 29 78 42 78 44 78 45 78 46 L 15 46 C 15 55 18 62 23 67 28 72 33 74 41 74 46 74 50 73 54 70 58 67 61 63 63 57 Z M 15 35 L 63 35 C 63 28 61 23 58 20 53 14 47 11 40 11 33 11 27 14 23 18 18 23 16 28 15 35 Z N"/></draw:custom-shape><draw:custom-shape draw:style-name="gr4" draw:text-style-name="P24" svg:width="0.026in" svg:height="0.0067in" svg:x="1.3795in" svg:y="2.5433in"><text:p/><draw:enhanced-geometry svg:viewBox="0 0 45 15" draw:type="non-primitive" draw:enhanced-path="M 0 14 C 0 9 0 5 0 0 15 0 29 0 44 0 44 5 44 9 44 14 29 14 15 14 0 14 N"/></draw:custom-shape><draw:custom-shape draw:style-name="gr4" draw:text-style-name="P24" svg:width="0.0567in" svg:height="0.0717in" svg:x="1.413in" svg:y="2.5008in"><text:p/><draw:enhanced-geometry svg:viewBox="0 0 92 112" draw:type="non-primitive" draw:enhanced-path="M 38 111 C 38 79 38 46 38 13 25 13 12 13 0 13 0 9 0 4 0 0 31 0 61 0 91 0 91 4 91 9 91 13 79 13 66 13 53 13 53 46 53 79 53 111 48 111 43 111 38 111 N"/></draw:custom-shape><draw:custom-shape draw:style-name="gr4" draw:text-style-name="P24" svg:width="0.065in" svg:height="0.0717in" svg:x="1.4748in" svg:y="2.5008in"><text:p/><draw:enhanced-geometry svg:viewBox="0 0 105 112" draw:type="non-primitive" draw:enhanced-path="M 0 111 L 44 53 5 0 23 0 44 28 C 48 35 51 39 53 42 56 38 59 33 62 29 L 84 0 102 0 62 53 104 111 85 111 57 72 C 55 70 54 68 53 66 51 69 49 72 48 73 L 19 111 0 111 N"/></draw:custom-shape></draw:g><draw:g draw:style-name="gr2"><draw:custom-shape draw:style-name="gr6" draw:text-style-name="P24" svg:width="0.7598in" svg:height="0.0012in" svg:x="2.5413in" svg:y="1.598in"><text:p/><draw:enhanced-geometry svg:viewBox="0 0 1171 1" draw:type="non-primitive" draw:enhanced-path="M 0 0 C 390 0 780 0 1170 0 N"/></draw:custom-shape><draw:custom-shape draw:style-name="gr4" draw:text-style-name="P24" svg:width="0.0567in" svg:height="0.0732in" svg:x="2.7346in" svg:y="1.4996in"><text:p/><draw:enhanced-geometry svg:viewBox="0 0 90 113" draw:type="non-primitive" draw:enhanced-path="M 0 112 C 0 75 0 37 0 0 5 0 10 0 15 0 15 16 15 31 15 46 35 46 54 46 74 46 74 31 74 16 74 0 79 0 84 0 89 0 89 37 89 75 89 112 84 112 79 112 74 112 74 94 74 77 74 59 54 59 35 59 15 59 15 77 15 94 15 112 10 112 5 112 0 112 N"/></draw:custom-shape><draw:custom-shape draw:style-name="gr4" draw:text-style-name="P24" svg:width="0.0579in" svg:height="0.0752in" svg:x="2.8059in" svg:y="1.4988in"><text:p/><draw:enhanced-geometry svg:viewBox="0 0 92 116" draw:type="non-primitive" draw:enhanced-path="M 0 76 L 14 75 C 15 81 17 86 19 89 21 93 25 96 30 98 35 100 41 101 48 101 53 101 59 100 63 99 67 97 70 95 72 92 74 89 76 86 76 83 76 79 74 76 73 73 70 71 67 69 63 67 60 66 53 64 43 62 33 59 26 57 21 54 15 52 12 48 9 44 6 40 5 36 5 31 5 25 6 20 10 15 13 10 18 6 24 4 30 1 37 0 45 0 53 0 61 1 67 4 73 6 78 10 82 15 85 21 87 26 87 33 L 72 33 C 72 27 69 22 65 18 60 15 54 13 46 13 36 13 30 15 26 18 22 21 20 25 20 29 20 33 22 37 25 39 27 42 34 44 46 47 58 50 67 52 71 54 78 57 83 61 86 65 89 70 91 75 91 81 91 88 89 93 86 98 82 104 77 107 70 110 64 113 57 115 49 115 39 115 30 113 23 110 16 107 10 102 6 97 2 91 0 84 0 76 N"/></draw:custom-shape><draw:custom-shape draw:style-name="gr4" draw:text-style-name="P24" svg:width="0.0571in" svg:height="0.0748in" svg:x="2.9094in" svg:y="1.4996in"><text:p/><draw:enhanced-geometry svg:viewBox="0 0 91 115" draw:type="non-primitive" draw:enhanced-path="M 75 0 L 90 0 90 64 C 90 76 89 85 86 91 84 98 79 103 72 108 65 111 57 114 45 114 35 114 26 112 19 108 12 105 8 99 5 93 2 86 0 77 0 64 L 0 0 16 0 16 64 C 16 74 17 81 19 85 20 90 24 94 28 96 32 99 38 100 44 100 55 100 63 98 68 93 72 88 75 78 75 64 L 75 0 N"/></draw:custom-shape><draw:custom-shape draw:style-name="gr4" draw:text-style-name="P24" svg:width="0.0579in" svg:height="0.0752in" svg:x="2.9811in" svg:y="1.4988in"><text:p/><draw:enhanced-geometry svg:viewBox="0 0 92 116" draw:type="non-primitive" draw:enhanced-path="M 0 76 L 14 75 C 15 81 16 86 19 89 21 93 25 96 30 98 35 100 41 101 48 101 53 101 58 100 62 99 67 97 70 95 72 92 74 89 75 86 75 83 75 79 74 76 72 73 70 71 67 69 62 67 59 66 53 64 42 62 32 59 25 57 21 54 15 52 11 48 8 44 6 40 4 36 4 31 4 25 6 20 10 15 12 10 17 6 24 4 30 1 37 0 45 0 53 0 61 1 67 4 73 6 78 10 82 15 85 21 87 26 87 33 L 72 33 C 71 27 69 22 65 18 60 15 54 13 45 13 36 13 30 15 26 18 22 21 20 25 20 29 20 33 21 37 24 39 27 42 34 44 46 47 58 50 66 52 71 54 78 57 83 61 86 65 89 70 91 75 91 81 91 88 89 93 86 98 82 104 77 107 70 110 64 113 57 115 49 115 38 115 29 113 23 110 16 107 10 102 6 97 2 91 0 84 0 76 N"/></draw:custom-shape><draw:custom-shape draw:style-name="gr4" draw:text-style-name="P24" svg:width="0.0543in" svg:height="0.0732in" svg:x="3.0547in" svg:y="1.4996in"><text:p/><draw:enhanced-geometry svg:viewBox="0 0 87 113" draw:type="non-primitive" draw:enhanced-path="M 0 112 L 0 0 42 0 C 51 0 58 1 63 4 69 6 73 10 76 14 79 19 80 24 80 29 80 34 79 38 76 42 73 47 69 50 64 53 71 55 76 58 80 63 84 68 86 73 86 80 86 85 85 90 83 94 80 99 77 102 74 105 71 107 67 109 62 110 56 111 51 112 43 112 L 0 112 Z M 15 47 L 39 47 C 46 47 51 47 54 46 58 45 60 43 62 41 64 38 65 35 65 31 65 27 64 24 62 21 60 18 58 16 55 15 51 14 46 14 38 14 L 15 14 15 47 Z M 15 99 L 43 99 C 48 99 52 99 54 98 58 98 60 96 63 95 65 94 67 91 68 89 70 87 71 83 71 80 71 75 69 72 67 69 64 66 62 64 58 62 54 61 48 61 41 61 L 15 61 15 99 Z N"/></draw:custom-shape></draw:g><draw:g draw:style-name="gr2"><draw:custom-shape draw:style-name="gr3" draw:text-style-name="P24" svg:width="1.0524in" svg:height="0.6461in" svg:x="1.4874in" svg:y="1.2445in"><text:p/><draw:enhanced-geometry svg:viewBox="0 0 1622 966" draw:type="non-primitive" draw:enhanced-path="M 0 965 C 0 643 0 321 0 0 541 0 1080 0 1621 0 1621 321 1621 643 1621 965 1080 965 541 965 0 965 N"/></draw:custom-shape><draw:custom-shape draw:style-name="gr4" draw:text-style-name="P24" svg:width="0.0858in" svg:height="0.1122in" svg:x="1.6138in" svg:y="1.4217in"><text:p/><draw:enhanced-geometry svg:viewBox="0 0 136 171" draw:type="non-primitive" draw:enhanced-path="M 112 0 L 135 0 135 97 C 135 114 133 127 129 137 125 147 118 155 108 161 98 167 84 170 68 170 52 170 39 168 29 162 19 157 11 149 7 139 3 128 0 115 0 97 L 0 0 24 0 24 96 C 24 111 25 122 28 128 30 136 35 141 42 144 49 148 57 150 66 150 83 150 94 146 101 139 108 132 112 117 112 96 L 112 0 N"/></draw:custom-shape><draw:custom-shape draw:style-name="gr4" draw:text-style-name="P24" svg:width="0.0862in" svg:height="0.1142in" svg:x="1.7213in" svg:y="1.4197in"><text:p/><draw:enhanced-geometry svg:viewBox="0 0 137 174" draw:type="non-primitive" draw:enhanced-path="M 0 117 L 21 115 C 23 123 25 130 28 135 32 141 38 145 46 149 53 152 62 154 72 154 80 154 88 152 95 150 101 147 106 144 109 139 112 135 114 130 114 125 114 120 112 115 109 112 106 108 101 104 94 102 89 100 79 97 64 93 48 90 37 86 30 83 23 79 16 74 12 67 8 61 6 55 6 47 6 38 8 30 13 23 19 15 25 10 35 6 45 2 55 0 66 0 79 0 91 3 100 7 110 10 117 16 122 24 127 32 130 40 131 50 L 109 52 C 108 41 104 34 97 28 91 23 81 20 67 20 54 20 44 23 38 28 32 33 28 39 28 45 28 51 30 56 35 60 39 64 51 68 69 72 88 76 100 79 107 83 117 87 124 93 129 100 134 107 136 114 136 124 136 133 133 141 128 149 123 156 116 162 106 167 96 171 85 173 73 173 57 173 44 171 34 167 24 162 15 156 9 147 3 138 0 128 0 117 N"/></draw:custom-shape><draw:custom-shape draw:style-name="gr4" draw:text-style-name="P24" svg:width="0.0815in" svg:height="0.1106in" svg:x="1.8303in" svg:y="1.4217in"><text:p/><draw:enhanced-geometry svg:viewBox="0 0 130 169" draw:type="non-primitive" draw:enhanced-path="M 0 168 L 0 0 64 0 C 77 0 88 2 95 5 103 9 110 14 114 21 119 28 121 36 121 43 121 51 119 57 115 63 111 70 105 75 97 79 107 81 115 87 121 94 127 101 129 110 129 119 129 127 128 135 124 141 121 148 117 153 112 157 107 161 100 163 93 165 86 167 76 168 65 168 L 0 168 Z M 23 70 L 60 70 C 70 70 77 70 81 69 87 67 91 64 94 60 97 57 99 52 99 46 99 40 98 35 95 31 92 27 88 24 83 22 78 21 69 20 57 20 L 23 20 23 70 Z M 23 148 L 65 148 C 73 148 78 148 81 147 86 146 91 144 94 142 98 140 100 137 103 133 105 129 106 125 106 119 106 113 104 107 101 103 98 98 93 95 87 93 82 91 73 90 62 90 L 23 90 23 148 Z N"/></draw:custom-shape><draw:custom-shape draw:style-name="gr4" draw:text-style-name="P24" svg:width="0.0858in" svg:height="0.1142in" svg:x="1.9748in" svg:y="1.4197in"><text:p/><draw:enhanced-geometry svg:viewBox="0 0 137 174" draw:type="non-primitive" draw:enhanced-path="M 0 117 L 21 115 C 22 123 25 130 28 135 32 141 38 145 46 149 53 152 62 154 72 154 80 154 88 152 94 150 101 147 106 144 109 139 112 135 114 130 114 125 114 120 112 115 109 112 106 108 101 104 94 102 89 100 79 97 64 93 48 90 37 86 30 83 22 79 16 74 12 67 8 61 6 55 6 47 6 38 8 30 13 23 18 15 25 10 35 6 45 2 55 0 66 0 79 0 90 3 100 7 110 10 117 16 122 24 127 32 130 40 131 50 L 109 52 C 108 41 104 34 97 28 90 23 81 20 67 20 54 20 44 23 38 28 32 33 28 39 28 45 28 51 30 56 35 60 39 64 51 68 69 72 88 76 100 79 107 83 117 87 124 93 129 100 134 107 136 114 136 124 136 133 133 141 128 149 123 156 115 162 106 167 96 171 85 173 73 173 57 173 44 171 34 167 24 162 15 156 9 147 3 138 0 128 0 117 N"/></draw:custom-shape><draw:custom-shape draw:style-name="gr4" draw:text-style-name="P24" svg:width="0.1094in" svg:height="0.0803in" svg:x="2.0713in" svg:y="1.4524in"><text:p/><draw:enhanced-geometry svg:viewBox="0 0 172 123" draw:type="non-primitive" draw:enhanced-path="M 38 122 L 0 0 23 0 42 70 49 96 C 50 95 52 87 56 71 L 75 0 97 0 116 71 121 94 129 70 150 0 171 0 131 122 109 122 90 49 85 28 60 122 38 122 N"/></draw:custom-shape><draw:custom-shape draw:style-name="gr4" draw:text-style-name="P24" svg:width="0.0106in" svg:height="0.1106in" svg:x="2.1937in" svg:y="1.4217in"><text:p/><draw:enhanced-geometry svg:viewBox="0 0 21 169" draw:type="non-primitive" draw:enhanced-path="M 0 23 C 0 16 0 8 0 0 6 0 14 0 20 0 20 8 20 16 20 23 14 23 6 23 0 23 Z M 0 168 C 0 127 0 86 0 46 6 46 14 46 20 46 20 86 20 127 20 168 14 168 6 168 0 168 Z N"/></draw:custom-shape><draw:custom-shape draw:style-name="gr4" draw:text-style-name="P24" svg:width="0.0362in" svg:height="0.1094in" svg:x="2.2201in" svg:y="1.4236in"><text:p/><draw:enhanced-geometry svg:viewBox="0 0 61 166" draw:type="non-primitive" draw:enhanced-path="M 58 145 L 60 163 C 55 164 49 165 45 165 37 165 31 164 26 161 22 159 20 156 18 152 16 148 15 140 15 128 L 15 58 0 58 0 42 15 42 15 12 36 0 36 42 58 42 58 58 36 58 36 128 C 36 134 37 138 37 140 38 142 39 143 41 144 43 145 45 145 48 145 51 145 54 145 58 145 N"/></draw:custom-shape><draw:custom-shape draw:style-name="gr4" draw:text-style-name="P24" svg:width="0.0689in" svg:height="0.0835in" svg:x="2.2665in" svg:y="1.45in"><text:p/><draw:enhanced-geometry svg:viewBox="0 0 110 128" draw:type="non-primitive" draw:enhanced-path="M 88 80 L 109 83 C 107 97 101 108 92 116 83 124 71 127 57 127 40 127 26 122 16 111 5 100 0 85 0 64 0 51 3 40 7 30 12 20 18 12 28 8 37 3 46 0 57 0 71 0 82 4 90 10 99 17 105 27 107 39 L 87 42 C 85 33 81 27 76 24 71 20 65 17 58 17 47 17 38 21 32 29 25 36 22 48 22 64 22 80 25 92 32 99 38 106 46 110 57 110 65 110 72 108 77 103 83 98 87 90 88 80 N"/></draw:custom-shape><draw:custom-shape draw:style-name="gr4" draw:text-style-name="P24" svg:width="0.0634in" svg:height="0.1106in" svg:x="2.3492in" svg:y="1.4217in"><text:p/><draw:enhanced-geometry svg:viewBox="0 0 102 169" draw:type="non-primitive" draw:enhanced-path="M 0 168 L 0 0 21 0 21 60 C 31 49 43 43 58 43 67 43 75 45 82 49 89 52 93 57 96 63 99 70 101 79 101 91 L 101 168 80 168 80 90 C 80 80 77 73 73 68 68 63 62 61 54 61 47 61 42 63 37 66 31 69 27 73 25 79 22 84 21 91 21 101 L 21 168 0 168 N"/></draw:custom-shape><draw:custom-shape draw:style-name="gr4" draw:text-style-name="P24" svg:width="0.085in" svg:height="0.1122in" svg:x="1.6909in" svg:y="1.5972in"><text:p/><draw:enhanced-geometry svg:viewBox="0 0 135 171" draw:type="non-primitive" draw:enhanced-path="M 111 0 L 134 0 134 97 C 134 114 132 127 128 137 125 147 117 155 108 161 97 167 84 170 67 170 51 170 38 168 28 162 18 157 11 149 7 139 2 128 0 115 0 97 L 0 0 23 0 23 96 C 23 111 24 122 27 128 30 136 34 141 41 144 48 148 56 150 66 150 82 150 93 146 101 139 108 132 111 117 111 96 L 111 0 N"/></draw:custom-shape><draw:custom-shape draw:style-name="gr4" draw:text-style-name="P24" svg:width="0.0858in" svg:height="0.1142in" svg:x="1.7976in" svg:y="1.5953in"><text:p/><draw:enhanced-geometry svg:viewBox="0 0 137 174" draw:type="non-primitive" draw:enhanced-path="M 0 117 L 22 115 C 23 123 25 130 29 135 33 141 38 145 46 149 53 152 63 154 72 154 81 154 88 152 95 150 101 147 106 144 110 139 112 135 114 130 114 125 114 120 112 115 110 112 107 108 102 104 94 102 90 100 80 97 64 93 48 90 37 86 31 83 23 79 17 74 13 67 9 61 6 55 6 47 6 38 9 30 14 23 19 15 26 10 35 6 45 2 55 0 67 0 80 0 91 3 101 7 110 10 118 16 123 24 128 32 131 40 131 50 L 110 52 C 108 41 105 34 98 28 91 23 81 20 68 20 54 20 44 23 38 28 32 33 29 39 29 45 29 51 31 56 35 60 39 64 51 68 69 72 88 76 101 80 107 83 117 87 124 93 129 100 134 107 136 114 136 124 136 133 133 141 128 149 123 156 116 162 106 167 96 171 85 173 73 173 57 173 44 171 34 167 24 162 16 156 10 147 4 138 1 128 0 117 N"/></draw:custom-shape><draw:custom-shape draw:style-name="gr4" draw:text-style-name="P24" svg:width="0.0823in" svg:height="0.1106in" svg:x="1.9059in" svg:y="1.5972in"><text:p/><draw:enhanced-geometry svg:viewBox="0 0 131 169" draw:type="non-primitive" draw:enhanced-path="M 0 168 L 0 0 65 0 C 78 0 88 2 96 5 104 9 110 14 114 21 119 28 121 36 121 43 121 51 120 57 116 63 112 70 105 75 97 79 108 81 116 87 121 94 127 101 130 110 130 119 130 127 128 135 125 141 121 148 117 153 112 157 107 161 101 163 93 165 86 167 76 168 66 168 L 0 168 Z M 23 70 L 60 70 C 70 70 78 70 82 69 87 67 92 64 95 60 97 57 99 52 99 46 99 40 98 35 95 31 92 27 88 24 83 22 78 21 70 20 57 20 L 23 20 23 70 Z M 23 148 L 66 148 C 73 148 78 148 82 147 87 146 91 144 95 142 98 140 101 137 103 133 105 129 106 125 106 119 106 113 105 107 101 103 98 98 93 95 88 93 82 91 74 90 63 90 L 23 90 23 148 Z N"/></draw:custom-shape><draw:custom-shape draw:style-name="gr4" draw:text-style-name="P24" svg:width="0.0705in" svg:height="0.1122in" svg:x="2.0067in" svg:y="1.5972in"><text:p/><draw:enhanced-geometry svg:viewBox="0 0 113 171" draw:type="non-primitive" draw:enhanced-path="M 0 124 L 22 121 C 24 133 28 141 34 146 40 151 47 153 55 153 65 153 74 150 81 143 87 137 91 128 91 119 91 109 87 101 81 95 75 89 67 86 57 86 53 86 48 87 42 89 L 44 70 C 46 70 47 70 48 70 57 70 64 68 72 64 78 59 82 52 82 43 82 36 79 29 74 24 69 19 62 17 54 17 46 17 39 20 34 25 28 30 25 37 23 47 L 2 43 C 5 29 10 18 19 11 28 4 40 0 53 0 62 0 71 2 79 6 87 10 93 15 97 22 101 28 103 36 103 43 103 51 101 57 97 63 93 69 87 74 79 77 90 79 98 84 104 91 110 99 112 107 112 118 112 133 107 145 96 156 85 166 72 170 55 170 40 170 27 166 17 158 7 149 1 138 0 124 N"/></draw:custom-shape><draw:custom-shape draw:style-name="gr4" draw:text-style-name="P24" svg:width="0.0697in" svg:height="0.1094in" svg:x="2.0949in" svg:y="1.5988in"><text:p/><draw:enhanced-geometry svg:viewBox="0 0 112 167" draw:type="non-primitive" draw:enhanced-path="M 0 20 L 0 0 111 0 111 16 C 100 28 89 43 78 62 67 81 59 100 53 120 49 134 46 149 45 166 L 23 166 C 23 152 26 136 31 118 36 99 44 81 53 64 63 47 73 32 83 20 L 0 20 N"/></draw:custom-shape><draw:custom-shape draw:style-name="gr4" draw:text-style-name="P24" svg:width="0.076in" svg:height="0.1106in" svg:x="2.1764in" svg:y="1.5972in"><text:p/><draw:enhanced-geometry svg:viewBox="0 0 121 169" draw:type="non-primitive" draw:enhanced-path="M 76 168 C 76 154 76 141 76 127 51 127 25 127 0 127 0 121 0 115 0 109 27 73 54 36 80 0 86 0 91 0 97 0 97 36 97 73 97 109 105 109 112 109 120 109 120 115 120 121 120 127 112 127 105 127 97 127 97 141 97 154 97 168 90 168 83 168 76 168 Z M 76 109 C 76 84 76 59 76 34 58 59 40 84 21 109 40 109 58 109 76 109 Z N"/></draw:custom-shape><draw:custom-shape draw:style-name="gr4" draw:text-style-name="P24" svg:width="0.0705in" svg:height="0.1122in" svg:x="2.2685in" svg:y="1.5972in"><text:p/><draw:enhanced-geometry svg:viewBox="0 0 113 171" draw:type="non-primitive" draw:enhanced-path="M 0 85 C 0 65 2 49 6 37 10 25 17 16 25 10 34 3 44 0 56 0 65 0 74 1 81 5 88 9 94 14 98 21 102 27 106 36 108 46 111 56 112 69 112 85 112 105 110 121 106 133 102 145 96 154 87 161 80 167 69 170 56 170 40 170 27 165 17 153 6 140 0 116 0 85 Z M 22 85 C 22 112 25 131 32 140 38 149 47 153 56 153 66 153 74 149 81 140 87 131 91 112 91 85 91 58 87 39 81 30 74 21 66 17 56 17 46 17 39 21 32 29 25 39 22 58 22 85 Z N"/></draw:custom-shape></draw:g><draw:g draw:style-name="gr2"><draw:custom-shape draw:style-name="gr3" draw:text-style-name="P24" svg:width="0.6421in" svg:height="0.6453in" svg:x="0.1984in" svg:y="1.4799in"><text:p/><draw:enhanced-geometry svg:viewBox="0 0 990 966" draw:type="non-primitive" draw:enhanced-path="M 0 965 C 0 643 0 321 0 0 330 0 659 0 989 0 989 321 989 643 989 965 659 965 330 965 0 965 N"/></draw:custom-shape><draw:custom-shape draw:style-name="gr4" draw:text-style-name="P24" svg:width="0.1051in" svg:height="0.1114in" svg:x="0.3366in" svg:y="1.7437in"><text:p/><draw:enhanced-geometry svg:viewBox="0 0 166 169" draw:type="non-primitive" draw:enhanced-path="M 0 168 L 0 0 34 0 75 119 C 79 130 81 138 84 143 85 137 89 128 93 117 L 135 0 165 0 165 168 142 168 142 27 91 168 72 168 22 26 22 168 0 168 N"/></draw:custom-shape><draw:custom-shape draw:style-name="gr4" draw:text-style-name="P24" svg:width="0.0122in" svg:height="0.1114in" svg:x="0.465in" svg:y="1.7437in"><text:p/><draw:enhanced-geometry svg:viewBox="0 0 22 169" draw:type="non-primitive" draw:enhanced-path="M 0 23 C 0 16 0 8 0 0 7 0 14 0 21 0 21 8 21 16 21 23 14 23 7 23 0 23 Z M 0 168 C 0 127 0 86 0 46 7 46 14 46 21 46 21 86 21 127 21 168 14 168 7 168 0 168 Z N"/></draw:custom-shape><draw:custom-shape draw:style-name="gr4" draw:text-style-name="P24" svg:width="0.0642in" svg:height="0.0823in" svg:x="0.5in" svg:y="1.7732in"><text:p/><draw:enhanced-geometry svg:viewBox="0 0 102 126" draw:type="non-primitive" draw:enhanced-path="M 0 125 L 0 3 19 3 19 20 C 28 7 41 0 58 0 66 0 73 1 79 4 85 7 90 10 93 15 96 19 98 24 100 30 100 34 101 40 101 50 L 101 125 79 125 79 51 C 79 42 79 36 77 32 75 27 72 24 68 22 64 19 59 18 54 18 45 18 37 21 31 26 25 32 21 42 21 58 L 21 125 0 125 N"/></draw:custom-shape><draw:custom-shape draw:style-name="gr4" draw:text-style-name="P24" svg:width="0.0122in" svg:height="0.1114in" svg:x="0.5874in" svg:y="1.7437in"><text:p/><draw:enhanced-geometry svg:viewBox="0 0 22 169" draw:type="non-primitive" draw:enhanced-path="M 0 23 C 0 16 0 8 0 0 6 0 14 0 21 0 21 8 21 16 21 23 14 23 6 23 0 23 Z M 0 168 C 0 127 0 86 0 46 6 46 14 46 21 46 21 86 21 127 21 168 14 168 6 168 0 168 Z N"/></draw:custom-shape><draw:custom-shape draw:style-name="gr4" draw:text-style-name="P24" svg:width="0.0823in" svg:height="0.1114in" svg:x="0.6228in" svg:y="1.7437in"><text:p/><draw:enhanced-geometry svg:viewBox="0 0 130 169" draw:type="non-primitive" draw:enhanced-path="M 0 168 L 0 0 64 0 C 77 0 87 2 95 5 103 9 109 14 113 21 118 28 120 36 120 43 120 51 119 57 115 63 111 70 104 75 96 79 107 81 115 87 120 94 126 101 129 110 129 119 129 127 127 135 124 141 120 148 116 153 111 157 106 161 100 163 93 165 85 167 76 168 65 168 L 0 168 Z M 22 70 L 59 70 C 69 70 77 70 81 69 86 67 91 64 94 60 96 57 98 52 98 46 98 40 97 35 94 31 91 27 87 24 82 22 77 21 69 20 56 20 L 22 20 22 70 Z M 22 148 L 65 148 C 72 148 77 148 81 147 86 146 90 145 94 142 97 140 100 137 102 133 104 129 106 125 106 119 106 113 104 107 100 103 97 98 93 95 87 93 81 91 73 90 62 90 L 22 90 22 148 Z N"/></draw:custom-shape></draw:g><draw:g draw:style-name="gr2"><draw:custom-shape draw:style-name="gr3" draw:text-style-name="P24" svg:width="0.6421in" svg:height="0.6461in" svg:x="0.1984in" svg:y="0.7146in"><text:p/><draw:enhanced-geometry svg:viewBox="0 0 990 966" draw:type="non-primitive" draw:enhanced-path="M 0 965 C 0 643 0 321 0 0 330 0 659 0 989 0 989 321 989 643 989 965 659 965 330 965 0 965 N"/></draw:custom-shape><draw:custom-shape draw:style-name="gr4" draw:text-style-name="P24" svg:width="0.0858in" svg:height="0.1106in" svg:x="0.372in" svg:y="0.8909in"><text:p/><draw:enhanced-geometry svg:viewBox="0 0 135 169" draw:type="non-primitive" draw:enhanced-path="M 0 168 C 0 112 0 56 0 0 7 0 15 0 22 0 22 23 22 46 22 69 52 69 82 69 111 69 111 46 111 23 111 0 119 0 127 0 134 0 134 56 134 112 134 168 127 168 119 168 111 168 111 141 111 115 111 89 82 89 52 89 22 89 22 115 22 141 22 168 15 168 7 168 0 168 N"/></draw:custom-shape><draw:custom-shape draw:style-name="gr4" draw:text-style-name="P24" svg:width="0.074in" svg:height="0.0835in" svg:x="0.4768in" svg:y="0.9205in"><text:p/><draw:enhanced-geometry svg:viewBox="0 0 117 129" draw:type="non-primitive" draw:enhanced-path="M 0 64 C 0 41 6 25 19 14 30 5 43 0 58 0 75 0 89 6 100 17 111 28 116 43 116 62 116 78 114 90 108 99 104 108 97 115 88 120 79 125 69 128 58 128 41 128 27 122 16 111 5 100 0 84 0 64 Z M 22 64 C 22 79 25 91 32 99 39 107 48 110 58 110 68 110 77 107 84 99 91 91 94 79 94 63 94 48 91 37 84 29 77 21 68 18 58 18 48 18 39 21 32 29 25 37 22 48 22 64 Z N"/></draw:custom-shape><draw:custom-shape draw:style-name="gr4" draw:text-style-name="P24" svg:width="0.065in" svg:height="0.0835in" svg:x="0.565in" svg:y="0.9205in"><text:p/><draw:enhanced-geometry svg:viewBox="0 0 104 129" draw:type="non-primitive" draw:enhanced-path="M 0 88 L 21 86 C 22 94 25 100 30 104 36 108 43 110 53 110 62 110 69 109 74 105 79 101 81 97 81 91 81 87 79 83 75 81 72 78 65 76 53 73 38 70 27 66 21 63 15 61 10 57 7 52 4 47 2 41 2 35 2 30 3 25 6 20 9 16 12 12 17 9 20 6 24 4 30 3 36 1 42 0 48 0 58 0 67 2 74 4 82 7 87 11 91 16 94 20 97 27 98 35 L 78 37 C 77 31 74 26 69 23 65 19 58 18 50 18 40 18 34 19 29 22 25 25 23 29 23 33 23 36 24 38 26 40 27 42 30 44 34 46 36 46 42 48 53 51 68 55 78 58 84 61 90 63 94 67 98 71 101 76 103 82 103 89 103 96 100 102 96 108 93 114 87 119 79 123 71 126 62 128 53 128 36 128 24 124 16 118 7 111 2 101 0 88 N"/></draw:custom-shape><draw:custom-shape draw:style-name="gr4" draw:text-style-name="P24" svg:width="0.0378in" svg:height="0.1087in" svg:x="0.6402in" svg:y="0.8937in"><text:p/><draw:enhanced-geometry svg:viewBox="0 0 61 166" draw:type="non-primitive" draw:enhanced-path="M 58 145 L 60 163 C 55 164 49 165 45 165 37 165 31 164 26 162 22 159 20 156 18 152 16 148 15 141 15 128 L 15 58 0 58 0 42 15 42 15 12 36 0 36 42 58 42 58 58 36 58 36 128 C 36 134 37 138 37 140 38 142 39 143 41 144 43 145 45 146 48 146 51 146 54 146 58 145 N"/></draw:custom-shape><draw:custom-shape draw:style-name="gr4" draw:text-style-name="P24" svg:width="0.0689in" svg:height="0.0843in" svg:x="0.3567in" svg:y="1.0961in"><text:p/><draw:enhanced-geometry svg:viewBox="0 0 110 129" draw:type="non-primitive" draw:enhanced-path="M 88 80 L 109 83 C 106 97 101 108 91 116 82 124 70 128 56 128 39 128 26 122 16 111 5 100 0 85 0 65 0 51 2 40 7 30 11 20 18 13 27 8 36 3 46 0 56 0 70 0 81 4 90 10 98 17 104 27 106 39 L 86 42 C 84 34 80 28 76 24 71 20 64 18 58 18 47 18 38 21 32 29 25 36 21 48 21 64 21 80 25 92 31 99 37 107 46 110 56 110 64 110 71 108 77 103 83 98 86 91 88 80 N"/></draw:custom-shape><draw:custom-shape draw:style-name="gr4" draw:text-style-name="P24" svg:width="0.074in" svg:height="0.0843in" svg:x="0.4331in" svg:y="1.0961in"><text:p/><draw:enhanced-geometry svg:viewBox="0 0 117 129" draw:type="non-primitive" draw:enhanced-path="M 0 64 C 0 41 7 25 20 14 30 5 43 0 58 0 75 0 89 6 100 17 111 28 116 43 116 62 116 78 114 90 109 99 104 108 97 115 88 120 79 125 69 128 58 128 41 128 27 122 16 111 5 100 0 84 0 64 Z M 22 64 C 22 79 25 91 32 99 39 107 48 110 58 110 68 110 77 107 84 99 91 91 94 79 94 63 94 49 91 37 84 29 77 21 68 18 58 18 48 18 39 21 32 29 25 37 22 49 22 64 Z N"/></draw:custom-shape><draw:custom-shape draw:style-name="gr4" draw:text-style-name="P24" svg:width="0.0634in" svg:height="0.0823in" svg:x="0.5264in" svg:y="1.0961in"><text:p/><draw:enhanced-geometry svg:viewBox="0 0 101 126" draw:type="non-primitive" draw:enhanced-path="M 0 125 L 0 3 19 3 19 20 C 28 7 41 0 58 0 66 0 73 2 79 4 85 7 90 10 93 15 96 19 98 24 99 30 100 34 100 40 100 50 L 100 125 79 125 79 51 C 79 42 78 36 77 32 75 28 72 24 68 22 64 19 59 18 53 18 45 18 37 21 31 26 25 32 21 42 21 58 L 21 125 0 125 N"/></draw:custom-shape><draw:custom-shape draw:style-name="gr4" draw:text-style-name="P24" svg:width="0.0642in" svg:height="0.0823in" svg:x="0.6138in" svg:y="1.0961in"><text:p/><draw:enhanced-geometry svg:viewBox="0 0 102 126" draw:type="non-primitive" draw:enhanced-path="M 0 125 L 0 3 19 3 19 20 C 28 7 41 0 58 0 66 0 73 2 79 4 86 7 90 10 93 15 96 19 99 24 100 30 100 34 101 40 101 50 L 101 125 79 125 79 51 C 79 42 79 36 77 32 75 28 72 24 69 22 64 19 59 18 54 18 45 18 37 21 31 26 25 32 21 42 21 58 L 21 125 0 125 N"/></draw:custom-shape></draw:g><draw:g draw:style-name="gr2"><draw:custom-shape draw:style-name="gr6" draw:text-style-name="P24" svg:width="0.6425in" svg:height="0.2335in" svg:x="0.8429in" svg:y="1.7161in"><text:p/><draw:enhanced-geometry svg:viewBox="0 0 991 352" draw:type="non-primitive" draw:enhanced-path="M 0 351 C 330 233 660 117 990 0 N"/></draw:custom-shape><draw:custom-shape draw:style-name="gr4" draw:text-style-name="P24" svg:width="0.078in" svg:height="0.0894in" svg:x="0.9559in" svg:y="1.785in"><text:p/><draw:enhanced-geometry svg:viewBox="0 0 124 136" draw:type="non-primitive" draw:enhanced-path="M 39 135 C 26 100 13 65 0 30 4 28 10 26 14 25 20 39 25 54 31 68 49 61 67 55 86 48 80 34 75 19 70 5 75 3 79 2 84 0 97 35 110 70 123 105 118 107 114 108 109 110 103 93 97 77 91 61 72 67 54 73 35 80 41 97 48 113 53 130 49 131 44 133 39 135 N"/></draw:custom-shape><draw:custom-shape draw:style-name="gr4" draw:text-style-name="P24" svg:width="0.0642in" svg:height="0.076in" svg:x="1.0319in" svg:y="1.7669in"><text:p/><draw:enhanced-geometry svg:viewBox="0 0 105 117" draw:type="non-primitive" draw:enhanced-path="M 14 92 L 27 86 C 30 91 33 95 36 98 40 100 45 102 50 102 56 102 62 102 67 99 73 98 77 95 81 92 84 89 87 86 87 82 88 79 88 76 87 72 86 69 84 67 81 65 78 63 74 62 69 62 66 62 60 62 49 63 39 65 31 65 26 64 20 63 15 62 11 58 7 56 4 52 2 47 1 42 0 36 1 30 3 25 6 20 11 15 16 11 22 7 29 5 37 2 45 0 52 1 58 2 65 3 70 7 75 11 78 15 81 21 L 67 27 C 64 21 60 17 54 15 49 14 43 14 35 17 26 20 20 24 18 28 15 32 15 37 16 41 18 45 20 47 24 49 27 50 35 50 47 49 60 47 68 47 73 47 81 48 87 50 91 53 96 56 99 61 101 66 103 72 104 78 102 83 101 89 98 95 92 100 87 105 81 109 73 112 64 115 55 116 47 116 40 115 33 113 27 109 22 104 17 99 14 92 N"/></draw:custom-shape><draw:custom-shape draw:style-name="gr4" draw:text-style-name="P24" svg:width="0.0713in" svg:height="0.0831in" svg:x="1.1201in" svg:y="1.7244in"><text:p/><draw:enhanced-geometry svg:viewBox="0 0 114 127" draw:type="non-primitive" draw:enhanced-path="M 69 5 L 84 0 106 61 C 110 71 113 80 112 87 112 94 110 101 105 107 100 113 92 118 82 121 72 125 63 126 55 125 48 124 41 121 36 115 31 110 26 102 22 90 L 0 30 14 25 37 86 C 40 94 43 100 47 104 50 108 54 110 59 111 64 112 69 111 76 109 86 105 93 100 95 94 98 88 97 79 92 66 L 69 5 N"/></draw:custom-shape><draw:custom-shape draw:style-name="gr4" draw:text-style-name="P24" svg:width="0.0642in" svg:height="0.076in" svg:x="1.1957in" svg:y="1.7063in"><text:p/><draw:enhanced-geometry svg:viewBox="0 0 105 117" draw:type="non-primitive" draw:enhanced-path="M 14 91 L 28 86 C 30 91 33 94 37 97 40 99 45 101 50 102 56 102 62 101 68 99 73 97 77 94 81 92 85 88 87 85 88 82 89 78 89 75 88 72 86 68 84 66 81 64 79 62 75 62 69 61 67 61 60 62 50 63 39 64 31 64 26 63 21 63 16 61 11 58 7 55 4 51 3 46 1 41 0 36 1 30 3 24 6 19 11 15 16 10 22 6 29 4 37 2 45 0 52 0 59 1 65 3 70 6 75 10 79 15 81 21 L 67 27 C 64 21 60 16 55 15 49 13 43 14 35 16 26 19 21 23 18 27 16 32 15 36 17 40 18 44 21 47 24 48 28 50 35 50 47 48 60 47 68 46 73 47 81 47 87 49 92 52 96 56 100 60 102 66 103 71 104 77 102 83 101 89 98 94 93 99 88 104 81 108 73 111 64 114 55 116 47 115 40 115 33 113 28 108 22 104 17 98 14 91 N"/></draw:custom-shape><draw:custom-shape draw:style-name="gr4" draw:text-style-name="P24" svg:width="0.0705in" svg:height="0.0807in" svg:x="1.2559in" svg:y="1.6827in"><text:p/><draw:enhanced-geometry svg:viewBox="0 0 113 125" draw:type="non-primitive" draw:enhanced-path="M 40 124 L 0 19 41 5 C 49 2 56 0 62 1 67 2 72 3 77 7 81 10 84 14 86 19 88 24 88 29 87 33 86 38 83 43 79 47 87 46 93 48 98 51 103 54 107 59 109 65 111 70 112 75 111 80 110 85 109 89 107 92 105 96 101 99 97 102 93 104 87 107 80 109 L 40 124 Z M 31 58 L 54 50 C 60 48 64 46 67 44 70 42 72 39 73 36 74 33 74 30 72 26 71 23 69 20 66 18 64 15 60 15 57 15 54 15 48 16 41 19 L 20 26 31 58 Z M 49 107 L 76 97 C 81 96 84 94 85 93 89 91 91 89 93 87 94 85 96 83 96 80 96 77 96 73 95 70 93 66 91 63 88 61 84 59 80 58 76 59 72 59 67 60 60 62 L 36 71 49 107 Z N"/></draw:custom-shape></draw:g><draw:g draw:style-name="gr2"><draw:custom-shape draw:style-name="gr6" draw:text-style-name="P24" svg:width="0.6425in" svg:height="0.1752in" svg:x="0.8429in" svg:y="1.1854in"><text:p/><draw:enhanced-geometry svg:viewBox="0 0 991 264" draw:type="non-primitive" draw:enhanced-path="M 0 0 C 330 88 660 175 990 263 N"/></draw:custom-shape><draw:custom-shape draw:style-name="gr4" draw:text-style-name="P24" svg:width="0.0748in" svg:height="0.0858in" svg:x="0.9909in" svg:y="1.1291in"><text:p/><draw:enhanced-geometry svg:viewBox="0 0 118 131" draw:type="non-primitive" draw:enhanced-path="M 0 107 C 10 71 20 36 30 0 35 1 40 2 45 3 41 18 37 33 32 48 51 53 70 58 89 63 93 48 97 33 102 19 106 20 111 21 117 23 106 59 96 95 86 130 81 129 76 128 71 126 76 110 81 92 85 76 67 71 48 65 29 60 24 78 19 94 15 111 9 110 5 109 0 107 N"/></draw:custom-shape><draw:custom-shape draw:style-name="gr4" draw:text-style-name="P24" svg:width="0.063in" svg:height="0.076in" svg:x="1.065in" svg:y="1.1535in"><text:p/><draw:enhanced-geometry svg:viewBox="0 0 100 118" draw:type="non-primitive" draw:enhanced-path="M 1 65 L 16 68 C 15 74 15 78 16 82 18 87 21 90 25 94 29 97 34 100 41 102 46 103 51 103 56 103 60 102 64 101 67 99 70 96 72 93 73 90 73 87 73 84 72 81 71 78 68 75 64 72 62 70 56 67 47 62 38 57 32 53 28 50 23 45 20 41 19 36 17 32 17 27 19 22 20 17 23 12 28 8 32 4 37 2 44 1 51 0 58 1 66 3 73 5 80 8 86 12 91 17 95 22 97 27 99 33 99 39 98 45 L 83 42 C 84 35 83 30 80 25 76 21 71 18 62 15 54 13 47 13 42 15 38 18 35 20 33 25 32 29 33 33 35 36 37 39 43 43 54 49 64 55 72 59 76 62 81 67 85 72 87 77 89 82 89 87 88 93 86 99 83 104 78 108 73 112 68 115 60 116 54 117 46 117 38 114 28 112 20 108 15 103 8 99 4 93 2 86 0 80 0 72 1 65 N"/></draw:custom-shape><draw:custom-shape draw:style-name="gr4" draw:text-style-name="P24" svg:width="0.0685in" svg:height="0.0807in" svg:x="1.1657in" svg:y="1.176in"><text:p/><draw:enhanced-geometry svg:viewBox="0 0 109 125" draw:type="non-primitive" draw:enhanced-path="M 93 19 L 108 23 90 85 C 88 96 84 104 80 110 75 115 70 119 62 121 54 124 45 124 34 121 24 118 16 114 11 109 5 104 1 97 1 90 0 83 1 73 4 62 L 21 0 36 4 19 65 C 16 75 15 82 16 87 16 91 18 96 22 99 26 103 30 105 37 107 47 110 55 109 62 106 67 103 72 94 76 80 L 93 19 N"/></draw:custom-shape><draw:custom-shape draw:style-name="gr4" draw:text-style-name="P24" svg:width="0.063in" svg:height="0.076in" svg:x="1.2339in" svg:y="1.2in"><text:p/><draw:enhanced-geometry svg:viewBox="0 0 100 118" draw:type="non-primitive" draw:enhanced-path="M 2 65 L 16 68 C 15 74 15 79 16 82 18 87 21 90 25 94 29 97 34 100 41 102 46 103 51 103 56 103 61 102 65 101 67 99 70 96 72 94 73 90 74 87 74 84 72 81 71 78 68 75 65 72 62 70 56 67 47 62 38 57 32 53 28 50 23 45 20 41 19 37 17 32 17 27 19 22 20 17 23 12 28 8 32 4 37 2 44 1 51 0 58 1 66 3 74 5 80 8 86 12 91 17 95 22 97 27 99 33 99 39 98 45 L 83 42 C 84 35 83 30 80 26 76 21 71 18 62 16 54 13 48 13 42 16 38 18 35 21 33 25 32 29 33 33 35 36 37 39 44 43 54 49 65 55 72 59 76 62 82 67 85 72 87 77 89 82 89 87 88 94 86 99 83 104 78 108 74 112 68 115 61 116 54 117 46 117 38 115 28 112 20 108 15 103 8 99 4 94 2 86 0 80 0 73 2 65 N"/></draw:custom-shape><draw:custom-shape draw:style-name="gr4" draw:text-style-name="P24" svg:width="0.0634in" svg:height="0.0803in" svg:x="1.3in" svg:y="1.2142in"><text:p/><draw:enhanced-geometry svg:viewBox="0 0 102 123" draw:type="non-primitive" draw:enhanced-path="M 0 108 L 30 0 71 11 C 80 13 86 16 90 20 95 23 98 28 99 33 101 38 101 44 100 49 98 53 96 57 92 60 88 64 84 66 77 67 84 71 88 76 90 81 93 87 93 93 92 99 90 104 88 109 84 112 81 116 77 119 73 120 69 121 65 122 60 122 55 122 48 121 42 119 L 0 108 Z M 32 49 L 55 55 C 62 57 67 58 69 58 73 58 77 57 79 55 82 53 84 50 85 46 85 43 85 39 85 36 84 33 82 31 79 28 76 27 71 25 63 23 L 41 17 32 49 Z M 18 99 L 46 106 C 50 107 54 109 56 109 59 109 62 109 65 108 68 107 70 106 72 104 75 101 76 99 77 95 78 91 78 87 76 84 75 80 72 77 69 75 65 73 60 71 54 69 L 29 62 18 99 Z N"/></draw:custom-shape></draw:g><draw:g draw:style-name="gr2"><draw:custom-shape draw:style-name="gr7" draw:text-style-name="P24" svg:width="1.1106in" svg:height="0.7051in" svg:x="1.6039in" svg:y="0.0661in"><text:p/><draw:enhanced-geometry svg:viewBox="0 0 1710 1055" draw:type="non-primitive" draw:enhanced-path="M 0 1054 C 0 702 0 351 0 0 569 0 1140 0 1709 0 1709 351 1709 702 1709 1054 1140 1054 569 1054 0 1054 N"/></draw:custom-shape><draw:custom-shape draw:style-name="gr8" draw:text-style-name="P24" svg:width="0.1413in" svg:height="0.1098in" svg:x="2.0028in" svg:y="0.2724in"><text:p/><draw:enhanced-geometry svg:viewBox="0 0 221 169" draw:type="non-primitive" draw:enhanced-path="M 45 168 L 0 0 24 0 50 110 C 52 122 55 133 57 145 62 126 64 116 65 114 L 97 0 125 0 148 85 C 155 106 159 126 163 145 164 134 168 121 171 108 L 197 0 220 0 175 168 151 168 116 41 C 113 30 111 23 110 21 108 28 106 35 105 40 L 69 168 45 168 N"/></draw:custom-shape><draw:custom-shape draw:style-name="gr8" draw:text-style-name="P24" svg:width="0.0122in" svg:height="0.1098in" svg:x="2.1665in" svg:y="0.2724in"><text:p/><draw:enhanced-geometry svg:viewBox="0 0 22 169" draw:type="non-primitive" draw:enhanced-path="M 0 24 C 0 16 0 8 0 0 6 0 14 0 21 0 21 8 21 16 21 24 14 24 6 24 0 24 Z M 0 168 C 0 128 0 87 0 46 6 46 14 46 21 46 21 87 21 128 21 168 14 168 6 168 0 168 Z N"/></draw:custom-shape><draw:custom-shape draw:style-name="gr8" draw:text-style-name="P24" svg:width="0.0732in" svg:height="0.1098in" svg:x="2.2028in" svg:y="0.2724in"><text:p/><draw:enhanced-geometry svg:viewBox="0 0 117 169" draw:type="non-primitive" draw:enhanced-path="M 0 168 C 0 112 0 56 0 0 39 0 77 0 116 0 116 7 116 14 116 20 85 20 54 20 23 20 23 37 23 55 23 72 49 72 77 72 103 72 103 78 103 85 103 92 77 92 49 92 23 92 23 117 23 142 23 168 15 168 7 168 0 168 N"/></draw:custom-shape><draw:custom-shape draw:style-name="gr8" draw:text-style-name="P24" svg:width="0.0114in" svg:height="0.1098in" svg:x="2.2965in" svg:y="0.2724in"><text:p/><draw:enhanced-geometry svg:viewBox="0 0 22 169" draw:type="non-primitive" draw:enhanced-path="M 0 24 C 0 16 0 8 0 0 6 0 14 0 21 0 21 8 21 16 21 24 14 24 6 24 0 24 Z M 0 168 C 0 128 0 87 0 46 6 46 14 46 21 46 21 87 21 128 21 168 14 168 6 168 0 168 Z N"/></draw:custom-shape><draw:custom-shape draw:style-name="gr8" draw:text-style-name="P24" svg:width="0.1059in" svg:height="0.1106in" svg:x="1.7339in" svg:y="0.448in"><text:p/><draw:enhanced-geometry svg:viewBox="0 0 166 169" draw:type="non-primitive" draw:enhanced-path="M 0 168 L 0 0 34 0 75 119 C 79 130 81 138 83 144 85 137 89 129 93 117 L 134 0 165 0 165 168 142 168 142 27 91 168 72 168 22 26 22 168 0 168 N"/></draw:custom-shape><draw:custom-shape draw:style-name="gr8" draw:text-style-name="P24" svg:width="0.0961in" svg:height="0.1106in" svg:x="1.8646in" svg:y="0.448in"><text:p/><draw:enhanced-geometry svg:viewBox="0 0 151 169" draw:type="non-primitive" draw:enhanced-path="M 0 168 L 0 0 76 0 C 91 0 102 2 110 5 118 8 125 13 129 21 134 29 136 37 136 46 136 58 132 68 125 76 117 84 105 89 88 92 94 94 99 97 102 100 109 106 115 113 121 122 L 150 168 122 168 100 133 C 93 123 87 115 83 110 79 104 75 101 72 99 68 97 65 95 61 94 59 93 55 93 49 93 L 22 93 22 168 0 168 Z M 22 73 L 71 73 C 81 73 89 72 95 70 101 68 106 65 109 60 112 56 113 51 113 46 113 37 110 31 104 26 98 21 89 19 76 19 L 22 19 22 73 Z N"/></draw:custom-shape><draw:custom-shape draw:style-name="gr8" draw:text-style-name="P24" svg:width="0.0732in" svg:height="0.1106in" svg:x="1.9768in" svg:y="0.448in"><text:p/><draw:enhanced-geometry svg:viewBox="0 0 116 169" draw:type="non-primitive" draw:enhanced-path="M 0 168 C 0 112 0 56 0 0 38 0 77 0 115 0 115 7 115 14 115 20 84 20 54 20 22 20 22 37 22 55 22 72 49 72 76 72 103 72 103 78 103 85 103 92 76 92 49 92 22 92 22 117 22 142 22 168 15 168 7 168 0 168 N"/></draw:custom-shape><draw:custom-shape draw:style-name="gr8" draw:text-style-name="P24" svg:width="0.0724in" svg:height="0.1106in" svg:x="2.0638in" svg:y="0.448in"><text:p/><draw:enhanced-geometry svg:viewBox="0 0 115 169" draw:type="non-primitive" draw:enhanced-path="M 114 148 L 114 168 0 168 C 0 163 1 158 2 154 6 146 10 139 16 131 23 124 32 115 44 106 63 91 75 79 82 71 89 62 92 53 92 46 92 38 90 31 83 25 77 20 69 17 59 17 49 17 41 20 35 26 29 32 25 41 25 51 L 4 48 C 6 32 11 21 21 13 31 4 44 0 60 0 76 0 90 4 99 13 109 22 114 33 114 46 114 53 113 60 110 66 107 72 102 79 96 87 89 94 78 103 63 116 50 126 42 133 39 137 35 141 32 144 29 148 L 114 148 N"/></draw:custom-shape><draw:custom-shape draw:style-name="gr8" draw:text-style-name="P24" svg:width="0.076in" svg:height="0.1106in" svg:x="2.1492in" svg:y="0.448in"><text:p/><draw:enhanced-geometry svg:viewBox="0 0 121 169" draw:type="non-primitive" draw:enhanced-path="M 75 168 C 75 155 75 141 75 128 50 128 25 128 0 128 0 121 0 115 0 109 27 73 53 36 80 0 86 0 91 0 96 0 96 36 96 73 96 109 104 109 112 109 120 109 120 115 120 121 120 128 112 128 104 128 96 128 96 141 96 155 96 168 89 168 82 168 75 168 Z M 75 109 C 75 84 75 59 75 34 57 59 39 84 21 109 39 109 57 109 75 109 Z N"/></draw:custom-shape><draw:custom-shape draw:style-name="gr8" draw:text-style-name="P24" svg:width="0.1421in" svg:height="0.1106in" svg:x="2.2366in" svg:y="0.448in"><text:p/><draw:enhanced-geometry svg:viewBox="0 0 221 169" draw:type="non-primitive" draw:enhanced-path="M 45 168 L 0 0 23 0 49 110 C 51 122 54 133 57 145 61 126 63 116 64 114 L 96 0 124 0 148 86 C 154 107 159 126 162 145 164 134 167 121 170 108 L 197 0 220 0 174 168 151 168 115 41 C 112 30 110 23 110 21 108 28 106 35 104 40 L 68 168 45 168 N"/></draw:custom-shape><draw:custom-shape draw:style-name="gr8" draw:text-style-name="P24" svg:width="0.1012in" svg:height="0.1134in" svg:x="2.3984in" svg:y="0.4469in"><text:p/><draw:enhanced-geometry svg:viewBox="0 0 159 174" draw:type="non-primitive" draw:enhanced-path="M 85 105 L 85 85 158 85 158 147 C 147 156 136 162 124 166 112 170 100 173 87 173 70 173 55 169 42 162 27 155 17 145 10 132 3 118 0 104 0 87 0 70 3 55 10 41 17 27 27 17 40 10 53 3 68 0 86 0 98 0 109 2 119 6 129 10 137 15 142 22 149 29 153 38 156 49 L 135 55 C 132 46 129 39 125 34 121 29 116 26 109 23 102 20 94 18 85 18 75 18 66 20 59 23 51 26 45 30 40 35 35 40 32 45 30 52 25 62 23 73 23 85 23 100 26 113 31 123 36 133 44 141 53 146 64 151 74 153 86 153 95 153 105 151 115 147 124 143 131 139 136 136 L 136 105 85 105 N"/></draw:custom-shape><draw:custom-shape draw:style-name="gr8" draw:text-style-name="P24" svg:width="0.0713in" svg:height="0.1122in" svg:x="2.5177in" svg:y="0.448in"><text:p/><draw:enhanced-geometry svg:viewBox="0 0 113 172" draw:type="non-primitive" draw:enhanced-path="M 0 86 C 0 66 2 50 6 37 10 25 16 16 25 10 33 3 44 0 56 0 65 0 74 1 80 5 88 9 93 14 98 21 102 27 106 36 108 46 111 56 112 69 112 86 112 105 110 121 106 133 102 145 96 155 87 161 79 167 68 171 56 171 40 171 26 165 17 154 6 140 0 116 0 86 Z M 21 86 C 21 113 25 131 32 140 38 149 46 154 56 154 66 154 74 149 80 140 87 131 91 113 91 86 91 58 87 40 81 30 74 21 66 17 56 17 46 17 38 21 32 29 25 39 21 58 21 86 Z N"/></draw:custom-shape></draw:g><draw:g draw:style-name="gr2"><draw:custom-shape draw:style-name="gr9" draw:text-style-name="P24" svg:width="0.5843in" svg:height="0.587in" svg:x="2.7173in" svg:y="0.7736in"><text:p/><draw:enhanced-geometry svg:viewBox="0 0 902 878" draw:type="non-primitive" draw:enhanced-path="M 0 0 C 300 292 601 585 901 877 N"/></draw:custom-shape><draw:custom-shape draw:style-name="gr8" draw:text-style-name="P24" svg:width="0.0717in" svg:height="0.074in" svg:x="2.9803in" svg:y="0.9516in"><text:p/><draw:enhanced-geometry svg:viewBox="0 0 116 115" draw:type="non-primitive" draw:enhanced-path="M 12 39 L 23 48 C 19 52 17 57 16 61 15 65 15 69 18 75 19 80 23 84 27 89 31 93 35 96 40 98 44 99 48 100 52 99 55 99 58 97 61 95 63 93 65 90 65 87 65 83 65 79 63 75 61 72 58 66 53 58 47 49 44 42 43 38 40 32 40 27 41 22 42 17 45 13 48 9 52 5 57 2 63 1 69 0 75 1 82 4 88 6 94 10 99 15 105 21 109 27 112 33 115 40 115 46 114 52 112 58 109 63 105 68 L 94 58 C 98 53 100 47 100 42 99 36 96 31 90 25 83 19 78 16 73 15 68 15 63 16 60 19 57 22 56 25 56 29 56 33 59 40 65 50 72 60 76 67 78 72 81 79 81 85 81 90 79 96 77 100 72 105 68 109 63 111 57 113 51 114 44 114 37 111 30 109 24 105 18 99 11 92 6 85 3 78 1 71 0 64 1 57 3 51 6 44 12 39 N"/></draw:custom-shape><draw:custom-shape draw:style-name="gr8" draw:text-style-name="P24" svg:width="0.0823in" svg:height="0.0606in" svg:x="3.022in" svg:y="0.9937in"><text:p/><draw:enhanced-geometry svg:viewBox="0 0 130 94" draw:type="non-primitive" draw:enhanced-path="M 0 79 L 81 0 111 29 C 116 34 120 39 122 42 126 46 127 51 129 55 129 60 129 64 127 69 125 74 122 78 118 82 112 89 104 92 95 93 85 93 75 88 64 77 L 43 57 11 89 0 79 Z M 53 48 L 74 68 C 80 74 87 78 92 78 97 78 102 77 107 72 110 68 113 65 113 61 114 57 113 53 112 50 110 48 107 44 102 40 L 82 20 53 48 Z N"/></draw:custom-shape><draw:custom-shape draw:style-name="gr8" draw:text-style-name="P24" svg:width="0.0571in" svg:height="0.0587in" svg:x="3.072in" svg:y="1.0437in"><text:p/><draw:enhanced-geometry svg:viewBox="0 0 93 91" draw:type="non-primitive" draw:enhanced-path="M 0 79 C 28 53 54 27 81 0 85 3 89 7 92 11 65 37 38 63 11 90 8 86 4 82 0 79 N"/></draw:custom-shape></draw:g><draw:g draw:style-name="gr2"><draw:custom-shape draw:style-name="gr3" draw:text-style-name="P24" svg:width="0.6543in" svg:height="0.6461in" svg:x="5.5874in" svg:y="0.7736in"><text:p/><draw:enhanced-geometry svg:viewBox="0 0 1009 966" draw:type="non-primitive" draw:enhanced-path="M 0 965 C 0 643 0 321 0 0 336 0 672 0 1008 0 1008 321 1008 643 1008 965 672 965 336 965 0 965 N"/></draw:custom-shape><draw:custom-shape draw:style-name="gr4" draw:text-style-name="P24" svg:width="0.0815in" svg:height="0.1114in" svg:x="5.7882in" svg:y="0.8618in"><text:p/><draw:enhanced-geometry svg:viewBox="0 0 128 169" draw:type="non-primitive" draw:enhanced-path="M 0 168 C 0 112 0 56 0 0 41 0 82 0 123 0 123 7 123 13 123 20 90 20 56 20 22 20 22 37 22 54 22 71 54 71 85 71 117 71 117 78 117 84 117 91 85 91 54 91 22 91 22 110 22 129 22 148 57 148 92 148 127 148 127 154 127 161 127 168 85 168 42 168 0 168 N"/></draw:custom-shape><draw:custom-shape draw:style-name="gr4" draw:text-style-name="P24" svg:width="0.063in" svg:height="0.0823in" svg:x="5.8913in" svg:y="0.8909in"><text:p/><draw:enhanced-geometry svg:viewBox="0 0 101 126" draw:type="non-primitive" draw:enhanced-path="M 0 125 L 0 3 18 3 18 20 C 27 7 41 0 58 0 65 0 72 1 79 4 85 7 89 10 92 15 96 19 98 24 99 30 99 33 100 40 100 50 L 100 125 79 125 79 51 C 79 42 78 36 76 32 75 27 72 24 68 22 63 19 59 18 53 18 45 18 37 21 30 26 24 32 21 42 21 58 L 21 125 0 125 N"/></draw:custom-shape><draw:custom-shape draw:style-name="gr4" draw:text-style-name="P24" svg:width="0.0685in" svg:height="0.113in" svg:x="5.9736in" svg:y="0.8618in"><text:p/><draw:enhanced-geometry svg:viewBox="0 0 109 171" draw:type="non-primitive" draw:enhanced-path="M 88 168 L 88 152 C 80 164 69 170 53 170 43 170 34 168 26 162 18 157 11 149 6 140 2 131 0 120 0 107 0 95 2 84 6 74 10 64 16 57 25 51 33 46 42 43 52 43 60 43 66 45 73 48 78 51 83 55 87 60 L 87 0 108 0 108 168 88 168 Z M 21 107 C 21 122 25 134 31 142 38 149 46 153 55 153 64 153 72 149 79 142 85 135 89 123 89 109 89 92 85 80 79 72 72 64 64 60 54 60 45 60 37 64 31 71 25 79 21 91 21 107 Z N"/></draw:custom-shape><draw:custom-shape draw:style-name="gr4" draw:text-style-name="P24" svg:width="0.087in" svg:height="0.1142in" svg:x="5.761in" svg:y="1.0362in"><text:p/><draw:enhanced-geometry svg:viewBox="0 0 137 174" draw:type="non-primitive" draw:enhanced-path="M 0 117 L 21 115 C 22 123 25 130 28 135 32 141 38 145 46 149 53 152 62 154 72 154 80 154 87 152 94 150 101 147 106 144 109 139 112 135 114 130 114 125 114 120 112 115 109 112 106 108 101 104 94 102 89 100 79 97 64 93 48 90 36 86 30 83 22 79 16 74 12 67 8 61 6 55 6 47 6 38 8 30 13 23 18 15 25 10 35 6 44 2 55 0 66 0 79 0 90 3 100 7 110 10 117 16 122 24 127 32 130 40 131 50 L 109 52 C 108 41 104 34 97 28 90 23 81 20 67 20 53 20 44 23 38 28 31 32 28 39 28 45 28 51 30 56 35 60 39 64 51 68 69 72 87 76 100 79 107 83 116 87 124 93 129 100 133 107 136 114 136 124 136 133 133 141 128 149 123 156 115 162 106 167 95 171 85 173 73 173 57 173 44 171 34 167 23 162 15 156 9 147 3 138 0 128 0 117 N"/></draw:custom-shape><draw:custom-shape draw:style-name="gr4" draw:text-style-name="P24" svg:width="0.0378in" svg:height="0.1094in" svg:x="5.861in" svg:y="1.0406in"><text:p/><draw:enhanced-geometry svg:viewBox="0 0 61 166" draw:type="non-primitive" draw:enhanced-path="M 58 145 L 60 163 C 55 164 49 165 45 165 37 165 31 164 26 161 22 159 20 156 18 152 16 148 15 140 15 128 L 15 58 0 58 0 42 15 42 15 12 36 0 36 42 58 42 58 58 36 58 36 128 C 36 134 37 138 37 140 38 142 39 143 41 144 43 145 45 145 48 145 51 145 54 145 58 145 N"/></draw:custom-shape><draw:custom-shape draw:style-name="gr4" draw:text-style-name="P24" svg:width="0.0732in" svg:height="0.0835in" svg:x="5.9075in" svg:y="1.0669in"><text:p/><draw:enhanced-geometry svg:viewBox="0 0 116 128" draw:type="non-primitive" draw:enhanced-path="M 0 64 C 0 41 6 25 19 14 29 5 42 0 57 0 74 0 89 6 99 17 110 28 115 43 115 62 115 78 113 90 108 99 103 108 97 115 88 120 78 125 68 127 57 127 40 127 26 122 16 111 5 100 0 84 0 64 Z M 21 64 C 21 79 25 91 31 99 38 106 47 110 57 110 68 110 77 106 84 99 90 91 94 79 94 63 94 48 90 37 84 29 76 21 68 17 57 17 47 17 38 21 31 29 25 37 21 48 21 64 Z N"/></draw:custom-shape><draw:custom-shape draw:style-name="gr4" draw:text-style-name="P24" svg:width="0.0689in" svg:height="0.1134in" svg:x="5.9992in" svg:y="1.0669in"><text:p/><draw:enhanced-geometry svg:viewBox="0 0 110 172" draw:type="non-primitive" draw:enhanced-path="M 0 171 L 0 3 20 3 20 19 C 24 12 29 8 35 5 41 2 47 0 56 0 67 0 76 3 84 9 92 14 98 21 102 31 106 41 109 51 109 63 109 75 106 87 102 96 97 106 91 114 82 120 73 125 64 127 54 127 47 127 41 126 35 123 29 120 25 116 21 112 L 21 171 0 171 Z M 19 64 C 19 80 23 92 29 99 36 106 43 110 53 110 62 110 70 106 77 99 84 91 87 79 87 63 87 47 84 36 77 28 71 20 63 16 54 16 45 16 37 20 29 28 23 37 19 49 19 64 Z N"/></draw:custom-shape><draw:custom-shape draw:style-name="gr4" draw:text-style-name="P24" svg:width="0.074in" svg:height="0.0803in" svg:x="5.8339in" svg:y="1.2445in"><text:p/><draw:enhanced-geometry svg:viewBox="0 0 117 123" draw:type="non-primitive" draw:enhanced-path="M 0 122 L 46 59 3 0 29 0 49 29 C 53 35 55 39 58 43 61 38 64 33 67 29 L 88 0 114 0 71 59 116 122 91 122 65 84 59 76 26 122 0 122 N"/></draw:custom-shape><draw:custom-shape draw:style-name="gr4" draw:text-style-name="P24" svg:width="0.0724in" svg:height="0.1122in" svg:x="5.915in" svg:y="1.2142in"><text:p/><draw:enhanced-geometry svg:viewBox="0 0 115 171" draw:type="non-primitive" draw:enhanced-path="M 111 41 L 89 43 C 87 35 85 29 81 26 76 20 69 17 60 17 54 17 48 18 43 22 36 27 31 34 27 43 24 52 22 65 22 81 27 74 33 69 40 65 48 61 55 59 63 59 77 59 89 64 99 74 108 84 114 97 114 114 114 124 111 133 107 143 102 152 95 158 87 163 80 168 70 170 60 170 42 170 28 164 17 152 6 139 0 119 0 89 0 57 6 33 19 19 29 6 44 0 62 0 76 0 86 4 95 11 104 18 109 28 111 41 Z M 25 114 C 25 121 26 127 29 133 32 140 36 145 42 148 47 152 53 153 60 153 69 153 76 150 82 143 89 136 92 127 92 115 92 103 89 94 83 88 77 81 68 78 59 78 49 78 41 81 35 88 28 94 25 103 25 114 Z N"/></draw:custom-shape></draw:g><draw:g draw:style-name="gr2"><draw:custom-shape draw:style-name="gr5" draw:text-style-name="P24" svg:width="0.8768in" svg:height="0.4697in" svg:x="4.7083in" svg:y="1.1264in"><text:p/><draw:enhanced-geometry svg:viewBox="0 0 1352 703" draw:type="non-primitive" draw:enhanced-path="M 0 702 C 450 468 900 234 1351 0 N"/></draw:custom-shape><draw:custom-shape draw:style-name="gr4" draw:text-style-name="P24" svg:width="0.076in" svg:height="0.0752in" svg:x="4.9902in" svg:y="1.3189in"><text:p/><draw:enhanced-geometry svg:viewBox="0 0 123 118" draw:type="non-primitive" draw:enhanced-path="M 65 69 L 59 58 102 36 122 71 C 118 80 113 87 107 94 102 100 95 105 88 108 78 114 68 116 58 116 47 117 38 113 30 108 21 102 14 95 9 85 4 75 1 65 1 55 0 45 3 36 8 28 14 19 22 13 31 8 39 4 46 2 54 1 60 0 67 1 72 3 78 6 84 10 89 16 L 78 26 C 74 21 70 18 67 17 63 15 58 14 53 15 48 16 43 17 38 19 32 23 27 26 23 31 20 34 18 39 17 43 16 47 16 52 16 56 17 63 19 70 22 78 27 86 33 92 39 97 46 101 52 103 60 103 67 103 74 101 81 97 86 95 91 90 95 85 100 80 103 76 105 72 L 94 54 65 69 N"/></draw:custom-shape><draw:custom-shape draw:style-name="gr4" draw:text-style-name="P24" svg:width="0.0598in" svg:height="0.0843in" svg:x="5.052in" svg:y="1.2823in"><text:p/><draw:enhanced-geometry svg:viewBox="0 0 98 129" draw:type="non-primitive" draw:enhanced-path="M 54 128 L 0 29 37 10 C 44 6 49 4 53 3 58 1 63 0 68 1 73 1 77 3 81 6 86 10 89 13 92 18 96 27 97 35 95 44 93 52 85 60 71 68 L 45 81 67 121 54 128 Z M 39 69 L 65 55 C 73 51 78 47 80 42 82 37 82 31 78 26 76 22 73 18 69 17 66 15 62 14 58 15 56 16 51 18 45 21 L 20 34 39 69 Z N"/></draw:custom-shape><draw:custom-shape draw:style-name="gr4" draw:text-style-name="P24" svg:width="0.0413in" svg:height="0.0689in" svg:x="5.1146in" svg:y="1.2634in"><text:p/><draw:enhanced-geometry svg:viewBox="0 0 69 106" draw:type="non-primitive" draw:enhanced-path="M 54 105 C 36 73 18 40 0 7 5 4 9 2 14 0 32 32 50 66 68 98 63 100 59 103 54 105 N"/></draw:custom-shape><draw:custom-shape draw:style-name="gr4" draw:text-style-name="P24" svg:width="0.0717in" svg:height="0.0752in" svg:x="5.1484in" svg:y="1.2343in"><text:p/><draw:enhanced-geometry svg:viewBox="0 0 117 117" draw:type="non-primitive" draw:enhanced-path="M 11 85 C 3 68 0 53 4 39 8 25 17 14 31 7 41 2 50 0 60 1 70 1 79 4 87 10 95 16 102 23 107 33 113 43 116 53 116 63 116 73 113 82 108 90 102 98 96 104 87 109 77 114 67 116 58 116 47 115 38 112 30 106 23 100 16 93 11 85 Z M 25 77 C 31 89 40 97 50 100 60 103 70 102 80 97 91 92 97 84 100 74 102 64 101 53 94 40 89 32 84 26 78 22 72 17 66 15 58 14 51 14 45 16 38 19 28 24 22 31 18 41 15 51 17 63 25 77 Z N"/></draw:custom-shape><draw:custom-shape draw:style-name="gr4" draw:text-style-name="P24" svg:width="0.0213in" svg:height="0.0803in" svg:x="5.222in" svg:y="1.2051in"><text:p/><draw:enhanced-geometry svg:viewBox="0 0 37 123" draw:type="non-primitive" draw:enhanced-path="M 27 122 C 18 83 9 44 0 5 4 3 7 2 11 0 19 39 28 78 36 117 33 118 30 120 27 122 N"/></draw:custom-shape><draw:custom-shape draw:style-name="gr4" draw:text-style-name="P24" svg:width="0.0689in" svg:height="0.0831in" svg:x="4.9693in" svg:y="1.4744in"><text:p/><draw:enhanced-geometry svg:viewBox="0 0 111 127" draw:type="non-primitive" draw:enhanced-path="M 16 126 L 0 8 15 0 110 78 95 85 67 62 24 84 30 119 16 126 Z M 22 71 L 57 53 32 31 C 24 25 18 19 13 15 15 22 16 29 18 36 L 22 71 Z N"/></draw:custom-shape><draw:custom-shape draw:style-name="gr4" draw:text-style-name="P24" svg:width="0.0752in" svg:height="0.0831in" svg:x="5.0138in" svg:y="1.4378in"><text:p/><draw:enhanced-geometry svg:viewBox="0 0 121 128" draw:type="non-primitive" draw:enhanced-path="M 54 127 L 0 28 35 10 C 43 6 49 4 53 3 60 1 66 0 72 2 79 3 87 7 93 12 99 18 105 25 110 33 114 41 117 48 118 55 119 62 120 68 119 73 118 78 117 83 115 87 112 90 110 94 106 98 102 101 97 105 90 108 L 54 127 Z M 61 108 L 82 97 C 89 93 94 90 97 87 100 84 102 80 103 77 105 72 105 67 104 61 103 54 100 48 96 41 91 30 85 24 78 20 72 16 65 14 60 15 55 15 49 18 41 22 L 20 33 61 108 Z N"/></draw:custom-shape><draw:custom-shape draw:style-name="gr4" draw:text-style-name="P24" svg:width="0.0689in" svg:height="0.0752in" svg:x="5.0886in" svg:y="1.4008in"><text:p/><draw:enhanced-geometry svg:viewBox="0 0 112 117" draw:type="non-primitive" draw:enhanced-path="M 93 57 L 108 53 C 111 65 111 76 107 86 102 95 95 102 84 108 73 114 63 116 54 116 44 115 36 111 28 105 20 99 13 91 8 81 2 71 0 61 0 52 0 42 2 33 8 26 13 18 19 12 29 7 39 2 48 0 58 1 68 3 77 7 84 15 L 72 25 C 66 19 60 16 54 15 48 14 41 16 34 19 27 23 21 28 18 34 14 40 14 47 15 54 16 61 18 68 22 75 26 83 31 89 37 94 43 99 50 101 57 102 64 102 71 100 77 97 84 93 89 88 93 81 95 74 95 66 93 57 N"/></draw:custom-shape><draw:custom-shape draw:style-name="gr4" draw:text-style-name="P24" svg:width="0.0205in" svg:height="0.0807in" svg:x="5.1575in" svg:y="1.3736in"><text:p/><draw:enhanced-geometry svg:viewBox="0 0 36 124" draw:type="non-primitive" draw:enhanced-path="M 26 123 C 17 83 8 45 0 5 3 4 6 2 10 0 18 39 27 78 35 117 33 119 29 121 26 123 N"/></draw:custom-shape><draw:custom-shape draw:style-name="gr4" draw:text-style-name="P24" svg:width="0.0697in" svg:height="0.0752in" svg:x="5.1803in" svg:y="1.3508in"><text:p/><draw:enhanced-geometry svg:viewBox="0 0 113 117" draw:type="non-primitive" draw:enhanced-path="M 94 57 L 109 53 C 112 65 111 76 108 86 103 95 96 102 85 108 74 114 64 116 55 116 45 115 37 111 29 105 21 99 14 91 9 81 3 71 0 61 0 51 0 42 3 33 8 25 13 18 20 12 29 7 39 2 49 0 59 1 68 3 77 7 85 15 L 73 25 C 67 19 60 16 55 15 49 14 42 16 35 19 28 23 22 28 19 34 15 40 15 47 16 54 17 61 19 68 22 75 27 82 32 89 38 94 44 99 50 101 58 102 64 102 71 100 77 97 85 93 90 88 93 81 96 74 96 66 94 57 N"/></draw:custom-shape><draw:custom-shape draw:style-name="gr4" draw:text-style-name="P24" svg:width="0.0953in" svg:height="0.0988in" svg:x="5.2382in" svg:y="1.3016in"><text:p/><draw:enhanced-geometry svg:viewBox="0 0 152 150" draw:type="non-primitive" draw:enhanced-path="M 54 149 L 0 51 20 40 82 97 C 88 102 92 106 95 109 94 105 93 99 92 90 L 79 9 97 0 151 98 137 105 93 23 108 121 96 127 21 58 67 142 54 149 N"/></draw:custom-shape><draw:custom-shape draw:style-name="gr4" draw:text-style-name="P24" svg:width="0.0598in" svg:height="0.0835in" svg:x="5.3146in" svg:y="1.276in"><text:p/><draw:enhanced-geometry svg:viewBox="0 0 98 128" draw:type="non-primitive" draw:enhanced-path="M 53 127 L 0 28 37 9 C 44 6 49 3 53 2 58 0 63 0 68 0 72 1 77 3 81 6 85 9 89 13 91 18 96 26 97 34 95 43 93 52 85 60 70 67 L 45 80 67 120 53 127 Z M 39 68 L 64 55 C 73 50 78 46 80 41 82 36 81 31 78 25 76 21 73 18 69 16 65 15 61 14 57 15 55 15 51 17 45 20 L 19 33 39 68 Z N"/></draw:custom-shape></draw:g><draw:g draw:style-name="gr2"><draw:custom-shape draw:style-name="gr3" draw:text-style-name="P24" svg:width="0.6425in" svg:height="0.6461in" svg:x="3.1276in" svg:y="0.0079in"><text:p/><draw:enhanced-geometry svg:viewBox="0 0 991 966" draw:type="non-primitive" draw:enhanced-path="M 0 965 C 0 644 0 322 0 0 330 0 660 0 990 0 990 322 990 644 990 965 660 965 330 965 0 965 N"/></draw:custom-shape><draw:custom-shape draw:style-name="gr4" draw:text-style-name="P24" svg:width="0.0732in" svg:height="0.1098in" svg:x="3.3276in" svg:y="0.0972in"><text:p/><draw:enhanced-geometry svg:viewBox="0 0 116 168" draw:type="non-primitive" draw:enhanced-path="M 0 167 C 0 111 0 56 0 0 38 0 77 0 115 0 115 6 115 13 115 20 84 20 53 20 22 20 22 37 22 54 22 71 49 71 76 71 103 71 103 78 103 84 103 91 76 91 49 91 22 91 22 116 22 142 22 167 15 167 7 167 0 167 N"/></draw:custom-shape><draw:custom-shape draw:style-name="gr4" draw:text-style-name="P24" svg:width="0.0724in" svg:height="0.0835in" svg:x="3.4157in" svg:y="0.126in"><text:p/><draw:enhanced-geometry svg:viewBox="0 0 116 128" draw:type="non-primitive" draw:enhanced-path="M 89 109 C 82 116 74 120 67 123 60 126 52 127 43 127 30 127 19 124 11 117 4 110 0 102 0 92 0 86 1 81 4 76 7 71 11 67 15 64 20 61 25 59 31 57 35 56 41 55 50 54 67 52 79 50 88 47 88 44 88 42 88 41 88 33 86 28 82 24 77 19 68 17 57 17 47 17 40 19 35 22 30 25 27 31 24 40 L 3 38 C 5 29 9 22 13 16 17 11 23 7 32 4 40 2 49 0 60 0 71 0 79 1 86 4 93 6 98 9 101 13 104 16 107 21 108 27 108 30 109 37 109 46 L 109 73 C 109 93 109 105 110 110 111 115 113 120 115 124 L 94 124 C 91 120 90 115 89 109 Z M 88 63 C 80 66 69 68 53 71 44 72 38 73 34 75 31 77 28 79 26 82 24 84 23 88 23 92 23 97 25 102 29 105 34 109 40 111 48 111 56 111 64 109 70 106 77 102 81 98 85 92 87 87 88 80 88 71 L 88 63 Z N"/></draw:custom-shape><draw:custom-shape draw:style-name="gr4" draw:text-style-name="P24" svg:width="0.0634in" svg:height="0.0815in" svg:x="3.5083in" svg:y="0.126in"><text:p/><draw:enhanced-geometry svg:viewBox="0 0 102 125" draw:type="non-primitive" draw:enhanced-path="M 0 124 L 0 3 19 3 19 20 C 28 7 41 0 58 0 66 0 73 1 79 4 85 7 90 10 93 14 96 19 98 24 100 29 100 33 101 40 101 50 L 101 124 79 124 79 50 C 79 42 79 35 77 31 75 27 72 24 68 21 64 19 59 18 54 18 45 18 37 20 31 26 25 31 21 42 21 58 L 21 124 0 124 N"/></draw:custom-shape><draw:custom-shape draw:style-name="gr4" draw:text-style-name="P24" svg:width="0.0835in" svg:height="0.1098in" svg:x="3.2677in" svg:y="0.2732in"><text:p/><draw:enhanced-geometry svg:viewBox="0 0 132 168" draw:type="non-primitive" draw:enhanced-path="M 0 167 L 0 0 64 0 C 76 0 85 0 90 1 99 3 106 5 112 9 118 13 122 19 126 25 129 32 131 40 131 48 131 63 126 74 117 84 107 94 90 99 67 99 L 22 99 22 167 0 167 Z M 22 79 L 67 79 C 81 79 92 77 98 72 105 66 107 58 107 49 107 42 106 36 102 31 98 26 94 23 88 21 84 20 77 20 67 20 L 22 20 22 79 Z N"/></draw:custom-shape><draw:custom-shape draw:style-name="gr4" draw:text-style-name="P24" svg:width="0.1413in" svg:height="0.1098in" svg:x="3.3622in" svg:y="0.2732in"><text:p/><draw:enhanced-geometry svg:viewBox="0 0 221 168" draw:type="non-primitive" draw:enhanced-path="M 45 167 L 0 0 23 0 49 110 C 51 121 54 132 57 144 61 126 63 116 64 113 L 96 0 124 0 148 85 C 154 106 159 125 162 144 164 133 167 121 170 108 L 197 0 220 0 174 167 151 167 115 40 C 112 29 110 22 110 20 108 27 106 34 104 40 L 68 167 45 167 N"/></draw:custom-shape><draw:custom-shape draw:style-name="gr4" draw:text-style-name="P24" svg:width="0.1059in" svg:height="0.1098in" svg:x="3.5264in" svg:y="0.2732in"><text:p/><draw:enhanced-geometry svg:viewBox="0 0 166 168" draw:type="non-primitive" draw:enhanced-path="M 0 167 L 0 0 34 0 75 118 C 79 129 81 137 83 143 85 137 89 128 93 116 L 134 0 165 0 165 167 142 167 142 27 91 167 72 167 22 25 22 167 0 167 N"/></draw:custom-shape><draw:custom-shape draw:style-name="gr4" draw:text-style-name="P24" svg:width="0.0732in" svg:height="0.0795in" svg:x="3.3693in" svg:y="0.4791in"><text:p/><draw:enhanced-geometry svg:viewBox="0 0 116 122" draw:type="non-primitive" draw:enhanced-path="M 0 121 L 45 59 2 0 28 0 48 29 C 52 35 55 39 57 42 60 37 64 32 67 28 L 87 0 113 0 70 59 115 121 90 121 64 84 58 75 25 121 0 121 N"/></draw:custom-shape><draw:custom-shape draw:style-name="gr4" draw:text-style-name="P24" svg:width="0.0717in" svg:height="0.1106in" svg:x="3.4484in" svg:y="0.448in"><text:p/><draw:enhanced-geometry svg:viewBox="0 0 114 169" draw:type="non-primitive" draw:enhanced-path="M 113 148 L 113 168 0 168 C 0 163 0 158 2 154 5 146 10 139 16 132 23 125 32 116 44 106 62 91 75 80 82 71 89 62 92 54 92 46 92 38 89 31 83 26 77 20 69 17 59 17 49 17 40 20 35 26 28 32 25 41 25 52 L 3 49 C 5 33 11 21 20 13 30 5 43 0 60 0 76 0 89 5 99 14 109 22 113 33 113 47 113 53 112 60 109 67 106 73 102 80 95 87 89 94 78 104 62 116 50 127 41 133 38 137 34 141 31 145 29 148 L 113 148 N"/></draw:custom-shape></draw:g><draw:g draw:style-name="gr2"><draw:custom-shape draw:style-name="gr3" draw:text-style-name="P24" svg:width="0.6421in" svg:height="0.6461in" svg:x="4.65in" svg:y="0.0071in"><text:p/><draw:enhanced-geometry svg:viewBox="0 0 990 966" draw:type="non-primitive" draw:enhanced-path="M 0 965 C 0 643 0 321 0 0 330 0 659 0 989 0 989 321 989 643 989 965 659 965 330 965 0 965 N"/></draw:custom-shape><draw:custom-shape draw:style-name="gr4" draw:text-style-name="P24" svg:width="0.0862in" svg:height="0.1106in" svg:x="4.8228in" svg:y="0.0961in"><text:p/><draw:enhanced-geometry svg:viewBox="0 0 137 169" draw:type="non-primitive" draw:enhanced-path="M 0 168 C 0 112 0 56 0 0 8 0 16 0 24 0 54 44 84 88 114 132 114 88 114 44 114 0 122 0 129 0 136 0 136 56 136 112 136 168 128 168 121 168 113 168 83 124 52 80 22 36 22 80 22 124 22 168 15 168 8 168 0 168 N"/></draw:custom-shape><draw:custom-shape draw:style-name="gr4" draw:text-style-name="P24" svg:width="0.0862in" svg:height="0.1106in" svg:x="4.9276in" svg:y="0.0961in"><text:p/><draw:enhanced-geometry svg:viewBox="0 0 137 169" draw:type="non-primitive" draw:enhanced-path="M 57 168 C 57 119 57 69 57 20 38 20 19 20 0 20 0 14 0 7 0 0 45 0 91 0 136 0 136 7 136 14 136 20 117 20 98 20 79 20 79 69 79 119 79 168 72 168 64 168 57 168 N"/></draw:custom-shape><draw:custom-shape draw:style-name="gr4" draw:text-style-name="P24" svg:width="0.0961in" svg:height="0.1142in" svg:x="5.0283in" svg:y="0.0937in"><text:p/><draw:enhanced-geometry svg:viewBox="0 0 152 174" draw:type="non-primitive" draw:enhanced-path="M 128 112 L 151 118 C 147 136 138 150 126 159 113 169 98 173 80 173 61 173 47 170 35 162 23 155 15 145 9 130 3 117 0 102 0 86 0 68 3 53 10 40 17 27 26 17 39 10 52 4 65 0 81 0 98 0 112 5 124 13 136 21 144 34 148 49 L 126 54 C 122 42 116 33 109 28 101 22 92 19 80 19 67 19 56 23 47 29 38 35 32 43 29 54 25 64 23 75 23 86 23 100 25 112 29 123 34 134 40 141 49 147 58 152 68 155 78 155 90 155 101 151 110 144 119 137 125 126 128 112 N"/></draw:custom-shape><draw:custom-shape draw:style-name="gr4" draw:text-style-name="P24" svg:width="0.0878in" svg:height="0.1106in" svg:x="4.7039in" svg:y="0.2717in"><text:p/><draw:enhanced-geometry svg:viewBox="0 0 138 169" draw:type="non-primitive" draw:enhanced-path="M 57 168 C 57 119 57 69 57 20 38 20 19 20 0 20 0 14 0 7 0 0 46 0 91 0 137 0 137 7 137 14 137 20 118 20 99 20 80 20 80 69 80 119 80 168 72 168 65 168 57 168 N"/></draw:custom-shape><draw:custom-shape draw:style-name="gr4" draw:text-style-name="P24" svg:width="0.0634in" svg:height="0.1106in" svg:x="4.8083in" svg:y="0.2717in"><text:p/><draw:enhanced-geometry svg:viewBox="0 0 101 169" draw:type="non-primitive" draw:enhanced-path="M 0 168 L 0 0 21 0 21 60 C 30 49 43 43 58 43 67 43 75 45 81 49 88 52 93 57 96 63 98 70 100 79 100 91 L 100 168 79 168 79 90 C 79 80 77 73 72 68 68 63 62 61 53 61 47 61 41 63 36 66 30 69 26 73 24 79 22 84 21 91 21 101 L 21 168 0 168 N"/></draw:custom-shape><draw:custom-shape draw:style-name="gr4" draw:text-style-name="P24" svg:width="0.0724in" svg:height="0.0843in" svg:x="4.8909in" svg:y="0.3in"><text:p/><draw:enhanced-geometry svg:viewBox="0 0 115 129" draw:type="non-primitive" draw:enhanced-path="M 93 86 L 114 88 C 110 100 104 110 94 117 85 124 73 128 59 128 41 128 26 122 16 111 5 100 0 85 0 65 0 45 5 29 16 18 26 6 41 0 58 0 75 0 88 6 98 17 109 28 114 44 114 64 114 65 114 67 114 69 L 21 69 C 22 83 26 93 33 100 40 107 49 110 59 110 67 110 74 108 79 104 85 100 89 94 93 86 Z M 22 52 L 93 52 C 92 42 89 35 85 29 78 21 69 18 58 18 48 18 40 21 33 27 26 34 22 42 22 52 Z N"/></draw:custom-shape><draw:custom-shape draw:style-name="gr4" draw:text-style-name="P24" svg:width="0.0421in" svg:height="0.0823in" svg:x="4.9819in" svg:y="0.3in"><text:p/><draw:enhanced-geometry svg:viewBox="0 0 68 126" draw:type="non-primitive" draw:enhanced-path="M 0 125 L 0 3 18 3 18 21 C 23 13 28 7 32 4 36 1 40 0 45 0 53 0 60 3 67 7 L 60 26 C 55 23 50 21 45 21 40 21 36 22 32 25 29 28 26 32 24 37 22 44 21 52 21 61 L 21 125 0 125 N"/></draw:custom-shape><draw:custom-shape draw:style-name="gr4" draw:text-style-name="P24" svg:width="0.1087in" svg:height="0.0823in" svg:x="5.0339in" svg:y="0.3in"><text:p/><draw:enhanced-geometry svg:viewBox="0 0 170 126" draw:type="non-primitive" draw:enhanced-path="M 0 125 L 0 3 19 3 19 20 C 23 14 28 9 34 6 41 2 48 0 56 0 66 0 73 2 79 6 85 10 89 15 92 21 102 8 114 0 130 0 143 0 152 4 158 10 165 17 169 27 169 41 L 169 125 148 125 148 48 C 148 40 147 34 145 30 144 26 142 24 138 21 135 19 130 18 126 18 117 18 110 21 103 26 98 32 95 41 95 54 L 95 125 74 125 74 46 C 74 36 72 30 69 25 66 20 60 18 52 18 46 18 41 20 35 22 30 26 27 30 25 36 22 42 21 51 21 62 L 21 125 0 125 N"/></draw:custom-shape><draw:custom-shape draw:style-name="gr4" draw:text-style-name="P24" svg:width="0.074in" svg:height="0.0843in" svg:x="5.1602in" svg:y="0.3in"><text:p/><draw:enhanced-geometry svg:viewBox="0 0 117 129" draw:type="non-primitive" draw:enhanced-path="M 0 64 C 0 41 6 25 19 14 30 5 43 0 58 0 75 0 89 6 100 17 111 28 116 43 116 62 116 78 114 90 108 99 104 108 97 115 88 120 79 125 69 128 58 128 41 128 27 122 16 111 5 100 0 84 0 64 Z M 22 64 C 22 79 25 91 32 99 39 107 48 110 58 110 68 110 77 107 84 99 91 91 94 79 94 63 94 48 91 37 84 29 77 21 68 18 58 18 48 18 39 21 32 29 25 37 22 48 22 64 Z N"/></draw:custom-shape><draw:custom-shape draw:style-name="gr4" draw:text-style-name="P24" svg:width="0.0732in" svg:height="0.0803in" svg:x="4.8909in" svg:y="0.4787in"><text:p/><draw:enhanced-geometry svg:viewBox="0 0 116 123" draw:type="non-primitive" draw:enhanced-path="M 0 122 L 45 59 3 0 28 0 48 29 C 52 35 55 39 57 43 60 38 64 33 67 29 L 88 0 113 0 71 59 115 122 90 122 64 84 58 76 25 122 0 122 N"/></draw:custom-shape><draw:custom-shape draw:style-name="gr4" draw:text-style-name="P24" svg:width="0.0705in" svg:height="0.1098in" svg:x="4.9736in" svg:y="0.4488in"><text:p/><draw:enhanced-geometry svg:viewBox="0 0 112 167" draw:type="non-primitive" draw:enhanced-path="M 0 20 L 0 0 111 0 111 17 C 100 28 89 43 78 62 67 81 59 100 53 120 49 134 46 149 45 166 L 24 166 C 24 153 26 136 32 118 37 99 44 81 54 64 63 47 73 32 84 20 L 0 20 N"/></draw:custom-shape></draw:g><draw:g draw:style-name="gr2"><draw:custom-shape draw:style-name="gr5" draw:text-style-name="P24" svg:width="0.2315in" svg:height="0.7051in" svg:x="4.5339in" svg:y="0.6555in"><text:p/><draw:enhanced-geometry svg:viewBox="0 0 360 1054" draw:type="non-primitive" draw:enhanced-path="M 0 1053 C 119 702 240 351 359 0 N"/></draw:custom-shape><draw:custom-shape draw:style-name="gr4" draw:text-style-name="P24" svg:width="0.0823in" svg:height="0.0642in" svg:x="4.5311in" svg:y="1.0406in"><text:p/><draw:enhanced-geometry svg:viewBox="0 0 130 99" draw:type="non-primitive" draw:enhanced-path="M 96 98 L 0 23 6 8 129 0 123 16 87 17 71 62 101 84 96 98 Z M 61 54 L 74 18 40 19 C 29 19 21 19 15 19 21 23 27 27 33 32 L 61 54 Z N"/></draw:custom-shape><draw:custom-shape draw:style-name="gr4" draw:text-style-name="P24" svg:width="0.0803in" svg:height="0.0713in" svg:x="4.5465in" svg:y="0.9587in"><text:p/><draw:enhanced-geometry svg:viewBox="0 0 127 110" draw:type="non-primitive" draw:enhanced-path="M 109 109 L 0 74 13 37 C 16 29 18 23 21 19 24 14 29 9 34 6 41 3 48 0 57 0 65 0 74 1 84 4 92 7 99 10 105 14 110 18 115 22 118 26 121 31 123 35 125 39 126 43 126 48 126 53 126 59 124 64 122 71 L 109 109 Z M 101 90 L 109 68 C 111 61 112 56 112 51 112 47 112 43 110 40 108 36 104 31 98 28 93 24 87 21 79 18 67 15 58 14 51 15 43 17 38 20 34 24 32 27 29 34 26 42 L 18 64 101 90 Z N"/></draw:custom-shape><draw:custom-shape draw:style-name="gr4" draw:text-style-name="P24" svg:width="0.0752in" svg:height="0.0685in" svg:x="4.5776in" svg:y="0.8843in"><text:p/><draw:enhanced-geometry svg:viewBox="0 0 120 105" draw:type="non-primitive" draw:enhanced-path="M 85 25 L 94 12 C 105 19 112 27 116 37 119 46 119 57 115 68 111 79 106 88 99 94 92 99 82 103 72 104 62 104 52 103 42 100 30 96 21 91 14 84 7 77 3 69 1 60 0 51 0 41 4 32 7 21 13 13 21 8 29 3 38 0 50 0 L 48 16 C 39 16 33 18 27 21 22 24 18 30 16 37 13 45 13 52 15 59 17 66 21 71 27 76 33 80 39 83 46 86 55 88 64 90 71 89 79 89 85 86 91 82 96 77 99 72 102 65 105 57 105 50 102 43 99 36 94 30 85 25 N"/></draw:custom-shape></draw:g><draw:g draw:style-name="gr2"><draw:custom-shape draw:style-name="gr3" draw:text-style-name="P24" svg:width="0.6425in" svg:height="0.6461in" svg:x="3.8886in" svg:y="0.0071in"><text:p/><draw:enhanced-geometry svg:viewBox="0 0 991 966" draw:type="non-primitive" draw:enhanced-path="M 0 965 C 0 643 0 321 0 0 330 0 660 0 990 0 990 321 990 643 990 965 660 965 330 965 0 965 N"/></draw:custom-shape><draw:custom-shape draw:style-name="gr4" draw:text-style-name="P24" svg:width="0.0732in" svg:height="0.1106in" svg:x="4.0886in" svg:y="0.0961in"><text:p/><draw:enhanced-geometry svg:viewBox="0 0 117 169" draw:type="non-primitive" draw:enhanced-path="M 0 168 C 0 112 0 56 0 0 39 0 77 0 116 0 116 7 116 14 116 20 85 20 54 20 23 20 23 37 23 54 23 72 49 72 77 72 103 72 103 78 103 85 103 91 77 91 49 91 23 91 23 117 23 142 23 168 15 168 8 168 0 168 N"/></draw:custom-shape><draw:custom-shape draw:style-name="gr4" draw:text-style-name="P24" svg:width="0.0732in" svg:height="0.0835in" svg:x="4.1768in" svg:y="0.1244in"><text:p/><draw:enhanced-geometry svg:viewBox="0 0 116 128" draw:type="non-primitive" draw:enhanced-path="M 89 110 C 81 116 73 121 67 124 59 126 51 127 43 127 29 127 18 124 11 118 4 111 0 103 0 93 0 87 1 81 4 76 6 71 10 67 15 64 19 61 25 59 30 57 34 57 41 56 50 55 67 52 79 50 88 47 88 45 88 43 88 42 88 34 85 28 81 25 76 20 68 17 57 17 47 17 39 19 35 22 30 26 26 32 24 41 L 3 38 C 5 29 8 22 13 17 17 11 23 8 31 5 39 2 49 0 60 0 70 0 79 1 86 4 93 6 98 10 101 13 104 17 106 22 107 27 108 31 108 37 108 46 L 108 74 C 108 93 109 105 110 110 111 115 112 120 115 125 L 93 125 C 91 120 89 115 89 110 Z M 88 63 C 80 67 68 69 52 71 44 72 38 74 34 76 30 77 27 79 25 82 23 85 22 88 22 92 22 98 25 102 29 106 33 110 39 111 48 111 56 111 63 110 70 106 76 103 81 98 84 92 86 87 88 80 88 71 L 88 63 Z N"/></draw:custom-shape><draw:custom-shape draw:style-name="gr4" draw:text-style-name="P24" svg:width="0.0634in" svg:height="0.0823in" svg:x="4.2693in" svg:y="0.1244in"><text:p/><draw:enhanced-geometry svg:viewBox="0 0 101 126" draw:type="non-primitive" draw:enhanced-path="M 0 125 L 0 3 19 3 19 20 C 28 7 41 0 58 0 66 0 72 1 79 4 85 7 90 10 92 15 96 19 98 24 99 30 100 34 100 40 100 50 L 100 125 79 125 79 51 C 79 42 78 36 76 32 75 27 72 24 68 22 63 19 59 18 53 18 45 18 37 21 31 26 24 32 21 42 21 58 L 21 125 0 125 N"/></draw:custom-shape><draw:custom-shape draw:style-name="gr4" draw:text-style-name="P24" svg:width="0.087in" svg:height="0.1106in" svg:x="4.0047in" svg:y="0.2717in"><text:p/><draw:enhanced-geometry svg:viewBox="0 0 138 169" draw:type="non-primitive" draw:enhanced-path="M 57 168 C 57 119 57 69 57 20 38 20 19 20 0 20 0 14 0 7 0 0 46 0 91 0 137 0 137 7 137 14 137 20 118 20 99 20 80 20 80 69 80 119 80 168 72 168 65 168 57 168 N"/></draw:custom-shape><draw:custom-shape draw:style-name="gr4" draw:text-style-name="P24" svg:width="0.0732in" svg:height="0.0843in" svg:x="4.0866in" svg:y="0.3in"><text:p/><draw:enhanced-geometry svg:viewBox="0 0 116 129" draw:type="non-primitive" draw:enhanced-path="M 89 110 C 81 116 73 121 67 124 59 126 51 128 43 128 29 128 18 124 11 118 4 111 0 103 0 93 0 87 1 81 4 76 7 71 11 67 15 64 20 61 25 59 30 57 34 57 41 56 50 55 67 52 79 50 88 47 88 45 88 43 88 42 88 34 85 28 81 25 76 20 68 18 57 18 47 18 39 19 35 22 30 26 26 32 24 41 L 3 38 C 5 29 8 22 13 17 17 11 23 8 31 5 39 2 49 0 60 0 71 0 79 1 86 4 93 6 98 10 101 13 104 17 106 22 107 27 108 31 109 37 109 46 L 109 74 C 109 93 109 105 110 110 111 115 113 120 115 125 L 93 125 C 91 120 89 115 89 110 Z M 88 63 C 80 67 68 69 52 71 44 72 38 74 34 76 30 77 28 79 25 82 24 85 22 88 22 92 22 98 25 102 29 106 33 110 39 111 48 111 56 111 63 110 70 107 76 103 81 98 84 92 86 87 88 80 88 71 L 88 63 Z N"/></draw:custom-shape><draw:custom-shape draw:style-name="gr4" draw:text-style-name="P24" svg:width="0.0697in" svg:height="0.0843in" svg:x="4.174in" svg:y="0.3in"><text:p/><draw:enhanced-geometry svg:viewBox="0 0 110 129" draw:type="non-primitive" draw:enhanced-path="M 88 80 L 109 83 C 107 97 101 108 92 116 82 124 71 128 57 128 40 128 26 122 16 111 5 100 0 85 0 64 0 51 2 40 7 30 12 20 18 13 27 8 37 3 46 0 57 0 71 0 82 4 90 10 99 17 105 27 107 39 L 86 42 C 85 34 81 27 76 24 71 20 65 18 58 18 47 18 38 21 32 29 25 36 22 48 22 64 22 80 25 92 31 99 38 107 46 110 57 110 65 110 72 108 77 103 83 98 86 90 88 80 N"/></draw:custom-shape><draw:custom-shape draw:style-name="gr4" draw:text-style-name="P24" svg:width="0.0642in" svg:height="0.1106in" svg:x="4.2567in" svg:y="0.2717in"><text:p/><draw:enhanced-geometry svg:viewBox="0 0 102 169" draw:type="non-primitive" draw:enhanced-path="M 0 168 L 0 0 21 0 21 60 C 31 49 43 43 58 43 67 43 75 45 82 49 89 52 93 57 96 63 99 70 101 79 101 91 L 101 168 80 168 80 90 C 80 80 77 73 73 68 68 63 62 61 54 61 47 61 42 63 37 66 31 69 27 73 25 79 22 84 21 91 21 101 L 21 168 0 168 N"/></draw:custom-shape><draw:custom-shape draw:style-name="gr4" draw:text-style-name="P24" svg:width="0.074in" svg:height="0.0843in" svg:x="4.3386in" svg:y="0.3in"><text:p/><draw:enhanced-geometry svg:viewBox="0 0 117 129" draw:type="non-primitive" draw:enhanced-path="M 0 64 C 0 41 6 25 19 14 30 5 43 0 58 0 75 0 89 6 100 17 111 28 116 43 116 62 116 78 113 90 108 99 104 108 97 115 88 120 79 125 69 128 58 128 41 128 27 122 16 111 5 100 0 84 0 64 Z M 22 64 C 22 79 25 91 32 99 39 107 48 110 58 110 68 110 77 107 84 99 91 91 94 79 94 63 94 48 91 37 84 29 77 21 68 18 58 18 48 18 39 21 32 29 25 37 22 48 22 64 Z N"/></draw:custom-shape><draw:custom-shape draw:style-name="gr4" draw:text-style-name="P24" svg:width="0.0732in" svg:height="0.0803in" svg:x="4.1303in" svg:y="0.4787in"><text:p/><draw:enhanced-geometry svg:viewBox="0 0 117 123" draw:type="non-primitive" draw:enhanced-path="M 0 122 L 46 59 3 0 29 0 48 29 C 52 35 55 39 57 43 61 38 64 33 67 29 L 88 0 114 0 71 59 116 122 90 122 65 84 59 76 26 122 0 122 N"/></draw:custom-shape><draw:custom-shape draw:style-name="gr4" draw:text-style-name="P24" svg:width="0.0717in" svg:height="0.113in" svg:x="4.2118in" svg:y="0.4472in"><text:p/><draw:enhanced-geometry svg:viewBox="0 0 114 172" draw:type="non-primitive" draw:enhanced-path="M 110 41 L 89 43 C 87 35 84 29 81 26 75 20 69 17 60 17 54 17 48 19 42 22 36 27 31 34 27 43 24 52 21 65 21 82 27 74 33 69 40 65 48 61 55 59 63 59 77 59 89 64 99 74 108 84 113 98 113 114 113 124 111 133 107 143 102 152 95 158 87 163 79 168 70 171 59 171 42 171 28 164 16 152 6 139 0 119 0 89 0 57 6 33 19 19 29 6 44 0 62 0 75 0 86 4 95 11 104 18 109 28 110 41 Z M 24 114 C 24 121 26 127 29 133 32 140 36 145 42 148 47 152 53 153 59 153 69 153 76 150 82 143 88 136 92 127 92 115 92 103 89 94 83 88 76 81 68 78 58 78 49 78 41 81 35 88 28 94 24 103 24 114 Z N"/></draw:custom-shape></draw:g><draw:g draw:style-name="gr2"><draw:custom-shape draw:style-name="gr5" draw:text-style-name="P24" svg:width="0.0571in" svg:height="0.7051in" svg:x="4.1228in" svg:y="0.6555in"><text:p/><draw:enhanced-geometry svg:viewBox="0 0 91 1054" draw:type="non-primitive" draw:enhanced-path="M 0 1053 C 30 702 60 351 90 0 N"/></draw:custom-shape><draw:custom-shape draw:style-name="gr4" draw:text-style-name="P24" svg:width="0.0748in" svg:height="0.0677in" svg:x="4.0465in" svg:y="1.0606in"><text:p/><draw:enhanced-geometry svg:viewBox="0 0 120 105" draw:type="non-primitive" draw:enhanced-path="M 72 48 L 58 47 62 0 105 4 C 110 11 114 19 116 27 119 35 119 43 119 51 117 62 115 71 109 80 103 88 96 94 86 98 77 102 66 104 56 103 44 102 34 99 25 93 16 88 9 81 5 72 1 63 0 54 1 42 2 34 3 28 7 21 10 15 14 10 19 7 24 3 31 1 39 0 L 41 14 C 36 15 31 16 27 19 24 21 21 24 19 29 17 33 15 38 14 44 14 51 14 56 16 61 18 66 20 71 23 74 26 77 30 80 34 82 40 85 48 87 56 88 66 88 75 88 82 84 89 82 94 77 98 71 102 65 104 59 105 51 106 45 105 39 103 32 101 26 99 21 96 18 L 75 16 72 48 N"/></draw:custom-shape><draw:custom-shape draw:style-name="gr4" draw:text-style-name="P24" svg:width="0.074in" svg:height="0.0587in" svg:x="4.0504in" svg:y="0.9882in"><text:p/><draw:enhanced-geometry svg:viewBox="0 0 117 92" draw:type="non-primitive" draw:enhanced-path="M 114 91 L 0 82 4 41 C 4 33 6 28 7 24 8 18 10 14 13 11 16 7 20 5 25 3 30 1 35 0 41 1 50 2 58 5 65 12 71 18 73 29 72 44 L 70 73 116 76 114 91 Z M 56 71 L 58 43 C 59 34 58 27 55 23 51 18 46 16 40 16 35 16 31 16 27 18 24 20 21 23 20 27 19 29 18 34 17 40 L 15 68 56 71 Z N"/></draw:custom-shape><draw:custom-shape draw:style-name="gr4" draw:text-style-name="P24" svg:width="0.0724in" svg:height="0.0157in" svg:x="4.0575in" svg:y="0.9606in"><text:p/><draw:enhanced-geometry svg:viewBox="0 0 116 26" draw:type="non-primitive" draw:enhanced-path="M 113 25 C 75 21 37 18 0 15 0 10 0 5 1 0 39 4 77 6 115 10 115 15 114 20 113 25 N"/></draw:custom-shape><draw:custom-shape draw:style-name="gr4" draw:text-style-name="P24" svg:width="0.0752in" svg:height="0.0697in" svg:x="4.0602in" svg:y="0.878in"><text:p/><draw:enhanced-geometry svg:viewBox="0 0 121 109" draw:type="non-primitive" draw:enhanced-path="M 57 107 C 38 106 24 100 14 89 5 78 0 65 1 49 2 39 6 30 12 22 17 15 25 8 34 5 43 1 54 0 65 1 77 2 87 5 95 10 104 16 110 23 114 31 118 40 120 49 119 59 118 69 115 79 109 86 103 94 95 100 86 104 77 107 67 108 57 107 Z M 59 92 C 72 94 83 91 91 84 100 78 105 69 106 58 106 47 103 37 96 29 89 22 78 17 64 16 55 15 47 16 39 18 33 21 27 25 22 31 18 37 16 43 15 50 14 61 17 70 23 78 30 86 42 91 59 92 Z N"/></draw:custom-shape></draw:g><draw:g draw:style-name="gr2"><draw:custom-shape draw:style-name="gr3" draw:text-style-name="P24" svg:width="0.6543in" svg:height="0.6453in" svg:x="5.5874in" svg:y="1.539in"><text:p/><draw:enhanced-geometry svg:viewBox="0 0 1009 966" draw:type="non-primitive" draw:enhanced-path="M 0 965 C 0 643 0 322 0 0 336 0 672 0 1008 0 1008 322 1008 643 1008 965 672 965 336 965 0 965 N"/></draw:custom-shape><draw:custom-shape draw:style-name="gr4" draw:text-style-name="P24" svg:width="0.0858in" svg:height="0.1098in" svg:x="5.6929in" svg:y="1.7161in"><text:p/><draw:enhanced-geometry svg:viewBox="0 0 136 168" draw:type="non-primitive" draw:enhanced-path="M 0 167 C 0 111 0 55 0 0 8 0 16 0 23 0 23 22 23 45 23 68 52 68 82 68 112 68 112 45 112 22 112 0 119 0 127 0 135 0 135 55 135 111 135 167 127 167 119 167 112 167 112 141 112 115 112 88 82 88 52 88 23 88 23 115 23 141 23 167 16 167 8 167 0 167 N"/></draw:custom-shape><draw:custom-shape draw:style-name="gr4" draw:text-style-name="P24" svg:width="0.0724in" svg:height="0.0835in" svg:x="5.7984in" svg:y="1.7445in"><text:p/><draw:enhanced-geometry svg:viewBox="0 0 116 128" draw:type="non-primitive" draw:enhanced-path="M 93 85 L 114 88 C 111 100 105 110 95 116 86 123 74 127 59 127 41 127 27 121 16 110 6 99 0 84 0 64 0 44 6 28 16 17 27 5 41 0 58 0 75 0 89 5 99 16 110 27 115 43 115 63 115 64 115 67 115 69 L 22 69 C 23 82 26 92 34 99 41 106 50 110 60 110 68 110 75 107 80 104 85 100 90 94 93 85 Z M 23 52 L 93 52 C 92 42 90 34 85 28 79 21 70 17 59 17 49 17 41 20 34 26 27 33 23 41 23 52 Z N"/></draw:custom-shape><draw:custom-shape draw:style-name="gr4" draw:text-style-name="P24" svg:width="0.0732in" svg:height="0.0835in" svg:x="5.8858in" svg:y="1.7445in"><text:p/><draw:enhanced-geometry svg:viewBox="0 0 116 128" draw:type="non-primitive" draw:enhanced-path="M 89 109 C 81 116 73 120 67 123 59 126 51 127 43 127 29 127 18 123 11 117 4 110 0 102 0 92 0 86 1 80 4 75 7 70 11 67 15 64 20 60 25 58 30 57 34 56 41 55 50 54 67 52 79 49 88 47 88 44 88 42 88 41 88 33 85 27 81 24 76 19 68 17 57 17 47 17 39 18 35 22 30 25 26 31 24 40 L 3 37 C 5 28 8 22 13 16 17 11 23 7 32 4 39 1 49 0 60 0 71 0 79 1 86 4 93 6 98 9 101 12 104 16 106 21 107 27 108 30 109 37 109 46 L 109 73 C 109 93 109 105 110 110 111 115 113 120 115 124 L 93 124 C 91 120 89 115 89 109 Z M 88 63 C 80 66 68 68 53 70 44 72 38 73 34 75 30 77 28 79 25 81 24 84 22 88 22 91 22 97 25 101 29 105 33 109 39 111 48 111 56 111 63 109 70 106 76 102 81 98 84 91 87 86 88 79 88 70 L 88 63 Z N"/></draw:custom-shape><draw:custom-shape draw:style-name="gr4" draw:text-style-name="P24" svg:width="0.037in" svg:height="0.1094in" svg:x="5.9701in" svg:y="1.7181in"><text:p/><draw:enhanced-geometry svg:viewBox="0 0 61 167" draw:type="non-primitive" draw:enhanced-path="M 57 145 L 60 163 C 55 165 49 166 44 166 36 166 31 164 26 162 22 160 19 156 18 152 16 149 15 141 15 128 L 15 58 0 58 0 42 15 42 15 12 36 0 36 42 57 42 57 58 36 58 36 129 C 36 135 36 139 37 140 38 142 39 143 41 144 43 145 45 146 48 146 51 146 53 146 57 145 N"/></draw:custom-shape><draw:custom-shape draw:style-name="gr4" draw:text-style-name="P24" svg:width="0.0732in" svg:height="0.0835in" svg:x="6.0165in" svg:y="1.7445in"><text:p/><draw:enhanced-geometry svg:viewBox="0 0 116 128" draw:type="non-primitive" draw:enhanced-path="M 93 85 L 114 88 C 111 100 104 110 95 116 86 123 74 127 59 127 41 127 27 121 16 110 5 99 0 84 0 64 0 44 5 28 16 17 27 5 41 0 58 0 75 0 88 5 99 16 109 27 115 43 115 63 115 64 115 67 115 69 L 22 69 C 22 82 26 92 33 99 40 106 49 110 60 110 68 110 74 107 79 104 85 100 90 94 93 85 Z M 22 52 L 93 52 C 92 42 90 34 85 28 78 21 69 17 58 17 48 17 40 20 33 26 27 33 23 41 22 52 Z N"/></draw:custom-shape><draw:custom-shape draw:style-name="gr4" draw:text-style-name="P24" svg:width="0.0413in" svg:height="0.0815in" svg:x="6.1094in" svg:y="1.7445in"><text:p/><draw:enhanced-geometry svg:viewBox="0 0 68 125" draw:type="non-primitive" draw:enhanced-path="M 0 124 L 0 2 18 2 18 21 C 23 12 28 6 32 4 35 1 40 0 45 0 52 0 60 2 67 6 L 60 25 C 55 22 50 21 45 21 40 21 36 22 32 25 29 27 26 31 24 36 22 43 21 52 21 60 L 21 124 0 124 N"/></draw:custom-shape><draw:custom-shape draw:style-name="gr4" draw:text-style-name="P24" svg:width="0.074in" svg:height="0.0803in" svg:x="5.8339in" svg:y="1.9224in"><text:p/><draw:enhanced-geometry svg:viewBox="0 0 117 123" draw:type="non-primitive" draw:enhanced-path="M 0 122 L 46 60 3 0 29 0 49 30 C 53 35 55 40 58 43 61 38 64 33 67 29 L 88 0 114 0 71 60 116 122 91 122 65 84 59 76 26 122 0 122 N"/></draw:custom-shape><draw:custom-shape draw:style-name="gr4" draw:text-style-name="P24" svg:width="0.0717in" svg:height="0.113in" svg:x="5.9157in" svg:y="1.8909in"><text:p/><draw:enhanced-geometry svg:viewBox="0 0 114 172" draw:type="non-primitive" draw:enhanced-path="M 0 124 L 22 122 C 24 133 28 141 34 146 40 151 47 154 55 154 65 154 74 150 81 144 88 137 91 129 91 119 91 109 88 102 81 96 75 90 67 87 58 87 54 87 48 87 42 89 L 44 71 C 46 71 47 71 48 71 57 71 64 69 72 64 79 60 82 53 82 43 82 36 79 29 74 24 69 19 62 17 54 17 46 17 39 20 34 25 29 30 25 37 24 47 L 2 43 C 5 29 10 19 20 11 29 4 40 0 54 0 63 0 71 2 79 6 87 10 93 15 97 22 101 29 103 36 103 44 103 51 101 58 97 63 93 69 88 74 80 77 90 80 98 85 104 92 110 99 113 108 113 118 113 133 107 145 96 156 85 166 72 171 55 171 40 171 27 166 17 158 7 149 1 138 0 124 N"/></draw:custom-shape></draw:g><draw:g draw:style-name="gr2"><draw:custom-shape draw:style-name="gr10" draw:text-style-name="P24" svg:width="0.8768in" svg:height="0.0012in" svg:x="4.7094in" svg:y="1.8917in"><text:p/><draw:enhanced-geometry svg:viewBox="0 0 1351 1" draw:type="non-primitive" draw:enhanced-path="M 0 0 C 450 0 899 0 1350 0 N"/></draw:custom-shape><draw:custom-shape draw:style-name="gr4" draw:text-style-name="P24" svg:width="0.0705in" svg:height="0.0748in" svg:x="5.0748in" svg:y="1.7925in"><text:p/><draw:enhanced-geometry svg:viewBox="0 0 111 116" draw:type="non-primitive" draw:enhanced-path="M 0 59 C 0 40 5 26 15 15 26 5 39 0 55 0 65 0 75 2 83 7 92 12 98 19 103 28 107 36 110 46 110 57 110 69 107 79 103 88 98 97 91 103 83 108 74 113 65 115 55 115 44 115 35 112 26 107 18 102 11 96 7 87 2 78 0 69 0 59 Z M 15 59 C 15 72 19 83 27 90 34 98 43 102 55 102 66 102 76 98 83 90 90 82 94 72 94 57 94 49 93 41 90 34 86 28 82 23 76 19 69 15 62 13 55 13 44 13 35 17 27 24 19 31 15 43 15 59 Z N"/></draw:custom-shape><draw:custom-shape draw:style-name="gr4" draw:text-style-name="P24" svg:width="0.065in" svg:height="0.0748in" svg:x="5.1559in" svg:y="1.7925in"><text:p/><draw:enhanced-geometry svg:viewBox="0 0 103 116" draw:type="non-primitive" draw:enhanced-path="M 87 74 L 102 77 C 98 90 93 99 85 106 76 112 66 115 54 115 42 115 32 113 24 108 16 103 10 96 6 86 2 77 0 67 0 56 0 45 2 35 7 27 11 18 18 11 26 7 34 2 43 0 54 0 65 0 75 3 83 9 91 14 96 22 99 33 L 84 36 C 81 28 77 22 72 19 67 15 61 13 53 13 45 13 37 15 31 19 25 23 21 29 19 35 16 43 15 49 15 56 15 66 17 74 20 81 23 88 27 93 33 97 39 100 46 102 53 102 61 102 68 99 75 95 80 90 84 83 87 74 N"/></draw:custom-shape></draw:g><draw:g draw:style-name="gr2"><draw:custom-shape draw:style-name="gr3" draw:text-style-name="P24" svg:width="0.6425in" svg:height="0.6461in" svg:x="5.4122in" svg:y="0.0079in"><text:p/><draw:enhanced-geometry svg:viewBox="0 0 991 966" draw:type="non-primitive" draw:enhanced-path="M 0 965 C 0 644 0 322 0 0 330 0 660 0 990 0 990 322 990 644 990 965 660 965 330 965 0 965 N"/></draw:custom-shape><draw:custom-shape draw:style-name="gr4" draw:text-style-name="P24" svg:width="0.0835in" svg:height="0.1098in" svg:x="5.4886in" svg:y="0.0972in"><text:p/><draw:enhanced-geometry svg:viewBox="0 0 132 168" draw:type="non-primitive" draw:enhanced-path="M 0 167 L 0 0 65 0 C 76 0 85 0 91 1 99 3 107 5 112 9 118 13 123 19 126 25 129 32 131 40 131 48 131 63 127 74 117 84 108 94 91 99 67 99 L 23 99 23 167 0 167 Z M 23 79 L 67 79 C 82 79 93 77 99 72 105 66 108 58 108 49 108 42 106 36 102 31 99 26 94 23 88 21 84 20 77 20 67 20 L 23 20 23 79 Z N"/></draw:custom-shape><draw:custom-shape draw:style-name="gr4" draw:text-style-name="P24" svg:width="0.0862in" svg:height="0.1142in" svg:x="5.5886in" svg:y="0.0953in"><text:p/><draw:enhanced-geometry svg:viewBox="0 0 137 174" draw:type="non-primitive" draw:enhanced-path="M 0 116 L 22 114 C 23 123 25 130 29 135 33 140 38 145 46 148 54 151 63 153 72 153 81 153 88 152 95 149 101 147 106 143 110 139 113 134 114 130 114 125 114 119 113 115 110 111 107 107 102 104 94 101 90 100 80 97 64 93 48 90 37 86 31 83 23 79 17 74 13 67 9 61 7 54 7 46 7 38 9 30 14 23 19 15 26 9 35 6 45 2 55 0 67 0 80 0 91 2 101 6 110 10 118 16 123 24 128 32 131 40 131 50 L 110 51 C 109 41 105 33 98 28 91 23 81 20 68 20 54 20 44 22 38 27 32 32 29 38 29 45 29 51 31 56 35 60 39 64 51 67 69 72 88 76 101 79 107 82 117 87 124 92 130 100 134 106 136 114 136 123 136 132 133 140 128 148 123 156 116 162 106 166 96 171 85 173 73 173 58 173 44 171 34 166 24 162 16 155 10 147 4 138 1 127 0 116 N"/></draw:custom-shape><draw:custom-shape draw:style-name="gr4" draw:text-style-name="P24" svg:width="0.1004in" svg:height="0.1098in" svg:x="5.7311in" svg:y="0.0972in"><text:p/><draw:enhanced-geometry svg:viewBox="0 0 158 168" draw:type="non-primitive" draw:enhanced-path="M 66 167 L 0 0 24 0 69 121 C 72 131 76 140 78 149 81 140 83 130 87 121 L 133 0 157 0 90 167 66 167 N"/></draw:custom-shape><draw:custom-shape draw:style-name="gr4" draw:text-style-name="P24" svg:width="0.0732in" svg:height="0.0835in" svg:x="5.8303in" svg:y="0.126in"><text:p/><draw:enhanced-geometry svg:viewBox="0 0 116 128" draw:type="non-primitive" draw:enhanced-path="M 0 63 C 0 41 6 24 19 13 29 4 42 0 57 0 74 0 89 5 99 16 110 28 115 42 115 62 115 77 113 89 108 99 103 108 97 115 87 120 78 125 68 127 57 127 40 127 26 122 15 110 5 100 0 84 0 63 Z M 21 63 C 21 79 25 91 31 98 38 106 47 110 57 110 68 110 77 106 84 98 90 91 94 78 94 63 94 48 90 36 84 29 76 21 68 17 57 17 47 17 38 21 31 29 25 36 21 48 21 63 Z N"/></draw:custom-shape><draw:custom-shape draw:style-name="gr4" draw:text-style-name="P24" svg:width="0.0114in" svg:height="0.1098in" svg:x="5.9228in" svg:y="0.0972in"><text:p/><draw:enhanced-geometry svg:viewBox="0 0 22 168" draw:type="non-primitive" draw:enhanced-path="M 0 167 C 0 111 0 56 0 0 7 0 15 0 21 0 21 56 21 111 21 167 15 167 7 167 0 167 N"/></draw:custom-shape><draw:custom-shape draw:style-name="gr4" draw:text-style-name="P24" svg:width="0.037in" svg:height="0.1098in" svg:x="5.95in" svg:y="0.0988in"><text:p/><draw:enhanced-geometry svg:viewBox="0 0 61 167" draw:type="non-primitive" draw:enhanced-path="M 58 145 L 60 164 C 55 165 49 166 45 166 37 166 31 164 26 162 22 160 20 157 18 153 16 149 15 141 15 128 L 15 59 0 59 0 43 15 43 15 12 36 0 36 43 58 43 58 59 36 59 36 129 C 36 135 37 139 37 141 38 142 39 143 41 144 43 145 45 146 48 146 51 146 54 146 58 145 N"/></draw:custom-shape><draw:custom-shape draw:style-name="gr4" draw:text-style-name="P24" svg:width="0.0862in" svg:height="0.1142in" svg:x="5.5185in" svg:y="0.2709in"><text:p/><draw:enhanced-geometry svg:viewBox="0 0 137 174" draw:type="non-primitive" draw:enhanced-path="M 0 116 L 22 114 C 23 123 25 130 28 135 32 140 38 145 46 148 53 152 62 153 72 153 80 153 88 152 95 149 101 147 106 143 109 139 112 134 114 130 114 125 114 119 112 115 109 111 107 107 101 104 94 101 90 100 79 97 64 93 48 90 37 86 31 83 23 79 16 74 12 67 8 61 6 54 6 46 6 38 8 30 14 23 19 15 25 9 35 6 45 2 55 0 66 0 79 0 91 2 100 6 110 10 117 16 122 24 128 32 130 40 131 50 L 109 51 C 108 41 104 33 97 28 91 23 81 20 67 20 54 20 44 22 38 27 32 32 28 38 28 45 28 51 31 56 35 60 39 64 51 67 69 72 88 76 100 79 107 82 117 87 124 92 129 100 134 106 136 114 136 123 136 132 133 140 128 148 123 156 116 162 106 166 96 171 85 173 73 173 57 173 44 171 34 166 24 162 15 155 10 147 3 138 1 127 0 116 N"/></draw:custom-shape><draw:custom-shape draw:style-name="gr4" draw:text-style-name="P24" svg:width="0.0724in" svg:height="0.0835in" svg:x="5.622in" svg:y="0.3016in"><text:p/><draw:enhanced-geometry svg:viewBox="0 0 115 128" draw:type="non-primitive" draw:enhanced-path="M 93 85 L 114 88 C 110 100 104 110 94 117 85 124 73 127 59 127 41 127 26 122 16 110 5 99 0 85 0 65 0 44 5 28 16 17 26 5 41 0 58 0 75 0 88 5 98 17 109 28 114 44 114 63 114 65 114 67 114 69 L 21 69 C 22 82 26 92 33 99 40 107 49 110 59 110 67 110 74 108 79 104 85 100 89 94 93 85 Z M 22 52 L 93 52 C 92 42 89 34 85 29 78 21 69 17 58 17 48 17 40 20 33 26 26 33 22 41 22 52 Z N"/></draw:custom-shape><draw:custom-shape draw:style-name="gr4" draw:text-style-name="P24" svg:width="0.063in" svg:height="0.0815in" svg:x="5.7146in" svg:y="0.3016in"><text:p/><draw:enhanced-geometry svg:viewBox="0 0 101 125" draw:type="non-primitive" draw:enhanced-path="M 0 124 L 0 3 19 3 19 20 C 28 7 41 0 58 0 66 0 73 1 79 4 85 7 90 10 92 14 96 19 98 24 99 29 100 33 100 40 100 50 L 100 124 79 124 79 50 C 79 42 78 35 77 31 75 27 72 24 68 21 64 19 59 18 53 18 45 18 37 20 31 26 24 31 21 42 21 58 L 21 124 0 124 N"/></draw:custom-shape><draw:custom-shape draw:style-name="gr4" draw:text-style-name="P24" svg:width="0.065in" svg:height="0.0835in" svg:x="5.7965in" svg:y="0.3016in"><text:p/><draw:enhanced-geometry svg:viewBox="0 0 104 128" draw:type="non-primitive" draw:enhanced-path="M 0 88 L 21 85 C 22 93 25 99 30 103 36 108 44 110 53 110 63 110 70 108 75 104 79 101 82 96 82 91 82 86 79 82 75 80 72 78 65 76 54 73 38 69 27 66 21 63 15 60 11 56 7 51 4 46 3 41 3 35 3 30 4 25 7 20 9 15 12 12 17 8 20 6 25 4 30 2 36 0 42 0 49 0 59 0 67 1 75 4 82 7 88 10 91 15 95 20 97 26 99 34 L 78 37 C 77 31 74 26 70 23 65 19 59 17 50 17 41 17 34 19 29 21 25 25 23 29 23 33 23 35 24 38 26 40 28 42 30 44 34 45 36 46 42 48 53 50 68 54 79 57 84 60 90 62 95 66 98 71 101 76 103 82 103 88 103 96 101 102 97 108 93 114 87 119 79 122 71 125 63 127 53 127 37 127 25 124 16 117 8 110 2 101 0 88 N"/></draw:custom-shape><draw:custom-shape draw:style-name="gr4" draw:text-style-name="P24" svg:width="0.0732in" svg:height="0.0835in" svg:x="5.874in" svg:y="0.3016in"><text:p/><draw:enhanced-geometry svg:viewBox="0 0 116 128" draw:type="non-primitive" draw:enhanced-path="M 93 85 L 114 88 C 111 100 104 110 95 117 86 124 74 127 59 127 41 127 27 122 16 110 5 99 0 85 0 65 0 44 5 28 16 17 27 5 41 0 58 0 75 0 89 5 99 17 109 28 115 44 115 63 115 65 115 67 115 69 L 22 69 C 22 82 26 92 34 99 40 107 49 110 60 110 68 110 74 108 79 104 85 100 90 94 93 85 Z M 22 52 L 93 52 C 92 42 90 34 85 29 78 21 69 17 58 17 48 17 40 20 34 26 27 33 23 41 22 52 Z N"/></draw:custom-shape><draw:custom-shape draw:style-name="gr4" draw:text-style-name="P24" svg:width="0.0732in" svg:height="0.0795in" svg:x="5.6531in" svg:y="0.4791in"><text:p/><draw:enhanced-geometry svg:viewBox="0 0 117 122" draw:type="non-primitive" draw:enhanced-path="M 0 121 L 45 59 3 0 28 0 48 29 C 52 35 55 39 57 42 61 37 64 32 67 28 L 88 0 113 0 71 59 116 121 90 121 65 84 58 75 25 121 0 121 N"/></draw:custom-shape><draw:custom-shape draw:style-name="gr4" draw:text-style-name="P24" svg:width="0.0724in" svg:height="0.1106in" svg:x="5.7319in" svg:y="0.448in"><text:p/><draw:enhanced-geometry svg:viewBox="0 0 115 169" draw:type="non-primitive" draw:enhanced-path="M 114 148 L 114 168 0 168 C 0 163 1 158 3 154 6 146 11 139 17 132 24 125 33 116 45 106 63 91 76 80 83 71 89 62 93 54 93 46 93 38 90 31 84 26 77 20 70 17 60 17 50 17 41 20 36 26 29 32 26 41 26 52 L 4 49 C 6 33 12 21 21 13 31 5 44 0 60 0 77 0 90 5 100 14 110 22 114 33 114 47 114 53 113 60 110 67 107 73 102 80 96 87 89 94 79 104 63 116 51 127 42 133 39 137 35 141 32 145 30 148 L 114 148 N"/></draw:custom-shape></draw:g><draw:g draw:style-name="gr2"><draw:custom-shape draw:style-name="gr5" draw:text-style-name="P24" svg:width="0.8177in" svg:height="0.7051in" svg:x="4.7094in" svg:y="0.6555in"><text:p/><draw:enhanced-geometry svg:viewBox="0 0 1260 1054" draw:type="non-primitive" draw:enhanced-path="M 0 1053 C 420 702 839 351 1259 0 N"/></draw:custom-shape><draw:custom-shape draw:style-name="gr4" draw:text-style-name="P24" svg:width="0.0787in" svg:height="0.0803in" svg:x="4.9921in" svg:y="0.9807in"><text:p/><draw:enhanced-geometry svg:viewBox="0 0 124 123" draw:type="non-primitive" draw:enhanced-path="M 42 122 L 0 11 13 0 123 55 110 66 78 48 41 79 54 112 42 122 Z M 36 67 L 66 42 36 27 C 27 22 20 17 14 14 18 21 21 27 24 34 L 36 67 Z N"/></draw:custom-shape><draw:custom-shape draw:style-name="gr4" draw:text-style-name="P24" svg:width="0.0803in" svg:height="0.0831in" svg:x="5.0319in" svg:y="0.9272in"><text:p/><draw:enhanced-geometry svg:viewBox="0 0 127 127" draw:type="non-primitive" draw:enhanced-path="M 74 126 L 0 41 30 16 C 36 10 42 7 46 4 52 2 58 0 64 0 72 0 80 2 87 6 94 10 101 15 108 23 114 30 118 36 121 42 124 49 125 54 125 60 126 65 125 70 124 74 123 78 121 82 118 87 115 91 111 96 105 99 L 74 126 Z M 77 106 L 95 91 C 101 86 105 82 107 78 110 74 111 71 111 67 112 62 111 57 108 51 106 45 102 39 96 33 89 24 81 18 74 16 67 14 60 14 55 15 51 17 45 20 38 26 L 20 41 77 106 Z N"/></draw:custom-shape><draw:custom-shape draw:style-name="gr4" draw:text-style-name="P24" svg:width="0.0732in" svg:height="0.074in" svg:x="5.0984in" svg:y="0.8764in"><text:p/><draw:enhanced-geometry svg:viewBox="0 0 118 116" draw:type="non-primitive" draw:enhanced-path="M 95 48 L 109 41 C 115 52 117 63 115 73 113 83 107 92 98 100 89 107 79 112 70 113 61 115 52 113 42 108 33 104 25 98 18 90 10 81 6 72 3 63 0 53 1 44 4 36 8 27 14 19 21 13 30 5 39 1 49 1 59 0 68 3 78 9 L 68 21 C 61 17 54 15 48 15 41 16 36 18 29 23 23 29 19 35 17 42 15 48 16 55 18 62 21 69 25 75 29 80 36 87 42 92 49 96 56 99 63 100 70 99 76 98 83 95 88 91 95 85 99 79 100 71 101 64 100 56 95 48 N"/></draw:custom-shape></draw:g><draw:g draw:style-name="gr2"><draw:custom-shape draw:style-name="gr3" draw:text-style-name="P24" svg:width="0.924in" svg:height="0.587in" svg:x="5.1768in" svg:y="3.0705in"><text:p/><draw:enhanced-geometry svg:viewBox="0 0 1423 878" draw:type="non-primitive" draw:enhanced-path="M 0 877 C 0 585 0 292 0 0 474 0 948 0 1422 0 1422 292 1422 585 1422 877 948 877 474 877 0 877 N"/></draw:custom-shape><draw:custom-shape draw:style-name="gr4" draw:text-style-name="P24" svg:width="0.0815in" svg:height="0.1098in" svg:x="5.2874in" svg:y="3.2181in"><text:p/><draw:enhanced-geometry svg:viewBox="0 0 129 168" draw:type="non-primitive" draw:enhanced-path="M 0 167 C 0 111 0 56 0 0 41 0 82 0 124 0 124 6 124 13 124 20 90 20 56 20 23 20 23 37 23 53 23 71 55 71 86 71 117 71 117 77 117 84 117 90 86 90 55 90 23 90 23 109 23 129 23 147 58 147 92 147 128 147 128 154 128 161 128 167 85 167 43 167 0 167 N"/></draw:custom-shape><draw:custom-shape draw:style-name="gr4" draw:text-style-name="P24" svg:width="0.0732in" svg:height="0.0795in" svg:x="5.3811in" svg:y="3.2488in"><text:p/><draw:enhanced-geometry svg:viewBox="0 0 116 122" draw:type="non-primitive" draw:enhanced-path="M 0 121 L 45 59 2 0 28 0 48 29 C 52 34 55 39 57 42 60 37 64 32 66 28 L 87 0 113 0 70 59 115 121 90 121 64 84 58 75 25 121 0 121 N"/></draw:custom-shape><draw:custom-shape draw:style-name="gr4" draw:text-style-name="P24" svg:width="0.0689in" svg:height="0.113in" svg:x="5.4657in" svg:y="3.2472in"><text:p/><draw:enhanced-geometry svg:viewBox="0 0 110 172" draw:type="non-primitive" draw:enhanced-path="M 0 171 L 0 3 20 3 20 18 C 24 12 29 8 35 4 41 2 48 0 56 0 67 0 76 3 84 8 92 13 99 21 103 30 106 40 109 51 109 62 109 75 106 86 102 96 97 106 91 114 82 119 73 124 64 127 54 127 47 127 41 125 35 123 29 120 25 116 21 112 L 21 171 0 171 Z M 19 64 C 19 79 23 91 29 99 36 106 44 110 53 110 62 110 70 106 77 98 84 91 87 78 87 62 87 47 84 35 78 28 71 20 63 16 54 16 45 16 37 20 29 28 23 36 19 49 19 64 Z N"/></draw:custom-shape><draw:custom-shape draw:style-name="gr4" draw:text-style-name="P24" svg:width="0.0732in" svg:height="0.0831in" svg:x="5.5492in" svg:y="3.2472in"><text:p/><draw:enhanced-geometry svg:viewBox="0 0 116 128" draw:type="non-primitive" draw:enhanced-path="M 89 109 C 82 116 74 120 67 123 60 126 52 127 43 127 30 127 19 124 11 117 4 110 0 102 0 92 0 86 1 81 4 76 7 71 11 67 15 64 20 61 25 58 31 57 35 56 41 55 50 54 67 52 79 50 88 47 88 44 88 42 88 41 88 33 86 28 82 24 77 19 68 17 57 17 47 17 40 19 35 22 30 25 27 31 24 40 L 3 37 C 5 29 9 22 13 16 17 11 23 7 32 4 40 2 49 0 60 0 71 0 79 1 86 4 93 6 98 9 101 13 104 16 107 21 108 27 108 30 109 37 109 46 L 109 73 C 109 93 109 105 110 110 111 115 113 120 115 124 L 94 124 C 91 120 90 115 89 109 Z M 88 63 C 80 66 69 68 53 71 44 72 38 73 34 75 31 77 28 79 26 82 24 84 23 88 23 92 23 97 25 102 29 105 33 109 40 111 48 111 56 111 64 109 70 106 77 102 81 98 85 92 87 87 88 79 88 71 L 88 63 Z N"/></draw:custom-shape><draw:custom-shape draw:style-name="gr4" draw:text-style-name="P24" svg:width="0.0634in" svg:height="0.0807in" svg:x="5.6413in" svg:y="3.2472in"><text:p/><draw:enhanced-geometry svg:viewBox="0 0 102 125" draw:type="non-primitive" draw:enhanced-path="M 0 124 L 0 3 19 3 19 20 C 28 7 41 0 58 0 66 0 73 1 79 4 85 7 90 10 93 14 96 19 98 24 100 29 100 33 101 40 101 50 L 101 124 79 124 79 50 C 79 42 79 35 77 31 75 27 72 24 68 21 64 19 59 18 54 18 45 18 37 20 31 26 25 31 21 42 21 58 L 21 124 0 124 N"/></draw:custom-shape><draw:custom-shape draw:style-name="gr4" draw:text-style-name="P24" svg:width="0.065in" svg:height="0.0831in" svg:x="5.7236in" svg:y="3.2472in"><text:p/><draw:enhanced-geometry svg:viewBox="0 0 104 128" draw:type="non-primitive" draw:enhanced-path="M 0 88 L 21 85 C 22 93 26 99 31 103 36 108 44 110 53 110 63 110 70 108 75 104 80 100 82 96 82 91 82 86 80 82 76 80 73 78 65 76 54 73 38 69 27 66 21 63 16 60 11 56 8 51 5 46 3 41 3 35 3 30 4 25 7 20 9 15 13 11 17 8 21 6 25 4 31 2 36 0 43 0 49 0 59 0 68 1 75 4 82 7 88 10 91 15 95 20 98 26 99 34 L 78 37 C 77 31 74 26 70 23 65 19 59 17 51 17 41 17 34 19 30 21 26 25 23 29 23 32 23 35 25 37 26 40 28 42 31 44 34 45 36 46 43 48 53 50 68 54 79 57 85 60 90 62 95 66 98 71 102 76 103 82 103 88 103 95 101 102 97 108 93 114 88 119 80 122 72 125 63 127 53 127 37 127 25 124 17 117 8 110 2 100 0 88 N"/></draw:custom-shape><draw:custom-shape draw:style-name="gr4" draw:text-style-name="P24" svg:width="0.0114in" svg:height="0.1098in" svg:x="5.8075in" svg:y="3.2181in"><text:p/><draw:enhanced-geometry svg:viewBox="0 0 22 168" draw:type="non-primitive" draw:enhanced-path="M 0 23 C 0 15 0 7 0 0 7 0 14 0 21 0 21 7 21 15 21 23 14 23 7 23 0 23 Z M 0 167 C 0 127 0 86 0 46 7 46 14 46 21 46 21 86 21 127 21 167 14 167 7 167 0 167 Z N"/></draw:custom-shape><draw:custom-shape draw:style-name="gr4" draw:text-style-name="P24" svg:width="0.074in" svg:height="0.0831in" svg:x="5.8358in" svg:y="3.2472in"><text:p/><draw:enhanced-geometry svg:viewBox="0 0 117 128" draw:type="non-primitive" draw:enhanced-path="M 0 63 C 0 41 6 24 19 13 30 4 43 0 58 0 75 0 89 5 100 16 111 28 116 42 116 62 116 77 113 89 108 99 104 108 97 115 88 120 79 125 69 127 58 127 41 127 27 121 16 110 5 100 0 84 0 63 Z M 22 63 C 22 79 25 91 32 98 39 106 48 110 58 110 68 110 77 106 84 98 91 91 94 78 94 63 94 48 91 36 84 29 77 21 68 17 58 17 48 17 39 21 32 29 25 36 22 48 22 63 Z N"/></draw:custom-shape><draw:custom-shape draw:style-name="gr4" draw:text-style-name="P24" svg:width="0.0634in" svg:height="0.0807in" svg:x="5.9291in" svg:y="3.2472in"><text:p/><draw:enhanced-geometry svg:viewBox="0 0 101 125" draw:type="non-primitive" draw:enhanced-path="M 0 124 L 0 3 19 3 19 20 C 28 7 41 0 58 0 66 0 73 1 79 4 85 7 90 10 92 14 96 19 98 24 99 29 100 33 100 40 100 50 L 100 124 79 124 79 50 C 79 42 78 35 77 31 75 27 72 24 68 21 63 19 59 18 53 18 45 18 37 20 31 26 24 31 21 42 21 58 L 21 124 0 124 N"/></draw:custom-shape><draw:custom-shape draw:style-name="gr4" draw:text-style-name="P24" svg:width="0.0858in" svg:height="0.1106in" svg:x="5.3957in" svg:y="3.3937in"><text:p/><draw:enhanced-geometry svg:viewBox="0 0 135 168" draw:type="non-primitive" draw:enhanced-path="M 0 167 C 0 111 0 56 0 0 7 0 15 0 22 0 22 22 22 46 22 68 52 68 82 68 111 68 111 46 111 22 111 0 119 0 127 0 134 0 134 56 134 111 134 167 127 167 119 167 111 167 111 141 111 115 111 88 82 88 52 88 22 88 22 115 22 141 22 167 15 167 7 167 0 167 N"/></draw:custom-shape><draw:custom-shape draw:style-name="gr4" draw:text-style-name="P24" svg:width="0.0724in" svg:height="0.0835in" svg:x="5.5012in" svg:y="3.4232in"><text:p/><draw:enhanced-geometry svg:viewBox="0 0 115 128" draw:type="non-primitive" draw:enhanced-path="M 93 85 L 114 88 C 110 100 104 110 95 117 86 124 74 127 59 127 41 127 27 121 16 110 5 99 0 84 0 65 0 44 5 28 16 17 27 5 41 0 58 0 75 0 88 5 99 16 109 28 114 44 114 63 114 65 114 67 114 69 L 21 69 C 22 82 26 92 33 99 40 107 49 110 59 110 67 110 74 108 79 104 85 100 89 94 93 85 Z M 22 52 L 93 52 C 92 42 89 34 85 29 78 21 69 17 58 17 48 17 40 20 33 26 27 33 23 41 22 52 Z N"/></draw:custom-shape><draw:custom-shape draw:style-name="gr4" draw:text-style-name="P24" svg:width="0.0732in" svg:height="0.0835in" svg:x="5.5886in" svg:y="3.4232in"><text:p/><draw:enhanced-geometry svg:viewBox="0 0 116 128" draw:type="non-primitive" draw:enhanced-path="M 89 109 C 82 116 74 120 67 123 60 126 52 127 43 127 30 127 19 124 12 117 4 110 0 102 0 92 0 86 1 81 4 76 7 71 11 67 16 64 20 61 25 58 31 57 35 56 42 55 50 54 67 52 80 50 88 47 88 44 88 42 88 41 88 33 86 28 82 24 77 19 68 17 58 17 47 17 40 19 35 22 30 25 27 31 25 40 L 4 37 C 5 29 9 22 13 16 17 11 24 7 32 4 40 2 50 0 60 0 71 0 80 1 86 4 93 6 98 9 101 13 105 16 107 21 108 27 109 30 109 37 109 46 L 109 73 C 109 93 110 105 110 110 111 115 113 120 115 124 L 94 124 C 92 120 90 115 89 109 Z M 88 63 C 80 66 69 68 53 71 44 72 38 73 34 75 31 77 28 79 26 82 24 84 23 88 23 92 23 97 25 102 29 105 34 109 40 111 48 111 56 111 64 109 71 106 77 102 81 98 85 92 87 87 88 79 88 71 L 88 63 Z N"/></draw:custom-shape><draw:custom-shape draw:style-name="gr4" draw:text-style-name="P24" svg:width="0.0689in" svg:height="0.113in" svg:x="5.6756in" svg:y="3.3937in"><text:p/><draw:enhanced-geometry svg:viewBox="0 0 109 171" draw:type="non-primitive" draw:enhanced-path="M 89 167 L 89 152 C 81 164 69 170 54 170 44 170 35 167 26 162 18 157 11 149 7 140 2 130 0 119 0 106 0 94 2 83 6 73 10 64 17 56 25 51 34 46 43 43 53 43 60 43 67 45 73 47 79 51 84 54 87 59 L 87 0 108 0 108 167 89 167 Z M 22 106 C 22 122 25 134 32 141 39 149 47 153 56 153 65 153 73 149 79 142 86 135 89 123 89 108 89 92 86 79 79 72 73 64 65 60 54 60 45 60 37 64 31 71 25 79 22 90 22 106 Z N"/></draw:custom-shape><draw:custom-shape draw:style-name="gr4" draw:text-style-name="P24" svg:width="0.0732in" svg:height="0.0835in" svg:x="5.7638in" svg:y="3.4232in"><text:p/><draw:enhanced-geometry svg:viewBox="0 0 116 128" draw:type="non-primitive" draw:enhanced-path="M 93 85 L 114 88 C 111 100 104 110 95 117 86 124 74 127 59 127 41 127 27 121 16 110 5 99 0 84 0 65 0 44 5 28 16 17 27 5 41 0 58 0 75 0 88 5 99 16 109 28 115 44 115 63 115 65 115 67 115 69 L 22 69 C 22 82 26 92 33 99 40 107 49 110 60 110 67 110 74 108 79 104 85 100 90 94 93 85 Z M 22 52 L 93 52 C 92 42 90 34 85 29 78 21 69 17 58 17 48 17 40 20 33 26 27 33 23 41 22 52 Z N"/></draw:custom-shape><draw:custom-shape draw:style-name="gr4" draw:text-style-name="P24" svg:width="0.0425in" svg:height="0.0815in" svg:x="5.8555in" svg:y="3.4232in"><text:p/><draw:enhanced-geometry svg:viewBox="0 0 69 125" draw:type="non-primitive" draw:enhanced-path="M 0 124 L 0 3 18 3 18 21 C 23 12 28 7 32 4 36 1 40 0 46 0 53 0 60 2 68 7 L 60 25 C 55 23 50 21 45 21 40 21 36 22 32 25 29 28 26 31 25 36 22 44 21 52 21 60 L 21 124 0 124 N"/></draw:custom-shape></draw:g><draw:g draw:style-name="gr2"><draw:custom-shape draw:style-name="gr10" draw:text-style-name="P24" svg:width="0.4677in" svg:height="0.2925in" svg:x="4.7083in" svg:y="2.7764in"><text:p/><draw:enhanced-geometry svg:viewBox="0 0 721 440" draw:type="non-primitive" draw:enhanced-path="M 0 0 C 240 146 480 292 720 439 N"/></draw:custom-shape><draw:custom-shape draw:style-name="gr4" draw:text-style-name="P24" svg:width="0.0732in" svg:height="0.078in" svg:x="4.7858in" svg:y="2.7378in"><text:p/><draw:enhanced-geometry svg:viewBox="0 0 116 120" draw:type="non-primitive" draw:enhanced-path="M 53 70 L 60 58 101 83 79 118 C 69 119 60 119 52 117 44 115 36 113 29 108 20 103 12 96 7 87 2 78 0 68 0 59 1 49 5 39 10 30 17 21 24 14 33 8 42 2 51 0 62 0 71 1 81 4 90 10 98 15 103 20 107 25 111 31 114 37 115 42 115 49 114 55 112 63 L 98 58 C 99 53 100 48 100 44 99 40 98 36 95 32 92 28 88 24 83 21 77 18 72 15 67 15 61 14 56 14 52 15 47 16 43 18 40 21 34 25 28 31 24 37 18 46 16 54 15 61 14 68 16 75 20 82 24 88 29 93 35 97 41 100 47 102 54 103 60 104 65 104 69 104 L 81 87 53 70 N"/></draw:custom-shape><draw:custom-shape draw:style-name="gr4" draw:text-style-name="P24" svg:width="0.0768in" svg:height="0.0677in" svg:x="4.8449in" svg:y="2.7705in"><text:p/><draw:enhanced-geometry svg:viewBox="0 0 123 104" draw:type="non-primitive" draw:enhanced-path="M 0 95 L 60 0 97 22 C 103 26 107 29 110 32 115 35 118 39 119 44 121 48 122 52 121 57 121 62 119 67 116 72 111 80 104 85 95 88 87 90 75 87 62 79 L 37 64 13 103 0 95 Z M 45 53 L 70 68 C 77 73 84 75 89 74 95 73 99 70 103 65 105 60 106 56 106 53 106 49 105 45 102 42 100 40 96 38 90 34 L 66 19 45 53 Z N"/></draw:custom-shape><draw:custom-shape draw:style-name="gr4" draw:text-style-name="P24" svg:width="0.0453in" svg:height="0.0677in" svg:x="4.9059in" svg:y="2.8079in"><text:p/><draw:enhanced-geometry svg:viewBox="0 0 74 104" draw:type="non-primitive" draw:enhanced-path="M 0 95 C 20 63 40 32 60 0 65 3 69 6 73 8 53 40 33 72 13 103 8 100 4 98 0 95 N"/></draw:custom-shape><draw:custom-shape draw:style-name="gr4" draw:text-style-name="P24" svg:width="0.0724in" svg:height="0.0752in" svg:x="4.9394in" svg:y="2.8343in"><text:p/><draw:enhanced-geometry svg:viewBox="0 0 117 119" draw:type="non-primitive" draw:enhanced-path="M 10 33 C 21 18 32 8 47 4 61 0 76 3 89 11 98 17 105 24 109 32 113 41 116 50 115 60 113 69 110 79 104 88 98 98 90 105 82 110 73 115 64 118 54 118 44 117 35 114 26 109 17 103 10 96 6 87 2 79 0 69 1 60 2 50 5 41 10 33 Z M 23 41 C 16 52 14 63 16 73 18 84 24 92 34 98 43 103 53 105 64 103 74 100 83 93 91 81 96 73 99 66 100 58 100 51 99 44 96 38 93 32 89 26 82 22 73 17 63 15 52 17 42 19 32 27 23 41 Z N"/></draw:custom-shape><draw:custom-shape draw:style-name="gr4" draw:text-style-name="P24" svg:width="0.0185in" svg:height="0.0205in" svg:x="4.9937in" svg:y="2.9224in"><text:p/><draw:enhanced-geometry svg:viewBox="0 0 32 34" draw:type="non-primitive" draw:enhanced-path="M 9 13 L 17 0 31 8 22 21 C 20 26 16 29 13 31 9 33 5 33 0 33 L 0 26 C 3 27 6 26 8 24 10 23 13 21 16 17 L 9 13 N"/></draw:custom-shape><draw:custom-shape draw:style-name="gr4" draw:text-style-name="P24" svg:width="0.0713in" svg:height="0.0843in" svg:x="4.6268in" svg:y="2.787in"><text:p/><draw:enhanced-geometry svg:viewBox="0 0 113 129" draw:type="non-primitive" draw:enhanced-path="M 0 73 L 98 0 112 9 90 128 76 119 84 84 42 58 14 81 0 73 Z M 52 51 L 86 71 93 39 C 95 29 97 21 98 15 93 20 88 25 81 30 L 52 51 Z N"/></draw:custom-shape><draw:custom-shape draw:style-name="gr4" draw:text-style-name="P24" svg:width="0.0787in" svg:height="0.0831in" svg:x="4.6937in" svg:y="2.8146in"><text:p/><draw:enhanced-geometry svg:viewBox="0 0 124 127" draw:type="non-primitive" draw:enhanced-path="M 0 94 L 61 0 95 20 C 102 25 108 29 111 32 116 36 119 42 121 47 123 55 123 62 122 71 120 78 116 87 111 95 106 103 101 108 96 113 91 118 86 121 81 122 76 125 71 126 66 126 62 126 57 125 52 124 46 122 41 119 35 116 L 0 94 Z M 21 91 L 41 104 C 48 108 53 110 57 111 62 112 66 112 69 111 74 110 79 108 84 104 89 100 93 94 98 87 104 77 108 69 108 61 108 54 106 48 103 43 100 40 95 36 87 31 L 67 19 21 91 Z N"/></draw:custom-shape><draw:custom-shape draw:style-name="gr4" draw:text-style-name="P24" svg:width="0.0705in" svg:height="0.0752in" svg:x="4.7665in" svg:y="2.8646in"><text:p/><draw:enhanced-geometry svg:viewBox="0 0 114 116" draw:type="non-primitive" draw:enhanced-path="M 77 89 L 88 100 C 79 108 69 113 59 114 48 115 38 113 27 107 17 101 9 93 5 85 2 77 0 68 2 58 4 48 7 38 13 29 19 19 27 12 35 7 44 2 53 0 62 0 72 1 81 4 90 9 99 15 106 23 110 31 113 40 113 50 110 60 L 95 55 C 98 47 97 40 95 35 93 29 88 24 82 20 74 15 67 14 60 14 53 14 46 17 40 21 35 26 30 31 26 37 21 45 18 53 17 60 15 67 16 74 19 80 23 86 27 91 33 95 40 99 48 101 56 100 63 99 70 96 77 89 N"/></draw:custom-shape><draw:custom-shape draw:style-name="gr4" draw:text-style-name="P24" svg:width="0.0185in" svg:height="0.0205in" svg:x="4.8157in" svg:y="2.9496in"><text:p/><draw:enhanced-geometry svg:viewBox="0 0 31 35" draw:type="non-primitive" draw:enhanced-path="M 9 13 L 17 0 30 8 22 22 C 19 26 15 29 12 31 9 33 4 34 0 33 L 0 27 C 2 27 5 27 7 25 10 24 13 21 15 17 L 9 13 N"/></draw:custom-shape><draw:custom-shape draw:style-name="gr4" draw:text-style-name="P24" svg:width="0.0697in" svg:height="0.0752in" svg:x="4.8768in" svg:y="2.9335in"><text:p/><draw:enhanced-geometry svg:viewBox="0 0 110 118" draw:type="non-primitive" draw:enhanced-path="M 6 51 L 18 57 C 16 63 15 67 15 71 15 76 17 80 20 85 23 89 27 93 33 96 38 100 42 101 47 102 51 103 55 102 59 101 62 100 65 98 67 95 68 92 69 89 69 86 69 82 67 79 64 75 62 73 57 68 50 60 43 53 38 47 36 43 33 38 31 33 31 28 31 23 32 18 35 14 38 9 42 6 48 3 53 1 59 0 66 1 72 2 79 5 85 9 93 13 98 18 102 24 106 29 109 35 109 41 109 48 107 53 104 59 L 90 52 C 93 45 94 40 92 34 90 29 86 24 79 21 71 16 65 14 60 14 55 15 51 17 48 21 46 24 46 28 47 32 48 35 52 42 61 50 69 58 75 65 78 69 82 75 84 80 85 86 85 91 84 97 80 102 77 107 72 111 67 113 61 116 55 117 47 116 40 115 33 112 26 108 18 103 11 97 7 91 2 85 0 79 0 71 0 64 2 58 6 51 N"/></draw:custom-shape><draw:custom-shape draw:style-name="gr4" draw:text-style-name="P24" svg:width="0.078in" svg:height="0.0669in" svg:x="4.9311in" svg:y="2.9634in"><text:p/><draw:enhanced-geometry svg:viewBox="0 0 123 104" draw:type="non-primitive" draw:enhanced-path="M 0 95 L 61 0 97 23 C 104 26 108 30 111 33 116 36 118 40 120 44 122 48 122 52 122 58 121 63 119 68 117 72 112 81 105 86 96 88 87 91 76 88 62 79 L 38 65 13 103 0 95 Z M 45 54 L 70 68 C 78 73 85 76 90 75 96 73 100 70 104 65 106 61 107 57 107 53 106 49 105 45 102 42 101 41 97 38 91 35 L 67 20 45 54 Z N"/></draw:custom-shape><draw:custom-shape draw:style-name="gr4" draw:text-style-name="P24" svg:width="0.0469in" svg:height="0.0669in" svg:x="4.9913in" svg:y="3.0016in"><text:p/><draw:enhanced-geometry svg:viewBox="0 0 75 104" draw:type="non-primitive" draw:enhanced-path="M 0 95 C 20 63 40 32 61 0 65 3 69 6 74 8 53 40 33 72 13 103 8 100 4 98 0 95 N"/></draw:custom-shape></draw:g><draw:g draw:style-name="gr2"><draw:custom-shape draw:style-name="gr5" draw:text-style-name="P24" svg:width="0.1748in" svg:height="0.7051in" svg:x="3.4783in" svg:y="0.6555in"><text:p/><draw:enhanced-geometry svg:viewBox="0 0 271 1054" draw:type="non-primitive" draw:enhanced-path="M 0 0 C 90 351 180 702 270 1053 N"/></draw:custom-shape><draw:custom-shape draw:style-name="gr4" draw:text-style-name="P24" svg:width="0.0752in" svg:height="0.0713in" svg:x="3.5783in" svg:y="0.9209in"><text:p/><draw:enhanced-geometry svg:viewBox="0 0 121 112" draw:type="non-primitive" draw:enhanced-path="M 45 5 C 63 0 79 1 92 9 104 16 113 27 117 42 120 52 119 62 116 71 113 80 108 88 101 94 93 100 84 105 73 108 61 110 51 111 41 109 31 106 23 101 16 94 9 88 5 79 2 70 0 59 0 50 3 41 6 31 11 23 19 17 27 11 35 7 45 5 Z M 48 19 C 35 22 26 28 20 37 14 46 13 56 15 67 18 78 24 85 34 90 43 96 55 96 69 93 78 91 85 88 91 83 97 78 101 73 103 66 105 59 105 53 104 45 101 35 95 27 86 21 78 16 65 15 48 19 Z N"/></draw:custom-shape><draw:custom-shape draw:style-name="gr4" draw:text-style-name="P24" svg:width="0.076in" svg:height="0.0685in" svg:x="3.5965in" svg:y="1in"><text:p/><draw:enhanced-geometry svg:viewBox="0 0 122 106" draw:type="non-primitive" draw:enhanced-path="M 52 89 L 52 105 C 40 105 29 101 20 95 12 89 6 80 3 69 0 57 0 47 3 38 6 29 12 22 20 16 28 10 38 6 48 3 59 0 70 0 80 2 89 5 98 9 104 16 110 23 115 31 118 41 121 51 120 61 116 70 112 79 105 86 96 91 L 89 78 C 96 73 101 68 104 62 106 57 106 50 104 43 102 34 98 28 93 23 87 19 81 16 74 16 66 15 59 16 52 17 42 20 35 23 29 28 23 32 19 37 16 44 15 50 15 57 16 64 18 72 23 79 28 83 34 88 42 90 52 89 N"/></draw:custom-shape></draw:g><draw:g draw:style-name="gr2"><draw:custom-shape draw:style-name="gr7" draw:text-style-name="P24" svg:width="0.9004in" svg:height="0.6461in" svg:x="5.763in" svg:y="3.8945in"><text:p/><draw:enhanced-geometry svg:viewBox="0 0 1388 966" draw:type="non-primitive" draw:enhanced-path="M 0 965 C 0 643 0 322 0 0 462 0 925 0 1387 0 1387 322 1387 643 1387 965 925 965 462 965 0 965 N"/></draw:custom-shape><draw:custom-shape draw:style-name="gr8" draw:text-style-name="P24" svg:width="0.0669in" svg:height="0.1098in" svg:x="5.974in" svg:y="3.9843in"><text:p/><draw:enhanced-geometry svg:viewBox="0 0 108 168" draw:type="non-primitive" draw:enhanced-path="M 0 167 C 0 111 0 56 0 0 7 0 15 0 22 0 22 49 22 98 22 147 51 147 79 147 107 147 107 154 107 161 107 167 71 167 35 167 0 167 N"/></draw:custom-shape><draw:custom-shape draw:style-name="gr8" draw:text-style-name="P24" svg:width="0.0724in" svg:height="0.0835in" svg:x="6.0555in" svg:y="4.0126in"><text:p/><draw:enhanced-geometry svg:viewBox="0 0 116 128" draw:type="non-primitive" draw:enhanced-path="M 93 85 L 114 88 C 111 100 104 110 95 116 86 124 74 127 59 127 41 127 27 121 16 110 5 99 0 84 0 64 0 44 5 28 16 17 27 5 41 0 58 0 75 0 88 5 99 16 109 27 115 43 115 63 115 64 115 67 115 69 L 22 69 C 22 82 26 92 33 99 40 106 49 110 60 110 67 110 74 108 79 104 85 100 90 94 93 85 Z M 22 52 L 93 52 C 92 42 90 34 85 29 78 21 69 17 58 17 48 17 40 20 33 26 27 33 23 41 22 52 Z N"/></draw:custom-shape><draw:custom-shape draw:style-name="gr8" draw:text-style-name="P24" svg:width="0.0689in" svg:height="0.115in" svg:x="6.1421in" svg:y="4.0126in"><text:p/><draw:enhanced-geometry svg:viewBox="0 0 110 174" draw:type="non-primitive" draw:enhanced-path="M 4 134 L 25 136 C 26 143 28 147 32 150 37 154 44 156 53 156 63 156 71 155 76 151 81 147 85 142 87 135 88 131 88 123 88 109 79 119 67 124 54 124 37 124 23 118 14 106 4 94 0 79 0 63 0 51 2 40 6 31 11 21 17 13 25 8 33 3 43 0 54 0 69 0 81 6 91 17 L 91 3 109 3 109 108 C 109 126 108 140 104 148 100 156 93 162 84 167 76 171 66 173 53 173 38 173 26 170 17 163 8 157 3 147 4 134 Z M 21 61 C 21 77 25 89 31 96 38 103 46 107 55 107 66 107 73 103 80 96 87 89 90 77 90 62 90 47 87 36 80 28 73 21 65 17 55 17 46 17 38 21 31 28 25 36 21 47 21 61 Z N"/></draw:custom-shape><draw:custom-shape draw:style-name="gr8" draw:text-style-name="P24" svg:width="0.0732in" svg:height="0.0835in" svg:x="6.2283in" svg:y="4.0126in"><text:p/><draw:enhanced-geometry svg:viewBox="0 0 117 128" draw:type="non-primitive" draw:enhanced-path="M 89 109 C 82 116 74 120 67 123 60 126 52 127 44 127 30 127 19 124 12 117 4 110 0 102 0 92 0 86 2 81 4 76 7 71 11 67 16 64 20 61 25 58 31 57 35 56 42 55 50 54 67 52 80 50 88 47 88 44 88 42 88 41 88 33 86 27 82 24 77 19 68 17 58 17 48 17 40 19 36 22 31 25 27 31 25 40 L 4 37 C 6 29 9 22 13 16 17 11 24 7 32 4 40 1 50 0 61 0 71 0 80 1 87 4 93 6 99 9 101 13 105 16 107 21 108 27 109 30 109 37 109 46 L 109 73 C 109 93 110 105 110 110 112 115 113 120 116 124 L 94 124 C 92 120 90 115 89 109 Z M 88 63 C 80 66 69 68 53 71 45 72 38 73 34 75 31 77 28 79 26 82 24 84 23 88 23 92 23 97 25 102 29 105 34 109 40 111 49 111 57 111 64 109 71 106 77 102 82 98 85 92 87 87 88 79 88 71 L 88 63 Z N"/></draw:custom-shape><draw:custom-shape draw:style-name="gr8" draw:text-style-name="P24" svg:width="0.0689in" svg:height="0.0835in" svg:x="6.3165in" svg:y="4.0126in"><text:p/><draw:enhanced-geometry svg:viewBox="0 0 110 128" draw:type="non-primitive" draw:enhanced-path="M 88 79 L 109 82 C 107 96 101 107 91 115 82 123 70 127 57 127 40 127 26 121 16 110 5 100 0 84 0 64 0 51 2 39 7 29 11 20 18 12 27 7 36 2 46 0 57 0 70 0 82 3 90 10 99 16 104 26 107 38 L 86 41 C 84 33 80 27 76 23 71 19 65 17 58 17 47 17 38 21 32 28 25 36 21 47 21 63 21 79 25 92 31 99 37 106 46 110 57 110 65 110 71 108 77 103 83 98 86 90 88 79 N"/></draw:custom-shape><draw:custom-shape draw:style-name="gr8" draw:text-style-name="P24" svg:width="0.0717in" svg:height="0.113in" svg:x="6.3909in" svg:y="4.0146in"><text:p/><draw:enhanced-geometry svg:viewBox="0 0 115 171" draw:type="non-primitive" draw:enhanced-path="M 12 168 L 9 149 C 14 150 17 150 21 150 26 150 30 150 33 148 36 147 38 144 40 142 41 140 43 134 46 127 46 125 47 123 48 121 L 0 0 23 0 49 70 C 53 79 55 88 58 97 61 89 63 80 67 71 L 93 0 114 0 68 123 C 63 137 59 146 56 151 52 158 48 163 43 165 38 169 32 170 25 170 21 170 17 169 12 168 N"/></draw:custom-shape><draw:custom-shape draw:style-name="gr8" draw:text-style-name="P24" svg:width="0.0677in" svg:height="0.1106in" svg:x="6.0685in" svg:y="4.1598in"><text:p/><draw:enhanced-geometry svg:viewBox="0 0 108 168" draw:type="non-primitive" draw:enhanced-path="M 0 167 C 0 111 0 56 0 0 7 0 15 0 23 0 23 49 23 98 23 147 51 147 79 147 107 147 107 154 107 161 107 167 71 167 36 167 0 167 N"/></draw:custom-shape><draw:custom-shape draw:style-name="gr8" draw:text-style-name="P24" svg:width="0.0961in" svg:height="0.1142in" svg:x="6.1528in" svg:y="4.1579in"><text:p/><draw:enhanced-geometry svg:viewBox="0 0 152 174" draw:type="non-primitive" draw:enhanced-path="M 128 112 L 151 117 C 147 135 138 149 126 159 113 168 98 173 80 173 61 173 47 169 35 162 23 155 15 144 9 130 3 116 0 101 0 85 0 68 3 52 10 40 17 26 26 17 39 10 52 3 65 0 81 0 98 0 112 4 124 13 136 21 144 33 148 49 L 126 54 C 122 41 116 33 109 27 101 21 92 19 80 19 67 19 56 22 47 28 38 34 32 42 29 53 25 64 23 74 23 85 23 99 25 112 29 123 34 133 40 141 49 146 58 151 68 154 78 154 90 154 101 151 110 144 119 136 125 125 128 112 N"/></draw:custom-shape><draw:custom-shape draw:style-name="gr8" draw:text-style-name="P24" svg:width="0.0898in" svg:height="0.1106in" svg:x="6.2693in" svg:y="4.1598in"><text:p/><draw:enhanced-geometry svg:viewBox="0 0 143 168" draw:type="non-primitive" draw:enhanced-path="M 0 167 L 0 0 59 0 C 72 0 83 0 89 2 100 4 108 9 115 14 123 22 130 31 135 43 139 54 142 68 142 83 142 95 140 106 137 116 134 126 130 135 125 141 121 147 115 152 110 156 104 159 97 162 89 164 81 166 72 167 62 167 L 0 167 Z M 23 147 L 59 147 C 71 147 80 146 86 144 92 142 97 139 101 136 106 130 111 124 114 115 117 105 118 95 118 82 118 65 115 51 109 42 104 32 97 26 88 23 82 21 72 20 59 20 L 23 20 23 147 Z N"/></draw:custom-shape><draw:custom-shape draw:style-name="gr8" draw:text-style-name="P24" svg:width="0.0961in" svg:height="0.115in" svg:x="5.8819in" svg:y="4.3335in"><text:p/><draw:enhanced-geometry svg:viewBox="0 0 152 174" draw:type="non-primitive" draw:enhanced-path="M 128 112 L 151 117 C 147 135 138 149 126 159 113 168 98 173 80 173 61 173 47 169 35 162 23 155 15 144 9 130 3 116 0 101 0 85 0 68 3 52 10 40 17 26 26 17 39 10 52 3 65 0 81 0 98 0 112 4 124 13 136 21 144 33 148 49 L 126 54 C 122 41 116 33 109 27 101 22 92 19 80 19 67 19 56 22 47 28 38 34 32 43 29 53 25 64 23 74 23 85 23 99 25 112 29 123 34 133 40 141 49 146 58 151 68 154 78 154 90 154 101 151 110 144 119 136 125 125 128 112 N"/></draw:custom-shape><draw:custom-shape draw:style-name="gr8" draw:text-style-name="P24" svg:width="0.0724in" svg:height="0.0835in" svg:x="5.9929in" svg:y="4.3646in"><text:p/><draw:enhanced-geometry svg:viewBox="0 0 116 128" draw:type="non-primitive" draw:enhanced-path="M 0 63 C 0 41 6 24 19 13 29 4 42 0 57 0 74 0 89 5 99 16 110 27 115 42 115 62 115 77 113 89 108 99 103 108 97 115 87 120 78 125 68 127 57 127 40 127 26 121 15 110 5 100 0 84 0 63 Z M 21 63 C 21 79 25 90 31 98 38 106 47 110 57 110 68 110 77 106 84 98 90 90 94 78 94 63 94 48 90 36 84 29 76 21 68 17 57 17 47 17 38 21 31 29 25 36 21 48 21 63 Z N"/></draw:custom-shape><draw:custom-shape draw:style-name="gr8" draw:text-style-name="P24" svg:width="0.0634in" svg:height="0.0815in" svg:x="6.0846in" svg:y="4.3646in"><text:p/><draw:enhanced-geometry svg:viewBox="0 0 102 125" draw:type="non-primitive" draw:enhanced-path="M 0 124 L 0 3 19 3 19 20 C 28 6 41 0 58 0 66 0 73 1 79 4 86 6 90 10 93 14 96 19 99 24 100 29 100 33 101 40 101 50 L 101 124 79 124 79 50 C 79 42 79 35 77 31 75 27 72 24 69 21 64 19 59 18 54 18 45 18 37 20 31 26 25 31 21 42 21 58 L 21 124 0 124 N"/></draw:custom-shape><draw:custom-shape draw:style-name="gr8" draw:text-style-name="P24" svg:width="0.0378in" svg:height="0.1098in" svg:x="6.1646in" svg:y="4.3378in"><text:p/><draw:enhanced-geometry svg:viewBox="0 0 62 167" draw:type="non-primitive" draw:enhanced-path="M 58 145 L 61 164 C 55 165 50 166 45 166 37 166 32 164 27 162 23 160 20 156 19 153 17 149 16 141 16 128 L 16 59 0 59 0 43 16 43 16 12 37 0 37 43 58 43 58 59 37 59 37 129 C 37 135 37 139 38 140 38 142 39 143 42 144 43 145 46 146 49 146 51 146 54 146 58 145 N"/></draw:custom-shape><draw:custom-shape draw:style-name="gr8" draw:text-style-name="P24" svg:width="0.0413in" svg:height="0.0815in" svg:x="6.2157in" svg:y="4.3646in"><text:p/><draw:enhanced-geometry svg:viewBox="0 0 68 125" draw:type="non-primitive" draw:enhanced-path="M 0 124 L 0 3 18 3 18 21 C 23 12 27 6 31 4 35 1 40 0 45 0 52 0 60 2 67 6 L 60 25 C 55 22 50 21 44 21 40 21 36 22 32 25 29 27 26 31 24 36 22 43 21 52 21 60 L 21 124 0 124 N"/></draw:custom-shape><draw:custom-shape draw:style-name="gr8" draw:text-style-name="P24" svg:width="0.0724in" svg:height="0.0835in" svg:x="6.263in" svg:y="4.3646in"><text:p/><draw:enhanced-geometry svg:viewBox="0 0 116 128" draw:type="non-primitive" draw:enhanced-path="M 0 63 C 0 41 6 24 19 13 29 4 42 0 57 0 74 0 89 5 99 16 110 27 115 42 115 62 115 77 113 89 108 99 103 108 97 115 87 120 78 125 68 127 57 127 40 127 26 121 15 110 5 100 0 84 0 63 Z M 21 63 C 21 79 25 90 31 98 38 106 47 110 57 110 68 110 77 106 84 98 90 90 94 78 94 63 94 48 90 36 84 29 76 21 68 17 57 17 47 17 38 21 31 29 25 36 21 48 21 63 Z N"/></draw:custom-shape><draw:custom-shape draw:style-name="gr8" draw:text-style-name="P24" svg:width="0.0114in" svg:height="0.1106in" svg:x="6.3547in" svg:y="4.3354in"><text:p/><draw:enhanced-geometry svg:viewBox="0 0 22 168" draw:type="non-primitive" draw:enhanced-path="M 0 167 C 0 111 0 56 0 0 7 0 15 0 21 0 21 56 21 111 21 167 15 167 7 167 0 167 N"/></draw:custom-shape><draw:custom-shape draw:style-name="gr8" draw:text-style-name="P24" svg:width="0.0106in" svg:height="0.1106in" svg:x="6.3894in" svg:y="4.3354in"><text:p/><draw:enhanced-geometry svg:viewBox="0 0 22 168" draw:type="non-primitive" draw:enhanced-path="M 0 167 C 0 111 0 56 0 0 7 0 14 0 21 0 21 56 21 111 21 167 14 167 7 167 0 167 N"/></draw:custom-shape><draw:custom-shape draw:style-name="gr8" draw:text-style-name="P24" svg:width="0.0717in" svg:height="0.0835in" svg:x="6.4201in" svg:y="4.3646in"><text:p/><draw:enhanced-geometry svg:viewBox="0 0 115 128" draw:type="non-primitive" draw:enhanced-path="M 93 85 L 114 88 C 110 100 104 110 94 116 85 124 73 127 59 127 40 127 26 121 15 110 5 99 0 84 0 65 0 44 5 28 15 17 26 5 40 0 57 0 74 0 88 5 98 16 109 27 114 43 114 63 114 65 114 67 114 69 L 21 69 C 22 82 26 92 33 99 40 107 49 110 59 110 67 110 74 108 79 104 85 100 89 94 93 85 Z M 22 52 L 93 52 C 91 42 89 34 85 29 78 21 69 17 58 17 48 17 40 20 33 26 26 33 22 41 22 52 Z N"/></draw:custom-shape><draw:custom-shape draw:style-name="gr8" draw:text-style-name="P24" svg:width="0.0413in" svg:height="0.0815in" svg:x="6.5118in" svg:y="4.3646in"><text:p/><draw:enhanced-geometry svg:viewBox="0 0 68 125" draw:type="non-primitive" draw:enhanced-path="M 0 124 L 0 3 18 3 18 21 C 23 12 28 6 31 4 35 1 40 0 45 0 52 0 60 2 67 6 L 60 25 C 55 22 50 21 45 21 40 21 36 22 32 25 29 27 26 31 24 36 22 43 21 52 21 60 L 21 124 0 124 N"/></draw:custom-shape></draw:g><draw:g draw:style-name="gr2"><draw:custom-shape draw:style-name="gr7" draw:text-style-name="P24" svg:width="0.8185in" svg:height="0.6461in" svg:x="4.7083in" svg:y="3.8945in"><text:p/><draw:enhanced-geometry svg:viewBox="0 0 1261 966" draw:type="non-primitive" draw:enhanced-path="M 0 965 C 0 643 0 322 0 0 420 0 840 0 1260 0 1260 322 1260 643 1260 965 840 965 420 965 0 965 N"/></draw:custom-shape><draw:custom-shape draw:style-name="gr8" draw:text-style-name="P24" svg:width="0.0858in" svg:height="0.1098in" svg:x="4.8937in" svg:y="3.9843in"><text:p/><draw:enhanced-geometry svg:viewBox="0 0 135 168" draw:type="non-primitive" draw:enhanced-path="M 0 167 C 0 111 0 56 0 0 7 0 15 0 22 0 22 22 22 46 22 68 52 68 82 68 111 68 111 46 111 22 111 0 119 0 127 0 134 0 134 56 134 111 134 167 127 167 119 167 111 167 111 141 111 115 111 88 82 88 52 88 22 88 22 115 22 141 22 167 15 167 7 167 0 167 N"/></draw:custom-shape><draw:custom-shape draw:style-name="gr8" draw:text-style-name="P24" svg:width="0.0122in" svg:height="0.1098in" svg:x="5.0039in" svg:y="3.9843in"><text:p/><draw:enhanced-geometry svg:viewBox="0 0 22 168" draw:type="non-primitive" draw:enhanced-path="M 0 23 C 0 15 0 7 0 0 6 0 14 0 21 0 21 7 21 15 21 23 14 23 6 23 0 23 Z M 0 167 C 0 127 0 86 0 46 6 46 14 46 21 46 21 86 21 127 21 167 14 167 6 167 0 167 Z N"/></draw:custom-shape><draw:custom-shape draw:style-name="gr8" draw:text-style-name="P24" svg:width="0.0413in" svg:height="0.0122in" svg:x="5.0319in" svg:y="4.0488in"><text:p/><draw:enhanced-geometry svg:viewBox="0 0 67 22" draw:type="non-primitive" draw:enhanced-path="M 0 21 C 0 14 0 7 0 0 22 0 44 0 66 0 66 7 66 14 66 21 44 21 22 21 0 21 N"/></draw:custom-shape><draw:custom-shape draw:style-name="gr8" draw:text-style-name="P24" svg:width="0.0953in" svg:height="0.1098in" svg:x="5.0921in" svg:y="3.9843in"><text:p/><draw:enhanced-geometry svg:viewBox="0 0 151 168" draw:type="non-primitive" draw:enhanced-path="M 0 167 L 0 0 76 0 C 91 0 102 1 110 4 118 7 124 12 129 20 134 28 136 36 136 46 136 57 132 67 124 75 116 84 104 89 88 91 94 94 99 96 102 99 108 105 115 112 120 121 L 150 167 122 167 99 132 C 93 122 87 115 83 109 78 104 75 100 72 98 68 96 65 94 61 93 59 93 55 93 48 93 L 22 93 22 167 0 167 Z M 22 73 L 71 73 C 81 73 89 72 95 69 101 68 106 64 108 59 111 55 113 50 113 45 113 37 110 31 104 26 98 21 89 18 76 18 L 22 18 22 73 Z N"/></draw:custom-shape><draw:custom-shape draw:style-name="gr8" draw:text-style-name="P24" svg:width="0.0724in" svg:height="0.0835in" svg:x="5.1965in" svg:y="4.0126in"><text:p/><draw:enhanced-geometry svg:viewBox="0 0 116 128" draw:type="non-primitive" draw:enhanced-path="M 93 85 L 114 88 C 111 100 105 110 95 116 86 124 74 127 59 127 41 127 27 121 16 110 5 99 0 84 0 64 0 44 5 28 16 17 27 5 41 0 58 0 75 0 89 5 99 16 110 27 115 43 115 63 115 64 115 67 115 69 L 22 69 C 22 82 26 92 34 99 40 106 50 110 60 110 68 110 74 108 80 104 85 100 90 94 93 85 Z M 22 52 L 93 52 C 92 42 90 34 85 29 78 21 69 17 59 17 48 17 40 20 34 26 27 33 23 41 22 52 Z N"/></draw:custom-shape><draw:custom-shape draw:style-name="gr8" draw:text-style-name="P24" svg:width="0.0657in" svg:height="0.0835in" svg:x="5.2846in" svg:y="4.0126in"><text:p/><draw:enhanced-geometry svg:viewBox="0 0 104 128" draw:type="non-primitive" draw:enhanced-path="M 0 88 L 21 85 C 22 93 25 99 30 103 36 108 43 110 53 110 62 110 69 108 74 104 79 100 81 96 81 90 81 86 79 82 75 80 72 78 65 76 53 73 38 69 27 66 21 63 15 60 10 56 7 51 4 46 2 41 2 35 2 30 4 25 6 20 9 15 12 11 17 8 20 6 24 4 30 2 36 0 42 0 48 0 59 0 67 1 74 4 82 6 87 10 91 15 94 20 97 26 98 34 L 78 37 C 77 31 74 26 69 22 65 19 59 17 50 17 40 17 34 19 29 21 25 25 23 29 23 32 23 35 24 37 26 40 27 42 30 43 34 45 36 46 42 48 53 50 68 54 78 57 84 60 90 62 94 66 98 71 101 76 103 82 103 88 103 95 100 102 96 108 93 114 87 119 79 122 71 125 62 127 53 127 36 127 24 124 16 117 7 110 2 100 0 88 N"/></draw:custom-shape><draw:custom-shape draw:style-name="gr8" draw:text-style-name="P24" svg:width="0.0862in" svg:height="0.1106in" svg:x="4.9783in" svg:y="4.1598in"><text:p/><draw:enhanced-geometry svg:viewBox="0 0 137 168" draw:type="non-primitive" draw:enhanced-path="M 57 167 C 57 118 57 69 57 20 38 20 19 20 0 20 0 13 0 6 0 0 45 0 91 0 136 0 136 6 136 13 136 20 117 20 98 20 79 20 79 69 79 118 79 167 72 167 64 167 57 167 N"/></draw:custom-shape><draw:custom-shape draw:style-name="gr8" draw:text-style-name="P24" svg:width="0.0732in" svg:height="0.1106in" svg:x="5.0839in" svg:y="4.1598in"><text:p/><draw:enhanced-geometry svg:viewBox="0 0 117 168" draw:type="non-primitive" draw:enhanced-path="M 0 167 C 0 111 0 56 0 0 39 0 77 0 116 0 116 6 116 13 116 20 85 20 54 20 23 20 23 37 23 54 23 71 49 71 77 71 103 71 103 78 103 84 103 91 77 91 49 91 23 91 23 116 23 142 23 167 15 167 8 167 0 167 N"/></draw:custom-shape><draw:custom-shape draw:style-name="gr8" draw:text-style-name="P24" svg:width="0.087in" svg:height="0.1106in" svg:x="5.1701in" svg:y="4.1598in"><text:p/><draw:enhanced-geometry svg:viewBox="0 0 137 168" draw:type="non-primitive" draw:enhanced-path="M 57 167 C 57 118 57 69 57 20 38 20 19 20 0 20 0 13 0 6 0 0 46 0 91 0 136 0 136 6 136 13 136 20 118 20 98 20 80 20 80 69 80 118 80 167 72 167 64 167 57 167 N"/></draw:custom-shape><draw:custom-shape draw:style-name="gr8" draw:text-style-name="P24" svg:width="0.1094in" svg:height="0.0795in" svg:x="4.8492in" svg:y="4.3669in"><text:p/><draw:enhanced-geometry svg:viewBox="0 0 171 122" draw:type="non-primitive" draw:enhanced-path="M 38 121 L 0 0 22 0 42 70 49 96 C 49 95 52 86 56 71 L 75 0 97 0 115 70 121 94 128 70 150 0 170 0 131 121 109 121 90 49 85 28 60 121 38 121 N"/></draw:custom-shape><draw:custom-shape draw:style-name="gr8" draw:text-style-name="P24" svg:width="0.0421in" svg:height="0.115in" svg:x="4.9602in" svg:y="4.3335in"><text:p/><draw:enhanced-geometry svg:viewBox="0 0 68 174" draw:type="non-primitive" draw:enhanced-path="M 0 173 C 16 115 33 57 50 0 55 0 61 0 67 0 50 57 33 115 17 173 11 173 5 173 0 173 N"/></draw:custom-shape><draw:custom-shape draw:style-name="gr8" draw:text-style-name="P24" svg:width="0.037in" svg:height="0.1098in" svg:x="5.0067in" svg:y="4.3378in"><text:p/><draw:enhanced-geometry svg:viewBox="0 0 61 167" draw:type="non-primitive" draw:enhanced-path="M 57 145 L 60 164 C 55 165 49 166 44 166 37 166 31 164 26 162 22 160 19 156 18 153 16 149 15 141 15 128 L 15 59 0 59 0 43 15 43 15 12 36 0 36 43 57 43 57 59 36 59 36 129 C 36 135 37 139 37 140 38 142 39 143 41 144 43 145 45 146 48 146 51 146 54 146 57 145 N"/></draw:custom-shape><draw:custom-shape draw:style-name="gr8" draw:text-style-name="P24" svg:width="0.074in" svg:height="0.0835in" svg:x="5.0528in" svg:y="4.3646in"><text:p/><draw:enhanced-geometry svg:viewBox="0 0 117 128" draw:type="non-primitive" draw:enhanced-path="M 0 63 C 0 41 6 24 19 13 30 4 43 0 58 0 75 0 89 5 100 16 111 27 116 42 116 62 116 77 113 89 108 99 104 108 97 115 88 120 79 125 69 127 58 127 41 127 27 121 16 110 5 100 0 84 0 63 Z M 22 63 C 22 79 25 90 32 98 39 106 48 110 58 110 68 110 77 106 84 98 91 90 94 78 94 63 94 48 91 36 84 29 77 21 68 17 58 17 48 17 39 21 32 29 25 36 22 48 22 63 Z N"/></draw:custom-shape><draw:custom-shape draw:style-name="gr8" draw:text-style-name="P24" svg:width="0.0634in" svg:height="0.0815in" svg:x="5.1457in" svg:y="4.3669in"><text:p/><draw:enhanced-geometry svg:viewBox="0 0 102 125" draw:type="non-primitive" draw:enhanced-path="M 83 121 L 83 104 C 73 117 59 124 43 124 36 124 28 123 22 120 16 117 11 113 8 110 4 105 3 100 1 94 0 90 0 84 0 75 L 0 0 21 0 21 67 C 21 78 21 85 22 89 24 94 26 99 30 102 35 105 41 106 47 106 53 106 59 105 65 101 71 99 75 94 77 89 79 83 80 75 80 65 L 80 0 101 0 101 121 83 121 N"/></draw:custom-shape><draw:custom-shape draw:style-name="gr8" draw:text-style-name="P24" svg:width="0.0689in" svg:height="0.0835in" svg:x="5.2291in" svg:y="4.3646in"><text:p/><draw:enhanced-geometry svg:viewBox="0 0 109 128" draw:type="non-primitive" draw:enhanced-path="M 87 79 L 108 82 C 106 96 100 107 91 115 82 123 70 127 56 127 39 127 26 121 15 110 5 100 0 84 0 64 0 51 2 39 6 29 11 20 18 12 27 7 36 2 45 0 56 0 70 0 81 3 90 10 98 16 104 26 106 39 L 86 41 C 84 33 80 27 75 23 70 19 64 17 57 17 47 17 37 21 31 28 24 36 21 47 21 63 21 79 24 92 31 99 37 106 45 110 56 110 64 110 71 108 77 103 82 98 86 90 87 79 N"/></draw:custom-shape><draw:custom-shape draw:style-name="gr8" draw:text-style-name="P24" svg:width="0.063in" svg:height="0.1106in" svg:x="5.3118in" svg:y="4.3354in"><text:p/><draw:enhanced-geometry svg:viewBox="0 0 101 168" draw:type="non-primitive" draw:enhanced-path="M 0 167 L 0 0 21 0 21 59 C 31 48 43 43 58 43 67 43 75 44 82 48 88 52 93 57 96 63 99 69 100 78 100 90 L 100 167 79 167 79 90 C 79 80 77 72 73 68 68 63 62 61 53 61 47 61 41 62 36 65 31 68 27 73 24 78 22 84 21 91 21 101 L 21 167 0 167 N"/></draw:custom-shape></draw:g><draw:custom-shape draw:style-name="gr11" draw:text-style-name="P24" svg:width="0.1205in" svg:height="0.2398in" svg:x="5.3531in" svg:y="3.6528in"><text:p/><draw:enhanced-geometry svg:viewBox="0 0 188 361" draw:type="non-primitive" draw:enhanced-path="M 187 0 C 125 120 62 240 0 360 N"/></draw:custom-shape><draw:custom-shape draw:style-name="gr11" draw:text-style-name="P24" svg:width="0.1098in" svg:height="0.2398in" svg:x="5.8268in" svg:y="3.6528in"><text:p/><draw:enhanced-geometry svg:viewBox="0 0 173 361" draw:type="non-primitive" draw:enhanced-path="M 0 0 C 57 120 115 240 172 360 N"/></draw:custom-shape><draw:g draw:style-name="gr2"><draw:custom-shape draw:style-name="gr3" draw:text-style-name="P24" svg:width="0.8185in" svg:height="0.6461in" svg:x="5.5874in" svg:y="2.3043in"><text:p/><draw:enhanced-geometry svg:viewBox="0 0 1261 966" draw:type="non-primitive" draw:enhanced-path="M 0 965 C 0 643 0 322 0 0 420 0 840 0 1260 0 1260 322 1260 643 1260 965 840 965 420 965 0 965 N"/></draw:custom-shape><draw:custom-shape draw:style-name="gr4" draw:text-style-name="P24" svg:width="0.0815in" svg:height="0.1106in" svg:x="5.6437in" svg:y="2.4815in"><text:p/><draw:enhanced-geometry svg:viewBox="0 0 128 169" draw:type="non-primitive" draw:enhanced-path="M 0 168 C 0 112 0 56 0 0 41 0 82 0 123 0 123 7 123 14 123 20 90 20 56 20 23 20 23 38 23 54 23 71 54 71 85 71 117 71 117 78 117 85 117 91 85 91 54 91 23 91 23 110 23 129 23 148 58 148 92 148 127 148 127 155 127 161 127 168 85 168 42 168 0 168 N"/></draw:custom-shape><draw:custom-shape draw:style-name="gr4" draw:text-style-name="P24" svg:width="0.074in" svg:height="0.0803in" svg:x="5.7374in" svg:y="2.5118in"><text:p/><draw:enhanced-geometry svg:viewBox="0 0 117 123" draw:type="non-primitive" draw:enhanced-path="M 0 122 L 46 60 3 0 29 0 48 30 C 52 35 55 40 58 43 61 38 64 33 67 29 L 88 0 114 0 71 60 116 122 90 122 65 84 59 76 26 122 0 122 N"/></draw:custom-shape><draw:custom-shape draw:style-name="gr4" draw:text-style-name="P24" svg:width="0.0689in" svg:height="0.113in" svg:x="5.8228in" svg:y="2.5106in"><text:p/><draw:enhanced-geometry svg:viewBox="0 0 110 171" draw:type="non-primitive" draw:enhanced-path="M 0 170 L 0 2 20 2 20 18 C 24 12 29 7 35 4 41 1 47 0 56 0 67 0 76 2 84 8 92 13 98 21 102 30 106 40 109 50 109 62 109 75 106 86 102 96 97 106 90 113 82 119 73 124 64 127 54 127 47 127 41 125 35 122 29 120 25 116 21 111 L 21 170 0 170 Z M 19 64 C 19 79 22 91 29 99 35 106 43 110 52 110 62 110 70 106 77 98 84 90 87 78 87 62 87 47 84 35 77 27 71 20 63 16 54 16 44 16 37 20 29 28 22 36 19 48 19 64 Z N"/></draw:custom-shape><draw:custom-shape draw:style-name="gr4" draw:text-style-name="P24" svg:width="0.0732in" svg:height="0.0835in" svg:x="5.9059in" svg:y="2.5106in"><text:p/><draw:enhanced-geometry svg:viewBox="0 0 116 128" draw:type="non-primitive" draw:enhanced-path="M 89 109 C 81 116 74 120 67 123 59 126 51 127 43 127 29 127 19 123 11 117 4 110 0 102 0 92 0 86 1 80 4 75 7 70 11 66 15 64 20 60 25 58 30 57 34 56 41 55 50 54 67 52 79 49 88 47 88 44 88 42 88 41 88 33 85 27 81 24 76 19 68 17 57 17 47 17 40 18 35 22 30 25 26 31 24 40 L 3 37 C 5 28 8 22 13 16 17 11 23 7 32 4 40 1 49 0 60 0 71 0 79 1 86 3 93 6 98 9 101 12 104 16 106 21 108 27 108 30 109 37 109 45 L 109 73 C 109 92 109 105 110 110 111 115 113 120 115 124 L 93 124 C 91 120 89 115 89 109 Z M 88 63 C 80 66 68 68 53 70 44 71 38 73 34 75 30 76 28 79 25 81 24 84 23 87 23 91 23 97 25 101 29 105 33 109 40 111 48 111 56 111 63 109 70 106 76 102 81 97 84 91 87 86 88 79 88 70 L 88 63 Z N"/></draw:custom-shape><draw:custom-shape draw:style-name="gr4" draw:text-style-name="P24" svg:width="0.0634in" svg:height="0.0815in" svg:x="5.9984in" svg:y="2.5106in"><text:p/><draw:enhanced-geometry svg:viewBox="0 0 101 125" draw:type="non-primitive" draw:enhanced-path="M 0 124 L 0 2 19 2 19 20 C 28 6 41 0 58 0 66 0 73 1 79 3 85 6 90 10 93 14 96 18 98 23 99 29 100 33 100 39 100 49 L 100 124 79 124 79 50 C 79 42 78 35 77 31 75 27 72 23 68 21 64 18 59 17 53 17 45 17 37 20 31 26 25 31 21 42 21 58 L 21 124 0 124 N"/></draw:custom-shape><draw:custom-shape draw:style-name="gr4" draw:text-style-name="P24" svg:width="0.0657in" svg:height="0.0835in" svg:x="6.0803in" svg:y="2.5106in"><text:p/><draw:enhanced-geometry svg:viewBox="0 0 104 128" draw:type="non-primitive" draw:enhanced-path="M 0 87 L 21 85 C 22 93 25 99 31 103 36 107 44 110 53 110 63 110 70 108 75 104 79 100 82 96 82 90 82 86 79 82 75 80 73 78 65 75 54 73 38 69 27 65 21 63 15 60 11 56 7 51 5 46 3 41 3 34 3 29 4 24 7 20 9 15 12 11 17 8 20 6 25 3 31 2 36 0 43 0 49 0 59 0 67 1 75 3 82 6 88 10 91 15 95 20 97 26 99 34 L 78 37 C 77 31 74 26 70 22 65 18 59 17 50 17 41 17 34 18 29 21 25 24 23 28 23 32 23 35 24 37 26 39 28 42 31 43 34 45 36 45 43 48 53 50 68 54 79 57 84 60 90 62 95 66 98 70 101 75 103 81 103 88 103 95 101 101 97 107 93 113 87 118 79 122 71 125 63 127 53 127 37 127 25 123 16 117 8 110 2 100 0 87 N"/></draw:custom-shape><draw:custom-shape draw:style-name="gr4" draw:text-style-name="P24" svg:width="0.0122in" svg:height="0.1106in" svg:x="6.1646in" svg:y="2.4815in"><text:p/><draw:enhanced-geometry svg:viewBox="0 0 22 169" draw:type="non-primitive" draw:enhanced-path="M 0 24 C 0 16 0 8 0 0 6 0 14 0 21 0 21 8 21 16 21 24 14 24 6 24 0 24 Z M 0 168 C 0 128 0 87 0 46 6 46 14 46 21 46 21 87 21 128 21 168 14 168 6 168 0 168 Z N"/></draw:custom-shape><draw:custom-shape draw:style-name="gr4" draw:text-style-name="P24" svg:width="0.074in" svg:height="0.0835in" svg:x="6.1929in" svg:y="2.5106in"><text:p/><draw:enhanced-geometry svg:viewBox="0 0 117 128" draw:type="non-primitive" draw:enhanced-path="M 0 63 C 0 41 6 24 19 13 29 4 42 0 58 0 75 0 89 5 100 16 110 27 116 42 116 62 116 77 113 89 108 99 104 107 97 115 88 120 79 125 68 127 58 127 41 127 27 121 16 110 5 100 0 84 0 63 Z M 21 63 C 21 79 25 90 32 98 38 106 48 110 58 110 68 110 77 106 84 98 91 90 94 78 94 63 94 48 91 36 84 28 76 21 68 17 58 17 48 17 38 21 32 28 25 36 21 48 21 63 Z N"/></draw:custom-shape><draw:custom-shape draw:style-name="gr4" draw:text-style-name="P24" svg:width="0.0634in" svg:height="0.0815in" svg:x="6.2858in" svg:y="2.5106in"><text:p/><draw:enhanced-geometry svg:viewBox="0 0 101 125" draw:type="non-primitive" draw:enhanced-path="M 0 124 L 0 2 18 2 18 20 C 28 6 41 0 58 0 66 0 72 1 79 3 85 6 89 10 92 14 96 18 98 23 99 29 100 33 100 39 100 49 L 100 124 79 124 79 50 C 79 42 78 35 76 31 75 27 72 23 68 21 63 18 59 17 53 17 45 17 37 20 30 26 24 31 21 42 21 58 L 21 124 0 124 N"/></draw:custom-shape><draw:custom-shape draw:style-name="gr4" draw:text-style-name="P24" svg:width="0.0823in" svg:height="0.1098in" svg:x="5.874in" svg:y="2.6579in"><text:p/><draw:enhanced-geometry svg:viewBox="0 0 130 168" draw:type="non-primitive" draw:enhanced-path="M 0 167 L 0 0 64 0 C 77 0 87 1 95 4 103 8 109 13 113 21 118 27 120 35 120 43 120 50 119 56 115 63 111 69 104 74 96 78 107 81 115 86 120 93 126 100 129 109 129 118 129 126 127 134 124 140 120 147 116 152 111 156 106 160 100 163 92 164 85 166 75 167 65 167 L 0 167 Z M 22 70 L 59 70 C 69 70 77 69 81 68 86 66 91 63 94 60 96 56 98 51 98 45 98 39 97 34 94 30 91 26 87 23 82 22 77 20 69 19 56 19 L 22 19 22 70 Z M 22 147 L 65 147 C 72 147 77 147 81 147 86 145 90 144 94 142 97 139 100 137 102 132 104 128 106 124 106 118 106 112 104 107 100 102 97 97 92 94 87 92 81 91 73 90 62 90 L 22 90 22 147 Z N"/></draw:custom-shape><draw:custom-shape draw:style-name="gr4" draw:text-style-name="P24" svg:width="0.065in" svg:height="0.0823in" svg:x="5.9768in" svg:y="2.6878in"><text:p/><draw:enhanced-geometry svg:viewBox="0 0 103 126" draw:type="non-primitive" draw:enhanced-path="M 83 122 L 83 104 C 73 118 60 125 43 125 36 125 29 124 22 121 16 118 11 114 8 110 5 106 3 101 1 95 1 91 0 84 0 76 L 0 0 21 0 21 68 C 21 79 22 86 22 89 24 95 27 99 31 103 35 105 41 107 47 107 54 107 60 105 65 102 71 99 75 95 77 89 80 84 81 76 81 66 L 81 0 102 0 102 122 83 122 N"/></draw:custom-shape><draw:custom-shape draw:style-name="gr4" draw:text-style-name="P24" svg:width="0.0657in" svg:height="0.0835in" svg:x="6.0594in" svg:y="2.6862in"><text:p/><draw:enhanced-geometry svg:viewBox="0 0 104 128" draw:type="non-primitive" draw:enhanced-path="M 0 88 L 21 85 C 22 93 26 99 31 103 37 107 44 110 54 110 63 110 70 108 75 104 80 100 82 96 82 90 82 86 80 82 76 80 73 78 65 75 54 73 38 69 27 65 21 63 16 60 11 56 8 51 5 46 3 41 3 34 3 29 4 24 7 20 9 15 13 11 17 8 21 6 25 3 31 2 37 0 43 0 49 0 59 0 68 1 75 3 82 6 88 10 92 15 95 20 98 26 99 34 L 78 37 C 77 31 75 26 70 22 65 18 59 17 51 17 41 17 34 18 30 21 26 24 23 28 23 32 23 35 25 37 26 39 28 42 31 43 34 45 37 46 43 48 54 50 68 54 79 57 85 60 90 62 95 66 98 70 102 75 103 81 103 88 103 95 101 101 97 107 93 113 88 118 80 122 72 125 63 127 54 127 37 127 25 123 17 117 8 110 3 100 0 88 N"/></draw:custom-shape></draw:g><draw:g draw:style-name="gr2"><draw:custom-shape draw:style-name="gr6" draw:text-style-name="P24" svg:width="0.8768in" svg:height="0.2343in" svg:x="4.7083in" svg:y="2.3642in"><text:p/><draw:enhanced-geometry svg:viewBox="0 0 1352 352" draw:type="non-primitive" draw:enhanced-path="M 0 0 C 450 117 900 234 1351 351 N"/></draw:custom-shape><draw:custom-shape draw:style-name="gr4" draw:text-style-name="P24" svg:width="0.0669in" svg:height="0.0807in" svg:x="5.0311in" svg:y="2.3516in"><text:p/><draw:enhanced-geometry svg:viewBox="0 0 108 125" draw:type="non-primitive" draw:enhanced-path="M 92 19 L 107 23 90 85 C 87 96 83 104 79 109 75 115 69 119 61 122 54 124 45 124 34 121 24 118 16 114 10 109 5 104 1 98 1 90 0 83 1 74 3 62 L 20 0 35 4 19 66 C 16 75 15 82 15 87 16 92 18 96 22 100 26 103 30 106 36 107 47 110 56 109 61 106 67 102 72 94 75 81 L 92 19 N"/></draw:custom-shape><draw:custom-shape draw:style-name="gr4" draw:text-style-name="P24" svg:width="0.065in" svg:height="0.0807in" svg:x="5.0894in" svg:y="2.3764in"><text:p/><draw:enhanced-geometry svg:viewBox="0 0 104 124" draw:type="non-primitive" draw:enhanced-path="M 0 97 L 71 0 88 4 103 123 86 119 83 83 36 71 16 101 0 97 Z M 43 60 L 81 70 78 38 C 77 28 76 19 76 13 72 19 68 25 64 32 L 43 60 Z N"/></draw:custom-shape><draw:custom-shape draw:style-name="gr4" draw:text-style-name="P24" svg:width="0.0697in" svg:height="0.0878in" svg:x="5.1657in" svg:y="2.389in"><text:p/><draw:enhanced-geometry svg:viewBox="0 0 112 134" draw:type="non-primitive" draw:enhanced-path="M 0 108 L 30 0 78 13 C 89 15 95 18 100 21 105 25 108 29 110 35 111 40 111 46 110 52 108 60 103 66 97 69 90 73 82 75 71 73 74 76 76 79 78 81 81 86 83 92 86 98 L 97 133 79 128 70 102 C 68 94 66 88 64 84 62 80 61 77 59 75 57 73 55 72 53 71 51 69 49 69 45 68 L 28 63 15 112 0 108 Z M 31 51 L 63 59 C 69 61 75 61 79 61 83 61 87 59 90 57 93 55 94 51 95 48 97 43 96 39 93 34 90 30 84 26 76 25 L 41 15 31 51 Z N"/></draw:custom-shape><draw:custom-shape draw:style-name="gr4" draw:text-style-name="P24" svg:width="0.0571in" svg:height="0.0795in" svg:x="5.2476in" svg:y="2.4063in"><text:p/><draw:enhanced-geometry svg:viewBox="0 0 93 122" draw:type="non-primitive" draw:enhanced-path="M 11 117 C 19 86 28 54 37 22 24 19 12 16 0 13 1 8 2 4 3 0 33 8 62 15 92 22 91 27 90 31 88 36 76 32 63 29 52 26 43 58 34 89 26 121 20 120 16 119 11 117 N"/></draw:custom-shape></draw:g><draw:g draw:style-name="gr2"><draw:custom-shape draw:style-name="gr3" draw:text-style-name="P24" svg:width="1.4043in" svg:height="1.4122in" svg:x="3.3031in" svg:y="1.3626in"><text:p/><draw:enhanced-geometry svg:viewBox="0 0 2161 2107" draw:type="non-primitive" draw:enhanced-path="M 0 2106 C 0 1404 0 702 0 0 720 0 1440 0 2160 0 2160 702 2160 1404 2160 2106 1440 2106 720 2106 0 2106 N"/></draw:custom-shape><draw:custom-shape draw:style-name="gr4" draw:text-style-name="P24" svg:width="0.0988in" svg:height="0.1295in" svg:x="3.4882in" svg:y="2.0008in"><text:p/><draw:enhanced-geometry svg:viewBox="0 0 155 197" draw:type="non-primitive" draw:enhanced-path="M 0 196 L 0 0 76 0 C 89 0 100 1 107 2 117 3 125 7 132 11 139 16 144 22 148 30 152 38 154 47 154 56 154 73 148 87 138 99 127 111 107 116 79 116 L 27 116 27 196 0 196 Z M 27 93 L 79 93 C 96 93 109 90 116 84 123 77 127 69 127 58 127 49 124 42 120 37 116 30 110 27 103 25 99 24 90 23 79 23 L 27 23 27 93 Z N"/></draw:custom-shape><draw:custom-shape draw:style-name="gr4" draw:text-style-name="P24" svg:width="0.0161in" svg:height="0.1295in" svg:x="3.613in" svg:y="2.0008in"><text:p/><draw:enhanced-geometry svg:viewBox="0 0 28 197" draw:type="non-primitive" draw:enhanced-path="M 0 196 C 0 131 0 65 0 0 9 0 18 0 27 0 27 65 27 131 27 196 18 196 9 196 0 196 N"/></draw:custom-shape><draw:custom-shape draw:style-name="gr4" draw:text-style-name="P24" svg:width="0.1134in" svg:height="0.1335in" svg:x="3.6567in" svg:y="1.9988in"><text:p/><draw:enhanced-geometry svg:viewBox="0 0 178 203" draw:type="non-primitive" draw:enhanced-path="M 151 130 L 177 137 C 172 158 162 174 147 186 133 197 115 202 95 202 73 202 55 198 42 189 28 181 18 168 11 152 4 136 0 118 0 99 0 79 4 61 12 46 20 31 32 20 46 11 61 4 77 0 95 0 115 0 132 5 146 15 159 25 169 38 174 57 L 148 63 C 143 48 136 38 127 32 119 25 108 22 95 22 79 22 66 26 56 33 45 40 38 50 34 62 30 74 28 87 28 99 28 116 30 131 35 143 40 155 47 165 58 171 68 177 80 180 92 180 107 180 119 176 130 167 140 159 147 147 151 130 N"/></draw:custom-shape><draw:custom-shape draw:style-name="gr4" draw:text-style-name="P24" svg:width="0.0835in" svg:height="0.1315in" svg:x="3.7874in" svg:y="2.0008in"><text:p/><draw:enhanced-geometry svg:viewBox="0 0 132 200" draw:type="non-primitive" draw:enhanced-path="M 0 144 L 25 141 C 28 154 33 164 40 170 46 176 54 179 65 179 76 179 86 175 93 168 101 160 105 150 105 139 105 128 102 118 95 112 87 105 78 101 66 101 62 101 56 102 49 103 L 52 82 C 54 82 55 82 56 82 66 82 75 80 83 75 91 69 95 61 95 50 95 41 92 34 86 28 80 22 73 19 63 19 53 19 45 22 39 28 33 34 29 43 27 55 L 2 50 C 4 34 11 22 22 13 33 4 46 0 62 0 73 0 83 2 92 6 101 11 108 17 113 25 118 33 121 42 121 50 121 59 118 66 114 74 109 81 102 86 93 90 105 93 114 98 121 107 128 115 131 126 131 138 131 155 125 170 112 181 100 193 83 199 64 199 46 199 32 194 20 184 8 174 2 160 0 144 N"/></draw:custom-shape><draw:custom-shape draw:style-name="gr4" draw:text-style-name="P24" svg:width="0.0858in" svg:height="0.1295in" svg:x="3.8846in" svg:y="2.0008in"><text:p/><draw:enhanced-geometry svg:viewBox="0 0 135 197" draw:type="non-primitive" draw:enhanced-path="M 134 173 L 134 196 0 196 C 0 190 1 184 3 179 7 170 12 162 20 153 27 144 38 134 52 123 73 106 88 92 96 82 104 72 108 62 108 53 108 44 105 35 97 29 90 23 81 19 70 19 58 19 49 23 41 30 34 37 30 47 30 59 L 5 56 C 7 38 13 24 25 14 36 5 51 0 71 0 90 0 105 5 117 15 128 26 134 38 134 54 134 61 132 69 128 77 125 84 120 92 112 101 104 109 92 121 74 135 59 147 50 155 45 160 41 164 38 168 35 173 L 134 173 N"/></draw:custom-shape><draw:custom-shape draw:style-name="gr4" draw:text-style-name="P24" svg:width="0.1232in" svg:height="0.1295in" svg:x="3.9957in" svg:y="2.0008in"><text:p/><draw:enhanced-geometry svg:viewBox="0 0 192 197" draw:type="non-primitive" draw:enhanced-path="M 0 196 L 0 0 40 0 87 138 C 91 152 95 161 97 168 99 160 102 150 108 136 L 156 0 191 0 191 196 165 196 165 32 106 196 83 196 25 30 25 196 0 196 N"/></draw:custom-shape><draw:custom-shape draw:style-name="gr4" draw:text-style-name="P24" svg:width="0.1016in" svg:height="0.1295in" svg:x="4.1374in" svg:y="2.0008in"><text:p/><draw:enhanced-geometry svg:viewBox="0 0 160 197" draw:type="non-primitive" draw:enhanced-path="M 0 196 L 0 171 103 47 C 111 38 117 30 124 23 L 12 23 12 0 155 0 155 23 42 159 31 173 159 173 159 196 0 196 N"/></draw:custom-shape><draw:custom-shape draw:style-name="gr4" draw:text-style-name="P24" svg:width="0.048in" svg:height="0.0142in" svg:x="4.25in" svg:y="2.0764in"><text:p/><draw:enhanced-geometry svg:viewBox="0 0 78 25" draw:type="non-primitive" draw:enhanced-path="M 0 24 C 0 16 0 8 0 0 26 0 51 0 77 0 77 8 77 16 77 24 51 24 26 24 0 24 N"/></draw:custom-shape><draw:custom-shape draw:style-name="gr4" draw:text-style-name="P24" svg:width="0.0953in" svg:height="0.1295in" svg:x="4.3201in" svg:y="2.0008in"><text:p/><draw:enhanced-geometry svg:viewBox="0 0 150 197" draw:type="non-primitive" draw:enhanced-path="M 0 196 C 0 131 0 65 0 0 48 0 97 0 145 0 145 8 145 16 145 23 106 23 66 23 27 23 27 43 27 63 27 83 64 83 101 83 137 83 137 91 137 98 137 106 101 106 64 106 27 106 27 128 27 150 27 173 68 173 108 173 149 173 149 180 149 188 149 196 99 196 50 196 0 196 N"/></draw:custom-shape><draw:custom-shape draw:style-name="gr4" draw:text-style-name="P24" svg:width="0.0862in" svg:height="0.1295in" svg:x="4.4413in" svg:y="2.0008in"><text:p/><draw:enhanced-geometry svg:viewBox="0 0 136 197" draw:type="non-primitive" draw:enhanced-path="M 0 196 C 0 131 0 65 0 0 45 0 90 0 135 0 135 8 135 16 135 23 99 23 63 23 27 23 27 43 27 64 27 84 58 84 89 84 120 84 120 91 120 99 120 107 89 107 58 107 27 107 27 137 27 166 27 196 18 196 9 196 0 196 N"/></draw:custom-shape></draw:g><draw:g draw:style-name="gr2"><draw:custom-shape draw:style-name="gr3" draw:text-style-name="P24" svg:width="0.935in" svg:height="0.9406in" svg:x="3.1858in" svg:y="3.5417in"><text:p/><draw:enhanced-geometry svg:viewBox="0 0 1441 1405" draw:type="non-primitive" draw:enhanced-path="M 0 1404 C 0 936 0 468 0 0 481 0 960 0 1440 0 1440 468 1440 936 1440 1404 960 1404 481 1404 0 1404 N"/></draw:custom-shape><draw:custom-shape draw:style-name="gr4" draw:text-style-name="P24" svg:width="0.087in" svg:height="0.1142in" svg:x="3.3866in" svg:y="3.6882in"><text:p/><draw:enhanced-geometry svg:viewBox="0 0 137 174" draw:type="non-primitive" draw:enhanced-path="M 0 116 L 21 115 C 23 123 25 130 28 135 32 141 38 145 46 148 53 152 62 153 72 153 80 153 88 152 95 149 101 147 106 143 109 139 112 134 114 130 114 125 114 120 112 115 109 111 106 107 101 104 94 101 89 100 79 97 64 93 48 90 37 86 30 83 23 79 16 74 12 67 8 61 6 54 6 47 6 38 8 30 13 23 19 15 25 10 35 6 45 2 55 0 66 0 79 0 91 2 100 6 110 10 117 16 122 24 127 32 130 40 131 50 L 109 52 C 108 41 104 33 97 28 91 23 81 20 67 20 54 20 44 22 38 27 32 32 28 38 28 45 28 51 30 56 35 60 39 64 51 68 69 72 88 76 100 79 107 82 117 87 124 92 129 100 134 106 136 114 136 123 136 132 133 141 128 148 123 156 115 162 106 167 96 171 85 173 73 173 57 173 44 171 34 167 24 162 15 155 9 147 3 138 0 127 0 116 N"/></draw:custom-shape><draw:custom-shape draw:style-name="gr4" draw:text-style-name="P24" svg:width="0.0378in" svg:height="0.1098in" svg:x="3.4874in" svg:y="3.6917in"><text:p/><draw:enhanced-geometry svg:viewBox="0 0 62 167" draw:type="non-primitive" draw:enhanced-path="M 58 146 L 61 164 C 55 165 49 166 45 166 37 166 31 164 27 162 23 160 20 157 18 153 16 149 15 141 15 128 L 15 59 0 59 0 43 15 43 15 12 36 0 36 43 58 43 58 59 36 59 36 129 C 36 135 37 139 37 141 38 142 39 143 41 144 43 146 45 146 48 146 51 146 54 146 58 146 N"/></draw:custom-shape><draw:custom-shape draw:style-name="gr4" draw:text-style-name="P24" svg:width="0.0732in" svg:height="0.0835in" svg:x="3.5331in" svg:y="3.7189in"><text:p/><draw:enhanced-geometry svg:viewBox="0 0 116 128" draw:type="non-primitive" draw:enhanced-path="M 93 85 L 114 88 C 111 100 105 110 95 117 86 124 74 127 59 127 41 127 27 122 16 111 6 99 0 85 0 65 0 44 6 28 16 17 27 6 41 0 58 0 75 0 89 6 99 17 110 28 115 44 115 64 115 65 115 67 115 69 L 22 69 C 23 82 27 92 34 99 41 107 50 110 60 110 68 110 75 108 80 104 86 100 90 94 93 85 Z M 23 52 L 93 52 C 92 42 90 34 86 29 79 21 70 17 59 17 49 17 41 20 34 27 27 33 23 41 23 52 Z N"/></draw:custom-shape><draw:custom-shape draw:style-name="gr4" draw:text-style-name="P24" svg:width="0.0689in" svg:height="0.113in" svg:x="3.6256in" svg:y="3.7189in"><text:p/><draw:enhanced-geometry svg:viewBox="0 0 109 172" draw:type="non-primitive" draw:enhanced-path="M 0 171 L 0 3 19 3 19 18 C 23 12 29 8 34 4 40 2 47 0 55 0 66 0 75 3 84 8 91 13 98 21 102 30 106 40 108 51 108 62 108 75 106 86 101 96 97 106 90 114 81 119 72 124 63 127 53 127 46 127 40 125 34 123 29 120 24 116 21 112 L 21 171 0 171 Z M 18 64 C 18 80 22 91 28 99 35 106 43 110 52 110 61 110 69 106 76 98 83 91 86 78 86 62 86 47 83 35 77 28 70 20 62 16 53 16 44 16 36 20 29 28 22 36 18 49 18 64 Z N"/></draw:custom-shape><draw:custom-shape draw:style-name="gr4" draw:text-style-name="P24" svg:width="0.0685in" svg:height="0.113in" svg:x="3.713in" svg:y="3.7189in"><text:p/><draw:enhanced-geometry svg:viewBox="0 0 109 172" draw:type="non-primitive" draw:enhanced-path="M 0 171 L 0 3 19 3 19 18 C 24 12 29 8 35 4 40 2 47 0 56 0 66 0 75 3 84 8 92 13 98 21 102 30 106 40 108 51 108 62 108 75 106 86 101 96 97 106 90 114 82 119 73 124 63 127 54 127 46 127 40 125 35 123 29 120 24 116 21 112 L 21 171 0 171 Z M 19 64 C 19 80 22 91 28 99 35 106 43 110 52 110 62 110 70 106 77 98 83 91 87 78 87 62 87 47 83 35 77 28 70 20 62 16 53 16 44 16 36 20 29 28 22 36 19 49 19 64 Z N"/></draw:custom-shape><draw:custom-shape draw:style-name="gr4" draw:text-style-name="P24" svg:width="0.0724in" svg:height="0.0835in" svg:x="3.7965in" svg:y="3.7189in"><text:p/><draw:enhanced-geometry svg:viewBox="0 0 115 128" draw:type="non-primitive" draw:enhanced-path="M 93 85 L 114 88 C 110 100 104 110 94 117 85 124 73 127 59 127 40 127 26 122 15 111 5 99 0 85 0 65 0 44 5 28 15 17 26 6 40 0 57 0 74 0 88 6 98 17 109 28 114 44 114 64 114 65 114 67 114 69 L 21 69 C 22 82 26 92 33 99 40 107 49 110 59 110 67 110 74 108 79 104 85 100 89 94 93 85 Z M 22 52 L 93 52 C 91 42 89 34 85 29 78 21 69 17 58 17 48 17 40 20 33 27 26 33 22 41 22 52 Z N"/></draw:custom-shape><draw:custom-shape draw:style-name="gr4" draw:text-style-name="P24" svg:width="0.0421in" svg:height="0.0815in" svg:x="3.8882in" svg:y="3.7189in"><text:p/><draw:enhanced-geometry svg:viewBox="0 0 68 125" draw:type="non-primitive" draw:enhanced-path="M 0 124 L 0 3 18 3 18 21 C 23 12 28 7 31 4 35 1 40 0 45 0 52 0 60 2 67 7 L 60 25 C 55 23 50 21 45 21 40 21 36 22 32 25 29 28 26 32 24 36 22 44 21 52 21 60 L 21 124 0 124 N"/></draw:custom-shape><draw:custom-shape draw:style-name="gr4" draw:text-style-name="P24" svg:width="0.0906in" svg:height="0.1098in" svg:x="3.4594in" svg:y="3.8661in"><text:p/><draw:enhanced-geometry svg:viewBox="0 0 142 168" draw:type="non-primitive" draw:enhanced-path="M 0 167 L 0 0 59 0 C 72 0 82 0 89 2 99 4 107 9 115 14 123 22 130 31 134 43 139 55 141 68 141 83 141 96 140 107 137 117 134 126 130 135 125 141 120 147 115 152 110 156 104 160 97 162 89 165 81 166 72 167 62 167 L 0 167 Z M 23 147 L 59 147 C 70 147 79 146 86 144 92 143 97 139 101 136 106 130 111 124 113 115 116 105 118 95 118 82 118 65 115 51 109 42 103 33 96 26 88 23 82 21 72 20 58 20 L 23 20 23 147 Z N"/></draw:custom-shape><draw:custom-shape draw:style-name="gr4" draw:text-style-name="P24" svg:width="0.0413in" svg:height="0.0815in" svg:x="3.5701in" svg:y="3.8945in"><text:p/><draw:enhanced-geometry svg:viewBox="0 0 68 125" draw:type="non-primitive" draw:enhanced-path="M 0 124 L 0 3 18 3 18 21 C 23 12 27 7 31 4 35 1 40 0 45 0 52 0 60 2 67 7 L 60 25 C 55 23 49 21 44 21 40 21 36 22 32 25 29 28 26 32 24 36 22 44 21 52 21 60 L 21 124 0 124 N"/></draw:custom-shape><draw:custom-shape draw:style-name="gr4" draw:text-style-name="P24" svg:width="0.0114in" svg:height="0.1098in" svg:x="3.6228in" svg:y="3.8661in"><text:p/><draw:enhanced-geometry svg:viewBox="0 0 22 168" draw:type="non-primitive" draw:enhanced-path="M 0 23 C 0 15 0 8 0 0 7 0 14 0 21 0 21 8 21 15 21 23 14 23 7 23 0 23 Z M 0 167 C 0 127 0 86 0 46 7 46 14 46 21 46 21 86 21 127 21 167 14 167 7 167 0 167 Z N"/></draw:custom-shape><draw:custom-shape draw:style-name="gr4" draw:text-style-name="P24" svg:width="0.0724in" svg:height="0.0795in" svg:x="3.6476in" svg:y="3.8969in"><text:p/><draw:enhanced-geometry svg:viewBox="0 0 115 122" draw:type="non-primitive" draw:enhanced-path="M 47 121 L 0 0 22 0 49 73 C 52 80 55 89 57 97 59 90 61 83 65 74 L 92 0 114 0 69 121 47 121 N"/></draw:custom-shape><draw:custom-shape draw:style-name="gr4" draw:text-style-name="P24" svg:width="0.0732in" svg:height="0.0835in" svg:x="3.7276in" svg:y="3.8945in"><text:p/><draw:enhanced-geometry svg:viewBox="0 0 116 128" draw:type="non-primitive" draw:enhanced-path="M 93 85 L 114 88 C 111 100 105 110 95 117 86 124 74 127 59 127 41 127 27 122 16 111 5 100 0 85 0 65 0 44 5 28 16 17 27 6 41 0 58 0 75 0 89 6 99 17 110 28 115 44 115 64 115 65 115 67 115 69 L 22 69 C 22 82 26 92 34 100 40 107 50 110 60 110 68 110 75 108 80 104 85 100 90 94 93 85 Z M 22 52 L 93 52 C 92 42 90 34 85 29 78 21 69 17 59 17 48 17 40 20 34 27 27 33 23 41 22 52 Z N"/></draw:custom-shape><draw:custom-shape draw:style-name="gr4" draw:text-style-name="P24" svg:width="0.0425in" svg:height="0.0815in" svg:x="3.8193in" svg:y="3.8945in"><text:p/><draw:enhanced-geometry svg:viewBox="0 0 69 125" draw:type="non-primitive" draw:enhanced-path="M 0 124 L 0 3 19 3 19 21 C 24 12 28 7 32 4 36 1 41 0 46 0 53 0 61 2 68 7 L 61 25 C 55 23 50 21 45 21 41 21 37 22 33 25 29 28 26 32 25 36 23 44 21 52 21 60 L 21 124 0 124 N"/></draw:custom-shape><draw:custom-shape draw:style-name="gr4" draw:text-style-name="P24" svg:width="0.1024in" svg:height="0.1098in" svg:x="3.4268in" svg:y="4.0417in"><text:p/><draw:enhanced-geometry svg:viewBox="0 0 161 168" draw:type="non-primitive" draw:enhanced-path="M 0 167 L 65 0 90 0 160 167 133 167 114 117 42 117 23 167 0 167 Z M 49 98 L 107 98 90 52 C 84 38 80 26 77 18 75 28 72 39 68 50 L 49 98 Z N"/></draw:custom-shape><draw:custom-shape draw:style-name="gr4" draw:text-style-name="P24" svg:width="0.0768in" svg:height="0.1098in" svg:x="3.5339in" svg:y="4.0417in"><text:p/><draw:enhanced-geometry svg:viewBox="0 0 121 168" draw:type="non-primitive" draw:enhanced-path="M 75 167 C 75 154 75 140 75 127 50 127 25 127 0 127 0 121 0 114 0 108 27 72 53 36 80 0 86 0 91 0 96 0 96 36 96 72 96 108 104 108 112 108 120 108 120 114 120 121 120 127 112 127 104 127 96 127 96 140 96 154 96 167 90 167 82 167 75 167 Z M 75 108 C 75 83 75 59 75 34 57 59 39 83 21 108 39 108 57 108 75 108 Z N"/></draw:custom-shape><draw:custom-shape draw:style-name="gr4" draw:text-style-name="P24" svg:width="0.0713in" svg:height="0.113in" svg:x="3.6264in" svg:y="4.0409in"><text:p/><draw:enhanced-geometry svg:viewBox="0 0 113 172" draw:type="non-primitive" draw:enhanced-path="M 3 130 L 23 128 C 25 137 28 144 33 148 38 152 43 154 51 154 58 154 63 152 68 150 73 147 77 143 80 138 83 134 85 127 88 119 89 110 90 102 90 94 90 93 90 91 90 89 87 96 81 102 73 105 66 109 58 111 50 111 36 111 24 106 15 97 5 87 0 73 0 57 0 40 5 26 15 16 25 5 38 0 54 0 64 0 75 3 84 9 93 15 100 24 105 34 110 45 112 61 112 81 112 103 110 120 105 132 100 145 93 155 84 161 75 168 63 171 51 171 37 171 26 167 18 160 9 153 4 143 3 130 Z M 89 56 C 89 44 85 35 79 28 73 21 65 17 56 17 46 17 38 21 32 29 25 36 21 46 21 57 21 68 25 77 31 83 38 90 46 93 55 93 65 93 73 90 79 83 85 77 89 67 89 56 Z N"/></draw:custom-shape><draw:custom-shape draw:style-name="gr4" draw:text-style-name="P24" svg:width="0.0713in" svg:height="0.113in" svg:x="3.7138in" svg:y="4.0409in"><text:p/><draw:enhanced-geometry svg:viewBox="0 0 113 172" draw:type="non-primitive" draw:enhanced-path="M 32 78 C 23 74 17 70 13 64 9 58 6 52 6 43 6 31 11 21 20 13 29 5 41 0 56 0 70 0 83 5 92 13 101 21 106 32 106 44 106 52 103 59 99 64 95 70 89 74 81 78 91 81 99 87 104 94 110 102 112 110 112 121 112 135 107 147 97 157 86 166 73 171 56 171 39 171 26 166 15 157 5 147 0 135 0 120 0 109 2 100 8 93 14 85 22 81 32 78 Z M 28 43 C 28 51 31 57 36 62 41 67 48 70 56 70 65 70 71 67 76 62 81 57 84 51 84 44 84 37 81 30 76 25 71 20 64 17 56 17 48 17 41 20 36 25 31 30 28 36 28 43 Z M 21 120 C 21 126 22 131 25 137 28 142 32 146 38 150 44 152 49 154 56 154 66 154 75 151 81 145 87 139 91 130 91 121 91 111 87 103 81 96 74 90 66 87 56 87 45 87 37 90 31 96 25 103 21 110 21 120 Z N"/></draw:custom-shape><draw:custom-shape draw:style-name="gr4" draw:text-style-name="P24" svg:width="0.0717in" svg:height="0.113in" svg:x="3.8004in" svg:y="4.0409in"><text:p/><draw:enhanced-geometry svg:viewBox="0 0 114 172" draw:type="non-primitive" draw:enhanced-path="M 32 78 C 24 74 18 70 13 64 9 58 7 52 7 43 7 31 11 21 20 13 29 5 41 0 56 0 71 0 83 5 92 13 101 21 106 32 106 44 106 52 104 59 100 64 96 70 90 74 81 78 91 81 99 87 105 94 110 102 113 110 113 121 113 135 108 147 97 157 87 166 73 171 57 171 40 171 26 166 15 157 5 147 0 135 0 120 0 109 3 100 8 93 14 85 22 81 32 78 Z M 28 43 C 28 51 31 57 36 62 41 67 48 70 57 70 65 70 71 67 76 62 82 57 84 51 84 44 84 37 82 30 76 25 71 20 65 17 57 17 48 17 41 20 36 25 31 30 28 36 28 43 Z M 21 120 C 21 126 23 131 25 137 28 142 33 146 38 150 44 152 50 154 57 154 67 154 75 151 82 145 88 139 91 130 91 121 91 111 88 103 81 96 75 90 66 87 56 87 46 87 37 90 31 96 25 103 21 110 21 120 Z N"/></draw:custom-shape><draw:custom-shape draw:style-name="gr4" draw:text-style-name="P24" svg:width="0.074in" svg:height="0.0795in" svg:x="3.5736in" svg:y="4.2488in"><text:p/><draw:enhanced-geometry svg:viewBox="0 0 117 122" draw:type="non-primitive" draw:enhanced-path="M 0 121 L 46 59 3 0 29 0 48 29 C 52 35 55 39 58 42 61 37 64 32 67 29 L 88 0 114 0 71 59 116 121 90 121 65 84 59 76 26 121 0 121 N"/></draw:custom-shape><draw:custom-shape draw:style-name="gr4" draw:text-style-name="P24" svg:width="0.0724in" svg:height="0.1114in" svg:x="3.6555in" svg:y="4.2189in"><text:p/><draw:enhanced-geometry svg:viewBox="0 0 115 169" draw:type="non-primitive" draw:enhanced-path="M 0 122 L 22 120 C 23 131 27 138 33 143 39 148 47 151 55 151 66 151 74 147 82 140 89 132 92 123 92 110 92 99 89 90 82 83 76 76 66 73 55 73 48 73 42 74 37 77 31 80 27 84 24 89 L 4 86 21 0 106 0 106 20 38 20 28 65 C 39 58 49 54 61 54 76 54 88 59 98 69 108 80 114 92 114 108 114 124 109 137 100 148 89 162 74 168 55 168 39 168 27 164 17 155 7 147 1 136 0 122 N"/></draw:custom-shape></draw:g><draw:g draw:style-name="gr2"><draw:custom-shape draw:style-name="gr5" draw:text-style-name="P24" svg:width="0.1157in" svg:height="0.7634in" svg:x="3.6539in" svg:y="2.776in"><text:p/><draw:enhanced-geometry svg:viewBox="0 0 181 1142" draw:type="non-primitive" draw:enhanced-path="M 0 1141 C 61 760 120 381 180 0 N"/></draw:custom-shape><draw:custom-shape draw:style-name="gr4" draw:text-style-name="P24" svg:width="0.0752in" svg:height="0.0705in" svg:x="3.5839in" svg:y="3.3098in"><text:p/><draw:enhanced-geometry svg:viewBox="0 0 121 109" draw:type="non-primitive" draw:enhanced-path="M 53 107 C 35 104 21 97 12 85 3 74 0 61 2 45 4 35 7 26 14 19 20 11 28 6 38 3 47 0 57 0 69 1 80 3 90 7 98 12 107 19 112 26 116 35 119 44 120 53 119 63 117 73 113 82 107 89 100 97 92 102 83 105 73 108 64 108 53 107 Z M 56 92 C 69 94 81 92 89 86 98 80 103 72 105 61 107 50 104 40 98 32 91 24 81 18 66 16 57 15 49 15 42 17 35 19 29 23 24 28 19 33 17 40 15 47 14 57 16 67 22 76 28 84 39 90 56 92 Z N"/></draw:custom-shape><draw:custom-shape draw:style-name="gr4" draw:text-style-name="P24" svg:width="0.0752in" svg:height="0.065in" svg:x="3.5965in" svg:y="3.2343in"><text:p/><draw:enhanced-geometry svg:viewBox="0 0 120 102" draw:type="non-primitive" draw:enhanced-path="M 81 18 L 87 4 C 99 9 108 16 113 25 118 34 119 44 118 56 116 68 112 78 106 84 100 91 92 96 81 98 71 101 61 101 50 100 38 97 29 94 21 88 13 83 7 75 4 67 0 58 0 48 1 39 3 28 7 19 14 12 21 6 30 2 41 0 L 42 16 C 34 17 28 20 23 24 19 28 16 34 15 42 13 50 14 57 17 64 20 70 25 75 32 78 38 81 45 84 53 85 62 86 71 86 78 84 85 83 92 79 96 74 100 68 103 62 104 55 105 47 104 40 100 33 96 27 90 22 81 18 N"/></draw:custom-shape><draw:custom-shape draw:style-name="gr4" draw:text-style-name="P24" svg:width="0.0232in" svg:height="0.0106in" svg:x="3.6677in" svg:y="3.2161in"><text:p/><draw:enhanced-geometry svg:viewBox="0 0 39 21" draw:type="non-primitive" draw:enhanced-path="M 16 18 L 0 16 3 0 19 2 C 24 3 29 5 32 7 35 10 37 13 38 18 L 32 20 C 32 17 30 16 28 14 25 12 22 11 17 10 L 16 18 N"/></draw:custom-shape><draw:custom-shape draw:style-name="gr4" draw:text-style-name="P24" svg:width="0.0752in" svg:height="0.0677in" svg:x="3.6173in" svg:y="3.0972in"><text:p/><draw:enhanced-geometry svg:viewBox="0 0 121 106" draw:type="non-primitive" draw:enhanced-path="M 72 50 L 59 48 66 1 108 8 C 113 16 116 24 118 32 119 40 120 48 118 56 117 67 113 76 107 84 101 93 93 98 83 101 74 104 63 105 52 104 41 102 31 98 23 92 13 86 8 79 4 69 1 60 0 51 2 39 3 32 5 25 9 18 13 12 17 8 23 5 28 2 35 0 43 0 L 44 14 C 38 15 34 16 30 18 26 20 23 23 21 27 18 31 16 36 15 42 14 48 15 54 16 59 17 64 19 69 22 73 25 76 28 79 32 81 38 85 46 87 54 89 64 90 72 90 80 87 87 85 93 81 97 75 101 69 104 62 105 55 106 49 106 42 104 36 102 30 101 25 98 21 L 77 18 72 50 N"/></draw:custom-shape><draw:custom-shape draw:style-name="gr4" draw:text-style-name="P24" svg:width="0.0732in" svg:height="0.0614in" svg:x="3.6264in" svg:y="3.0252in"><text:p/><draw:enhanced-geometry svg:viewBox="0 0 116 98" draw:type="non-primitive" draw:enhanced-path="M 113 97 L 0 79 6 38 C 7 31 9 26 10 22 12 17 14 12 17 9 21 6 25 4 30 3 35 1 40 0 46 1 55 3 63 7 69 14 75 21 76 32 73 47 L 70 75 115 82 113 97 Z M 56 73 L 60 45 C 62 36 61 29 58 24 55 20 50 17 44 16 39 15 35 16 31 18 28 20 25 22 23 26 22 28 21 32 20 39 L 16 67 56 73 Z N"/></draw:custom-shape><draw:custom-shape draw:style-name="gr4" draw:text-style-name="P24" svg:width="0.074in" svg:height="0.0189in" svg:x="3.6366in" svg:y="2.9969in"><text:p/><draw:enhanced-geometry svg:viewBox="0 0 117 33" draw:type="non-primitive" draw:enhanced-path="M 114 32 C 76 26 38 21 0 15 1 10 2 5 2 0 40 6 78 11 116 18 115 23 114 27 114 32 N"/></draw:custom-shape><draw:custom-shape draw:style-name="gr4" draw:text-style-name="P24" svg:width="0.0752in" svg:height="0.0697in" svg:x="3.6437in" svg:y="2.9161in"><text:p/><draw:enhanced-geometry svg:viewBox="0 0 121 110" draw:type="non-primitive" draw:enhanced-path="M 53 107 C 35 105 21 97 12 86 3 75 0 61 2 45 3 36 7 27 14 19 20 12 28 6 38 3 47 1 57 0 69 2 80 3 90 7 98 13 107 19 112 26 116 35 119 44 120 53 119 63 117 74 113 83 107 90 100 97 92 102 83 105 73 108 64 109 53 107 Z M 56 92 C 69 95 81 92 89 86 98 80 103 72 105 61 107 50 104 41 98 32 91 24 81 18 66 16 57 15 49 15 42 17 35 20 29 23 24 28 19 34 17 40 15 48 14 58 16 68 22 76 28 85 39 90 56 92 Z N"/></draw:custom-shape></draw:g><draw:g draw:style-name="gr2"><draw:custom-shape draw:style-name="gr3" draw:text-style-name="P24" svg:width="0.8185in" svg:height="0.587in" svg:x="2.0146in" svg:y="3.1291in"><text:p/><draw:enhanced-geometry svg:viewBox="0 0 1261 878" draw:type="non-primitive" draw:enhanced-path="M 0 877 C 0 585 0 293 0 0 421 0 840 0 1260 0 1260 293 1260 585 1260 877 840 877 421 877 0 877 N"/></draw:custom-shape><draw:custom-shape draw:style-name="gr4" draw:text-style-name="P24" svg:width="0.1079in" svg:height="0.0823in" svg:x="2.1346in" svg:y="3.3937in"><text:p/><draw:enhanced-geometry svg:viewBox="0 0 169 126" draw:type="non-primitive" draw:enhanced-path="M 0 125 L 0 3 18 3 18 20 C 22 14 27 9 34 6 40 2 48 0 56 0 65 0 73 2 78 6 85 10 89 15 91 21 101 8 114 0 130 0 142 0 152 4 158 10 165 17 168 27 168 41 L 168 125 147 125 147 48 C 147 40 147 33 145 30 144 26 141 24 137 21 134 19 130 18 125 18 116 18 109 21 103 26 97 32 94 41 94 54 L 94 125 73 125 73 46 C 73 36 72 30 68 25 65 20 59 18 51 18 46 18 40 20 35 22 30 26 26 30 24 36 22 42 21 51 21 62 L 21 125 0 125 N"/></draw:custom-shape><draw:custom-shape draw:style-name="gr4" draw:text-style-name="P24" svg:width="0.0122in" svg:height="0.1106in" svg:x="2.2665in" svg:y="3.3654in"><text:p/><draw:enhanced-geometry svg:viewBox="0 0 22 169" draw:type="non-primitive" draw:enhanced-path="M 0 23 C 0 16 0 8 0 0 6 0 14 0 21 0 21 8 21 16 21 23 14 23 6 23 0 23 Z M 0 168 C 0 127 0 86 0 46 6 46 14 46 21 46 21 86 21 127 21 168 14 168 6 168 0 168 Z N"/></draw:custom-shape><draw:custom-shape draw:style-name="gr4" draw:text-style-name="P24" svg:width="0.0689in" svg:height="0.0835in" svg:x="2.2965in" svg:y="3.3937in"><text:p/><draw:enhanced-geometry svg:viewBox="0 0 109 128" draw:type="non-primitive" draw:enhanced-path="M 87 80 L 108 83 C 106 97 100 108 91 116 82 124 70 127 56 127 39 127 26 122 15 111 5 100 0 85 0 64 0 51 2 40 6 30 11 20 18 12 27 8 36 3 45 0 56 0 70 0 81 4 90 10 98 17 104 27 106 39 L 86 42 C 84 33 80 27 76 24 70 20 64 17 57 17 47 17 38 21 31 29 25 36 21 48 21 64 21 80 25 92 31 99 37 106 45 110 56 110 64 110 71 108 77 103 82 98 86 90 87 80 N"/></draw:custom-shape><draw:custom-shape draw:style-name="gr4" draw:text-style-name="P24" svg:width="0.0421in" svg:height="0.0823in" svg:x="2.3783in" svg:y="3.3937in"><text:p/><draw:enhanced-geometry svg:viewBox="0 0 68 126" draw:type="non-primitive" draw:enhanced-path="M 0 125 L 0 3 18 3 18 21 C 23 12 28 7 32 4 36 1 40 0 45 0 53 0 60 3 67 7 L 60 26 C 55 23 50 21 45 21 40 21 36 22 32 25 29 28 26 32 24 37 22 44 21 52 21 61 L 21 125 0 125 N"/></draw:custom-shape><draw:custom-shape draw:style-name="gr4" draw:text-style-name="P24" svg:width="0.074in" svg:height="0.0835in" svg:x="2.4248in" svg:y="3.3937in"><text:p/><draw:enhanced-geometry svg:viewBox="0 0 117 128" draw:type="non-primitive" draw:enhanced-path="M 0 64 C 0 41 6 25 19 14 29 5 42 0 58 0 75 0 89 6 100 17 110 28 116 43 116 62 116 78 113 90 108 99 104 108 97 115 88 120 79 125 68 127 58 127 41 127 26 122 16 111 5 100 0 84 0 64 Z M 21 64 C 21 79 25 91 32 99 38 106 47 110 58 110 68 110 77 106 84 99 91 91 94 79 94 63 94 48 91 37 84 29 76 21 68 17 58 17 47 17 38 21 32 29 25 37 21 48 21 64 Z N"/></draw:custom-shape><draw:custom-shape draw:style-name="gr4" draw:text-style-name="P24" svg:width="0.0862in" svg:height="0.1142in" svg:x="2.5146in" svg:y="3.3634in"><text:p/><draw:enhanced-geometry svg:viewBox="0 0 137 174" draw:type="non-primitive" draw:enhanced-path="M 0 117 L 22 115 C 23 123 25 130 28 135 32 141 38 145 46 149 53 152 62 154 72 154 81 154 88 152 95 150 101 147 106 144 109 139 112 135 114 130 114 125 114 120 112 115 109 112 107 108 102 104 94 102 90 100 79 97 64 93 48 90 37 86 31 83 23 79 16 74 13 67 9 61 6 55 6 47 6 38 9 30 14 23 19 15 26 10 35 6 45 2 55 0 66 0 79 0 91 3 100 7 110 10 117 16 123 24 128 32 130 40 131 50 L 109 52 C 108 41 104 34 98 28 91 23 81 20 68 20 54 20 44 23 38 28 32 33 28 39 28 45 28 51 31 56 35 60 39 64 51 68 69 72 88 76 100 79 107 83 117 87 124 93 129 100 134 107 136 114 136 124 136 133 133 141 128 149 123 156 116 162 106 167 96 171 85 173 73 173 57 173 44 171 34 167 24 162 15 156 10 147 3 138 1 128 0 117 N"/></draw:custom-shape><draw:custom-shape draw:style-name="gr4" draw:text-style-name="P24" svg:width="0.0898in" svg:height="0.1106in" svg:x="2.624in" svg:y="3.3654in"><text:p/><draw:enhanced-geometry svg:viewBox="0 0 142 169" draw:type="non-primitive" draw:enhanced-path="M 0 168 L 0 0 59 0 C 72 0 82 1 89 2 99 5 107 9 115 15 123 22 130 32 134 43 139 55 141 68 141 83 141 96 139 107 137 117 134 127 130 135 125 141 120 148 115 153 109 157 104 160 97 163 89 165 81 167 72 168 62 168 L 0 168 Z M 23 148 L 59 148 C 70 148 79 147 86 144 92 143 97 140 101 136 106 131 111 124 113 115 116 106 118 95 118 83 118 65 115 52 109 42 103 33 96 27 88 23 82 21 72 20 58 20 L 23 20 23 148 Z N"/></draw:custom-shape></draw:g><draw:g draw:style-name="gr2"><draw:custom-shape draw:style-name="gr6" draw:text-style-name="P24" svg:width="0.4661in" svg:height="0.3512in" svg:x="2.8346in" svg:y="2.7764in"><text:p/><draw:enhanced-geometry svg:viewBox="0 0 721 527" draw:type="non-primitive" draw:enhanced-path="M 0 526 C 240 351 480 175 720 0 N"/></draw:custom-shape><draw:custom-shape draw:style-name="gr4" draw:text-style-name="P24" svg:width="0.0717in" svg:height="0.074in" svg:x="2.9559in" svg:y="2.8972in"><text:p/><draw:enhanced-geometry svg:viewBox="0 0 114 116" draw:type="non-primitive" draw:enhanced-path="M 31 99 L 42 90 C 46 94 50 97 54 99 58 100 63 100 68 99 74 97 79 95 84 91 89 88 92 84 94 80 97 76 98 73 98 69 98 66 97 63 95 60 93 57 90 55 87 54 84 54 80 54 75 55 72 56 66 58 56 62 46 66 39 69 34 69 28 70 22 70 18 68 13 66 9 64 6 60 3 55 1 50 0 44 0 38 1 33 5 27 8 21 13 16 20 12 26 7 33 3 39 2 46 0 52 0 59 2 64 5 70 8 74 13 L 62 23 C 57 18 52 15 46 15 41 14 35 17 28 22 21 27 17 32 16 37 15 42 15 47 18 50 20 53 24 55 28 55 31 56 39 54 50 49 61 44 69 41 74 40 81 38 88 38 93 40 98 42 103 45 106 50 110 55 112 60 113 66 113 73 111 79 108 85 105 91 100 96 93 101 85 107 77 111 70 113 62 115 55 114 49 112 42 109 35 105 31 99 N"/></draw:custom-shape><draw:custom-shape draw:style-name="gr4" draw:text-style-name="P24" svg:width="0.0606in" svg:height="0.0835in" svg:x="3.0055in" svg:y="2.8524in"><text:p/><draw:enhanced-geometry svg:viewBox="0 0 98 128" draw:type="non-primitive" draw:enhanced-path="M 68 127 L 0 38 34 13 C 40 9 44 5 48 4 53 1 58 0 63 0 67 0 72 1 76 3 81 5 85 9 89 14 94 21 97 29 96 38 95 47 89 56 76 65 L 53 82 81 118 68 127 Z M 44 72 L 68 54 C 76 49 80 43 81 38 82 33 81 28 77 22 74 19 70 16 67 15 63 14 59 14 55 15 52 16 48 19 43 22 L 20 40 44 72 Z N"/></draw:custom-shape><draw:custom-shape draw:style-name="gr4" draw:text-style-name="P24" svg:width="0.0512in" svg:height="0.065in" svg:x="3.0618in" svg:y="2.8287in"><text:p/><draw:enhanced-geometry svg:viewBox="0 0 82 100" draw:type="non-primitive" draw:enhanced-path="M 69 99 C 46 69 23 39 0 9 4 7 8 3 13 0 36 30 58 60 81 90 77 93 73 96 69 99 N"/></draw:custom-shape></draw:g><draw:g draw:style-name="gr2"><draw:custom-shape draw:style-name="gr6" draw:text-style-name="P24" svg:width="0.7598in" svg:height="0.1748in" svg:x="2.5413in" svg:y="2.3642in"><text:p/><draw:enhanced-geometry svg:viewBox="0 0 1171 265" draw:type="non-primitive" draw:enhanced-path="M 0 264 C 390 176 780 88 1170 0 N"/></draw:custom-shape><draw:custom-shape draw:style-name="gr4" draw:text-style-name="P24" svg:width="0.078in" svg:height="0.0795in" svg:x="2.8012in" svg:y="2.3705in"><text:p/><draw:enhanced-geometry svg:viewBox="0 0 124 124" draw:type="non-primitive" draw:enhanced-path="M 25 123 L 0 14 49 3 C 59 1 67 0 72 1 78 2 83 5 87 8 92 13 94 18 95 24 97 32 97 39 93 45 89 52 82 56 71 60 76 61 79 63 81 64 86 67 92 71 97 76 L 123 101 105 105 85 86 C 79 80 75 76 71 73 67 70 64 69 61 68 59 66 56 66 54 66 52 66 50 66 46 68 L 29 71 41 120 25 123 Z M 26 58 L 58 51 C 64 50 69 48 73 45 76 43 78 40 80 37 81 34 81 31 81 27 80 22 77 18 72 16 67 13 61 13 52 15 L 17 23 26 58 Z N"/></draw:custom-shape><draw:custom-shape draw:style-name="gr4" draw:text-style-name="P24" svg:width="0.085in" svg:height="0.087in" svg:x="2.8728in" svg:y="2.3461in"><text:p/><draw:enhanced-geometry svg:viewBox="0 0 134 134" draw:type="non-primitive" draw:enhanced-path="M 26 133 L 0 24 23 19 68 90 C 72 96 75 101 77 105 77 100 78 94 78 86 L 88 4 108 0 133 109 119 112 97 21 86 119 73 122 19 37 41 130 26 133 N"/></draw:custom-shape><draw:custom-shape draw:style-name="gr4" draw:text-style-name="P24" svg:width="0.0248in" svg:height="0.0732in" svg:x="2.9583in" svg:y="2.3406in"><text:p/><draw:enhanced-geometry svg:viewBox="0 0 42 114" draw:type="non-primitive" draw:enhanced-path="M 26 113 C 17 76 9 40 0 4 5 3 10 2 15 0 23 37 33 73 41 109 36 110 31 112 26 113 N"/></draw:custom-shape><draw:custom-shape draw:style-name="gr4" draw:text-style-name="P24" svg:width="0.0248in" svg:height="0.0732in" svg:x="2.9866in" svg:y="2.3343in"><text:p/><draw:enhanced-geometry svg:viewBox="0 0 42 114" draw:type="non-primitive" draw:enhanced-path="M 26 113 C 17 76 9 40 0 4 6 3 11 2 15 0 24 37 33 73 41 109 36 110 31 112 26 113 N"/></draw:custom-shape></draw:g><draw:g draw:style-name="gr2"><draw:custom-shape draw:style-name="gr3" draw:text-style-name="P24" svg:width="0.8768in" svg:height="0.6461in" svg:x="1.6638in" svg:y="2.2461in"><text:p/><draw:enhanced-geometry svg:viewBox="0 0 1351 966" draw:type="non-primitive" draw:enhanced-path="M 0 965 C 0 643 0 322 0 0 450 0 899 0 1350 0 1350 322 1350 643 1350 965 899 965 450 965 0 965 N"/></draw:custom-shape><draw:custom-shape draw:style-name="gr4" draw:text-style-name="P24" svg:width="0.0835in" svg:height="0.1098in" svg:x="1.9547in" svg:y="2.4236in"><text:p/><draw:enhanced-geometry svg:viewBox="0 0 132 168" draw:type="non-primitive" draw:enhanced-path="M 0 167 L 0 0 64 0 C 76 0 85 0 90 1 99 2 106 5 112 9 118 13 122 18 125 25 129 32 131 40 131 48 131 63 126 74 116 84 107 94 90 99 66 99 L 22 99 22 167 0 167 Z M 22 79 L 66 79 C 81 79 92 77 98 72 104 66 107 58 107 49 107 42 106 36 102 31 98 26 94 23 87 21 83 20 77 20 66 20 L 22 20 22 79 Z N"/></draw:custom-shape><draw:custom-shape draw:style-name="gr4" draw:text-style-name="P24" svg:width="0.0862in" svg:height="0.1098in" svg:x="2.0594in" svg:y="2.4236in"><text:p/><draw:enhanced-geometry svg:viewBox="0 0 136 168" draw:type="non-primitive" draw:enhanced-path="M 0 167 C 0 111 0 56 0 0 8 0 15 0 23 0 23 22 23 46 23 68 52 68 82 68 112 68 112 46 112 22 112 0 119 0 127 0 135 0 135 56 135 111 135 167 127 167 119 167 112 167 112 141 112 115 112 88 82 88 52 88 23 88 23 115 23 141 23 167 15 167 8 167 0 167 N"/></draw:custom-shape><draw:custom-shape draw:style-name="gr4" draw:text-style-name="P24" svg:width="0.1012in" svg:height="0.1098in" svg:x="2.1594in" svg:y="2.4236in"><text:p/><draw:enhanced-geometry svg:viewBox="0 0 159 168" draw:type="non-primitive" draw:enhanced-path="M 67 167 L 67 96 0 0 27 0 61 51 C 68 60 73 69 79 79 84 70 90 60 98 49 L 131 0 158 0 89 96 89 167 67 167 N"/></draw:custom-shape><draw:custom-shape draw:style-name="gr4" draw:text-style-name="P24" svg:width="0.0677in" svg:height="0.1098in" svg:x="1.7874in" svg:y="2.5996in"><text:p/><draw:enhanced-geometry svg:viewBox="0 0 108 168" draw:type="non-primitive" draw:enhanced-path="M 0 167 C 0 111 0 56 0 0 7 0 15 0 22 0 22 49 22 98 22 147 51 147 78 147 107 147 107 154 107 161 107 167 71 167 35 167 0 167 N"/></draw:custom-shape><draw:custom-shape draw:style-name="gr4" draw:text-style-name="P24" svg:width="0.1024in" svg:height="0.1098in" svg:x="1.8622in" svg:y="2.5996in"><text:p/><draw:enhanced-geometry svg:viewBox="0 0 161 168" draw:type="non-primitive" draw:enhanced-path="M 0 167 L 66 0 91 0 160 167 134 167 114 116 42 116 24 167 0 167 Z M 49 98 L 107 98 90 52 C 84 38 80 26 78 17 75 28 72 39 68 49 L 49 98 Z N"/></draw:custom-shape><draw:custom-shape draw:style-name="gr4" draw:text-style-name="P24" svg:width="0.0862in" svg:height="0.1098in" svg:x="1.9795in" svg:y="2.5996in"><text:p/><draw:enhanced-geometry svg:viewBox="0 0 136 168" draw:type="non-primitive" draw:enhanced-path="M 0 167 C 0 111 0 56 0 0 8 0 15 0 23 0 53 43 83 88 114 131 114 88 114 43 114 0 121 0 128 0 135 0 135 56 135 111 135 167 127 167 120 167 112 167 82 124 51 79 21 36 21 79 21 124 21 167 14 167 7 167 0 167 N"/></draw:custom-shape><draw:custom-shape draw:style-name="gr4" draw:text-style-name="P24" svg:width="0.0717in" svg:height="0.113in" svg:x="2.0866in" svg:y="2.5988in"><text:p/><draw:enhanced-geometry svg:viewBox="0 0 114 172" draw:type="non-primitive" draw:enhanced-path="M 32 78 C 24 74 18 70 13 64 9 58 7 52 7 43 7 31 11 21 20 13 29 5 41 0 56 0 71 0 83 5 92 13 101 21 106 32 106 44 106 52 104 59 100 64 96 70 90 74 81 78 91 81 99 86 105 94 110 101 113 110 113 121 113 134 108 147 97 157 87 166 73 171 57 171 40 171 26 166 15 157 5 147 0 134 0 120 0 109 3 100 8 92 14 85 22 80 32 78 Z M 28 43 C 28 51 31 57 36 62 41 67 48 70 57 70 65 70 71 67 77 62 82 57 84 51 84 44 84 37 82 30 77 25 71 20 65 17 57 17 48 17 41 20 36 25 31 30 28 36 28 43 Z M 22 120 C 22 126 23 131 25 137 28 142 33 146 39 149 44 152 50 154 57 154 67 154 75 151 82 144 88 138 91 130 91 121 91 111 88 102 81 96 75 90 66 86 56 86 46 86 37 90 31 96 25 102 22 110 22 120 Z N"/></draw:custom-shape><draw:custom-shape draw:style-name="gr4" draw:text-style-name="P24" svg:width="0.0705in" svg:height="0.1087in" svg:x="2.1748in" svg:y="2.6008in"><text:p/><draw:enhanced-geometry svg:viewBox="0 0 112 166" draw:type="non-primitive" draw:enhanced-path="M 0 20 L 0 0 111 0 111 16 C 100 28 89 42 78 61 68 80 60 99 53 119 49 133 47 149 45 165 L 24 165 C 24 152 27 136 32 118 37 99 44 81 54 64 63 46 73 31 84 20 L 0 20 N"/></draw:custom-shape><draw:custom-shape draw:style-name="gr4" draw:text-style-name="P24" svg:width="0.0724in" svg:height="0.1106in" svg:x="2.2583in" svg:y="2.5988in"><text:p/><draw:enhanced-geometry svg:viewBox="0 0 115 169" draw:type="non-primitive" draw:enhanced-path="M 114 148 L 114 168 0 168 C 0 163 1 158 3 154 6 146 11 139 17 132 24 125 33 116 45 106 63 91 76 80 83 71 89 62 93 54 93 46 93 38 90 31 84 26 77 20 69 17 60 17 50 17 41 20 35 26 29 32 26 41 26 52 L 4 49 C 6 33 12 21 21 13 31 5 44 0 60 0 77 0 90 5 100 13 110 22 114 33 114 47 114 53 113 60 110 67 107 73 102 80 96 87 89 94 79 104 63 116 51 127 42 133 39 137 35 141 32 144 30 148 L 114 148 N"/></draw:custom-shape><draw:custom-shape draw:style-name="gr4" draw:text-style-name="P24" svg:width="0.0713in" svg:height="0.113in" svg:x="2.3492in" svg:y="2.5988in"><text:p/><draw:enhanced-geometry svg:viewBox="0 0 113 172" draw:type="non-primitive" draw:enhanced-path="M 0 86 C 0 66 2 50 6 38 10 26 16 16 25 10 33 3 43 0 56 0 65 0 73 2 80 6 88 9 93 15 98 21 102 28 106 36 108 46 111 56 112 69 112 86 112 105 110 121 106 133 102 146 95 155 87 161 79 168 68 171 56 171 39 171 26 165 17 154 5 140 0 117 0 86 Z M 21 86 C 21 113 25 131 31 141 38 149 46 154 56 154 65 154 74 149 80 141 87 131 90 113 90 86 90 58 87 40 81 31 74 22 65 17 56 17 46 17 38 21 32 29 25 39 21 58 21 86 Z N"/></draw:custom-shape></draw:g><draw:g draw:style-name="gr2"><draw:custom-shape draw:style-name="gr3" draw:text-style-name="P24" svg:width="0.6421in" svg:height="0.6461in" svg:x="0.1984in" svg:y="2.2461in"><text:p/><draw:enhanced-geometry svg:viewBox="0 0 990 966" draw:type="non-primitive" draw:enhanced-path="M 0 965 C 0 643 0 322 0 0 330 0 659 0 989 0 989 322 989 643 989 965 659 965 330 965 0 965 N"/></draw:custom-shape><draw:custom-shape draw:style-name="gr4" draw:text-style-name="P24" svg:width="0.0961in" svg:height="0.1106in" svg:x="0.35in" svg:y="2.5114in"><text:p/><draw:enhanced-geometry svg:viewBox="0 0 151 168" draw:type="non-primitive" draw:enhanced-path="M 0 167 L 0 0 76 0 C 91 0 103 1 111 4 119 7 125 12 129 20 135 28 137 36 137 46 137 57 133 67 125 75 117 84 105 89 89 91 95 94 99 96 102 99 109 105 115 112 121 121 L 150 167 123 167 100 132 C 93 122 87 115 83 109 79 104 76 100 72 98 69 96 65 94 61 93 59 93 55 93 49 93 L 23 93 23 167 0 167 Z M 23 73 L 72 73 C 82 73 90 72 95 69 102 68 106 64 109 59 112 55 114 50 114 45 114 37 111 31 104 26 99 21 90 18 77 18 L 23 18 23 73 Z N"/></draw:custom-shape><draw:custom-shape draw:style-name="gr4" draw:text-style-name="P24" svg:width="0.0594in" svg:height="0.113in" svg:x="0.4547in" svg:y="2.5114in"><text:p/><draw:enhanced-geometry svg:viewBox="0 0 95 171" draw:type="non-primitive" draw:enhanced-path="M 1 120 L 21 117 C 22 130 24 138 28 143 32 148 39 150 46 150 52 150 56 149 60 146 64 143 67 140 69 136 70 131 71 125 71 115 L 71 0 94 0 94 114 C 94 128 92 138 89 146 86 154 80 160 73 164 65 168 56 170 47 170 31 170 20 166 12 157 4 149 0 136 1 120 N"/></draw:custom-shape><draw:custom-shape draw:style-name="gr4" draw:text-style-name="P24" svg:width="0.0768in" svg:height="0.1106in" svg:x="0.5295in" svg:y="2.5114in"><text:p/><draw:enhanced-geometry svg:viewBox="0 0 121 168" draw:type="non-primitive" draw:enhanced-path="M 76 167 C 76 154 76 140 76 127 51 127 25 127 0 127 0 121 0 114 0 108 27 72 54 36 80 0 86 0 91 0 97 0 97 36 97 72 97 108 105 108 112 108 120 108 120 114 120 121 120 127 112 127 105 127 97 127 97 140 97 154 97 167 90 167 82 167 76 167 Z M 76 108 C 76 83 76 58 76 33 57 58 39 83 21 108 39 108 57 108 76 108 Z N"/></draw:custom-shape><draw:custom-shape draw:style-name="gr4" draw:text-style-name="P24" svg:width="0.0717in" svg:height="0.1114in" svg:x="0.6228in" svg:y="2.5126in"><text:p/><draw:enhanced-geometry svg:viewBox="0 0 114 169" draw:type="non-primitive" draw:enhanced-path="M 0 122 L 21 120 C 23 130 27 138 32 143 39 148 46 151 55 151 65 151 74 147 81 140 88 132 91 123 91 110 91 98 88 89 81 82 75 76 66 72 55 72 48 72 41 74 36 77 31 80 27 84 23 89 L 4 86 20 0 105 0 105 20 37 20 28 65 C 38 57 49 54 60 54 75 54 87 59 98 69 108 80 113 92 113 108 113 124 108 136 99 148 89 161 73 168 55 168 39 168 26 164 17 155 6 147 1 135 0 122 N"/></draw:custom-shape></draw:g><draw:g draw:style-name="gr2"><draw:custom-shape draw:style-name="gr6" draw:text-style-name="P24" svg:width="0.8185in" svg:height="0.0012in" svg:x="0.8429in" svg:y="2.5988in"><text:p/><draw:enhanced-geometry svg:viewBox="0 0 1262 1" draw:type="non-primitive" draw:enhanced-path="M 0 0 C 421 0 841 0 1261 0 N"/></draw:custom-shape><draw:custom-shape draw:style-name="gr4" draw:text-style-name="P24" svg:width="0.0252in" svg:height="0.0724in" svg:x="0.9748in" svg:y="2.5008in"><text:p/><draw:enhanced-geometry svg:viewBox="0 0 43 113" draw:type="non-primitive" draw:enhanced-path="M 42 112 L 28 112 28 25 C 25 28 20 31 15 35 10 37 4 40 0 41 L 0 28 C 8 25 15 20 21 15 27 10 31 5 33 0 L 42 0 42 112 N"/></draw:custom-shape><draw:custom-shape draw:style-name="gr4" draw:text-style-name="P24" svg:width="0.0469in" svg:height="0.074in" svg:x="1.0264in" svg:y="2.5008in"><text:p/><draw:enhanced-geometry svg:viewBox="0 0 76 115" draw:type="non-primitive" draw:enhanced-path="M 0 57 C 0 44 1 33 4 25 7 17 11 11 17 7 22 2 29 0 38 0 43 0 49 1 54 4 58 6 62 10 65 14 68 18 70 24 72 31 73 37 75 46 75 57 75 70 73 80 71 89 68 96 64 103 58 107 52 111 46 114 38 114 26 114 18 110 12 102 4 93 0 78 0 57 Z M 14 57 C 14 75 17 88 21 94 25 100 31 102 38 102 44 102 50 100 54 94 58 88 60 75 60 57 60 39 58 27 54 21 50 15 44 12 37 12 31 12 26 15 22 20 17 27 14 39 14 57 Z N"/></draw:custom-shape><draw:custom-shape draw:style-name="gr4" draw:text-style-name="P24" svg:width="0.0453in" svg:height="0.074in" svg:x="1.0846in" svg:y="2.5008in"><text:p/><draw:enhanced-geometry svg:viewBox="0 0 75 115" draw:type="non-primitive" draw:enhanced-path="M 0 57 C 0 44 1 33 4 25 7 17 11 11 16 7 22 2 29 0 37 0 43 0 49 1 53 4 58 6 62 10 64 14 67 18 69 24 71 31 73 37 74 46 74 57 74 70 73 80 70 89 67 96 63 103 58 107 52 111 45 114 37 114 26 114 17 110 11 102 4 93 0 78 0 57 Z M 14 57 C 14 75 16 88 21 94 25 100 30 102 37 102 43 102 49 100 53 94 58 88 60 75 60 57 60 39 58 27 53 21 49 15 43 12 37 12 30 12 25 15 21 20 16 27 14 39 14 57 Z N"/></draw:custom-shape><draw:custom-shape draw:style-name="gr4" draw:text-style-name="P24" svg:width="0.0531in" svg:height="0.0724in" svg:x="1.1449in" svg:y="2.5008in"><text:p/><draw:enhanced-geometry svg:viewBox="0 0 87 113" draw:type="non-primitive" draw:enhanced-path="M 0 112 L 0 0 43 0 C 52 0 59 1 64 4 69 6 73 10 76 14 79 19 81 24 81 29 81 34 80 38 77 42 74 47 70 50 64 53 72 55 77 58 81 63 85 68 86 73 86 80 86 85 85 90 83 94 81 99 78 102 75 105 71 107 67 109 62 110 57 111 51 112 44 112 L 0 112 Z M 16 47 L 40 47 C 46 47 51 47 54 46 58 45 61 43 63 41 64 38 66 35 66 31 66 27 64 23 63 21 61 18 59 16 55 15 52 14 46 14 38 14 L 16 14 16 47 Z M 16 99 L 44 99 C 49 99 52 99 54 98 58 98 61 96 63 95 66 94 67 91 69 89 71 86 71 83 71 80 71 75 70 72 67 69 65 65 62 64 58 62 54 61 48 60 42 60 L 16 60 16 99 Z N"/></draw:custom-shape><draw:custom-shape draw:style-name="gr4" draw:text-style-name="P24" svg:width="0.048in" svg:height="0.0543in" svg:x="1.211in" svg:y="2.5197in"><text:p/><draw:enhanced-geometry svg:viewBox="0 0 78 86" draw:type="non-primitive" draw:enhanced-path="M 59 73 C 54 77 49 80 44 82 39 83 34 85 29 85 20 85 13 82 8 78 3 73 0 68 0 61 0 57 1 54 3 51 5 48 7 45 11 43 13 41 17 39 21 38 23 38 28 37 33 36 45 35 53 33 58 31 58 30 58 28 58 28 58 23 57 18 54 16 51 13 45 12 38 12 32 12 26 13 23 15 20 17 18 21 16 27 L 2 25 C 3 19 5 14 8 11 11 8 16 5 21 3 26 1 33 0 40 0 47 0 53 1 58 2 62 4 65 6 67 9 70 11 71 14 72 18 72 20 72 24 72 30 L 72 49 C 72 62 73 70 73 73 74 77 75 80 77 83 L 63 83 C 61 80 60 77 59 73 Z M 58 42 C 53 44 45 46 35 47 29 48 25 49 22 50 20 51 18 52 17 55 16 56 15 59 15 61 15 65 17 68 20 70 22 73 26 74 32 74 37 74 42 73 46 71 51 68 54 65 56 61 58 58 58 53 58 47 L 58 42 Z N"/></draw:custom-shape><draw:custom-shape draw:style-name="gr4" draw:text-style-name="P24" svg:width="0.0421in" svg:height="0.0543in" svg:x="1.2693in" svg:y="2.5197in"><text:p/><draw:enhanced-geometry svg:viewBox="0 0 69 86" draw:type="non-primitive" draw:enhanced-path="M 0 58 L 14 56 C 15 62 17 66 20 69 24 72 29 73 35 73 41 73 46 72 49 70 52 67 54 64 54 60 54 57 52 55 49 53 47 52 42 50 35 48 25 46 18 44 14 42 10 40 7 38 5 34 3 31 1 27 1 23 1 20 2 17 4 13 5 10 8 8 11 6 13 4 16 3 20 2 24 1 28 0 32 0 38 0 44 1 49 3 54 4 57 7 60 10 62 14 63 18 64 23 L 50 25 C 50 20 48 17 45 15 42 12 38 11 33 11 26 11 22 12 20 14 17 17 16 19 16 22 16 23 16 25 17 27 19 28 20 29 22 30 24 31 28 32 34 34 44 36 51 39 55 40 59 42 62 44 64 48 67 50 68 54 68 59 68 64 67 68 64 72 61 76 57 79 52 81 47 83 41 85 35 85 24 85 16 82 11 78 5 73 1 67 0 58 N"/></draw:custom-shape><draw:custom-shape draw:style-name="gr4" draw:text-style-name="P24" svg:width="0.048in" svg:height="0.0543in" svg:x="1.322in" svg:y="2.5197in"><text:p/><draw:enhanced-geometry svg:viewBox="0 0 79 86" draw:type="non-primitive" draw:enhanced-path="M 63 57 L 77 59 C 75 67 71 73 64 78 58 82 50 85 40 85 28 85 19 81 11 73 4 66 0 56 0 43 0 29 4 19 11 11 19 4 28 0 40 0 51 0 60 4 67 11 74 18 78 29 78 42 78 43 78 44 78 46 L 15 46 C 15 55 18 62 23 66 28 71 33 73 41 73 46 73 50 72 54 70 58 67 61 62 63 57 Z M 15 35 L 63 35 C 63 28 61 23 58 19 53 14 47 11 40 11 33 11 27 13 23 18 18 22 16 28 15 35 Z N"/></draw:custom-shape><draw:custom-shape draw:style-name="gr4" draw:text-style-name="P24" svg:width="0.026in" svg:height="0.0059in" svg:x="1.3795in" svg:y="2.5437in"><text:p/><draw:enhanced-geometry svg:viewBox="0 0 45 14" draw:type="non-primitive" draw:enhanced-path="M 0 13 C 0 9 0 4 0 0 15 0 29 0 44 0 44 4 44 9 44 13 29 13 15 13 0 13 N"/></draw:custom-shape><draw:custom-shape draw:style-name="gr4" draw:text-style-name="P24" svg:width="0.0567in" svg:height="0.0724in" svg:x="1.413in" svg:y="2.5008in"><text:p/><draw:enhanced-geometry svg:viewBox="0 0 92 113" draw:type="non-primitive" draw:enhanced-path="M 38 112 C 38 79 38 46 38 14 25 14 12 14 0 14 0 9 0 5 0 0 31 0 61 0 91 0 91 5 91 9 91 14 79 14 66 14 53 14 53 46 53 79 53 112 48 112 43 112 38 112 N"/></draw:custom-shape><draw:custom-shape draw:style-name="gr4" draw:text-style-name="P24" svg:width="0.065in" svg:height="0.0724in" svg:x="1.4748in" svg:y="2.5008in"><text:p/><draw:enhanced-geometry svg:viewBox="0 0 105 113" draw:type="non-primitive" draw:enhanced-path="M 0 112 L 44 54 5 0 23 0 44 29 C 48 35 51 39 53 42 56 38 59 34 62 30 L 84 0 102 0 62 54 104 112 85 112 57 73 C 55 70 54 68 53 67 51 69 49 72 48 73 L 19 112 0 112 N"/></draw:custom-shape></draw:g><draw:g draw:style-name="gr2"><draw:custom-shape draw:style-name="gr6" draw:text-style-name="P24" svg:width="0.7598in" svg:height="0.0012in" svg:x="2.5413in" svg:y="1.598in"><text:p/><draw:enhanced-geometry svg:viewBox="0 0 1171 1" draw:type="non-primitive" draw:enhanced-path="M 0 0 C 390 0 780 0 1170 0 N"/></draw:custom-shape><draw:custom-shape draw:style-name="gr4" draw:text-style-name="P24" svg:width="0.0567in" svg:height="0.0724in" svg:x="2.7346in" svg:y="1.4996in"><text:p/><draw:enhanced-geometry svg:viewBox="0 0 90 113" draw:type="non-primitive" draw:enhanced-path="M 0 112 C 0 74 0 37 0 0 5 0 10 0 15 0 15 15 15 30 15 46 35 46 54 46 74 46 74 30 74 15 74 0 79 0 84 0 89 0 89 37 89 74 89 112 84 112 79 112 74 112 74 94 74 77 74 59 54 59 35 59 15 59 15 77 15 94 15 112 10 112 5 112 0 112 N"/></draw:custom-shape><draw:custom-shape draw:style-name="gr4" draw:text-style-name="P24" svg:width="0.0579in" svg:height="0.0748in" svg:x="2.8059in" svg:y="1.4988in"><text:p/><draw:enhanced-geometry svg:viewBox="0 0 92 116" draw:type="non-primitive" draw:enhanced-path="M 0 77 L 14 76 C 15 81 17 86 19 90 21 94 25 96 30 99 35 101 41 102 48 102 53 102 59 101 63 99 67 97 70 95 72 92 74 89 76 86 76 83 76 79 74 76 73 74 70 71 67 69 63 68 60 67 53 64 43 62 33 60 26 57 21 55 15 52 12 49 9 45 6 41 5 36 5 31 5 25 6 20 10 15 13 10 18 6 24 4 30 1 37 0 45 0 53 0 61 1 67 4 73 7 78 11 82 16 85 21 87 27 87 33 L 72 34 C 72 27 69 22 65 18 60 15 54 13 46 13 36 13 30 15 26 18 22 22 20 26 20 30 20 34 22 37 25 40 27 42 34 45 46 48 58 50 67 53 71 55 78 58 83 62 86 66 89 71 91 76 91 82 91 88 89 94 86 99 82 104 77 108 70 111 64 114 57 115 49 115 39 115 30 114 23 111 16 108 10 103 6 97 2 91 0 85 0 77 N"/></draw:custom-shape><draw:custom-shape draw:style-name="gr4" draw:text-style-name="P24" svg:width="0.0571in" svg:height="0.0732in" svg:x="2.9094in" svg:y="1.4996in"><text:p/><draw:enhanced-geometry svg:viewBox="0 0 91 114" draw:type="non-primitive" draw:enhanced-path="M 75 0 L 90 0 90 64 C 90 76 89 84 86 91 84 98 79 103 72 107 65 111 57 113 45 113 35 113 26 112 19 108 12 104 8 99 5 92 2 86 0 76 0 64 L 0 0 16 0 16 64 C 16 73 17 81 19 85 20 89 24 93 28 95 32 98 38 99 44 99 55 99 63 97 68 92 72 87 75 78 75 64 L 75 0 N"/></draw:custom-shape><draw:custom-shape draw:style-name="gr4" draw:text-style-name="P24" svg:width="0.0579in" svg:height="0.0748in" svg:x="2.9811in" svg:y="1.4988in"><text:p/><draw:enhanced-geometry svg:viewBox="0 0 92 116" draw:type="non-primitive" draw:enhanced-path="M 0 77 L 14 76 C 15 81 16 86 19 90 21 94 25 96 30 99 35 101 41 102 48 102 53 102 58 101 62 99 67 97 70 95 72 92 74 89 75 86 75 83 75 79 74 76 72 74 70 71 67 69 62 68 59 67 53 64 42 62 32 60 25 57 21 55 15 52 11 49 8 45 6 41 4 36 4 31 4 25 6 20 10 15 12 10 17 6 24 4 30 1 37 0 45 0 53 0 61 1 67 4 73 7 78 11 82 16 85 21 87 27 87 33 L 72 34 C 71 27 69 22 65 18 60 15 54 13 45 13 36 13 30 15 26 18 22 22 20 26 20 30 20 34 21 37 24 40 27 42 34 45 46 48 58 50 66 53 71 55 78 58 83 62 86 66 89 71 91 76 91 82 91 88 89 94 86 99 82 104 77 108 70 111 64 114 57 115 49 115 38 115 29 114 23 111 16 108 10 103 6 97 2 91 0 85 0 77 N"/></draw:custom-shape><draw:custom-shape draw:style-name="gr4" draw:text-style-name="P24" svg:width="0.0543in" svg:height="0.0724in" svg:x="3.0547in" svg:y="1.4996in"><text:p/><draw:enhanced-geometry svg:viewBox="0 0 87 113" draw:type="non-primitive" draw:enhanced-path="M 0 112 L 0 0 42 0 C 51 0 58 1 63 3 69 5 73 9 76 14 79 19 80 24 80 29 80 34 79 38 76 42 73 46 69 50 64 52 71 55 76 58 80 62 84 67 86 73 86 79 86 84 85 89 83 94 80 98 77 102 74 104 71 107 67 108 62 110 56 111 51 112 43 112 L 0 112 Z M 15 47 L 39 47 C 46 47 51 46 54 46 58 45 60 42 62 40 64 37 65 34 65 30 65 26 64 23 62 20 60 18 58 16 55 15 51 14 46 13 38 13 L 15 13 15 47 Z M 15 98 L 43 98 C 48 98 52 98 54 98 58 97 60 96 63 95 65 93 67 91 68 88 70 86 71 83 71 79 71 75 69 72 67 68 64 65 62 63 58 62 54 61 48 60 41 60 L 15 60 15 98 Z N"/></draw:custom-shape></draw:g><draw:g draw:style-name="gr2"><draw:custom-shape draw:style-name="gr3" draw:text-style-name="P24" svg:width="1.0524in" svg:height="0.6461in" svg:x="1.4874in" svg:y="1.2445in"><text:p/><draw:enhanced-geometry svg:viewBox="0 0 1622 966" draw:type="non-primitive" draw:enhanced-path="M 0 965 C 0 644 0 322 0 0 541 0 1080 0 1621 0 1621 322 1621 644 1621 965 1080 965 541 965 0 965 N"/></draw:custom-shape><draw:custom-shape draw:style-name="gr4" draw:text-style-name="P24" svg:width="0.0858in" svg:height="0.113in" svg:x="1.6138in" svg:y="1.4217in"><text:p/><draw:enhanced-geometry svg:viewBox="0 0 136 171" draw:type="non-primitive" draw:enhanced-path="M 112 0 L 135 0 135 96 C 135 113 133 127 129 136 125 146 118 155 108 161 98 167 84 170 68 170 52 170 39 167 29 162 19 157 11 148 7 139 3 128 0 114 0 96 L 0 0 24 0 24 96 C 24 110 25 121 28 128 30 135 35 140 42 144 49 148 57 150 66 150 83 150 94 146 101 139 108 131 112 117 112 96 L 112 0 N"/></draw:custom-shape><draw:custom-shape draw:style-name="gr4" draw:text-style-name="P24" svg:width="0.0862in" svg:height="0.1142in" svg:x="1.7213in" svg:y="1.4205in"><text:p/><draw:enhanced-geometry svg:viewBox="0 0 137 174" draw:type="non-primitive" draw:enhanced-path="M 0 116 L 21 114 C 23 123 25 130 28 135 32 140 38 145 46 148 53 151 62 153 72 153 80 153 88 152 95 149 101 147 106 143 109 139 112 134 114 130 114 125 114 119 112 115 109 111 106 107 101 104 94 101 89 99 79 97 64 93 48 90 37 86 30 83 23 78 16 74 12 67 8 61 6 54 6 46 6 38 8 30 13 23 19 15 25 9 35 6 45 2 55 0 66 0 79 0 91 2 100 6 110 10 117 16 122 24 127 32 130 40 131 50 L 109 51 C 108 41 104 33 97 28 91 23 81 20 67 20 54 20 44 22 38 27 32 32 28 38 28 45 28 51 30 56 35 60 39 64 51 67 69 72 88 76 100 79 107 82 117 87 124 92 129 99 134 106 136 114 136 123 136 132 133 140 128 148 123 156 116 162 106 166 96 171 85 173 73 173 57 173 44 171 34 166 24 162 15 155 9 146 3 138 0 127 0 116 N"/></draw:custom-shape><draw:custom-shape draw:style-name="gr4" draw:text-style-name="P24" svg:width="0.0815in" svg:height="0.1106in" svg:x="1.8303in" svg:y="1.4217in"><text:p/><draw:enhanced-geometry svg:viewBox="0 0 130 168" draw:type="non-primitive" draw:enhanced-path="M 0 167 L 0 0 64 0 C 77 0 88 1 95 5 103 8 110 14 114 21 119 27 121 35 121 43 121 50 119 57 115 63 111 69 105 74 97 78 107 81 115 87 121 93 127 100 129 109 129 119 129 126 128 134 124 141 121 147 117 152 112 156 107 160 100 163 93 164 86 166 76 167 65 167 L 0 167 Z M 23 70 L 60 70 C 70 70 77 69 81 68 87 66 91 63 94 60 97 56 99 51 99 45 99 40 98 35 95 31 92 26 88 24 83 22 78 20 69 20 57 20 L 23 20 23 70 Z M 23 147 L 65 147 C 73 147 78 147 81 147 86 146 91 144 94 142 98 140 100 137 103 132 105 129 106 124 106 119 106 113 104 107 101 103 98 98 93 94 87 93 82 91 73 90 62 90 L 23 90 23 147 Z N"/></draw:custom-shape><draw:custom-shape draw:style-name="gr4" draw:text-style-name="P24" svg:width="0.0858in" svg:height="0.1142in" svg:x="1.9748in" svg:y="1.4205in"><text:p/><draw:enhanced-geometry svg:viewBox="0 0 137 174" draw:type="non-primitive" draw:enhanced-path="M 0 116 L 21 114 C 22 123 25 130 28 135 32 140 38 145 46 148 53 151 62 153 72 153 80 153 88 152 94 149 101 147 106 143 109 139 112 134 114 130 114 125 114 119 112 115 109 111 106 107 101 104 94 101 89 99 79 97 64 93 48 90 37 86 30 83 22 78 16 74 12 67 8 61 6 54 6 46 6 38 8 30 13 23 18 15 25 9 35 6 45 2 55 0 66 0 79 0 90 2 100 6 110 10 117 16 122 24 127 32 130 40 131 50 L 109 51 C 108 41 104 33 97 28 90 23 81 20 67 20 54 20 44 22 38 27 32 32 28 38 28 45 28 51 30 56 35 60 39 64 51 67 69 72 88 76 100 79 107 82 117 87 124 92 129 99 134 106 136 114 136 123 136 132 133 140 128 148 123 156 115 162 106 166 96 171 85 173 73 173 57 173 44 171 34 166 24 162 15 155 9 146 3 138 0 127 0 116 N"/></draw:custom-shape><draw:custom-shape draw:style-name="gr4" draw:text-style-name="P24" svg:width="0.1094in" svg:height="0.0795in" svg:x="2.0713in" svg:y="1.4528in"><text:p/><draw:enhanced-geometry svg:viewBox="0 0 172 122" draw:type="non-primitive" draw:enhanced-path="M 38 121 L 0 0 23 0 42 70 49 96 C 50 95 52 86 56 71 L 75 0 97 0 116 70 121 94 129 70 150 0 171 0 131 121 109 121 90 49 85 28 60 121 38 121 N"/></draw:custom-shape><draw:custom-shape draw:style-name="gr4" draw:text-style-name="P24" svg:width="0.0106in" svg:height="0.1106in" svg:x="2.1937in" svg:y="1.4217in"><text:p/><draw:enhanced-geometry svg:viewBox="0 0 21 168" draw:type="non-primitive" draw:enhanced-path="M 0 23 C 0 15 0 8 0 0 6 0 14 0 20 0 20 8 20 15 20 23 14 23 6 23 0 23 Z M 0 167 C 0 127 0 86 0 46 6 46 14 46 20 46 20 86 20 127 20 167 14 167 6 167 0 167 Z N"/></draw:custom-shape><draw:custom-shape draw:style-name="gr4" draw:text-style-name="P24" svg:width="0.0362in" svg:height="0.1098in" svg:x="2.2201in" svg:y="1.4236in"><text:p/><draw:enhanced-geometry svg:viewBox="0 0 61 167" draw:type="non-primitive" draw:enhanced-path="M 58 145 L 60 164 C 55 165 49 166 45 166 37 166 31 164 26 162 22 160 20 157 18 153 16 149 15 141 15 128 L 15 59 0 59 0 43 15 43 15 12 36 0 36 43 58 43 58 59 36 59 36 129 C 36 135 37 139 37 140 38 142 39 143 41 144 43 145 45 146 48 146 51 146 54 146 58 145 N"/></draw:custom-shape><draw:custom-shape draw:style-name="gr4" draw:text-style-name="P24" svg:width="0.0689in" svg:height="0.0835in" svg:x="2.2665in" svg:y="1.4508in"><text:p/><draw:enhanced-geometry svg:viewBox="0 0 110 128" draw:type="non-primitive" draw:enhanced-path="M 88 79 L 109 82 C 107 96 101 107 92 115 83 123 71 127 57 127 40 127 26 121 16 110 5 100 0 84 0 64 0 51 3 39 7 29 12 20 18 12 28 7 37 2 46 0 57 0 71 0 82 3 90 10 99 16 105 26 107 39 L 87 41 C 85 33 81 27 76 23 71 19 65 17 58 17 47 17 38 21 32 28 25 36 22 47 22 63 22 79 25 92 32 99 38 106 46 110 57 110 65 110 72 108 77 103 83 98 87 90 88 79 N"/></draw:custom-shape><draw:custom-shape draw:style-name="gr4" draw:text-style-name="P24" svg:width="0.0634in" svg:height="0.1106in" svg:x="2.3492in" svg:y="1.4217in"><text:p/><draw:enhanced-geometry svg:viewBox="0 0 102 168" draw:type="non-primitive" draw:enhanced-path="M 0 167 L 0 0 21 0 21 59 C 31 48 43 43 58 43 67 43 75 45 82 48 89 52 93 57 96 63 99 69 101 78 101 90 L 101 167 80 167 80 90 C 80 80 77 72 73 68 68 63 62 61 54 61 47 61 42 62 37 66 31 68 27 73 25 78 22 84 21 91 21 101 L 21 167 0 167 N"/></draw:custom-shape><draw:custom-shape draw:style-name="gr4" draw:text-style-name="P24" svg:width="0.085in" svg:height="0.1122in" svg:x="1.6909in" svg:y="1.598in"><text:p/><draw:enhanced-geometry svg:viewBox="0 0 135 171" draw:type="non-primitive" draw:enhanced-path="M 111 0 L 134 0 134 97 C 134 113 132 127 128 136 125 146 117 155 108 161 97 167 84 170 67 170 51 170 38 167 28 162 18 157 11 148 7 139 2 128 0 114 0 97 L 0 0 23 0 23 96 C 23 110 24 121 27 128 30 135 34 140 41 144 48 148 56 150 66 150 82 150 93 146 101 139 108 131 111 117 111 96 L 111 0 N"/></draw:custom-shape><draw:custom-shape draw:style-name="gr4" draw:text-style-name="P24" svg:width="0.0858in" svg:height="0.1142in" svg:x="1.7976in" svg:y="1.5961in"><text:p/><draw:enhanced-geometry svg:viewBox="0 0 137 174" draw:type="non-primitive" draw:enhanced-path="M 0 116 L 22 114 C 23 123 25 130 29 135 33 140 38 145 46 148 53 151 63 153 72 153 81 153 88 152 95 149 101 147 106 143 110 139 112 134 114 130 114 125 114 119 112 115 110 111 107 107 102 104 94 101 90 100 80 97 64 93 48 90 37 86 31 83 23 79 17 74 13 67 9 61 6 54 6 46 6 38 9 30 14 23 19 15 26 9 35 6 45 2 55 0 67 0 80 0 91 2 101 6 110 10 118 16 123 24 128 32 131 40 131 50 L 110 51 C 108 41 105 33 98 28 91 23 81 20 68 20 54 20 44 22 38 27 32 32 29 38 29 45 29 51 31 56 35 60 39 64 51 67 69 72 88 76 101 79 107 82 117 87 124 92 129 100 134 106 136 114 136 123 136 132 133 140 128 148 123 156 116 162 106 166 96 171 85 173 73 173 57 173 44 171 34 166 24 162 16 155 10 146 4 138 1 127 0 116 N"/></draw:custom-shape><draw:custom-shape draw:style-name="gr4" draw:text-style-name="P24" svg:width="0.0823in" svg:height="0.1098in" svg:x="1.9059in" svg:y="1.598in"><text:p/><draw:enhanced-geometry svg:viewBox="0 0 131 168" draw:type="non-primitive" draw:enhanced-path="M 0 167 L 0 0 65 0 C 78 0 88 1 96 5 104 8 110 14 114 21 119 27 121 35 121 43 121 50 120 57 116 63 112 69 105 74 97 78 108 81 116 87 121 93 127 100 130 109 130 119 130 126 128 134 125 141 121 147 117 152 112 156 107 160 101 163 93 165 86 166 76 167 66 167 L 0 167 Z M 23 70 L 60 70 C 70 70 78 69 82 68 87 66 92 63 95 60 97 56 99 51 99 45 99 40 98 35 95 31 92 26 88 24 83 22 78 20 70 20 57 20 L 23 20 23 70 Z M 23 147 L 66 147 C 73 147 78 147 82 147 87 146 91 144 95 142 98 140 101 137 103 132 105 129 106 124 106 119 106 113 105 107 101 103 98 98 93 94 88 93 82 91 74 90 63 90 L 23 90 23 147 Z N"/></draw:custom-shape><draw:custom-shape draw:style-name="gr4" draw:text-style-name="P24" svg:width="0.0705in" svg:height="0.113in" svg:x="2.0067in" svg:y="1.5972in"><text:p/><draw:enhanced-geometry svg:viewBox="0 0 113 172" draw:type="non-primitive" draw:enhanced-path="M 0 125 L 22 122 C 24 133 28 141 34 146 40 151 47 154 55 154 65 154 74 151 81 144 87 137 91 129 91 119 91 110 87 102 81 96 75 90 67 87 57 87 53 87 48 88 42 89 L 44 71 C 46 71 47 71 48 71 57 71 64 69 72 64 78 60 82 53 82 43 82 36 79 30 74 25 69 20 62 17 54 17 46 17 39 20 34 25 28 30 25 37 23 47 L 2 43 C 5 30 10 19 19 11 28 4 40 0 53 0 62 0 71 2 79 6 87 10 93 15 97 22 101 29 103 36 103 44 103 51 101 58 97 63 93 69 87 74 79 78 90 80 98 85 104 92 110 99 112 108 112 119 112 133 107 146 96 156 85 166 72 171 55 171 40 171 27 167 17 158 7 149 1 138 0 125 N"/></draw:custom-shape><draw:custom-shape draw:style-name="gr4" draw:text-style-name="P24" svg:width="0.0697in" svg:height="0.1087in" svg:x="2.0949in" svg:y="1.5996in"><text:p/><draw:enhanced-geometry svg:viewBox="0 0 112 166" draw:type="non-primitive" draw:enhanced-path="M 0 20 L 0 0 111 0 111 16 C 100 28 89 43 78 61 67 80 59 99 53 119 49 133 46 149 45 165 L 23 165 C 23 152 26 136 31 118 36 99 44 81 53 64 63 46 73 31 83 20 L 0 20 N"/></draw:custom-shape><draw:custom-shape draw:style-name="gr4" draw:text-style-name="P24" svg:width="0.076in" svg:height="0.1098in" svg:x="2.1764in" svg:y="1.598in"><text:p/><draw:enhanced-geometry svg:viewBox="0 0 121 168" draw:type="non-primitive" draw:enhanced-path="M 76 167 C 76 154 76 140 76 127 51 127 25 127 0 127 0 121 0 114 0 108 27 72 54 36 80 0 86 0 91 0 97 0 97 36 97 72 97 108 105 108 112 108 120 108 120 114 120 121 120 127 112 127 105 127 97 127 97 140 97 154 97 167 90 167 83 167 76 167 Z M 76 108 C 76 83 76 58 76 33 58 58 40 83 21 108 40 108 58 108 76 108 Z N"/></draw:custom-shape><draw:custom-shape draw:style-name="gr4" draw:text-style-name="P24" svg:width="0.0705in" svg:height="0.113in" svg:x="2.2685in" svg:y="1.5972in"><text:p/><draw:enhanced-geometry svg:viewBox="0 0 113 172" draw:type="non-primitive" draw:enhanced-path="M 0 86 C 0 66 2 50 6 38 10 26 17 16 25 10 34 4 44 0 56 0 65 0 74 2 81 6 88 9 94 15 98 21 102 28 106 36 108 46 111 56 112 69 112 86 112 105 110 121 106 133 102 146 96 155 87 161 80 168 69 171 56 171 40 171 27 166 17 154 6 140 0 117 0 86 Z M 22 86 C 22 113 25 131 32 141 38 149 47 154 56 154 66 154 74 149 81 141 87 131 91 113 91 86 91 58 87 40 81 31 74 22 66 17 56 17 46 17 39 21 32 30 25 39 22 58 22 86 Z N"/></draw:custom-shape></draw:g><draw:g draw:style-name="gr2"><draw:custom-shape draw:style-name="gr3" draw:text-style-name="P24" svg:width="0.6421in" svg:height="0.6453in" svg:x="0.1984in" svg:y="1.4807in"><text:p/><draw:enhanced-geometry svg:viewBox="0 0 990 966" draw:type="non-primitive" draw:enhanced-path="M 0 965 C 0 644 0 322 0 0 330 0 659 0 989 0 989 322 989 644 989 965 659 965 330 965 0 965 N"/></draw:custom-shape><draw:custom-shape draw:style-name="gr4" draw:text-style-name="P24" svg:width="0.1051in" svg:height="0.1106in" svg:x="0.3366in" svg:y="1.7453in"><text:p/><draw:enhanced-geometry svg:viewBox="0 0 166 168" draw:type="non-primitive" draw:enhanced-path="M 0 167 L 0 0 34 0 75 118 C 79 129 81 137 84 143 85 137 89 128 93 116 L 135 0 165 0 165 167 142 167 142 27 91 167 72 167 22 25 22 167 0 167 N"/></draw:custom-shape><draw:custom-shape draw:style-name="gr4" draw:text-style-name="P24" svg:width="0.0122in" svg:height="0.1106in" svg:x="0.465in" svg:y="1.7453in"><text:p/><draw:enhanced-geometry svg:viewBox="0 0 22 168" draw:type="non-primitive" draw:enhanced-path="M 0 23 C 0 15 0 8 0 0 7 0 14 0 21 0 21 8 21 15 21 23 14 23 7 23 0 23 Z M 0 167 C 0 127 0 86 0 46 7 46 14 46 21 46 21 86 21 127 21 167 14 167 7 167 0 167 Z N"/></draw:custom-shape><draw:custom-shape draw:style-name="gr4" draw:text-style-name="P24" svg:width="0.0642in" svg:height="0.0815in" svg:x="0.5in" svg:y="1.7744in"><text:p/><draw:enhanced-geometry svg:viewBox="0 0 102 125" draw:type="non-primitive" draw:enhanced-path="M 0 124 L 0 3 19 3 19 20 C 28 7 41 0 58 0 66 0 73 1 79 4 85 7 90 10 93 14 96 19 98 24 100 29 100 33 101 40 101 50 L 101 124 79 124 79 50 C 79 42 79 35 77 31 75 27 72 24 68 21 64 19 59 18 54 18 45 18 37 20 31 26 25 31 21 42 21 58 L 21 124 0 124 N"/></draw:custom-shape><draw:custom-shape draw:style-name="gr4" draw:text-style-name="P24" svg:width="0.0122in" svg:height="0.1106in" svg:x="0.5874in" svg:y="1.7453in"><text:p/><draw:enhanced-geometry svg:viewBox="0 0 22 168" draw:type="non-primitive" draw:enhanced-path="M 0 23 C 0 15 0 8 0 0 6 0 14 0 21 0 21 8 21 15 21 23 14 23 6 23 0 23 Z M 0 167 C 0 127 0 86 0 46 6 46 14 46 21 46 21 86 21 127 21 167 14 167 6 167 0 167 Z N"/></draw:custom-shape><draw:custom-shape draw:style-name="gr4" draw:text-style-name="P24" svg:width="0.0823in" svg:height="0.1106in" svg:x="0.6228in" svg:y="1.7453in"><text:p/><draw:enhanced-geometry svg:viewBox="0 0 130 168" draw:type="non-primitive" draw:enhanced-path="M 0 167 L 0 0 64 0 C 77 0 87 1 95 5 103 8 109 14 113 21 118 27 120 35 120 43 120 50 119 57 115 63 111 69 104 74 96 78 107 81 115 87 120 93 126 100 129 109 129 119 129 126 127 134 124 141 120 147 116 152 111 156 106 160 100 163 93 165 85 166 76 167 65 167 L 0 167 Z M 22 70 L 59 70 C 69 70 77 69 81 68 86 66 91 63 94 60 96 56 98 51 98 45 98 40 97 35 94 31 91 26 87 24 82 22 77 20 69 20 56 20 L 22 20 22 70 Z M 22 147 L 65 147 C 72 147 77 147 81 147 86 146 90 144 94 142 97 140 100 137 102 132 104 129 106 124 106 119 106 113 104 107 100 103 97 98 93 94 87 93 81 91 73 90 62 90 L 22 90 22 147 Z N"/></draw:custom-shape></draw:g><draw:g draw:style-name="gr2"><draw:custom-shape draw:style-name="gr3" draw:text-style-name="P24" svg:width="0.6421in" svg:height="0.6461in" svg:x="0.1984in" svg:y="0.7146in"><text:p/><draw:enhanced-geometry svg:viewBox="0 0 990 966" draw:type="non-primitive" draw:enhanced-path="M 0 965 C 0 644 0 322 0 0 330 0 659 0 989 0 989 322 989 644 989 965 659 965 330 965 0 965 N"/></draw:custom-shape><draw:custom-shape draw:style-name="gr4" draw:text-style-name="P24" svg:width="0.0858in" svg:height="0.1098in" svg:x="0.372in" svg:y="0.8917in"><text:p/><draw:enhanced-geometry svg:viewBox="0 0 135 168" draw:type="non-primitive" draw:enhanced-path="M 0 167 C 0 112 0 56 0 0 7 0 15 0 22 0 22 23 22 46 22 68 52 68 82 68 111 68 111 46 111 23 111 0 119 0 127 0 134 0 134 56 134 112 134 167 127 167 119 167 111 167 111 141 111 115 111 88 82 88 52 88 22 88 22 115 22 141 22 167 15 167 7 167 0 167 N"/></draw:custom-shape><draw:custom-shape draw:style-name="gr4" draw:text-style-name="P24" svg:width="0.074in" svg:height="0.0835in" svg:x="0.4768in" svg:y="0.9205in"><text:p/><draw:enhanced-geometry svg:viewBox="0 0 117 128" draw:type="non-primitive" draw:enhanced-path="M 0 64 C 0 41 6 24 19 13 30 4 43 0 58 0 75 0 89 5 100 17 111 28 116 43 116 62 116 77 114 90 108 99 104 108 97 115 88 120 79 125 69 127 58 127 41 127 27 122 16 111 5 100 0 84 0 64 Z M 22 64 C 22 79 25 91 32 98 39 106 48 110 58 110 68 110 77 106 84 98 91 91 94 78 94 63 94 48 91 36 84 29 77 21 68 17 58 17 48 17 39 21 32 29 25 36 22 48 22 64 Z N"/></draw:custom-shape><draw:custom-shape draw:style-name="gr4" draw:text-style-name="P24" svg:width="0.065in" svg:height="0.0835in" svg:x="0.565in" svg:y="0.9205in"><text:p/><draw:enhanced-geometry svg:viewBox="0 0 104 128" draw:type="non-primitive" draw:enhanced-path="M 0 88 L 21 85 C 22 93 25 99 30 103 36 108 43 110 53 110 62 110 69 108 74 104 79 101 81 96 81 91 81 86 79 82 75 80 72 78 65 76 53 73 38 69 27 66 21 63 15 60 10 56 7 51 4 46 2 41 2 35 2 30 3 25 6 20 9 15 12 12 17 8 20 6 24 4 30 2 36 1 42 0 48 0 58 0 67 1 74 4 82 7 87 10 91 15 94 20 97 26 98 34 L 78 37 C 77 31 74 26 69 23 65 19 58 17 50 17 40 17 34 19 29 22 25 25 23 29 23 33 23 35 24 38 26 40 27 42 30 44 34 45 36 46 42 48 53 50 68 54 78 57 84 60 90 62 94 66 98 71 101 76 103 82 103 88 103 96 100 102 96 108 93 114 87 119 79 122 71 125 62 127 53 127 36 127 24 124 16 117 7 111 2 101 0 88 N"/></draw:custom-shape><draw:custom-shape draw:style-name="gr4" draw:text-style-name="P24" svg:width="0.0378in" svg:height="0.1094in" svg:x="0.6402in" svg:y="0.8937in"><text:p/><draw:enhanced-geometry svg:viewBox="0 0 61 167" draw:type="non-primitive" draw:enhanced-path="M 58 146 L 60 164 C 55 165 49 166 45 166 37 166 31 164 26 162 22 160 20 157 18 153 16 149 15 141 15 128 L 15 59 0 59 0 43 15 43 15 12 36 0 36 43 58 43 58 59 36 59 36 129 C 36 135 37 139 37 141 38 142 39 143 41 144 43 146 45 146 48 146 51 146 54 146 58 146 N"/></draw:custom-shape><draw:custom-shape draw:style-name="gr4" draw:text-style-name="P24" svg:width="0.0689in" svg:height="0.0835in" svg:x="0.3567in" svg:y="1.0969in"><text:p/><draw:enhanced-geometry svg:viewBox="0 0 110 128" draw:type="non-primitive" draw:enhanced-path="M 88 80 L 109 82 C 106 96 101 107 91 116 82 123 70 127 56 127 39 127 26 122 16 111 5 100 0 85 0 64 0 51 2 39 7 29 11 20 18 12 27 7 36 2 46 0 56 0 70 0 81 3 90 10 98 17 104 27 106 39 L 86 41 C 84 33 80 27 76 23 71 19 64 17 58 17 47 17 38 21 32 28 25 36 21 48 21 64 21 80 25 92 31 99 37 106 46 110 56 110 64 110 71 108 77 103 83 98 86 90 88 80 N"/></draw:custom-shape><draw:custom-shape draw:style-name="gr4" draw:text-style-name="P24" svg:width="0.074in" svg:height="0.0835in" svg:x="0.4331in" svg:y="1.0969in"><text:p/><draw:enhanced-geometry svg:viewBox="0 0 117 128" draw:type="non-primitive" draw:enhanced-path="M 0 64 C 0 41 7 24 20 13 30 4 43 0 58 0 75 0 89 6 100 17 111 28 116 43 116 62 116 77 114 90 109 99 104 108 97 115 88 120 79 125 69 127 58 127 41 127 27 122 16 111 5 100 0 84 0 64 Z M 22 64 C 22 79 25 91 32 98 39 106 48 110 58 110 68 110 77 106 84 98 91 91 94 78 94 63 94 48 91 36 84 29 77 21 68 17 58 17 48 17 39 21 32 29 25 36 22 48 22 64 Z N"/></draw:custom-shape><draw:custom-shape draw:style-name="gr4" draw:text-style-name="P24" svg:width="0.0634in" svg:height="0.0815in" svg:x="0.5264in" svg:y="1.0969in"><text:p/><draw:enhanced-geometry svg:viewBox="0 0 101 125" draw:type="non-primitive" draw:enhanced-path="M 0 124 L 0 3 19 3 19 20 C 28 7 41 0 58 0 66 0 73 1 79 4 85 7 90 10 93 14 96 19 98 24 99 29 100 33 100 40 100 50 L 100 124 79 124 79 50 C 79 42 78 35 77 31 75 27 72 24 68 22 64 19 59 18 53 18 45 18 37 20 31 26 25 31 21 42 21 58 L 21 124 0 124 N"/></draw:custom-shape><draw:custom-shape draw:style-name="gr4" draw:text-style-name="P24" svg:width="0.0642in" svg:height="0.0815in" svg:x="0.6138in" svg:y="1.0969in"><text:p/><draw:enhanced-geometry svg:viewBox="0 0 102 125" draw:type="non-primitive" draw:enhanced-path="M 0 124 L 0 3 19 3 19 20 C 28 7 41 0 58 0 66 0 73 1 79 4 86 7 90 10 93 14 96 19 99 24 100 29 100 33 101 40 101 50 L 101 124 79 124 79 50 C 79 42 79 35 77 31 75 27 72 24 69 22 64 19 59 18 54 18 45 18 37 20 31 26 25 31 21 42 21 58 L 21 124 0 124 N"/></draw:custom-shape></draw:g><draw:g draw:style-name="gr2"><draw:custom-shape draw:style-name="gr6" draw:text-style-name="P24" svg:width="0.6425in" svg:height="0.2335in" svg:x="0.8429in" svg:y="1.7161in"><text:p/><draw:enhanced-geometry svg:viewBox="0 0 991 352" draw:type="non-primitive" draw:enhanced-path="M 0 351 C 330 234 660 117 990 0 N"/></draw:custom-shape><draw:custom-shape draw:style-name="gr4" draw:text-style-name="P24" svg:width="0.078in" svg:height="0.0894in" svg:x="0.9559in" svg:y="1.785in"><text:p/><draw:enhanced-geometry svg:viewBox="0 0 124 136" draw:type="non-primitive" draw:enhanced-path="M 39 135 C 26 101 13 65 0 30 4 29 10 27 14 25 20 40 25 54 31 68 49 62 67 55 86 49 80 34 75 20 70 5 75 4 79 2 84 0 97 35 110 71 123 106 118 107 114 109 109 110 103 94 97 78 91 61 72 68 54 74 35 81 41 97 48 114 53 130 49 132 44 134 39 135 N"/></draw:custom-shape><draw:custom-shape draw:style-name="gr4" draw:text-style-name="P24" svg:width="0.0642in" svg:height="0.076in" svg:x="1.0319in" svg:y="1.7669in"><text:p/><draw:enhanced-geometry svg:viewBox="0 0 105 117" draw:type="non-primitive" draw:enhanced-path="M 14 91 L 27 86 C 30 91 33 94 36 97 40 99 45 101 50 102 56 102 62 101 67 99 73 97 77 94 81 92 84 88 87 85 87 82 88 78 88 75 87 72 86 68 84 66 81 64 78 62 74 62 69 61 66 61 60 62 49 63 39 64 31 64 26 64 20 63 15 61 11 58 7 55 4 51 2 46 1 41 0 36 1 30 3 24 6 19 11 15 16 10 22 7 29 4 37 2 45 0 52 1 58 1 65 3 70 7 75 10 78 15 81 21 L 67 27 C 64 21 60 17 54 15 49 13 43 14 35 17 26 19 20 23 18 28 15 32 15 36 16 40 18 44 20 47 24 49 27 50 35 50 47 49 60 47 68 46 73 47 81 47 87 49 91 52 96 56 99 60 101 66 103 71 104 77 102 83 101 89 98 94 92 99 87 104 81 108 73 111 64 114 55 116 47 115 40 115 33 113 27 108 22 104 17 98 14 91 N"/></draw:custom-shape><draw:custom-shape draw:style-name="gr4" draw:text-style-name="P24" svg:width="0.0713in" svg:height="0.0823in" svg:x="1.1201in" svg:y="1.7252in"><text:p/><draw:enhanced-geometry svg:viewBox="0 0 114 127" draw:type="non-primitive" draw:enhanced-path="M 69 5 L 84 0 106 60 C 110 71 113 80 112 87 112 94 110 101 105 107 100 113 92 118 82 121 72 125 63 126 55 125 48 124 41 120 36 115 31 109 26 102 22 90 L 0 30 14 25 37 85 C 40 94 43 100 47 104 50 108 54 110 59 110 64 112 69 111 76 109 86 105 93 100 95 94 98 88 97 78 92 65 L 69 5 N"/></draw:custom-shape><draw:custom-shape draw:style-name="gr4" draw:text-style-name="P24" svg:width="0.0642in" svg:height="0.0752in" svg:x="1.1957in" svg:y="1.7071in"><text:p/><draw:enhanced-geometry svg:viewBox="0 0 105 117" draw:type="non-primitive" draw:enhanced-path="M 14 92 L 28 86 C 30 91 33 95 37 98 40 100 45 102 50 102 56 102 62 102 68 99 73 98 77 95 81 92 85 89 87 86 88 82 89 79 89 76 88 72 86 69 84 67 81 65 79 63 75 62 69 62 67 62 60 62 50 63 39 65 31 65 26 64 21 63 16 62 11 58 7 56 4 52 3 47 1 42 0 36 1 30 3 25 6 20 11 15 16 11 22 7 29 5 37 2 45 0 52 1 59 2 65 3 70 7 75 11 79 15 81 21 L 67 27 C 64 21 60 17 55 15 49 14 43 14 35 17 26 20 21 24 18 28 16 32 15 37 17 41 18 45 21 47 24 49 28 50 35 50 47 49 60 47 68 47 73 47 81 48 87 50 92 53 96 56 100 61 102 66 103 72 104 78 102 83 101 89 98 95 93 100 88 105 81 109 73 112 64 115 55 116 47 116 40 115 33 113 28 109 22 104 17 99 14 92 N"/></draw:custom-shape><draw:custom-shape draw:style-name="gr4" draw:text-style-name="P24" svg:width="0.0705in" svg:height="0.0815in" svg:x="1.2559in" svg:y="1.6827in"><text:p/><draw:enhanced-geometry svg:viewBox="0 0 113 125" draw:type="non-primitive" draw:enhanced-path="M 40 124 L 0 19 41 4 C 49 2 56 0 62 1 67 1 72 3 77 6 81 10 84 14 86 19 88 23 88 28 87 33 86 38 83 43 79 46 87 46 93 48 98 51 103 54 107 59 109 65 111 70 112 75 111 80 110 85 109 88 107 92 105 95 101 98 97 101 93 104 87 107 80 109 L 40 124 Z M 31 58 L 54 50 C 60 48 64 45 67 44 70 41 72 39 73 35 74 33 74 29 72 25 71 22 69 19 66 17 64 15 60 14 57 14 54 14 48 16 41 19 L 20 26 31 58 Z M 49 106 L 76 97 C 81 95 84 93 85 92 89 91 91 89 93 87 94 85 96 82 96 79 96 76 96 73 95 70 93 66 91 62 88 61 84 59 80 58 76 58 72 58 67 59 60 61 L 36 70 49 106 Z N"/></draw:custom-shape></draw:g><draw:g draw:style-name="gr2"><draw:custom-shape draw:style-name="gr6" draw:text-style-name="P24" svg:width="0.6425in" svg:height="0.1752in" svg:x="0.8429in" svg:y="1.1854in"><text:p/><draw:enhanced-geometry svg:viewBox="0 0 991 265" draw:type="non-primitive" draw:enhanced-path="M 0 0 C 330 88 660 176 990 264 N"/></draw:custom-shape><draw:custom-shape draw:style-name="gr4" draw:text-style-name="P24" svg:width="0.0748in" svg:height="0.0862in" svg:x="0.9909in" svg:y="1.1291in"><text:p/><draw:enhanced-geometry svg:viewBox="0 0 118 132" draw:type="non-primitive" draw:enhanced-path="M 0 108 C 10 72 20 36 30 0 35 1 40 3 45 4 41 19 37 33 32 48 51 53 70 58 89 64 93 49 97 34 102 20 106 21 111 22 117 23 106 59 96 95 86 131 81 130 76 128 71 127 76 110 81 93 85 76 67 71 48 66 29 61 24 78 19 95 15 112 9 111 5 109 0 108 N"/></draw:custom-shape><draw:custom-shape draw:style-name="gr4" draw:text-style-name="P24" svg:width="0.063in" svg:height="0.076in" svg:x="1.065in" svg:y="1.1535in"><text:p/><draw:enhanced-geometry svg:viewBox="0 0 100 118" draw:type="non-primitive" draw:enhanced-path="M 1 65 L 16 68 C 15 73 15 78 16 82 18 86 21 90 25 94 29 97 34 100 41 101 46 102 51 103 56 102 60 102 64 101 67 98 70 96 72 93 73 90 73 86 73 84 72 80 71 77 68 75 64 71 62 70 56 66 47 61 38 56 32 52 28 49 23 45 20 40 19 36 17 31 17 27 19 22 20 16 23 11 28 7 32 3 37 1 44 1 51 0 58 0 66 2 73 5 80 7 86 12 91 16 95 21 97 27 99 33 99 39 98 45 L 83 42 C 84 35 83 29 80 25 76 21 71 17 62 15 54 13 47 13 42 15 38 17 35 20 33 24 32 28 33 32 35 35 37 38 43 43 54 49 64 54 72 59 76 61 81 66 85 71 87 76 89 82 89 87 88 93 86 98 83 103 78 108 73 112 68 115 60 116 54 117 46 116 38 114 28 111 20 108 15 103 8 98 4 93 2 86 0 79 0 72 1 65 N"/></draw:custom-shape><draw:custom-shape draw:style-name="gr4" draw:text-style-name="P24" svg:width="0.0685in" svg:height="0.0807in" svg:x="1.1657in" svg:y="1.176in"><text:p/><draw:enhanced-geometry svg:viewBox="0 0 109 125" draw:type="non-primitive" draw:enhanced-path="M 93 20 L 108 23 90 85 C 88 96 84 104 80 110 75 116 70 120 62 122 54 124 45 124 34 121 24 119 16 115 11 109 5 104 1 98 1 90 0 83 1 74 4 62 L 21 0 36 4 19 66 C 16 75 15 82 16 87 16 92 18 96 22 100 26 103 30 106 37 108 47 110 55 110 62 106 67 103 72 94 76 81 L 93 20 N"/></draw:custom-shape><draw:custom-shape draw:style-name="gr4" draw:text-style-name="P24" svg:width="0.063in" svg:height="0.076in" svg:x="1.2339in" svg:y="1.2in"><text:p/><draw:enhanced-geometry svg:viewBox="0 0 100 118" draw:type="non-primitive" draw:enhanced-path="M 2 65 L 16 68 C 15 73 15 78 16 82 18 86 21 90 25 94 29 97 34 100 41 101 46 102 51 103 56 102 61 102 65 101 67 99 70 96 72 93 73 90 74 86 74 84 72 80 71 78 68 75 65 72 62 70 56 67 47 62 38 57 32 52 28 49 23 45 20 41 19 36 17 31 17 27 19 22 20 16 23 11 28 7 32 4 37 1 44 1 51 0 58 0 66 2 74 5 80 7 86 12 91 16 95 21 97 27 99 33 99 39 98 45 L 83 42 C 84 35 83 29 80 25 76 21 71 17 62 15 54 13 48 13 42 15 38 17 35 20 33 25 32 28 33 32 35 36 37 38 44 43 54 49 65 54 72 59 76 62 82 67 85 72 87 76 89 82 89 87 88 93 86 99 83 104 78 108 74 112 68 115 61 116 54 117 46 116 38 114 28 111 20 108 15 103 8 99 4 93 2 86 0 79 0 72 2 65 N"/></draw:custom-shape><draw:custom-shape draw:style-name="gr4" draw:text-style-name="P24" svg:width="0.0634in" svg:height="0.0803in" svg:x="1.3in" svg:y="1.2146in"><text:p/><draw:enhanced-geometry svg:viewBox="0 0 102 123" draw:type="non-primitive" draw:enhanced-path="M 0 108 L 30 0 71 11 C 80 13 86 16 90 20 95 23 98 27 99 33 101 38 101 43 100 48 98 53 96 57 92 60 88 63 84 66 77 67 84 71 88 75 90 81 93 87 93 92 92 99 90 104 88 108 84 111 81 115 77 118 73 120 69 121 65 122 60 121 55 121 48 120 42 119 L 0 108 Z M 32 49 L 55 55 C 62 57 67 58 69 58 73 58 77 57 79 54 82 52 84 50 85 46 85 42 85 39 85 36 84 32 82 30 79 28 76 26 71 24 63 22 L 41 16 32 49 Z M 18 99 L 46 106 C 50 107 54 108 56 108 59 108 62 108 65 108 68 106 70 105 72 103 75 101 76 98 77 94 78 90 78 87 76 83 75 79 72 77 69 74 65 72 60 71 54 68 L 29 62 18 99 Z N"/></draw:custom-shape></draw:g><draw:g draw:style-name="gr2"><draw:custom-shape draw:style-name="gr7" draw:text-style-name="P24" svg:width="1.1106in" svg:height="0.7051in" svg:x="1.6039in" svg:y="0.0669in"><text:p/><draw:enhanced-geometry svg:viewBox="0 0 1710 1054" draw:type="non-primitive" draw:enhanced-path="M 0 1053 C 0 702 0 351 0 0 569 0 1140 0 1709 0 1709 351 1709 702 1709 1053 1140 1053 569 1053 0 1053 N"/></draw:custom-shape><draw:custom-shape draw:style-name="gr8" draw:text-style-name="P24" svg:width="0.1413in" svg:height="0.1098in" svg:x="2.0028in" svg:y="0.2736in"><text:p/><draw:enhanced-geometry svg:viewBox="0 0 221 168" draw:type="non-primitive" draw:enhanced-path="M 45 167 L 0 0 24 0 50 110 C 52 122 55 133 57 144 62 126 64 116 65 113 L 97 0 125 0 148 85 C 155 106 159 125 163 144 164 133 168 121 171 108 L 197 0 220 0 175 167 151 167 116 40 C 113 29 111 23 110 20 108 28 106 34 105 40 L 69 167 45 167 N"/></draw:custom-shape><draw:custom-shape draw:style-name="gr8" draw:text-style-name="P24" svg:width="0.0122in" svg:height="0.1098in" svg:x="2.1665in" svg:y="0.2736in"><text:p/><draw:enhanced-geometry svg:viewBox="0 0 22 168" draw:type="non-primitive" draw:enhanced-path="M 0 23 C 0 15 0 8 0 0 6 0 14 0 21 0 21 8 21 15 21 23 14 23 6 23 0 23 Z M 0 167 C 0 127 0 86 0 46 6 46 14 46 21 46 21 86 21 127 21 167 14 167 6 167 0 167 Z N"/></draw:custom-shape><draw:custom-shape draw:style-name="gr8" draw:text-style-name="P24" svg:width="0.0732in" svg:height="0.1098in" svg:x="2.2028in" svg:y="0.2736in"><text:p/><draw:enhanced-geometry svg:viewBox="0 0 117 168" draw:type="non-primitive" draw:enhanced-path="M 0 167 C 0 112 0 56 0 0 39 0 77 0 116 0 116 7 116 13 116 20 85 20 54 20 23 20 23 37 23 54 23 71 49 71 77 71 103 71 103 78 103 84 103 91 77 91 49 91 23 91 23 117 23 142 23 167 15 167 7 167 0 167 N"/></draw:custom-shape><draw:custom-shape draw:style-name="gr8" draw:text-style-name="P24" svg:width="0.0114in" svg:height="0.1098in" svg:x="2.2965in" svg:y="0.2736in"><text:p/><draw:enhanced-geometry svg:viewBox="0 0 22 168" draw:type="non-primitive" draw:enhanced-path="M 0 23 C 0 15 0 8 0 0 6 0 14 0 21 0 21 8 21 15 21 23 14 23 6 23 0 23 Z M 0 167 C 0 127 0 86 0 46 6 46 14 46 21 46 21 86 21 127 21 167 14 167 6 167 0 167 Z N"/></draw:custom-shape><draw:custom-shape draw:style-name="gr8" draw:text-style-name="P24" svg:width="0.1059in" svg:height="0.1098in" svg:x="1.7339in" svg:y="0.4496in"><text:p/><draw:enhanced-geometry svg:viewBox="0 0 166 168" draw:type="non-primitive" draw:enhanced-path="M 0 167 L 0 0 34 0 75 118 C 79 129 81 138 83 143 85 137 89 128 93 117 L 134 0 165 0 165 167 142 167 142 27 91 167 72 167 22 25 22 167 0 167 N"/></draw:custom-shape><draw:custom-shape draw:style-name="gr8" draw:text-style-name="P24" svg:width="0.0961in" svg:height="0.1098in" svg:x="1.8646in" svg:y="0.4496in"><text:p/><draw:enhanced-geometry svg:viewBox="0 0 151 168" draw:type="non-primitive" draw:enhanced-path="M 0 167 L 0 0 76 0 C 91 0 102 2 110 4 118 8 125 13 129 20 134 28 136 36 136 46 136 57 132 67 125 76 117 84 105 89 88 91 94 94 99 97 102 99 109 106 115 113 121 122 L 150 167 122 167 100 133 C 93 123 87 115 83 109 79 104 75 101 72 98 68 96 65 94 61 93 59 93 55 93 49 93 L 22 93 22 167 0 167 Z M 22 73 L 71 73 C 81 73 89 72 95 70 101 68 106 65 109 60 112 55 113 50 113 45 113 37 110 31 104 26 98 21 89 18 76 18 L 22 18 22 73 Z N"/></draw:custom-shape><draw:custom-shape draw:style-name="gr8" draw:text-style-name="P24" svg:width="0.0732in" svg:height="0.1098in" svg:x="1.9768in" svg:y="0.4496in"><text:p/><draw:enhanced-geometry svg:viewBox="0 0 116 168" draw:type="non-primitive" draw:enhanced-path="M 0 167 C 0 112 0 56 0 0 38 0 77 0 115 0 115 7 115 13 115 20 84 20 54 20 22 20 22 37 22 54 22 71 49 71 76 71 103 71 103 78 103 85 103 91 76 91 49 91 22 91 22 117 22 142 22 167 15 167 7 167 0 167 N"/></draw:custom-shape><draw:custom-shape draw:style-name="gr8" draw:text-style-name="P24" svg:width="0.0724in" svg:height="0.1106in" svg:x="2.0638in" svg:y="0.4488in"><text:p/><draw:enhanced-geometry svg:viewBox="0 0 115 169" draw:type="non-primitive" draw:enhanced-path="M 114 149 L 114 168 0 168 C 0 163 1 158 2 154 6 146 10 139 16 132 23 125 32 116 44 107 63 92 75 80 82 71 89 62 92 54 92 46 92 39 90 31 83 26 77 20 69 18 59 18 49 18 41 20 35 26 29 32 25 41 25 52 L 4 49 C 6 33 11 21 21 13 31 5 44 0 60 0 76 0 90 5 99 14 109 22 114 34 114 47 114 53 113 60 110 67 107 73 102 80 96 87 89 94 78 104 63 116 50 127 42 134 39 137 35 141 32 145 29 149 L 114 149 N"/></draw:custom-shape><draw:custom-shape draw:style-name="gr8" draw:text-style-name="P24" svg:width="0.076in" svg:height="0.1098in" svg:x="2.1492in" svg:y="0.4496in"><text:p/><draw:enhanced-geometry svg:viewBox="0 0 121 168" draw:type="non-primitive" draw:enhanced-path="M 75 167 C 75 154 75 140 75 127 50 127 25 127 0 127 0 121 0 114 0 108 27 72 53 36 80 0 86 0 91 0 96 0 96 36 96 72 96 108 104 108 112 108 120 108 120 114 120 121 120 127 112 127 104 127 96 127 96 140 96 154 96 167 89 167 82 167 75 167 Z M 75 108 C 75 83 75 59 75 34 57 59 39 83 21 108 39 108 57 108 75 108 Z N"/></draw:custom-shape><draw:custom-shape draw:style-name="gr8" draw:text-style-name="P24" svg:width="0.1421in" svg:height="0.1098in" svg:x="2.2366in" svg:y="0.4496in"><text:p/><draw:enhanced-geometry svg:viewBox="0 0 221 168" draw:type="non-primitive" draw:enhanced-path="M 45 167 L 0 0 23 0 49 110 C 51 122 54 133 57 144 61 126 63 116 64 113 L 96 0 124 0 148 85 C 154 106 159 125 162 144 164 133 167 121 170 108 L 197 0 220 0 174 167 151 167 115 40 C 112 29 110 23 110 20 108 28 106 34 104 40 L 68 167 45 167 N"/></draw:custom-shape><draw:custom-shape draw:style-name="gr8" draw:text-style-name="P24" svg:width="0.1012in" svg:height="0.1142in" svg:x="2.3984in" svg:y="0.4472in"><text:p/><draw:enhanced-geometry svg:viewBox="0 0 159 174" draw:type="non-primitive" draw:enhanced-path="M 85 105 L 85 85 158 85 158 147 C 147 156 136 162 124 167 112 171 100 173 87 173 70 173 55 170 42 163 27 156 17 146 10 132 3 119 0 104 0 88 0 71 3 56 10 42 17 28 27 17 40 11 53 3 68 0 86 0 98 0 109 2 119 6 129 10 137 16 142 22 149 29 153 39 156 50 L 135 55 C 132 47 129 40 125 35 121 30 116 26 109 23 102 21 94 19 85 19 75 19 66 21 59 23 51 27 45 31 40 36 35 41 32 46 30 52 25 63 23 74 23 86 23 101 26 113 31 123 36 133 44 141 53 146 64 151 74 153 86 153 95 153 105 152 115 148 124 144 131 140 136 136 L 136 105 85 105 N"/></draw:custom-shape><draw:custom-shape draw:style-name="gr8" draw:text-style-name="P24" svg:width="0.0713in" svg:height="0.113in" svg:x="2.5177in" svg:y="0.4488in"><text:p/><draw:enhanced-geometry svg:viewBox="0 0 113 172" draw:type="non-primitive" draw:enhanced-path="M 0 86 C 0 66 2 50 6 38 10 26 16 16 25 10 33 4 44 0 56 0 65 0 74 2 80 6 88 9 93 15 98 21 102 28 106 36 108 46 111 56 112 69 112 86 112 105 110 121 106 134 102 146 96 155 87 161 79 168 68 171 56 171 40 171 26 166 17 154 6 140 0 117 0 86 Z M 21 86 C 21 113 25 131 32 141 38 150 46 154 56 154 66 154 74 150 80 141 87 131 91 113 91 86 91 58 87 40 81 31 74 22 66 18 56 18 46 18 38 21 32 30 25 40 21 58 21 86 Z N"/></draw:custom-shape></draw:g><draw:g draw:style-name="gr2"><draw:custom-shape draw:style-name="gr9" draw:text-style-name="P24" svg:width="0.5843in" svg:height="0.587in" svg:x="2.7173in" svg:y="0.7736in"><text:p/><draw:enhanced-geometry svg:viewBox="0 0 902 879" draw:type="non-primitive" draw:enhanced-path="M 0 0 C 300 292 601 585 901 878 N"/></draw:custom-shape><draw:custom-shape draw:style-name="gr8" draw:text-style-name="P24" svg:width="0.0717in" svg:height="0.074in" svg:x="2.9803in" svg:y="0.9516in"><text:p/><draw:enhanced-geometry svg:viewBox="0 0 116 115" draw:type="non-primitive" draw:enhanced-path="M 12 39 L 23 47 C 19 52 17 56 16 60 15 64 15 69 18 74 19 79 23 84 27 88 31 93 35 95 40 97 44 99 48 99 52 99 55 98 58 97 61 94 63 92 65 89 65 86 65 83 65 79 63 74 61 72 58 66 53 57 47 48 44 42 43 37 40 31 40 26 41 21 42 16 45 13 48 9 52 5 57 2 63 1 69 0 75 0 82 3 88 5 94 9 99 15 105 20 109 26 112 33 115 39 115 45 114 51 112 57 109 63 105 68 L 94 57 C 98 52 100 47 100 41 99 36 96 30 90 25 83 19 78 15 73 15 68 14 63 15 60 19 57 21 56 25 56 29 56 32 59 39 65 50 72 60 76 67 78 72 81 78 81 84 81 90 79 95 77 100 72 104 68 108 63 111 57 113 51 114 44 113 37 111 30 108 24 104 18 99 11 92 6 84 3 78 1 71 0 64 1 57 3 50 6 43 12 39 N"/></draw:custom-shape><draw:custom-shape draw:style-name="gr8" draw:text-style-name="P24" svg:width="0.0823in" svg:height="0.0606in" svg:x="3.022in" svg:y="0.9937in"><text:p/><draw:enhanced-geometry svg:viewBox="0 0 130 95" draw:type="non-primitive" draw:enhanced-path="M 0 79 L 81 0 111 30 C 116 35 120 39 122 42 126 47 127 51 129 56 129 60 129 65 127 70 125 74 122 79 118 83 112 89 104 93 95 93 85 94 75 89 64 78 L 43 58 11 90 0 79 Z M 53 49 L 74 68 C 80 75 87 78 92 79 97 79 102 77 107 72 110 69 113 66 113 62 114 57 113 54 112 50 110 49 107 45 102 40 L 82 20 53 49 Z N"/></draw:custom-shape><draw:custom-shape draw:style-name="gr8" draw:text-style-name="P24" svg:width="0.0571in" svg:height="0.0579in" svg:x="3.072in" svg:y="1.0445in"><text:p/><draw:enhanced-geometry svg:viewBox="0 0 93 90" draw:type="non-primitive" draw:enhanced-path="M 0 79 C 28 52 54 26 81 0 85 3 89 7 92 10 65 37 38 63 11 89 8 86 4 82 0 79 N"/></draw:custom-shape></draw:g><draw:g draw:style-name="gr2"><draw:custom-shape draw:style-name="gr3" draw:text-style-name="P24" svg:width="0.6543in" svg:height="0.6461in" svg:x="5.5874in" svg:y="0.7736in"><text:p/><draw:enhanced-geometry svg:viewBox="0 0 1009 966" draw:type="non-primitive" draw:enhanced-path="M 0 965 C 0 643 0 322 0 0 336 0 672 0 1008 0 1008 322 1008 643 1008 965 672 965 336 965 0 965 N"/></draw:custom-shape><draw:custom-shape draw:style-name="gr4" draw:text-style-name="P24" svg:width="0.0815in" svg:height="0.1106in" svg:x="5.7882in" svg:y="0.8626in"><text:p/><draw:enhanced-geometry svg:viewBox="0 0 128 168" draw:type="non-primitive" draw:enhanced-path="M 0 167 C 0 111 0 56 0 0 41 0 82 0 123 0 123 6 123 13 123 20 90 20 56 20 22 20 22 37 22 53 22 70 54 70 85 70 117 70 117 77 117 84 117 90 85 90 54 90 22 90 22 109 22 129 22 147 57 147 92 147 127 147 127 154 127 161 127 167 85 167 42 167 0 167 N"/></draw:custom-shape><draw:custom-shape draw:style-name="gr4" draw:text-style-name="P24" svg:width="0.063in" svg:height="0.0815in" svg:x="5.8913in" svg:y="0.8917in"><text:p/><draw:enhanced-geometry svg:viewBox="0 0 101 125" draw:type="non-primitive" draw:enhanced-path="M 0 124 L 0 3 18 3 18 20 C 27 6 41 0 58 0 65 0 72 1 79 4 85 6 89 10 92 14 96 19 98 24 99 29 99 33 100 40 100 50 L 100 124 79 124 79 50 C 79 42 78 35 76 31 75 27 72 24 68 21 63 19 59 18 53 18 45 18 37 20 30 26 24 31 21 42 21 58 L 21 124 0 124 N"/></draw:custom-shape><draw:custom-shape draw:style-name="gr4" draw:text-style-name="P24" svg:width="0.0685in" svg:height="0.113in" svg:x="5.9736in" svg:y="0.8626in"><text:p/><draw:enhanced-geometry svg:viewBox="0 0 109 171" draw:type="non-primitive" draw:enhanced-path="M 88 167 L 88 152 C 80 164 69 170 53 170 43 170 34 167 26 162 18 157 11 149 6 140 2 130 0 119 0 106 0 94 2 83 6 73 10 64 16 56 25 51 33 46 42 43 52 43 60 43 66 45 73 47 78 51 83 54 87 59 L 87 0 108 0 108 167 88 167 Z M 21 106 C 21 122 25 133 31 141 38 149 46 153 55 153 64 153 72 149 79 142 85 135 89 123 89 108 89 91 85 79 79 72 72 64 64 60 54 60 45 60 37 64 31 71 25 79 21 90 21 106 Z N"/></draw:custom-shape><draw:custom-shape draw:style-name="gr4" draw:text-style-name="P24" svg:width="0.087in" svg:height="0.1142in" svg:x="5.761in" svg:y="1.037in"><text:p/><draw:enhanced-geometry svg:viewBox="0 0 137 174" draw:type="non-primitive" draw:enhanced-path="M 0 116 L 21 114 C 22 123 25 130 28 135 32 140 38 145 46 148 53 151 62 153 72 153 80 153 87 152 94 149 101 147 106 143 109 139 112 134 114 130 114 125 114 119 112 115 109 111 106 107 101 104 94 101 89 99 79 97 64 93 48 90 36 86 30 83 22 78 16 73 12 67 8 61 6 54 6 46 6 38 8 30 13 23 18 15 25 9 35 6 44 2 55 0 66 0 79 0 90 2 100 6 110 10 117 16 122 24 127 31 130 40 131 50 L 109 51 C 108 41 104 33 97 28 90 23 81 20 67 20 53 20 44 22 38 27 31 32 28 38 28 45 28 51 30 56 35 60 39 64 51 67 69 72 87 76 100 79 107 82 116 87 124 92 129 99 133 106 136 114 136 123 136 132 133 140 128 148 123 156 115 162 106 166 95 171 85 173 73 173 57 173 44 171 34 166 23 162 15 155 9 146 3 138 0 127 0 116 N"/></draw:custom-shape><draw:custom-shape draw:style-name="gr4" draw:text-style-name="P24" svg:width="0.0378in" svg:height="0.1098in" svg:x="5.861in" svg:y="1.0406in"><text:p/><draw:enhanced-geometry svg:viewBox="0 0 61 167" draw:type="non-primitive" draw:enhanced-path="M 58 145 L 60 164 C 55 165 49 166 45 166 37 166 31 164 26 162 22 160 20 156 18 153 16 149 15 141 15 128 L 15 59 0 59 0 43 15 43 15 12 36 0 36 43 58 43 58 59 36 59 36 129 C 36 135 37 139 37 140 38 142 39 143 41 144 43 145 45 146 48 146 51 146 54 146 58 145 N"/></draw:custom-shape><draw:custom-shape draw:style-name="gr4" draw:text-style-name="P24" svg:width="0.0732in" svg:height="0.0835in" svg:x="5.9075in" svg:y="1.0673in"><text:p/><draw:enhanced-geometry svg:viewBox="0 0 116 128" draw:type="non-primitive" draw:enhanced-path="M 0 63 C 0 41 6 24 19 13 29 4 42 0 57 0 74 0 89 5 99 16 110 27 115 42 115 62 115 77 113 89 108 99 103 108 97 115 88 120 78 125 68 127 57 127 40 127 26 121 16 110 5 100 0 84 0 63 Z M 21 63 C 21 79 25 91 31 98 38 106 47 110 57 110 68 110 77 106 84 98 90 91 94 78 94 63 94 48 90 36 84 29 76 21 68 17 57 17 47 17 38 21 31 29 25 36 21 48 21 63 Z N"/></draw:custom-shape><draw:custom-shape draw:style-name="gr4" draw:text-style-name="P24" svg:width="0.0689in" svg:height="0.113in" svg:x="5.9992in" svg:y="1.0673in"><text:p/><draw:enhanced-geometry svg:viewBox="0 0 110 172" draw:type="non-primitive" draw:enhanced-path="M 0 171 L 0 3 20 3 20 18 C 24 12 29 8 35 4 41 2 47 0 56 0 67 0 76 3 84 8 92 13 98 21 102 30 106 40 109 51 109 62 109 75 106 86 102 96 97 106 91 114 82 119 73 124 64 127 54 127 47 127 41 125 35 123 29 120 25 116 21 112 L 21 171 0 171 Z M 19 64 C 19 79 23 91 29 99 36 106 43 110 53 110 62 110 70 106 77 98 84 91 87 78 87 62 87 47 84 35 77 27 71 20 63 16 54 16 45 16 37 20 29 28 23 36 19 49 19 64 Z N"/></draw:custom-shape><draw:custom-shape draw:style-name="gr4" draw:text-style-name="P24" svg:width="0.074in" svg:height="0.0795in" svg:x="5.8339in" svg:y="1.2453in"><text:p/><draw:enhanced-geometry svg:viewBox="0 0 117 122" draw:type="non-primitive" draw:enhanced-path="M 0 121 L 46 59 3 0 29 0 49 29 C 53 34 55 39 58 42 61 37 64 32 67 28 L 88 0 114 0 71 59 116 121 91 121 65 84 59 75 26 121 0 121 N"/></draw:custom-shape><draw:custom-shape draw:style-name="gr4" draw:text-style-name="P24" svg:width="0.0724in" svg:height="0.113in" svg:x="5.915in" svg:y="1.2142in"><text:p/><draw:enhanced-geometry svg:viewBox="0 0 115 172" draw:type="non-primitive" draw:enhanced-path="M 111 42 L 89 43 C 87 36 85 30 81 26 76 20 69 17 60 17 54 17 48 19 43 23 36 27 31 34 27 43 24 53 22 65 22 82 27 75 33 69 40 65 48 62 55 60 63 60 77 60 89 65 99 75 108 85 114 98 114 114 114 125 111 134 107 143 102 152 95 159 87 164 80 169 70 171 60 171 42 171 28 165 17 152 6 140 0 119 0 90 0 58 6 34 19 20 29 7 44 0 62 0 76 0 86 4 95 11 104 18 109 29 111 42 Z M 25 114 C 25 121 26 128 29 134 32 141 36 146 42 149 47 152 53 154 60 154 69 154 76 151 82 143 89 137 92 127 92 115 92 104 89 95 83 88 77 81 68 78 59 78 49 78 41 81 35 88 28 95 25 104 25 114 Z N"/></draw:custom-shape></draw:g><draw:g draw:style-name="gr2"><draw:custom-shape draw:style-name="gr5" draw:text-style-name="P24" svg:width="0.8768in" svg:height="0.4697in" svg:x="4.7083in" svg:y="1.1264in"><text:p/><draw:enhanced-geometry svg:viewBox="0 0 1352 703" draw:type="non-primitive" draw:enhanced-path="M 0 702 C 450 469 900 234 1351 0 N"/></draw:custom-shape><draw:custom-shape draw:style-name="gr4" draw:text-style-name="P24" svg:width="0.076in" svg:height="0.076in" svg:x="4.9902in" svg:y="1.3189in"><text:p/><draw:enhanced-geometry svg:viewBox="0 0 123 117" draw:type="non-primitive" draw:enhanced-path="M 65 69 L 59 57 102 35 122 71 C 118 80 113 87 107 93 102 99 95 104 88 108 78 114 68 116 58 116 47 116 38 113 30 107 21 102 14 94 9 85 4 75 1 65 1 55 0 44 3 35 8 27 14 19 22 12 31 7 39 4 46 1 54 0 60 0 67 1 72 3 78 5 84 10 89 15 L 78 25 C 74 21 70 18 67 16 63 15 58 14 53 15 48 15 43 16 38 19 32 22 27 26 23 30 20 34 18 38 17 43 16 47 16 51 16 56 17 63 19 70 22 77 27 86 33 92 39 96 46 101 52 102 60 102 67 102 74 100 81 97 86 94 91 90 95 85 100 80 103 75 105 72 L 94 53 65 69 N"/></draw:custom-shape><draw:custom-shape draw:style-name="gr4" draw:text-style-name="P24" svg:width="0.0598in" svg:height="0.0835in" svg:x="5.052in" svg:y="1.2827in"><text:p/><draw:enhanced-geometry svg:viewBox="0 0 98 128" draw:type="non-primitive" draw:enhanced-path="M 54 127 L 0 28 37 9 C 44 6 49 4 53 2 58 0 63 0 68 0 73 1 77 3 81 6 86 9 89 13 92 18 96 26 97 34 95 43 93 52 85 60 71 67 L 45 80 67 120 54 127 Z M 39 68 L 65 55 C 73 51 78 46 80 41 82 36 82 31 78 25 76 21 73 18 69 16 66 15 62 14 58 15 56 15 51 17 45 20 L 20 33 39 68 Z N"/></draw:custom-shape><draw:custom-shape draw:style-name="gr4" draw:text-style-name="P24" svg:width="0.0413in" svg:height="0.0697in" svg:x="5.1146in" svg:y="1.2634in"><text:p/><draw:enhanced-geometry svg:viewBox="0 0 69 107" draw:type="non-primitive" draw:enhanced-path="M 54 106 C 36 73 18 40 0 7 5 5 9 2 14 0 32 33 50 66 68 99 63 101 59 104 54 106 N"/></draw:custom-shape><draw:custom-shape draw:style-name="gr4" draw:text-style-name="P24" svg:width="0.0717in" svg:height="0.0752in" svg:x="5.1484in" svg:y="1.2343in"><text:p/><draw:enhanced-geometry svg:viewBox="0 0 117 117" draw:type="non-primitive" draw:enhanced-path="M 11 84 C 3 68 0 53 4 39 8 25 17 14 31 7 41 2 50 0 60 0 70 1 79 3 87 10 95 15 102 23 107 33 113 43 116 53 116 63 116 73 113 81 108 90 102 97 96 104 87 108 77 113 67 116 58 115 47 115 38 111 30 106 23 100 16 92 11 84 Z M 25 77 C 31 89 40 96 50 100 60 103 70 102 80 97 91 91 97 84 100 74 102 63 101 52 94 39 89 32 84 26 78 21 72 17 66 15 58 14 51 13 45 15 38 18 28 23 22 31 18 40 15 50 17 63 25 77 Z N"/></draw:custom-shape><draw:custom-shape draw:style-name="gr4" draw:text-style-name="P24" svg:width="0.0213in" svg:height="0.0807in" svg:x="5.222in" svg:y="1.2051in"><text:p/><draw:enhanced-geometry svg:viewBox="0 0 37 124" draw:type="non-primitive" draw:enhanced-path="M 27 123 C 18 83 9 45 0 5 4 4 7 2 11 0 19 39 28 78 36 117 33 119 30 121 27 123 N"/></draw:custom-shape><draw:custom-shape draw:style-name="gr4" draw:text-style-name="P24" svg:width="0.0689in" svg:height="0.0831in" svg:x="4.9693in" svg:y="1.4752in"><text:p/><draw:enhanced-geometry svg:viewBox="0 0 111 127" draw:type="non-primitive" draw:enhanced-path="M 16 126 L 0 8 15 0 110 77 95 85 67 61 24 83 30 119 16 126 Z M 22 71 L 57 52 32 31 C 24 24 18 19 13 14 15 21 16 29 18 36 L 22 71 Z N"/></draw:custom-shape><draw:custom-shape draw:style-name="gr4" draw:text-style-name="P24" svg:width="0.0752in" svg:height="0.0823in" svg:x="5.0138in" svg:y="1.4382in"><text:p/><draw:enhanced-geometry svg:viewBox="0 0 121 127" draw:type="non-primitive" draw:enhanced-path="M 54 126 L 0 28 35 10 C 43 6 49 3 53 2 60 0 66 0 72 2 79 3 87 7 93 12 99 18 105 25 110 33 114 41 117 48 118 55 119 61 120 67 119 72 118 78 117 82 115 86 112 90 110 94 106 97 102 101 97 104 90 108 L 54 126 Z M 61 108 L 82 97 C 89 93 94 89 97 87 100 83 102 80 103 77 105 72 105 67 104 61 103 54 100 47 96 40 91 30 85 23 78 19 72 15 65 14 60 15 55 15 49 18 41 21 L 20 32 61 108 Z N"/></draw:custom-shape><draw:custom-shape draw:style-name="gr4" draw:text-style-name="P24" svg:width="0.0689in" svg:height="0.0752in" svg:x="5.0886in" svg:y="1.4008in"><text:p/><draw:enhanced-geometry svg:viewBox="0 0 112 118" draw:type="non-primitive" draw:enhanced-path="M 93 58 L 108 54 C 111 66 111 77 107 86 102 96 95 103 84 108 73 115 63 117 54 116 44 116 36 112 28 106 20 100 13 91 8 82 2 72 0 62 0 52 0 43 2 34 8 26 13 18 19 12 29 7 39 2 48 0 58 2 68 3 77 8 84 16 L 72 26 C 66 19 60 16 54 16 48 15 41 16 34 19 27 23 21 28 18 35 14 41 14 48 15 55 16 62 18 69 22 75 26 83 31 90 37 95 43 100 50 102 57 102 64 102 71 101 77 98 84 94 89 89 93 81 95 75 95 66 93 58 N"/></draw:custom-shape><draw:custom-shape draw:style-name="gr4" draw:text-style-name="P24" svg:width="0.0205in" svg:height="0.0803in" svg:x="5.1575in" svg:y="1.3744in"><text:p/><draw:enhanced-geometry svg:viewBox="0 0 36 123" draw:type="non-primitive" draw:enhanced-path="M 26 122 C 17 83 8 44 0 5 3 3 6 2 10 0 18 39 27 78 35 117 33 118 29 121 26 122 N"/></draw:custom-shape><draw:custom-shape draw:style-name="gr4" draw:text-style-name="P24" svg:width="0.0697in" svg:height="0.0752in" svg:x="5.1803in" svg:y="1.3508in"><text:p/><draw:enhanced-geometry svg:viewBox="0 0 113 118" draw:type="non-primitive" draw:enhanced-path="M 94 58 L 109 54 C 112 66 111 77 108 86 103 96 96 103 85 108 74 114 64 117 55 116 45 116 37 112 29 106 21 100 14 91 9 82 3 72 0 62 0 52 0 43 3 34 8 26 13 18 20 12 29 7 39 2 49 0 59 2 68 3 77 8 85 16 L 73 25 C 67 19 60 16 55 16 49 14 42 16 35 19 28 23 22 28 19 35 15 41 15 48 16 55 17 62 19 69 22 75 27 83 32 90 38 95 44 100 50 102 58 102 64 102 71 101 77 98 85 93 90 89 93 81 96 75 96 66 94 58 N"/></draw:custom-shape><draw:custom-shape draw:style-name="gr4" draw:text-style-name="P24" svg:width="0.0953in" svg:height="0.0988in" svg:x="5.2382in" svg:y="1.3016in"><text:p/><draw:enhanced-geometry svg:viewBox="0 0 152 150" draw:type="non-primitive" draw:enhanced-path="M 54 149 L 0 51 20 41 82 98 C 88 103 92 107 95 110 94 105 93 99 92 91 L 79 10 97 0 151 99 137 106 93 23 108 121 96 127 21 59 67 142 54 149 N"/></draw:custom-shape><draw:custom-shape draw:style-name="gr4" draw:text-style-name="P24" svg:width="0.0598in" svg:height="0.0835in" svg:x="5.3146in" svg:y="1.2764in"><text:p/><draw:enhanced-geometry svg:viewBox="0 0 98 129" draw:type="non-primitive" draw:enhanced-path="M 53 128 L 0 29 37 10 C 44 6 49 4 53 3 58 1 63 0 68 1 72 1 77 3 81 6 85 10 89 13 91 18 96 27 97 35 95 44 93 52 85 60 70 68 L 45 81 67 121 53 128 Z M 39 69 L 64 55 C 73 51 78 47 80 42 82 37 81 31 78 26 76 22 73 18 69 17 65 15 61 15 57 15 55 16 51 18 45 21 L 19 34 39 69 Z N"/></draw:custom-shape></draw:g><draw:g draw:style-name="gr2"><draw:custom-shape draw:style-name="gr3" draw:text-style-name="P24" svg:width="0.6425in" svg:height="0.6461in" svg:x="3.1276in" svg:y="0.0087in"><text:p/><draw:enhanced-geometry svg:viewBox="0 0 991 966" draw:type="non-primitive" draw:enhanced-path="M 0 965 C 0 643 0 321 0 0 330 0 660 0 990 0 990 321 990 643 990 965 660 965 330 965 0 965 N"/></draw:custom-shape><draw:custom-shape draw:style-name="gr4" draw:text-style-name="P24" svg:width="0.0732in" svg:height="0.1106in" svg:x="3.3276in" svg:y="0.0972in"><text:p/><draw:enhanced-geometry svg:viewBox="0 0 116 169" draw:type="non-primitive" draw:enhanced-path="M 0 168 C 0 112 0 56 0 0 38 0 77 0 115 0 115 7 115 14 115 20 84 20 53 20 22 20 22 37 22 55 22 72 49 72 76 72 103 72 103 78 103 85 103 92 76 92 49 92 22 92 22 117 22 142 22 168 15 168 7 168 0 168 N"/></draw:custom-shape><draw:custom-shape draw:style-name="gr4" draw:text-style-name="P24" svg:width="0.0724in" svg:height="0.0843in" svg:x="3.4157in" svg:y="0.126in"><text:p/><draw:enhanced-geometry svg:viewBox="0 0 116 129" draw:type="non-primitive" draw:enhanced-path="M 89 110 C 82 117 74 121 67 124 60 126 52 128 43 128 30 128 19 124 11 118 4 111 0 103 0 93 0 87 1 81 4 76 7 71 11 67 15 65 20 61 25 59 31 57 35 57 41 56 50 55 67 52 79 50 88 47 88 45 88 43 88 42 88 34 86 28 82 25 77 20 68 18 57 18 47 18 40 19 35 23 30 26 27 32 24 41 L 3 38 C 5 29 9 23 13 17 17 12 23 8 32 5 40 2 49 0 60 0 71 0 79 2 86 4 93 7 98 10 101 13 104 17 107 22 108 28 108 31 109 38 109 46 L 109 74 C 109 93 109 105 110 110 111 115 113 120 115 125 L 94 125 C 91 120 90 115 89 110 Z M 88 63 C 80 67 69 69 53 71 44 72 38 74 34 76 31 77 28 80 26 82 24 85 23 88 23 92 23 98 25 102 29 106 34 110 40 112 48 112 56 112 64 110 70 107 77 103 81 98 85 92 87 87 88 80 88 71 L 88 63 Z N"/></draw:custom-shape><draw:custom-shape draw:style-name="gr4" draw:text-style-name="P24" svg:width="0.0634in" svg:height="0.0823in" svg:x="3.5083in" svg:y="0.126in"><text:p/><draw:enhanced-geometry svg:viewBox="0 0 102 126" draw:type="non-primitive" draw:enhanced-path="M 0 125 L 0 3 19 3 19 20 C 28 7 41 0 58 0 66 0 73 2 79 4 85 7 90 10 93 15 96 19 98 24 100 30 100 34 101 40 101 50 L 101 125 79 125 79 51 C 79 42 79 36 77 32 75 28 72 24 68 22 64 19 59 18 54 18 45 18 37 21 31 26 25 32 21 42 21 59 L 21 125 0 125 N"/></draw:custom-shape><draw:custom-shape draw:style-name="gr4" draw:text-style-name="P24" svg:width="0.0835in" svg:height="0.1106in" svg:x="3.2677in" svg:y="0.2732in"><text:p/><draw:enhanced-geometry svg:viewBox="0 0 132 169" draw:type="non-primitive" draw:enhanced-path="M 0 168 L 0 0 64 0 C 76 0 85 1 90 2 99 3 106 6 112 10 118 14 122 19 126 26 129 33 131 41 131 49 131 63 126 75 117 85 107 95 90 100 67 100 L 22 100 22 168 0 168 Z M 22 80 L 67 80 C 81 80 92 77 98 72 105 67 107 59 107 50 107 42 106 37 102 32 98 27 94 24 88 22 84 21 77 20 67 20 L 22 20 22 80 Z N"/></draw:custom-shape><draw:custom-shape draw:style-name="gr4" draw:text-style-name="P24" svg:width="0.1413in" svg:height="0.1106in" svg:x="3.3622in" svg:y="0.2732in"><text:p/><draw:enhanced-geometry svg:viewBox="0 0 221 169" draw:type="non-primitive" draw:enhanced-path="M 45 168 L 0 0 23 0 49 110 C 51 122 54 133 57 145 61 126 63 116 64 114 L 96 0 124 0 148 85 C 154 106 159 126 162 145 164 134 167 121 170 108 L 197 0 220 0 174 168 151 168 115 41 C 112 30 110 23 110 21 108 28 106 35 104 40 L 68 168 45 168 N"/></draw:custom-shape><draw:custom-shape draw:style-name="gr4" draw:text-style-name="P24" svg:width="0.1059in" svg:height="0.1106in" svg:x="3.5264in" svg:y="0.2732in"><text:p/><draw:enhanced-geometry svg:viewBox="0 0 166 169" draw:type="non-primitive" draw:enhanced-path="M 0 168 L 0 0 34 0 75 119 C 79 130 81 138 83 144 85 137 89 129 93 117 L 134 0 165 0 165 168 142 168 142 27 91 168 72 168 22 26 22 168 0 168 N"/></draw:custom-shape><draw:custom-shape draw:style-name="gr4" draw:text-style-name="P24" svg:width="0.0732in" svg:height="0.0803in" svg:x="3.3693in" svg:y="0.4791in"><text:p/><draw:enhanced-geometry svg:viewBox="0 0 116 123" draw:type="non-primitive" draw:enhanced-path="M 0 122 L 45 59 2 0 28 0 48 30 C 52 35 55 40 57 43 60 38 64 33 67 29 L 87 0 113 0 70 59 115 122 90 122 64 84 58 76 25 122 0 122 N"/></draw:custom-shape><draw:custom-shape draw:style-name="gr4" draw:text-style-name="P24" svg:width="0.0717in" svg:height="0.1106in" svg:x="3.4484in" svg:y="0.4488in"><text:p/><draw:enhanced-geometry svg:viewBox="0 0 114 169" draw:type="non-primitive" draw:enhanced-path="M 113 148 L 113 168 0 168 C 0 163 0 158 2 154 5 146 10 139 16 131 23 124 32 115 44 106 62 91 75 79 82 71 89 62 92 53 92 46 92 38 89 31 83 25 77 20 69 17 59 17 49 17 40 20 35 26 28 32 25 41 25 51 L 3 48 C 5 32 11 21 20 13 30 4 43 0 60 0 76 0 89 4 99 13 109 22 113 33 113 46 113 53 112 60 109 66 106 72 102 79 95 87 89 94 78 103 62 116 50 126 41 133 38 137 34 141 31 144 29 148 L 113 148 N"/></draw:custom-shape></draw:g><draw:g draw:style-name="gr2"><draw:custom-shape draw:style-name="gr3" draw:text-style-name="P24" svg:width="0.6421in" svg:height="0.6461in" svg:x="4.65in" svg:y="0.0079in"><text:p/><draw:enhanced-geometry svg:viewBox="0 0 990 966" draw:type="non-primitive" draw:enhanced-path="M 0 965 C 0 644 0 322 0 0 330 0 659 0 989 0 989 322 989 644 989 965 659 965 330 965 0 965 N"/></draw:custom-shape><draw:custom-shape draw:style-name="gr4" draw:text-style-name="P24" svg:width="0.0862in" svg:height="0.1098in" svg:x="4.8228in" svg:y="0.0972in"><text:p/><draw:enhanced-geometry svg:viewBox="0 0 137 168" draw:type="non-primitive" draw:enhanced-path="M 0 167 C 0 111 0 56 0 0 8 0 16 0 24 0 54 43 84 88 114 131 114 88 114 43 114 0 122 0 129 0 136 0 136 56 136 111 136 167 128 167 121 167 113 167 83 124 52 79 22 36 22 79 22 124 22 167 15 167 8 167 0 167 N"/></draw:custom-shape><draw:custom-shape draw:style-name="gr4" draw:text-style-name="P24" svg:width="0.0862in" svg:height="0.1098in" svg:x="4.9276in" svg:y="0.0972in"><text:p/><draw:enhanced-geometry svg:viewBox="0 0 137 168" draw:type="non-primitive" draw:enhanced-path="M 57 167 C 57 118 57 69 57 20 38 20 19 20 0 20 0 13 0 6 0 0 45 0 91 0 136 0 136 6 136 13 136 20 117 20 98 20 79 20 79 69 79 118 79 167 72 167 64 167 57 167 N"/></draw:custom-shape><draw:custom-shape draw:style-name="gr4" draw:text-style-name="P24" svg:width="0.0961in" svg:height="0.1142in" svg:x="5.0283in" svg:y="0.0953in"><text:p/><draw:enhanced-geometry svg:viewBox="0 0 152 174" draw:type="non-primitive" draw:enhanced-path="M 128 112 L 151 117 C 147 135 138 149 126 159 113 168 98 173 80 173 61 173 47 169 35 162 23 155 15 144 9 130 3 116 0 101 0 85 0 68 3 53 10 40 17 27 26 17 39 10 52 3 65 0 81 0 98 0 112 4 124 13 136 21 144 33 148 49 L 126 54 C 122 41 116 33 109 27 101 22 92 19 80 19 67 19 56 22 47 28 38 34 32 43 29 53 25 64 23 74 23 85 23 100 25 112 29 123 34 133 40 141 49 147 58 151 68 154 78 154 90 154 101 151 110 144 119 137 125 126 128 112 N"/></draw:custom-shape><draw:custom-shape draw:style-name="gr4" draw:text-style-name="P24" svg:width="0.0878in" svg:height="0.1098in" svg:x="4.7039in" svg:y="0.2732in"><text:p/><draw:enhanced-geometry svg:viewBox="0 0 138 168" draw:type="non-primitive" draw:enhanced-path="M 57 167 C 57 118 57 69 57 20 38 20 19 20 0 20 0 13 0 6 0 0 46 0 91 0 137 0 137 6 137 13 137 20 118 20 99 20 80 20 80 69 80 118 80 167 72 167 65 167 57 167 N"/></draw:custom-shape><draw:custom-shape draw:style-name="gr4" draw:text-style-name="P24" svg:width="0.0634in" svg:height="0.1098in" svg:x="4.8083in" svg:y="0.2732in"><text:p/><draw:enhanced-geometry svg:viewBox="0 0 101 168" draw:type="non-primitive" draw:enhanced-path="M 0 167 L 0 0 21 0 21 60 C 30 48 43 43 58 43 67 43 75 45 81 48 88 52 93 57 96 63 98 69 100 78 100 90 L 100 167 79 167 79 90 C 79 80 77 72 72 68 68 63 62 61 53 61 47 61 41 62 36 66 30 68 26 73 24 78 22 84 21 91 21 101 L 21 167 0 167 N"/></draw:custom-shape><draw:custom-shape draw:style-name="gr4" draw:text-style-name="P24" svg:width="0.0724in" svg:height="0.0835in" svg:x="4.8909in" svg:y="0.3016in"><text:p/><draw:enhanced-geometry svg:viewBox="0 0 115 128" draw:type="non-primitive" draw:enhanced-path="M 93 85 L 114 88 C 110 100 104 110 94 117 85 124 73 127 59 127 41 127 26 122 16 110 5 99 0 85 0 65 0 44 5 28 16 17 26 5 41 0 58 0 75 0 88 5 98 17 109 28 114 44 114 63 114 65 114 67 114 69 L 21 69 C 22 82 26 92 33 99 40 107 49 110 59 110 67 110 74 108 79 104 85 100 89 94 93 85 Z M 22 52 L 93 52 C 92 42 89 34 85 29 78 21 69 17 58 17 48 17 40 20 33 26 26 33 22 41 22 52 Z N"/></draw:custom-shape><draw:custom-shape draw:style-name="gr4" draw:text-style-name="P24" svg:width="0.0421in" svg:height="0.0815in" svg:x="4.9819in" svg:y="0.3016in"><text:p/><draw:enhanced-geometry svg:viewBox="0 0 68 125" draw:type="non-primitive" draw:enhanced-path="M 0 124 L 0 3 18 3 18 21 C 23 12 28 7 32 4 36 1 40 0 45 0 53 0 60 2 67 7 L 60 25 C 55 23 50 21 45 21 40 21 36 22 32 25 29 28 26 31 24 36 22 44 21 52 21 60 L 21 124 0 124 N"/></draw:custom-shape><draw:custom-shape draw:style-name="gr4" draw:text-style-name="P24" svg:width="0.1087in" svg:height="0.0815in" svg:x="5.0339in" svg:y="0.3016in"><text:p/><draw:enhanced-geometry svg:viewBox="0 0 170 125" draw:type="non-primitive" draw:enhanced-path="M 0 124 L 0 3 19 3 19 20 C 23 14 28 9 34 5 41 2 48 0 56 0 66 0 73 2 79 5 85 9 89 14 92 21 102 7 114 0 130 0 143 0 152 3 158 10 165 17 169 27 169 41 L 169 124 148 124 148 47 C 148 39 147 33 145 30 144 26 142 23 138 21 135 19 130 18 126 18 117 18 110 20 103 26 98 32 95 41 95 54 L 95 124 74 124 74 45 C 74 36 72 29 69 24 66 20 60 18 52 18 46 18 41 19 35 22 30 25 27 30 25 36 22 41 21 50 21 61 L 21 124 0 124 N"/></draw:custom-shape><draw:custom-shape draw:style-name="gr4" draw:text-style-name="P24" svg:width="0.074in" svg:height="0.0835in" svg:x="5.1602in" svg:y="0.3016in"><text:p/><draw:enhanced-geometry svg:viewBox="0 0 117 128" draw:type="non-primitive" draw:enhanced-path="M 0 63 C 0 41 6 24 19 13 30 4 43 0 58 0 75 0 89 5 100 17 111 28 116 42 116 62 116 77 114 89 108 99 104 108 97 115 88 120 79 125 69 127 58 127 41 127 27 122 16 110 5 100 0 84 0 63 Z M 22 63 C 22 79 25 91 32 98 39 106 48 110 58 110 68 110 77 106 84 98 91 91 94 78 94 63 94 48 91 36 84 29 77 21 68 17 58 17 48 17 39 21 32 29 25 36 22 48 22 63 Z N"/></draw:custom-shape><draw:custom-shape draw:style-name="gr4" draw:text-style-name="P24" svg:width="0.0732in" svg:height="0.0795in" svg:x="4.8909in" svg:y="0.4791in"><text:p/><draw:enhanced-geometry svg:viewBox="0 0 116 122" draw:type="non-primitive" draw:enhanced-path="M 0 121 L 45 59 3 0 28 0 48 29 C 52 35 55 39 57 42 60 37 64 32 67 28 L 88 0 113 0 71 59 115 121 90 121 64 84 58 75 25 121 0 121 N"/></draw:custom-shape><draw:custom-shape draw:style-name="gr4" draw:text-style-name="P24" svg:width="0.0705in" svg:height="0.1087in" svg:x="4.9736in" svg:y="0.45in"><text:p/><draw:enhanced-geometry svg:viewBox="0 0 112 166" draw:type="non-primitive" draw:enhanced-path="M 0 20 L 0 0 111 0 111 16 C 100 28 89 43 78 61 67 80 59 100 53 119 49 133 46 149 45 165 L 24 165 C 24 152 26 136 32 118 37 99 44 81 54 64 63 46 73 32 84 20 L 0 20 N"/></draw:custom-shape></draw:g><draw:g draw:style-name="gr2"><draw:custom-shape draw:style-name="gr5" draw:text-style-name="P24" svg:width="0.2315in" svg:height="0.7043in" svg:x="4.5339in" svg:y="0.6563in"><text:p/><draw:enhanced-geometry svg:viewBox="0 0 360 1054" draw:type="non-primitive" draw:enhanced-path="M 0 1053 C 119 702 240 351 359 0 N"/></draw:custom-shape><draw:custom-shape draw:style-name="gr4" draw:text-style-name="P24" svg:width="0.0823in" svg:height="0.0642in" svg:x="4.5311in" svg:y="1.0409in"><text:p/><draw:enhanced-geometry svg:viewBox="0 0 130 99" draw:type="non-primitive" draw:enhanced-path="M 96 98 L 0 23 6 7 129 0 123 16 87 17 71 62 101 83 96 98 Z M 61 54 L 74 17 40 18 C 29 19 21 19 15 19 21 23 27 27 33 32 L 61 54 Z N"/></draw:custom-shape><draw:custom-shape draw:style-name="gr4" draw:text-style-name="P24" svg:width="0.0803in" svg:height="0.0717in" svg:x="4.5465in" svg:y="0.9587in"><text:p/><draw:enhanced-geometry svg:viewBox="0 0 127 111" draw:type="non-primitive" draw:enhanced-path="M 109 110 L 0 74 13 38 C 16 30 18 24 21 20 24 14 29 10 34 7 41 3 48 1 57 0 65 0 74 1 84 5 92 8 99 11 105 15 110 19 115 22 118 27 121 31 123 35 125 40 126 44 126 48 126 54 126 59 124 65 122 72 L 109 110 Z M 101 91 L 109 69 C 111 62 112 56 112 52 112 47 112 43 110 41 108 36 104 32 98 29 93 25 87 21 79 19 67 15 58 14 51 16 43 17 38 20 34 25 32 28 29 34 26 42 L 18 64 101 91 Z N"/></draw:custom-shape><draw:custom-shape draw:style-name="gr4" draw:text-style-name="P24" svg:width="0.0752in" svg:height="0.0677in" svg:x="4.5776in" svg:y="0.885in"><text:p/><draw:enhanced-geometry svg:viewBox="0 0 120 106" draw:type="non-primitive" draw:enhanced-path="M 85 25 L 94 13 C 105 19 112 27 116 37 119 47 119 57 115 68 111 80 106 89 99 94 92 100 82 103 72 104 62 105 52 104 42 100 30 97 21 92 14 84 7 77 3 70 1 60 0 51 0 42 4 32 7 22 13 14 21 9 29 3 38 0 50 1 L 48 16 C 39 16 33 18 27 21 22 25 18 30 16 37 13 45 13 53 15 60 17 66 21 72 27 76 33 81 39 84 46 86 55 89 64 91 71 90 79 89 85 87 91 82 96 78 99 72 102 66 105 58 105 50 102 44 99 36 94 30 85 25 N"/></draw:custom-shape></draw:g><draw:g draw:style-name="gr2"><draw:custom-shape draw:style-name="gr3" draw:text-style-name="P24" svg:width="0.6425in" svg:height="0.6461in" svg:x="3.8886in" svg:y="0.0079in"><text:p/><draw:enhanced-geometry svg:viewBox="0 0 991 966" draw:type="non-primitive" draw:enhanced-path="M 0 965 C 0 644 0 322 0 0 330 0 660 0 990 0 990 322 990 644 990 965 660 965 330 965 0 965 N"/></draw:custom-shape><draw:custom-shape draw:style-name="gr4" draw:text-style-name="P24" svg:width="0.0732in" svg:height="0.1098in" svg:x="4.0886in" svg:y="0.0972in"><text:p/><draw:enhanced-geometry svg:viewBox="0 0 117 168" draw:type="non-primitive" draw:enhanced-path="M 0 167 C 0 111 0 56 0 0 39 0 77 0 116 0 116 6 116 13 116 20 85 20 54 20 23 20 23 37 23 54 23 71 49 71 77 71 103 71 103 78 103 84 103 91 77 91 49 91 23 91 23 116 23 142 23 167 15 167 8 167 0 167 N"/></draw:custom-shape><draw:custom-shape draw:style-name="gr4" draw:text-style-name="P24" svg:width="0.0732in" svg:height="0.0835in" svg:x="4.1768in" svg:y="0.126in"><text:p/><draw:enhanced-geometry svg:viewBox="0 0 116 128" draw:type="non-primitive" draw:enhanced-path="M 89 109 C 81 116 73 120 67 123 59 126 51 127 43 127 29 127 18 124 11 117 4 110 0 102 0 92 0 86 1 81 4 76 6 71 10 67 15 64 19 61 25 59 30 57 34 56 41 55 50 54 67 52 79 50 88 47 88 44 88 42 88 41 88 33 85 28 81 24 76 19 68 17 57 17 47 17 39 19 35 22 30 25 26 31 24 40 L 3 38 C 5 29 8 22 13 16 17 11 23 7 31 4 39 2 49 0 60 0 70 0 79 1 86 4 93 6 98 9 101 13 104 16 106 21 107 27 108 30 108 37 108 46 L 108 73 C 108 93 109 105 110 110 111 115 112 120 115 124 L 93 124 C 91 120 89 115 89 109 Z M 88 63 C 80 66 68 68 52 71 44 72 38 73 34 75 30 77 27 79 25 82 23 84 22 88 22 92 22 97 25 102 29 105 33 109 39 111 48 111 56 111 63 109 70 106 76 102 81 98 84 92 86 87 88 80 88 71 L 88 63 Z N"/></draw:custom-shape><draw:custom-shape draw:style-name="gr4" draw:text-style-name="P24" svg:width="0.0634in" svg:height="0.0815in" svg:x="4.2693in" svg:y="0.126in"><text:p/><draw:enhanced-geometry svg:viewBox="0 0 101 125" draw:type="non-primitive" draw:enhanced-path="M 0 124 L 0 3 19 3 19 20 C 28 7 41 0 58 0 66 0 72 1 79 4 85 7 90 10 92 14 96 19 98 24 99 29 100 33 100 40 100 50 L 100 124 79 124 79 50 C 79 42 78 35 76 31 75 27 72 24 68 21 63 19 59 18 53 18 45 18 37 20 31 26 24 31 21 42 21 58 L 21 124 0 124 N"/></draw:custom-shape><draw:custom-shape draw:style-name="gr4" draw:text-style-name="P24" svg:width="0.087in" svg:height="0.1098in" svg:x="4.0047in" svg:y="0.2732in"><text:p/><draw:enhanced-geometry svg:viewBox="0 0 138 168" draw:type="non-primitive" draw:enhanced-path="M 57 167 C 57 118 57 69 57 20 38 20 19 20 0 20 0 13 0 6 0 0 46 0 91 0 137 0 137 6 137 13 137 20 118 20 99 20 80 20 80 69 80 118 80 167 72 167 65 167 57 167 N"/></draw:custom-shape><draw:custom-shape draw:style-name="gr4" draw:text-style-name="P24" svg:width="0.0732in" svg:height="0.0835in" svg:x="4.0866in" svg:y="0.3016in"><text:p/><draw:enhanced-geometry svg:viewBox="0 0 116 128" draw:type="non-primitive" draw:enhanced-path="M 89 109 C 81 116 73 120 67 123 59 126 51 127 43 127 29 127 18 124 11 117 4 110 0 102 0 92 0 86 1 81 4 76 7 71 11 67 15 64 20 61 25 59 30 57 34 56 41 55 50 54 67 52 79 50 88 47 88 44 88 42 88 41 88 33 85 28 81 24 76 19 68 17 57 17 47 17 39 19 35 22 30 25 26 31 24 40 L 3 38 C 5 29 8 22 13 17 17 11 23 7 31 4 39 2 49 0 60 0 71 0 79 1 86 4 93 6 98 9 101 13 104 17 106 21 107 27 108 30 109 37 109 46 L 109 73 C 109 93 109 105 110 110 111 115 113 120 115 124 L 93 124 C 91 120 89 115 89 109 Z M 88 63 C 80 66 68 68 52 71 44 72 38 73 34 75 30 77 28 79 25 82 24 85 22 88 22 92 22 97 25 102 29 106 33 109 39 111 48 111 56 111 63 109 70 106 76 102 81 98 84 92 86 87 88 80 88 71 L 88 63 Z N"/></draw:custom-shape><draw:custom-shape draw:style-name="gr4" draw:text-style-name="P24" svg:width="0.0697in" svg:height="0.0835in" svg:x="4.174in" svg:y="0.3016in"><text:p/><draw:enhanced-geometry svg:viewBox="0 0 110 128" draw:type="non-primitive" draw:enhanced-path="M 88 80 L 109 82 C 107 96 101 107 92 115 82 123 71 127 57 127 40 127 26 122 16 110 5 100 0 85 0 64 0 51 2 39 7 29 12 20 18 12 27 7 37 2 46 0 57 0 71 0 82 3 90 10 99 17 105 26 107 39 L 86 41 C 85 33 81 27 76 23 71 19 65 17 58 17 47 17 38 21 32 28 25 36 22 47 22 63 22 80 25 92 31 99 38 106 46 110 57 110 65 110 72 108 77 103 83 98 86 90 88 80 N"/></draw:custom-shape><draw:custom-shape draw:style-name="gr4" draw:text-style-name="P24" svg:width="0.0642in" svg:height="0.1098in" svg:x="4.2567in" svg:y="0.2732in"><text:p/><draw:enhanced-geometry svg:viewBox="0 0 102 168" draw:type="non-primitive" draw:enhanced-path="M 0 167 L 0 0 21 0 21 60 C 31 48 43 43 58 43 67 43 75 45 82 48 89 52 93 57 96 63 99 69 101 78 101 90 L 101 167 80 167 80 90 C 80 80 77 72 73 68 68 63 62 61 54 61 47 61 42 62 37 66 31 68 27 73 25 78 22 84 21 91 21 101 L 21 167 0 167 N"/></draw:custom-shape><draw:custom-shape draw:style-name="gr4" draw:text-style-name="P24" svg:width="0.074in" svg:height="0.0835in" svg:x="4.3386in" svg:y="0.3016in"><text:p/><draw:enhanced-geometry svg:viewBox="0 0 117 128" draw:type="non-primitive" draw:enhanced-path="M 0 63 C 0 41 6 24 19 13 30 4 43 0 58 0 75 0 89 5 100 17 111 28 116 42 116 62 116 77 113 89 108 99 104 108 97 115 88 120 79 125 69 127 58 127 41 127 27 122 16 110 5 100 0 84 0 63 Z M 22 63 C 22 79 25 91 32 98 39 106 48 110 58 110 68 110 77 106 84 98 91 91 94 78 94 63 94 48 91 36 84 29 77 21 68 17 58 17 48 17 39 21 32 29 25 36 22 48 22 63 Z N"/></draw:custom-shape><draw:custom-shape draw:style-name="gr4" draw:text-style-name="P24" svg:width="0.0732in" svg:height="0.0795in" svg:x="4.1303in" svg:y="0.4791in"><text:p/><draw:enhanced-geometry svg:viewBox="0 0 117 122" draw:type="non-primitive" draw:enhanced-path="M 0 121 L 46 59 3 0 29 0 48 29 C 52 35 55 39 57 42 61 37 64 32 67 28 L 88 0 114 0 71 59 116 121 90 121 65 84 59 75 26 121 0 121 N"/></draw:custom-shape><draw:custom-shape draw:style-name="gr4" draw:text-style-name="P24" svg:width="0.0717in" svg:height="0.113in" svg:x="4.2118in" svg:y="0.448in"><text:p/><draw:enhanced-geometry svg:viewBox="0 0 114 172" draw:type="non-primitive" draw:enhanced-path="M 110 42 L 89 43 C 87 36 84 30 81 26 75 20 69 17 60 17 54 17 48 19 42 23 36 27 31 35 27 43 24 53 21 66 21 82 27 75 33 69 40 66 48 62 55 60 63 60 77 60 89 65 99 75 108 85 113 98 113 114 113 125 111 134 107 143 102 152 95 159 87 164 79 169 70 171 59 171 42 171 28 165 16 152 6 140 0 119 0 90 0 58 6 34 19 20 29 7 44 0 62 0 75 0 86 4 95 11 104 19 109 29 110 42 Z M 24 114 C 24 121 26 128 29 134 32 141 36 146 42 149 47 152 53 154 59 154 69 154 76 151 82 143 88 137 92 127 92 115 92 104 89 95 83 88 76 82 68 78 58 78 49 78 41 82 35 88 28 95 24 104 24 114 Z N"/></draw:custom-shape></draw:g><draw:g draw:style-name="gr2"><draw:custom-shape draw:style-name="gr5" draw:text-style-name="P24" svg:width="0.0571in" svg:height="0.7051in" svg:x="4.1228in" svg:y="0.6555in"><text:p/><draw:enhanced-geometry svg:viewBox="0 0 91 1055" draw:type="non-primitive" draw:enhanced-path="M 0 1054 C 30 703 60 351 90 0 N"/></draw:custom-shape><draw:custom-shape draw:style-name="gr4" draw:text-style-name="P24" svg:width="0.0748in" svg:height="0.0669in" svg:x="4.0465in" svg:y="1.0606in"><text:p/><draw:enhanced-geometry svg:viewBox="0 0 120 105" draw:type="non-primitive" draw:enhanced-path="M 72 49 L 58 47 62 0 105 4 C 110 12 114 20 116 28 119 35 119 44 119 51 117 62 115 72 109 81 103 89 96 95 86 99 77 103 66 104 56 103 44 102 34 99 25 94 16 89 9 82 5 73 1 64 0 54 1 43 2 35 3 28 7 21 10 15 14 10 19 7 24 4 31 2 39 0 L 41 14 C 36 15 31 17 27 19 24 21 21 25 19 29 17 34 15 39 14 44 14 51 14 57 16 62 18 67 20 71 23 75 26 78 30 80 34 82 40 86 48 88 56 88 66 89 75 88 82 85 89 82 94 78 98 72 102 66 104 59 105 51 106 45 105 39 103 33 101 26 99 21 96 18 L 75 16 72 49 N"/></draw:custom-shape><draw:custom-shape draw:style-name="gr4" draw:text-style-name="P24" svg:width="0.074in" svg:height="0.0587in" svg:x="4.0504in" svg:y="0.9878in"><text:p/><draw:enhanced-geometry svg:viewBox="0 0 117 92" draw:type="non-primitive" draw:enhanced-path="M 114 91 L 0 82 4 40 C 4 33 6 27 7 23 8 18 10 14 13 10 16 7 20 4 25 2 30 1 35 0 41 0 50 1 58 5 65 11 71 18 73 28 72 44 L 70 72 116 76 114 91 Z M 56 71 L 58 43 C 59 33 58 27 55 22 51 18 46 16 40 15 35 15 31 16 27 18 24 20 21 23 20 26 19 29 18 33 17 40 L 15 68 56 71 Z N"/></draw:custom-shape><draw:custom-shape draw:style-name="gr4" draw:text-style-name="P24" svg:width="0.0724in" svg:height="0.0142in" svg:x="4.0575in" svg:y="0.9606in"><text:p/><draw:enhanced-geometry svg:viewBox="0 0 116 25" draw:type="non-primitive" draw:enhanced-path="M 113 24 C 75 21 37 18 0 15 0 10 0 5 1 0 39 3 77 6 115 9 115 14 114 19 113 24 N"/></draw:custom-shape><draw:custom-shape draw:style-name="gr4" draw:text-style-name="P24" svg:width="0.0752in" svg:height="0.0689in" svg:x="4.0602in" svg:y="0.8772in"><text:p/><draw:enhanced-geometry svg:viewBox="0 0 121 109" draw:type="non-primitive" draw:enhanced-path="M 57 107 C 38 105 24 99 14 89 5 78 0 64 1 49 2 38 6 30 12 22 17 14 25 8 34 5 43 1 54 0 65 1 77 1 87 5 95 10 104 15 110 22 114 31 118 39 120 49 119 58 118 69 115 78 109 86 103 94 95 99 86 103 77 106 67 108 57 107 Z M 59 92 C 72 93 83 90 91 84 100 77 105 68 106 57 106 46 103 37 96 29 89 21 78 17 64 15 55 15 47 16 39 18 33 21 27 25 22 30 18 36 16 42 15 50 14 60 17 70 23 78 30 86 42 91 59 92 Z N"/></draw:custom-shape></draw:g><draw:g draw:style-name="gr2"><draw:custom-shape draw:style-name="gr3" draw:text-style-name="P24" svg:width="0.6543in" svg:height="0.6453in" svg:x="5.5874in" svg:y="1.539in"><text:p/><draw:enhanced-geometry svg:viewBox="0 0 1009 967" draw:type="non-primitive" draw:enhanced-path="M 0 966 C 0 644 0 322 0 0 336 0 672 0 1008 0 1008 322 1008 644 1008 966 672 966 336 966 0 966 N"/></draw:custom-shape><draw:custom-shape draw:style-name="gr4" draw:text-style-name="P24" svg:width="0.0858in" svg:height="0.1098in" svg:x="5.6929in" svg:y="1.7154in"><text:p/><draw:enhanced-geometry svg:viewBox="0 0 136 169" draw:type="non-primitive" draw:enhanced-path="M 0 168 C 0 112 0 56 0 0 8 0 16 0 23 0 23 23 23 46 23 69 52 69 82 69 112 69 112 46 112 23 112 0 119 0 127 0 135 0 135 56 135 112 135 168 127 168 119 168 112 168 112 141 112 115 112 89 82 89 52 89 23 89 23 115 23 141 23 168 16 168 8 168 0 168 N"/></draw:custom-shape><draw:custom-shape draw:style-name="gr4" draw:text-style-name="P24" svg:width="0.0724in" svg:height="0.0831in" svg:x="5.7984in" svg:y="1.7437in"><text:p/><draw:enhanced-geometry svg:viewBox="0 0 116 128" draw:type="non-primitive" draw:enhanced-path="M 93 85 L 114 88 C 111 100 105 110 95 117 86 124 74 127 59 127 41 127 27 122 16 111 6 100 0 85 0 65 0 44 6 28 16 17 27 6 41 0 58 0 75 0 89 6 99 17 110 28 115 44 115 64 115 65 115 67 115 69 L 22 69 C 23 83 26 93 34 100 41 107 50 110 60 110 68 110 75 108 80 104 85 100 90 94 93 85 Z M 23 52 L 93 52 C 92 42 90 35 85 29 79 21 70 17 59 17 49 17 41 21 34 27 27 33 23 42 23 52 Z N"/></draw:custom-shape><draw:custom-shape draw:style-name="gr4" draw:text-style-name="P24" svg:width="0.0732in" svg:height="0.0831in" svg:x="5.8858in" svg:y="1.7437in"><text:p/><draw:enhanced-geometry svg:viewBox="0 0 116 128" draw:type="non-primitive" draw:enhanced-path="M 89 110 C 81 116 73 121 67 123 59 126 51 127 43 127 29 127 18 124 11 117 4 111 0 102 0 93 0 86 1 81 4 76 7 71 11 67 15 64 20 61 25 59 30 57 34 57 41 56 50 54 67 52 79 50 88 47 88 44 88 43 88 42 88 33 85 28 81 25 76 20 68 17 57 17 47 17 39 19 35 22 30 26 26 32 24 41 L 3 38 C 5 29 8 22 13 17 17 11 23 7 32 5 39 2 49 0 60 0 71 0 79 1 86 4 93 6 98 10 101 13 104 17 106 22 107 27 108 31 109 37 109 46 L 109 74 C 109 93 109 105 110 110 111 115 113 120 115 125 L 93 125 C 91 120 89 115 89 110 Z M 88 63 C 80 67 68 69 53 71 44 72 38 74 34 75 30 77 28 79 25 82 24 85 22 88 22 92 22 98 25 102 29 106 33 110 39 111 48 111 56 111 63 110 70 106 76 102 81 98 84 92 87 87 88 80 88 71 L 88 63 Z N"/></draw:custom-shape><draw:custom-shape draw:style-name="gr4" draw:text-style-name="P24" svg:width="0.037in" svg:height="0.1087in" svg:x="5.9701in" svg:y="1.7173in"><text:p/><draw:enhanced-geometry svg:viewBox="0 0 61 167" draw:type="non-primitive" draw:enhanced-path="M 57 146 L 60 164 C 55 165 49 166 44 166 36 166 31 165 26 162 22 160 19 157 18 153 16 149 15 141 15 129 L 15 59 0 59 0 43 15 43 15 13 36 0 36 43 57 43 57 59 36 59 36 129 C 36 135 36 139 37 141 38 142 39 144 41 145 43 146 45 146 48 146 51 146 53 146 57 146 N"/></draw:custom-shape><draw:custom-shape draw:style-name="gr4" draw:text-style-name="P24" svg:width="0.0732in" svg:height="0.0831in" svg:x="6.0165in" svg:y="1.7437in"><text:p/><draw:enhanced-geometry svg:viewBox="0 0 116 128" draw:type="non-primitive" draw:enhanced-path="M 93 85 L 114 88 C 111 100 104 110 95 117 86 124 74 127 59 127 41 127 27 122 16 111 5 100 0 85 0 65 0 44 5 28 16 17 27 6 41 0 58 0 75 0 88 6 99 17 109 28 115 44 115 64 115 65 115 67 115 69 L 22 69 C 22 83 26 93 33 100 40 107 49 110 60 110 68 110 74 108 79 104 85 100 90 94 93 85 Z M 22 52 L 93 52 C 92 42 90 35 85 29 78 21 69 17 58 17 48 17 40 21 33 27 27 33 23 42 22 52 Z N"/></draw:custom-shape><draw:custom-shape draw:style-name="gr4" draw:text-style-name="P24" svg:width="0.0413in" svg:height="0.0815in" svg:x="6.1094in" svg:y="1.7437in"><text:p/><draw:enhanced-geometry svg:viewBox="0 0 68 126" draw:type="non-primitive" draw:enhanced-path="M 0 125 L 0 3 18 3 18 21 C 23 12 28 7 32 4 35 1 40 0 45 0 52 0 60 2 67 7 L 60 26 C 55 23 50 21 45 21 40 21 36 22 32 25 29 28 26 32 24 37 22 44 21 52 21 60 L 21 125 0 125 N"/></draw:custom-shape><draw:custom-shape draw:style-name="gr4" draw:text-style-name="P24" svg:width="0.074in" svg:height="0.0795in" svg:x="5.8339in" svg:y="1.9224in"><text:p/><draw:enhanced-geometry svg:viewBox="0 0 117 123" draw:type="non-primitive" draw:enhanced-path="M 0 122 L 46 59 3 0 29 0 49 29 C 53 35 55 39 58 43 61 38 64 33 67 29 L 88 0 114 0 71 59 116 122 91 122 65 84 59 76 26 122 0 122 N"/></draw:custom-shape><draw:custom-shape draw:style-name="gr4" draw:text-style-name="P24" svg:width="0.0717in" svg:height="0.1122in" svg:x="5.9157in" svg:y="1.8909in"><text:p/><draw:enhanced-geometry svg:viewBox="0 0 114 171" draw:type="non-primitive" draw:enhanced-path="M 0 124 L 22 121 C 24 133 28 141 34 146 40 150 47 153 55 153 65 153 74 150 81 143 88 137 91 128 91 118 91 109 88 101 81 95 75 89 67 86 58 86 54 86 48 87 42 89 L 44 70 C 46 70 47 70 48 70 57 70 64 68 72 64 79 59 82 52 82 43 82 36 79 29 74 24 69 19 62 17 54 17 46 17 39 19 34 24 29 29 25 37 24 47 L 2 43 C 5 29 10 18 20 11 29 3 40 0 54 0 63 0 71 2 79 6 87 10 93 15 97 22 101 28 103 36 103 43 103 50 101 57 97 63 93 69 88 74 80 77 90 79 98 84 104 91 110 99 113 107 113 118 113 133 107 145 96 155 85 165 72 170 55 170 40 170 27 166 17 158 7 149 1 138 0 124 N"/></draw:custom-shape></draw:g><draw:g draw:style-name="gr2"><draw:custom-shape draw:style-name="gr10" draw:text-style-name="P24" svg:width="0.8768in" svg:height="0.0012in" svg:x="4.7094in" svg:y="1.8917in"><text:p/><draw:enhanced-geometry svg:viewBox="0 0 1351 1" draw:type="non-primitive" draw:enhanced-path="M 0 0 C 450 0 899 0 1350 0 N"/></draw:custom-shape><draw:custom-shape draw:style-name="gr4" draw:text-style-name="P24" svg:width="0.0705in" svg:height="0.0752in" svg:x="5.0748in" svg:y="1.7925in"><text:p/><draw:enhanced-geometry svg:viewBox="0 0 111 116" draw:type="non-primitive" draw:enhanced-path="M 0 59 C 0 40 5 26 15 15 26 5 39 0 55 0 65 0 75 2 83 7 92 12 98 19 103 27 107 36 110 46 110 57 110 69 107 79 103 87 98 96 91 103 83 108 74 112 65 115 55 115 44 115 35 112 26 107 18 102 11 95 7 86 2 77 0 68 0 59 Z M 15 59 C 15 72 19 82 27 90 34 97 43 101 55 101 66 101 76 97 83 90 90 82 94 71 94 57 94 48 93 40 90 34 86 27 82 22 76 18 69 14 62 13 55 13 44 13 35 16 27 23 19 30 15 42 15 59 Z N"/></draw:custom-shape><draw:custom-shape draw:style-name="gr4" draw:text-style-name="P24" svg:width="0.065in" svg:height="0.0752in" svg:x="5.1559in" svg:y="1.7925in"><text:p/><draw:enhanced-geometry svg:viewBox="0 0 103 116" draw:type="non-primitive" draw:enhanced-path="M 87 74 L 102 77 C 98 89 93 98 85 105 76 111 66 115 54 115 42 115 32 112 24 107 16 102 10 95 6 86 2 77 0 67 0 56 0 45 2 34 7 26 11 17 18 11 26 6 34 2 43 0 54 0 65 0 75 2 83 8 91 14 96 22 99 32 L 84 35 C 81 28 77 22 72 18 67 14 61 13 53 13 45 13 37 15 31 19 25 23 21 28 19 35 16 42 15 49 15 56 15 65 17 74 20 81 23 87 27 92 33 96 39 100 46 101 53 101 61 101 68 99 75 94 80 90 84 82 87 74 N"/></draw:custom-shape></draw:g><draw:g draw:style-name="gr2"><draw:custom-shape draw:style-name="gr3" draw:text-style-name="P24" svg:width="0.6425in" svg:height="0.6461in" svg:x="5.4122in" svg:y="0.0087in"><text:p/><draw:enhanced-geometry svg:viewBox="0 0 991 966" draw:type="non-primitive" draw:enhanced-path="M 0 965 C 0 643 0 321 0 0 330 0 660 0 990 0 990 321 990 643 990 965 660 965 330 965 0 965 N"/></draw:custom-shape><draw:custom-shape draw:style-name="gr4" draw:text-style-name="P24" svg:width="0.0835in" svg:height="0.1106in" svg:x="5.4886in" svg:y="0.0972in"><text:p/><draw:enhanced-geometry svg:viewBox="0 0 132 169" draw:type="non-primitive" draw:enhanced-path="M 0 168 L 0 0 65 0 C 76 0 85 1 91 2 99 3 107 6 112 10 118 14 123 19 126 26 129 33 131 41 131 49 131 63 127 75 117 85 108 95 91 100 67 100 L 23 100 23 168 0 168 Z M 23 80 L 67 80 C 82 80 93 77 99 72 105 67 108 59 108 50 108 42 106 37 102 32 99 27 94 24 88 22 84 21 77 20 67 20 L 23 20 23 80 Z N"/></draw:custom-shape><draw:custom-shape draw:style-name="gr4" draw:text-style-name="P24" svg:width="0.0862in" svg:height="0.1142in" svg:x="5.5886in" svg:y="0.0961in"><text:p/><draw:enhanced-geometry svg:viewBox="0 0 137 174" draw:type="non-primitive" draw:enhanced-path="M 0 116 L 22 114 C 23 122 25 129 29 134 33 140 38 144 46 148 54 151 63 153 72 153 81 153 88 152 95 149 101 147 106 143 110 138 113 134 114 129 114 125 114 119 113 115 110 111 107 107 102 104 94 101 90 99 80 96 64 92 48 89 37 85 31 83 23 78 17 73 13 66 9 60 7 54 7 46 7 37 9 29 14 22 19 15 26 9 35 5 45 1 55 0 67 0 80 0 91 2 101 6 110 10 118 16 123 23 128 31 131 39 131 49 L 110 51 C 109 40 105 33 98 27 91 22 81 19 68 19 54 19 44 22 38 27 32 32 29 38 29 44 29 50 31 55 35 59 39 63 51 67 69 71 88 75 101 79 107 82 117 86 124 92 130 99 134 106 136 113 136 123 136 132 133 140 128 148 123 155 116 162 106 166 96 170 85 173 73 173 58 173 44 170 34 166 24 162 16 155 10 146 4 137 1 127 0 116 N"/></draw:custom-shape><draw:custom-shape draw:style-name="gr4" draw:text-style-name="P24" svg:width="0.1004in" svg:height="0.1106in" svg:x="5.7311in" svg:y="0.0972in"><text:p/><draw:enhanced-geometry svg:viewBox="0 0 158 169" draw:type="non-primitive" draw:enhanced-path="M 66 168 L 0 0 24 0 69 122 C 72 132 76 141 78 150 81 140 83 131 87 122 L 133 0 157 0 90 168 66 168 N"/></draw:custom-shape><draw:custom-shape draw:style-name="gr4" draw:text-style-name="P24" svg:width="0.0732in" svg:height="0.0843in" svg:x="5.8303in" svg:y="0.126in"><text:p/><draw:enhanced-geometry svg:viewBox="0 0 116 129" draw:type="non-primitive" draw:enhanced-path="M 0 64 C 0 41 6 25 19 14 29 5 42 0 57 0 74 0 89 6 99 17 110 28 115 43 115 62 115 78 113 90 108 99 103 108 97 115 87 120 78 125 68 128 57 128 40 128 26 122 15 111 5 101 0 84 0 64 Z M 21 64 C 21 80 25 91 31 99 38 107 47 110 57 110 68 110 77 107 84 99 90 91 94 79 94 63 94 49 90 37 84 29 76 21 68 18 57 18 47 18 38 21 31 29 25 37 21 49 21 64 Z N"/></draw:custom-shape><draw:custom-shape draw:style-name="gr4" draw:text-style-name="P24" svg:width="0.0114in" svg:height="0.1106in" svg:x="5.9228in" svg:y="0.0972in"><text:p/><draw:enhanced-geometry svg:viewBox="0 0 22 169" draw:type="non-primitive" draw:enhanced-path="M 0 168 C 0 112 0 56 0 0 7 0 15 0 21 0 21 56 21 112 21 168 15 168 7 168 0 168 N"/></draw:custom-shape><draw:custom-shape draw:style-name="gr4" draw:text-style-name="P24" svg:width="0.037in" svg:height="0.1094in" svg:x="5.95in" svg:y="0.0996in"><text:p/><draw:enhanced-geometry svg:viewBox="0 0 61 166" draw:type="non-primitive" draw:enhanced-path="M 58 145 L 60 163 C 55 164 49 165 45 165 37 165 31 164 26 162 22 159 20 156 18 152 16 148 15 141 15 128 L 15 58 0 58 0 42 15 42 15 12 36 0 36 42 58 42 58 58 36 58 36 128 C 36 135 37 138 37 140 38 142 39 143 41 144 43 145 45 146 48 146 51 146 54 146 58 145 N"/></draw:custom-shape><draw:custom-shape draw:style-name="gr4" draw:text-style-name="P24" svg:width="0.0862in" svg:height="0.1142in" svg:x="5.5185in" svg:y="0.2717in"><text:p/><draw:enhanced-geometry svg:viewBox="0 0 137 174" draw:type="non-primitive" draw:enhanced-path="M 0 116 L 22 114 C 23 122 25 130 28 134 32 140 38 144 46 148 53 151 62 153 72 153 80 153 88 152 95 149 101 147 106 143 109 138 112 134 114 130 114 125 114 119 112 115 109 111 107 107 101 104 94 101 90 99 79 96 64 92 48 89 37 85 31 83 23 78 16 73 12 66 8 60 6 54 6 46 6 37 8 29 14 22 19 15 25 9 35 5 45 1 55 0 66 0 79 0 91 2 100 6 110 10 117 16 122 23 128 31 130 39 131 49 L 109 51 C 108 41 104 33 97 27 91 22 81 20 67 20 54 20 44 22 38 27 32 32 28 38 28 44 28 50 31 55 35 59 39 63 51 67 69 71 88 75 100 79 107 82 117 86 124 92 129 99 134 106 136 113 136 123 136 132 133 140 128 148 123 155 116 162 106 166 96 170 85 173 73 173 57 173 44 170 34 166 24 162 15 155 10 146 3 137 1 127 0 116 N"/></draw:custom-shape><draw:custom-shape draw:style-name="gr4" draw:text-style-name="P24" svg:width="0.0724in" svg:height="0.0843in" svg:x="5.622in" svg:y="0.3016in"><text:p/><draw:enhanced-geometry svg:viewBox="0 0 115 129" draw:type="non-primitive" draw:enhanced-path="M 93 86 L 114 88 C 110 101 104 110 94 117 85 124 73 128 59 128 41 128 26 122 16 111 5 100 0 85 0 65 0 45 5 29 16 18 26 6 41 0 58 0 75 0 88 6 98 17 109 28 114 44 114 64 114 65 114 67 114 70 L 21 70 C 22 83 26 93 33 100 40 107 49 110 59 110 67 110 74 108 79 104 85 101 89 94 93 86 Z M 22 52 L 93 52 C 92 42 89 35 85 29 78 21 69 18 58 18 48 18 40 21 33 27 26 34 22 42 22 52 Z N"/></draw:custom-shape><draw:custom-shape draw:style-name="gr4" draw:text-style-name="P24" svg:width="0.063in" svg:height="0.0823in" svg:x="5.7146in" svg:y="0.3016in"><text:p/><draw:enhanced-geometry svg:viewBox="0 0 101 126" draw:type="non-primitive" draw:enhanced-path="M 0 125 L 0 3 19 3 19 20 C 28 7 41 0 58 0 66 0 73 2 79 4 85 7 90 10 92 15 96 19 98 24 99 30 100 34 100 40 100 50 L 100 125 79 125 79 51 C 79 42 78 36 77 32 75 28 72 24 68 22 64 19 59 18 53 18 45 18 37 21 31 26 24 32 21 42 21 59 L 21 125 0 125 N"/></draw:custom-shape><draw:custom-shape draw:style-name="gr4" draw:text-style-name="P24" svg:width="0.065in" svg:height="0.0843in" svg:x="5.7965in" svg:y="0.3016in"><text:p/><draw:enhanced-geometry svg:viewBox="0 0 104 129" draw:type="non-primitive" draw:enhanced-path="M 0 88 L 21 86 C 22 94 25 100 30 104 36 108 44 110 53 110 63 110 70 109 75 105 79 101 82 97 82 91 82 87 79 83 75 81 72 78 65 76 54 73 38 70 27 66 21 63 15 61 11 57 7 52 4 47 3 41 3 35 3 30 4 25 7 20 9 16 12 12 17 9 20 7 25 4 30 3 36 1 42 0 49 0 59 0 67 2 75 4 82 7 88 11 91 16 95 20 97 27 99 35 L 78 38 C 77 31 74 26 70 23 65 19 59 18 50 18 41 18 34 19 29 22 25 25 23 29 23 33 23 36 24 38 26 40 28 42 30 44 34 46 36 46 42 49 53 51 68 55 79 58 84 61 90 63 95 67 98 71 101 76 103 82 103 89 103 96 101 102 97 108 93 114 87 119 79 123 71 126 63 128 53 128 37 128 25 124 16 118 8 111 2 101 0 88 N"/></draw:custom-shape><draw:custom-shape draw:style-name="gr4" draw:text-style-name="P24" svg:width="0.0732in" svg:height="0.0843in" svg:x="5.874in" svg:y="0.3016in"><text:p/><draw:enhanced-geometry svg:viewBox="0 0 116 129" draw:type="non-primitive" draw:enhanced-path="M 93 86 L 114 88 C 111 101 104 110 95 117 86 124 74 128 59 128 41 128 27 122 16 111 5 100 0 85 0 65 0 45 5 29 16 18 27 6 41 0 58 0 75 0 89 6 99 17 109 28 115 44 115 64 115 65 115 67 115 70 L 22 70 C 22 83 26 93 34 100 40 107 49 110 60 110 68 110 74 108 79 104 85 101 90 94 93 86 Z M 22 52 L 93 52 C 92 42 90 35 85 29 78 21 69 18 58 18 48 18 40 21 34 27 27 34 23 42 22 52 Z N"/></draw:custom-shape><draw:custom-shape draw:style-name="gr4" draw:text-style-name="P24" svg:width="0.0732in" svg:height="0.0803in" svg:x="5.6531in" svg:y="0.4791in"><text:p/><draw:enhanced-geometry svg:viewBox="0 0 117 123" draw:type="non-primitive" draw:enhanced-path="M 0 122 L 45 59 3 0 28 0 48 30 C 52 35 55 40 57 43 61 38 64 33 67 29 L 88 0 113 0 71 59 116 122 90 122 65 84 58 76 25 122 0 122 N"/></draw:custom-shape><draw:custom-shape draw:style-name="gr4" draw:text-style-name="P24" svg:width="0.0724in" svg:height="0.1106in" svg:x="5.7319in" svg:y="0.4488in"><text:p/><draw:enhanced-geometry svg:viewBox="0 0 115 169" draw:type="non-primitive" draw:enhanced-path="M 114 148 L 114 168 0 168 C 0 163 1 158 3 154 6 146 11 139 17 131 24 124 33 115 45 106 63 91 76 79 83 71 89 62 93 53 93 46 93 38 90 31 84 25 77 20 70 17 60 17 50 17 41 20 36 26 29 32 26 41 26 51 L 4 48 C 6 32 12 21 21 13 31 4 44 0 60 0 77 0 90 4 100 13 110 22 114 33 114 46 114 53 113 60 110 66 107 72 102 79 96 87 89 94 79 103 63 116 51 126 42 133 39 137 35 141 32 144 30 148 L 114 148 N"/></draw:custom-shape></draw:g><draw:g draw:style-name="gr2"><draw:custom-shape draw:style-name="gr5" draw:text-style-name="P24" svg:width="0.8177in" svg:height="0.7043in" svg:x="4.7094in" svg:y="0.6563in"><text:p/><draw:enhanced-geometry svg:viewBox="0 0 1260 1054" draw:type="non-primitive" draw:enhanced-path="M 0 1053 C 420 702 839 351 1259 0 N"/></draw:custom-shape><draw:custom-shape draw:style-name="gr4" draw:text-style-name="P24" svg:width="0.0787in" svg:height="0.0807in" svg:x="4.9921in" svg:y="0.9807in"><text:p/><draw:enhanced-geometry svg:viewBox="0 0 124 124" draw:type="non-primitive" draw:enhanced-path="M 42 123 L 0 11 13 0 123 55 110 66 78 49 41 80 54 113 42 123 Z M 36 68 L 66 43 36 27 C 27 22 20 18 14 14 18 21 21 28 24 34 L 36 68 Z N"/></draw:custom-shape><draw:custom-shape draw:style-name="gr4" draw:text-style-name="P24" svg:width="0.0803in" svg:height="0.0831in" svg:x="5.0319in" svg:y="0.9272in"><text:p/><draw:enhanced-geometry svg:viewBox="0 0 127 127" draw:type="non-primitive" draw:enhanced-path="M 74 126 L 0 41 30 16 C 36 11 42 7 46 5 52 2 58 0 64 0 72 0 80 3 87 7 94 10 101 16 108 24 114 30 118 36 121 43 124 49 125 55 125 60 126 65 125 70 124 75 123 78 121 83 118 87 115 92 111 96 105 100 L 74 126 Z M 77 107 L 95 91 C 101 86 105 82 107 78 110 75 111 71 111 67 112 62 111 57 108 51 106 46 102 40 96 33 89 24 81 19 74 16 67 14 60 14 55 16 51 18 45 21 38 26 L 20 42 77 107 Z N"/></draw:custom-shape><draw:custom-shape draw:style-name="gr4" draw:text-style-name="P24" svg:width="0.0732in" svg:height="0.074in" svg:x="5.0984in" svg:y="0.8764in"><text:p/><draw:enhanced-geometry svg:viewBox="0 0 118 115" draw:type="non-primitive" draw:enhanced-path="M 95 47 L 109 41 C 115 52 117 63 115 73 113 83 107 91 98 99 89 107 79 112 70 113 61 114 52 112 42 108 33 104 25 98 18 89 10 80 6 72 3 62 0 53 1 43 4 35 8 26 14 18 21 12 30 5 39 1 49 0 59 0 68 2 78 9 L 68 21 C 61 16 54 14 48 15 41 15 36 18 29 23 23 28 19 35 17 41 15 48 16 55 18 62 21 68 25 74 29 80 36 86 42 92 49 95 56 99 63 100 70 99 76 98 83 95 88 90 95 85 99 78 100 71 101 64 100 56 95 47 N"/></draw:custom-shape></draw:g><draw:g draw:style-name="gr2"><draw:custom-shape draw:style-name="gr3" draw:text-style-name="P24" svg:width="0.924in" svg:height="0.587in" svg:x="5.1768in" svg:y="3.0705in"><text:p/><draw:enhanced-geometry svg:viewBox="0 0 1423 879" draw:type="non-primitive" draw:enhanced-path="M 0 878 C 0 585 0 293 0 0 474 0 948 0 1422 0 1422 293 1422 585 1422 878 948 878 474 878 0 878 N"/></draw:custom-shape><draw:custom-shape draw:style-name="gr4" draw:text-style-name="P24" svg:width="0.0815in" svg:height="0.1098in" svg:x="5.2874in" svg:y="3.2173in"><text:p/><draw:enhanced-geometry svg:viewBox="0 0 129 169" draw:type="non-primitive" draw:enhanced-path="M 0 168 C 0 112 0 56 0 0 41 0 82 0 124 0 124 7 124 14 124 20 90 20 56 20 23 20 23 37 23 54 23 71 55 71 86 71 117 71 117 78 117 84 117 91 86 91 55 91 23 91 23 110 23 129 23 148 58 148 92 148 128 148 128 155 128 161 128 168 85 168 43 168 0 168 N"/></draw:custom-shape><draw:custom-shape draw:style-name="gr4" draw:text-style-name="P24" svg:width="0.0732in" svg:height="0.0795in" svg:x="5.3811in" svg:y="3.248in"><text:p/><draw:enhanced-geometry svg:viewBox="0 0 116 123" draw:type="non-primitive" draw:enhanced-path="M 0 122 L 45 59 2 0 28 0 48 29 C 52 35 55 39 57 43 60 38 64 33 66 29 L 87 0 113 0 70 59 115 122 90 122 64 84 58 76 25 122 0 122 N"/></draw:custom-shape><draw:custom-shape draw:style-name="gr4" draw:text-style-name="P24" svg:width="0.0689in" svg:height="0.1122in" svg:x="5.4657in" svg:y="3.2469in"><text:p/><draw:enhanced-geometry svg:viewBox="0 0 110 172" draw:type="non-primitive" draw:enhanced-path="M 0 171 L 0 3 20 3 20 19 C 24 13 29 8 35 5 41 2 48 0 56 0 67 0 76 3 84 9 92 14 99 21 103 31 106 41 109 51 109 63 109 76 106 87 102 97 97 107 91 114 82 120 73 125 64 128 54 128 47 128 41 126 35 123 29 120 25 117 21 112 L 21 171 0 171 Z M 19 65 C 19 80 23 92 29 99 36 107 44 110 53 110 62 110 70 107 77 99 84 91 87 79 87 63 87 47 84 36 78 28 71 20 63 16 54 16 45 16 37 20 29 29 23 37 19 49 19 65 Z N"/></draw:custom-shape><draw:custom-shape draw:style-name="gr4" draw:text-style-name="P24" svg:width="0.0732in" svg:height="0.0831in" svg:x="5.5492in" svg:y="3.2469in"><text:p/><draw:enhanced-geometry svg:viewBox="0 0 116 129" draw:type="non-primitive" draw:enhanced-path="M 89 110 C 82 117 74 121 67 124 60 126 52 128 43 128 30 128 19 124 11 118 4 111 0 103 0 93 0 87 1 81 4 76 7 71 11 67 15 65 20 61 25 59 31 57 35 57 41 56 50 55 67 52 79 50 88 47 88 45 88 43 88 42 88 34 86 28 82 25 77 20 68 18 57 18 47 18 40 19 35 23 30 26 27 32 24 41 L 3 38 C 5 29 9 23 13 17 17 11 23 8 32 5 40 2 49 0 60 0 71 0 79 2 86 4 93 7 98 10 101 13 104 17 107 22 108 28 108 31 109 37 109 46 L 109 74 C 109 93 109 105 110 110 111 115 113 120 115 125 L 94 125 C 91 120 90 115 89 110 Z M 88 63 C 80 67 69 69 53 71 44 72 38 74 34 76 31 77 28 79 26 82 24 85 23 88 23 92 23 98 25 102 29 106 33 110 40 112 48 112 56 112 64 110 70 107 77 103 81 98 85 92 87 87 88 80 88 71 L 88 63 Z N"/></draw:custom-shape><draw:custom-shape draw:style-name="gr4" draw:text-style-name="P24" svg:width="0.0634in" svg:height="0.0807in" svg:x="5.6413in" svg:y="3.2469in"><text:p/><draw:enhanced-geometry svg:viewBox="0 0 102 126" draw:type="non-primitive" draw:enhanced-path="M 0 125 L 0 3 19 3 19 20 C 28 7 41 0 58 0 66 0 73 2 79 4 85 7 90 10 93 15 96 19 98 24 100 30 100 34 101 40 101 50 L 101 125 79 125 79 51 C 79 42 79 36 77 32 75 28 72 24 68 22 64 19 59 18 54 18 45 18 37 21 31 26 25 32 21 42 21 58 L 21 125 0 125 N"/></draw:custom-shape><draw:custom-shape draw:style-name="gr4" draw:text-style-name="P24" svg:width="0.065in" svg:height="0.0831in" svg:x="5.7236in" svg:y="3.2469in"><text:p/><draw:enhanced-geometry svg:viewBox="0 0 104 129" draw:type="non-primitive" draw:enhanced-path="M 0 88 L 21 86 C 22 94 26 100 31 104 36 108 44 110 53 110 63 110 70 109 75 105 80 101 82 97 82 91 82 87 80 83 76 81 73 78 65 76 54 73 38 70 27 66 21 63 16 61 11 57 8 52 5 47 3 41 3 35 3 30 4 25 7 20 9 16 13 12 17 9 21 7 25 4 31 3 36 1 43 0 49 0 59 0 68 2 75 4 82 7 88 11 91 16 95 20 98 27 99 35 L 78 37 C 77 31 74 26 70 23 65 19 59 18 51 18 41 18 34 19 30 22 26 25 23 29 23 33 23 36 25 38 26 40 28 42 31 44 34 46 36 46 43 49 53 51 68 55 79 58 85 61 90 63 95 67 98 71 102 76 103 82 103 89 103 96 101 102 97 108 93 114 88 119 80 123 72 126 63 128 53 128 37 128 25 124 17 118 8 111 2 101 0 88 N"/></draw:custom-shape><draw:custom-shape draw:style-name="gr4" draw:text-style-name="P24" svg:width="0.0114in" svg:height="0.1098in" svg:x="5.8075in" svg:y="3.2173in"><text:p/><draw:enhanced-geometry svg:viewBox="0 0 22 169" draw:type="non-primitive" draw:enhanced-path="M 0 24 C 0 16 0 8 0 0 7 0 14 0 21 0 21 8 21 16 21 24 14 24 7 24 0 24 Z M 0 168 C 0 127 0 87 0 46 7 46 14 46 21 46 21 87 21 127 21 168 14 168 7 168 0 168 Z N"/></draw:custom-shape><draw:custom-shape draw:style-name="gr4" draw:text-style-name="P24" svg:width="0.074in" svg:height="0.0831in" svg:x="5.8358in" svg:y="3.2469in"><text:p/><draw:enhanced-geometry svg:viewBox="0 0 117 129" draw:type="non-primitive" draw:enhanced-path="M 0 64 C 0 41 6 25 19 14 30 5 43 0 58 0 75 0 89 6 100 17 111 28 116 43 116 62 116 78 113 90 108 99 104 108 97 115 88 120 79 125 69 128 58 128 41 128 27 122 16 111 5 100 0 84 0 64 Z M 22 64 C 22 79 25 91 32 99 39 107 48 110 58 110 68 110 77 107 84 99 91 91 94 79 94 63 94 49 91 37 84 29 77 21 68 18 58 18 48 18 39 21 32 29 25 37 22 49 22 64 Z N"/></draw:custom-shape><draw:custom-shape draw:style-name="gr4" draw:text-style-name="P24" svg:width="0.0634in" svg:height="0.0807in" svg:x="5.9291in" svg:y="3.2469in"><text:p/><draw:enhanced-geometry svg:viewBox="0 0 101 126" draw:type="non-primitive" draw:enhanced-path="M 0 125 L 0 3 19 3 19 20 C 28 7 41 0 58 0 66 0 73 2 79 4 85 7 90 10 92 15 96 19 98 24 99 30 100 34 100 40 100 50 L 100 125 79 125 79 51 C 79 42 78 36 77 32 75 28 72 24 68 22 63 19 59 18 53 18 45 18 37 21 31 26 24 32 21 42 21 58 L 21 125 0 125 N"/></draw:custom-shape><draw:custom-shape draw:style-name="gr4" draw:text-style-name="P24" svg:width="0.0858in" svg:height="0.1106in" svg:x="5.3957in" svg:y="3.3933in"><text:p/><draw:enhanced-geometry svg:viewBox="0 0 135 169" draw:type="non-primitive" draw:enhanced-path="M 0 168 C 0 112 0 56 0 0 7 0 15 0 22 0 22 23 22 46 22 69 52 69 82 69 111 69 111 46 111 23 111 0 119 0 127 0 134 0 134 56 134 112 134 168 127 168 119 168 111 168 111 141 111 115 111 89 82 89 52 89 22 89 22 115 22 141 22 168 15 168 7 168 0 168 N"/></draw:custom-shape><draw:custom-shape draw:style-name="gr4" draw:text-style-name="P24" svg:width="0.0724in" svg:height="0.0835in" svg:x="5.5012in" svg:y="3.4224in"><text:p/><draw:enhanced-geometry svg:viewBox="0 0 115 129" draw:type="non-primitive" draw:enhanced-path="M 93 86 L 114 88 C 110 100 104 110 95 117 86 124 74 128 59 128 41 128 27 122 16 111 5 100 0 85 0 65 0 45 5 29 16 18 27 6 41 0 58 0 75 0 88 6 99 17 109 28 114 44 114 64 114 65 114 67 114 70 L 21 70 C 22 83 26 93 33 100 40 107 49 110 59 110 67 110 74 108 79 104 85 100 89 94 93 86 Z M 22 52 L 93 52 C 92 42 89 35 85 29 78 21 69 18 58 18 48 18 40 21 33 27 27 34 23 42 22 52 Z N"/></draw:custom-shape><draw:custom-shape draw:style-name="gr4" draw:text-style-name="P24" svg:width="0.0732in" svg:height="0.0835in" svg:x="5.5886in" svg:y="3.4224in"><text:p/><draw:enhanced-geometry svg:viewBox="0 0 116 129" draw:type="non-primitive" draw:enhanced-path="M 89 110 C 82 117 74 121 67 124 60 126 52 128 43 128 30 128 19 124 12 118 4 111 0 103 0 93 0 87 1 81 4 76 7 71 11 67 16 65 20 61 25 59 31 57 35 57 42 56 50 55 67 52 80 50 88 47 88 45 88 43 88 42 88 34 86 28 82 25 77 20 68 18 58 18 47 18 40 19 35 23 30 26 27 32 25 41 L 4 38 C 5 29 9 23 13 17 17 11 24 8 32 5 40 2 50 0 60 0 71 0 80 2 86 4 93 7 98 10 101 13 105 17 107 22 108 28 109 31 109 37 109 46 L 109 74 C 109 93 110 105 110 110 111 115 113 120 115 125 L 94 125 C 92 120 90 115 89 110 Z M 88 63 C 80 67 69 69 53 71 44 72 38 74 34 76 31 77 28 79 26 82 24 85 23 88 23 92 23 98 25 102 29 106 34 110 40 112 48 112 56 112 64 110 71 107 77 103 81 98 85 92 87 87 88 80 88 71 L 88 63 Z N"/></draw:custom-shape><draw:custom-shape draw:style-name="gr4" draw:text-style-name="P24" svg:width="0.0689in" svg:height="0.113in" svg:x="5.6756in" svg:y="3.3933in"><text:p/><draw:enhanced-geometry svg:viewBox="0 0 109 172" draw:type="non-primitive" draw:enhanced-path="M 89 168 L 89 152 C 81 164 69 171 54 171 44 171 35 168 26 162 18 157 11 150 7 140 2 131 0 120 0 107 0 95 2 84 6 74 10 64 17 57 25 51 34 46 43 43 53 43 60 43 67 45 73 48 79 51 84 55 87 60 L 87 0 108 0 108 168 89 168 Z M 22 107 C 22 122 25 134 32 142 39 150 47 153 56 153 65 153 73 150 79 142 86 135 89 124 89 109 89 92 86 80 79 72 73 64 65 61 54 61 45 61 37 64 31 72 25 79 22 91 22 107 Z N"/></draw:custom-shape><draw:custom-shape draw:style-name="gr4" draw:text-style-name="P24" svg:width="0.0732in" svg:height="0.0835in" svg:x="5.7638in" svg:y="3.4224in"><text:p/><draw:enhanced-geometry svg:viewBox="0 0 116 129" draw:type="non-primitive" draw:enhanced-path="M 93 86 L 114 88 C 111 100 104 110 95 117 86 124 74 128 59 128 41 128 27 122 16 111 5 100 0 85 0 65 0 45 5 29 16 18 27 6 41 0 58 0 75 0 88 6 99 17 109 28 115 44 115 64 115 65 115 67 115 70 L 22 70 C 22 83 26 93 33 100 40 107 49 110 60 110 67 110 74 108 79 104 85 100 90 94 93 86 Z M 22 52 L 93 52 C 92 42 90 35 85 29 78 21 69 18 58 18 48 18 40 21 33 27 27 34 23 42 22 52 Z N"/></draw:custom-shape><draw:custom-shape draw:style-name="gr4" draw:text-style-name="P24" svg:width="0.0425in" svg:height="0.0815in" svg:x="5.8555in" svg:y="3.4224in"><text:p/><draw:enhanced-geometry svg:viewBox="0 0 69 126" draw:type="non-primitive" draw:enhanced-path="M 0 125 L 0 3 18 3 18 21 C 23 13 28 7 32 4 36 2 40 0 46 0 53 0 60 3 68 7 L 60 26 C 55 23 50 21 45 21 40 21 36 23 32 25 29 28 26 32 25 37 22 44 21 52 21 61 L 21 125 0 125 N"/></draw:custom-shape></draw:g><draw:g draw:style-name="gr2"><draw:custom-shape draw:style-name="gr10" draw:text-style-name="P24" svg:width="0.4677in" svg:height="0.2925in" svg:x="4.7083in" svg:y="2.776in"><text:p/><draw:enhanced-geometry svg:viewBox="0 0 721 440" draw:type="non-primitive" draw:enhanced-path="M 0 0 C 240 147 480 293 720 439 N"/></draw:custom-shape><draw:custom-shape draw:style-name="gr4" draw:text-style-name="P24" svg:width="0.0732in" svg:height="0.0776in" svg:x="4.7858in" svg:y="2.7378in"><text:p/><draw:enhanced-geometry svg:viewBox="0 0 116 121" draw:type="non-primitive" draw:enhanced-path="M 53 70 L 60 59 101 84 79 119 C 69 120 60 119 52 118 44 116 36 113 29 109 20 103 12 96 7 87 2 78 0 69 0 60 1 50 5 40 10 30 17 21 24 14 33 9 42 3 51 0 62 1 71 2 81 5 90 11 98 15 103 20 107 26 111 31 114 37 115 43 115 49 114 56 112 63 L 98 59 C 99 54 100 49 100 45 99 41 98 36 95 32 92 29 88 25 83 22 77 18 72 16 67 15 61 14 56 15 52 16 47 17 43 19 40 21 34 26 28 31 24 38 18 46 16 54 15 62 14 69 16 76 20 82 24 88 29 93 35 97 41 100 47 103 54 104 60 105 65 105 69 104 L 81 87 53 70 N"/></draw:custom-shape><draw:custom-shape draw:style-name="gr4" draw:text-style-name="P24" svg:width="0.0768in" svg:height="0.0669in" svg:x="4.8449in" svg:y="2.7705in"><text:p/><draw:enhanced-geometry svg:viewBox="0 0 123 103" draw:type="non-primitive" draw:enhanced-path="M 0 94 L 60 0 97 22 C 103 26 107 29 110 32 115 35 118 39 119 43 121 47 122 52 121 57 121 62 119 67 116 71 111 80 104 85 95 87 87 90 75 87 62 79 L 37 64 13 102 0 94 Z M 45 53 L 70 68 C 77 73 84 75 89 74 95 73 99 69 103 64 105 60 106 56 106 52 106 48 105 44 102 42 100 40 96 37 90 34 L 66 19 45 53 Z N"/></draw:custom-shape><draw:custom-shape draw:style-name="gr4" draw:text-style-name="P24" svg:width="0.0453in" svg:height="0.0677in" svg:x="4.9059in" svg:y="2.8079in"><text:p/><draw:enhanced-geometry svg:viewBox="0 0 74 104" draw:type="non-primitive" draw:enhanced-path="M 0 94 C 20 63 40 31 60 0 65 3 69 5 73 8 53 39 33 71 13 103 8 100 4 97 0 94 N"/></draw:custom-shape><draw:custom-shape draw:style-name="gr4" draw:text-style-name="P24" svg:width="0.0724in" svg:height="0.0752in" svg:x="4.9394in" svg:y="2.8335in"><text:p/><draw:enhanced-geometry svg:viewBox="0 0 117 119" draw:type="non-primitive" draw:enhanced-path="M 10 33 C 21 17 32 7 47 4 61 0 76 3 89 11 98 17 105 23 109 32 113 40 116 50 115 59 113 69 110 78 104 88 98 98 90 105 82 110 73 115 64 118 54 117 44 117 35 113 26 108 17 103 10 96 6 87 2 78 0 69 1 60 2 50 5 41 10 33 Z M 23 41 C 16 52 14 62 16 73 18 83 24 91 34 97 43 103 53 104 64 102 74 99 83 92 91 80 96 72 99 65 100 58 100 50 99 44 96 38 93 31 89 26 82 22 73 17 63 15 52 17 42 19 32 26 23 41 Z N"/></draw:custom-shape><draw:custom-shape draw:style-name="gr4" draw:text-style-name="P24" svg:width="0.0185in" svg:height="0.0205in" svg:x="4.9937in" svg:y="2.9217in"><text:p/><draw:enhanced-geometry svg:viewBox="0 0 32 35" draw:type="non-primitive" draw:enhanced-path="M 9 13 L 17 0 31 8 22 22 C 20 26 16 29 13 32 9 33 5 34 0 33 L 0 27 C 3 27 6 27 8 25 10 24 13 21 16 17 L 9 13 N"/></draw:custom-shape><draw:custom-shape draw:style-name="gr4" draw:text-style-name="P24" svg:width="0.0713in" svg:height="0.0843in" svg:x="4.6268in" svg:y="2.787in"><text:p/><draw:enhanced-geometry svg:viewBox="0 0 113 129" draw:type="non-primitive" draw:enhanced-path="M 0 72 L 98 0 112 9 90 128 76 118 84 83 42 58 14 81 0 72 Z M 52 50 L 86 71 93 38 C 95 28 97 20 98 14 93 19 88 24 81 29 L 52 50 Z N"/></draw:custom-shape><draw:custom-shape draw:style-name="gr4" draw:text-style-name="P24" svg:width="0.0787in" svg:height="0.0831in" svg:x="4.6937in" svg:y="2.8142in"><text:p/><draw:enhanced-geometry svg:viewBox="0 0 124 127" draw:type="non-primitive" draw:enhanced-path="M 0 95 L 61 0 95 21 C 102 25 108 29 111 32 116 37 119 42 121 48 123 55 123 63 122 71 120 79 116 87 111 96 106 103 101 109 96 113 91 118 86 121 81 123 76 125 71 126 66 126 62 126 57 126 52 124 46 122 41 120 35 116 L 0 95 Z M 21 92 L 41 104 C 48 108 53 110 57 111 62 113 66 113 69 112 74 111 79 108 84 104 89 100 93 95 98 88 104 78 108 69 108 62 108 55 106 48 103 44 100 41 95 36 87 32 L 67 20 21 92 Z N"/></draw:custom-shape><draw:custom-shape draw:style-name="gr4" draw:text-style-name="P24" svg:width="0.0705in" svg:height="0.0748in" svg:x="4.7665in" svg:y="2.8646in"><text:p/><draw:enhanced-geometry svg:viewBox="0 0 114 117" draw:type="non-primitive" draw:enhanced-path="M 77 89 L 88 101 C 79 109 69 114 59 115 48 116 38 114 27 107 17 101 9 94 5 86 2 77 0 68 2 59 4 49 7 39 13 30 19 20 27 13 35 8 44 3 53 0 62 1 72 2 81 4 90 10 99 16 106 23 110 32 113 41 113 51 110 61 L 95 56 C 98 47 97 41 95 35 93 29 88 25 82 21 74 16 67 14 60 14 53 15 46 17 40 22 35 26 30 31 26 38 21 46 18 54 17 61 15 68 16 75 19 81 23 87 27 92 33 96 40 100 48 102 56 101 63 100 70 96 77 89 N"/></draw:custom-shape><draw:custom-shape draw:style-name="gr4" draw:text-style-name="P24" svg:width="0.0185in" svg:height="0.0205in" svg:x="4.8157in" svg:y="2.9496in"><text:p/><draw:enhanced-geometry svg:viewBox="0 0 31 34" draw:type="non-primitive" draw:enhanced-path="M 9 13 L 17 0 30 8 22 21 C 19 26 15 29 12 31 9 33 4 33 0 33 L 0 26 C 2 27 5 26 7 24 10 23 13 21 15 17 L 9 13 N"/></draw:custom-shape><draw:custom-shape draw:style-name="gr4" draw:text-style-name="P24" svg:width="0.0697in" svg:height="0.076in" svg:x="4.8768in" svg:y="2.9327in"><text:p/><draw:enhanced-geometry svg:viewBox="0 0 110 117" draw:type="non-primitive" draw:enhanced-path="M 6 51 L 18 57 C 16 62 15 67 15 71 15 75 17 80 20 84 23 89 27 93 33 96 38 99 42 101 47 101 51 102 55 102 59 101 62 99 65 97 67 94 68 91 69 89 69 85 69 82 67 78 64 74 62 72 57 67 50 60 43 53 38 47 36 43 33 37 31 32 31 27 31 22 32 18 35 13 38 9 42 5 48 3 53 0 59 0 66 1 72 2 79 4 85 8 93 12 98 17 102 23 106 29 109 34 109 41 109 47 107 53 104 58 L 90 51 C 93 45 94 39 92 34 90 29 86 24 79 20 71 15 65 13 60 14 55 15 51 17 48 21 46 24 46 28 47 31 48 35 52 41 61 49 69 58 75 64 78 68 82 74 84 80 85 85 85 91 84 96 80 101 77 106 72 110 67 113 61 116 55 116 47 116 40 115 33 112 26 108 18 102 11 97 7 91 2 85 0 78 0 71 0 64 2 57 6 51 N"/></draw:custom-shape><draw:custom-shape draw:style-name="gr4" draw:text-style-name="P24" svg:width="0.078in" svg:height="0.0669in" svg:x="4.9311in" svg:y="2.9634in"><text:p/><draw:enhanced-geometry svg:viewBox="0 0 123 104" draw:type="non-primitive" draw:enhanced-path="M 0 95 L 61 0 97 22 C 104 26 108 29 111 32 116 35 118 39 120 44 122 48 122 52 122 57 121 62 119 67 117 72 112 80 105 85 96 88 87 90 76 87 62 79 L 38 64 13 103 0 95 Z M 45 53 L 70 68 C 78 73 85 75 90 74 96 73 100 70 104 65 106 60 107 56 107 53 106 49 105 45 102 42 101 40 97 38 91 34 L 67 19 45 53 Z N"/></draw:custom-shape><draw:custom-shape draw:style-name="gr4" draw:text-style-name="P24" svg:width="0.0469in" svg:height="0.0669in" svg:x="4.9913in" svg:y="3.0016in"><text:p/><draw:enhanced-geometry svg:viewBox="0 0 75 104" draw:type="non-primitive" draw:enhanced-path="M 0 94 C 20 63 40 31 61 0 65 3 69 5 74 8 53 39 33 71 13 103 8 100 4 97 0 94 N"/></draw:custom-shape></draw:g><draw:g draw:style-name="gr2"><draw:custom-shape draw:style-name="gr5" draw:text-style-name="P24" svg:width="0.1748in" svg:height="0.7043in" svg:x="3.4783in" svg:y="0.6563in"><text:p/><draw:enhanced-geometry svg:viewBox="0 0 271 1054" draw:type="non-primitive" draw:enhanced-path="M 0 0 C 90 351 180 702 270 1053 N"/></draw:custom-shape><draw:custom-shape draw:style-name="gr4" draw:text-style-name="P24" svg:width="0.0752in" svg:height="0.0713in" svg:x="3.5783in" svg:y="0.9217in"><text:p/><draw:enhanced-geometry svg:viewBox="0 0 121 111" draw:type="non-primitive" draw:enhanced-path="M 45 4 C 63 0 79 1 92 8 104 15 113 26 117 42 120 52 119 61 116 71 113 79 108 87 101 94 93 100 84 104 73 107 61 110 51 110 41 108 31 106 23 101 16 94 9 87 5 79 2 69 0 59 0 50 3 40 6 31 11 23 19 17 27 11 35 6 45 4 Z M 48 19 C 35 22 26 28 20 37 14 46 13 56 15 66 18 77 24 85 34 90 43 95 55 96 69 93 78 90 85 87 91 83 97 78 101 72 103 66 105 59 105 52 104 45 101 35 95 27 86 21 78 15 65 15 48 19 Z N"/></draw:custom-shape><draw:custom-shape draw:style-name="gr4" draw:text-style-name="P24" svg:width="0.076in" svg:height="0.0685in" svg:x="3.5965in" svg:y="1in"><text:p/><draw:enhanced-geometry svg:viewBox="0 0 122 105" draw:type="non-primitive" draw:enhanced-path="M 52 89 L 52 104 C 40 104 29 101 20 95 12 88 6 79 3 68 0 56 0 46 3 38 6 29 12 22 20 16 28 10 38 5 48 3 59 0 70 0 80 2 89 4 98 9 104 15 110 22 115 31 118 40 121 51 120 61 116 69 112 78 105 85 96 91 L 89 77 C 96 73 101 68 104 62 106 56 106 50 104 42 102 34 98 28 93 23 87 19 81 16 74 15 66 15 59 15 52 17 42 20 35 23 29 27 23 32 19 37 16 43 15 50 15 57 16 63 18 72 23 78 28 83 34 87 42 89 52 89 N"/></draw:custom-shape></draw:g><draw:g draw:style-name="gr2"><draw:custom-shape draw:style-name="gr7" draw:text-style-name="P24" svg:width="0.9004in" svg:height="0.6461in" svg:x="5.763in" svg:y="3.8953in"><text:p/><draw:enhanced-geometry svg:viewBox="0 0 1388 966" draw:type="non-primitive" draw:enhanced-path="M 0 965 C 0 643 0 321 0 0 462 0 925 0 1387 0 1387 321 1387 643 1387 965 925 965 462 965 0 965 N"/></draw:custom-shape><draw:custom-shape draw:style-name="gr8" draw:text-style-name="P24" svg:width="0.0669in" svg:height="0.1106in" svg:x="5.974in" svg:y="3.9843in"><text:p/><draw:enhanced-geometry svg:viewBox="0 0 108 169" draw:type="non-primitive" draw:enhanced-path="M 0 168 C 0 112 0 56 0 0 7 0 15 0 22 0 22 49 22 99 22 148 51 148 79 148 107 148 107 154 107 161 107 168 71 168 35 168 0 168 N"/></draw:custom-shape><draw:custom-shape draw:style-name="gr8" draw:text-style-name="P24" svg:width="0.0724in" svg:height="0.0835in" svg:x="6.0555in" svg:y="4.0126in"><text:p/><draw:enhanced-geometry svg:viewBox="0 0 116 128" draw:type="non-primitive" draw:enhanced-path="M 93 85 L 114 88 C 111 100 104 110 95 117 86 124 74 127 59 127 41 127 27 122 16 111 5 100 0 85 0 65 0 45 5 29 16 17 27 6 41 0 58 0 75 0 88 6 99 17 109 28 115 44 115 64 115 65 115 67 115 69 L 22 69 C 22 83 26 93 33 100 40 107 49 110 60 110 67 110 74 108 79 104 85 100 90 94 93 85 Z M 22 52 L 93 52 C 92 42 90 35 85 29 78 21 69 17 58 17 48 17 40 21 33 27 27 34 23 42 22 52 Z N"/></draw:custom-shape><draw:custom-shape draw:style-name="gr8" draw:text-style-name="P24" svg:width="0.0689in" svg:height="0.1157in" svg:x="6.1421in" svg:y="4.0126in"><text:p/><draw:enhanced-geometry svg:viewBox="0 0 110 175" draw:type="non-primitive" draw:enhanced-path="M 4 134 L 25 137 C 26 144 28 148 32 151 37 155 44 157 53 157 63 157 71 155 76 151 81 147 85 142 87 136 88 131 88 123 88 110 79 120 67 125 54 125 37 125 23 119 14 106 4 94 0 80 0 63 0 52 2 41 6 31 11 21 17 14 25 9 33 3 43 0 54 0 69 0 81 6 91 18 L 91 3 109 3 109 108 C 109 127 108 140 104 148 100 156 93 162 84 167 76 172 66 174 53 174 38 174 26 171 17 164 8 157 3 147 4 134 Z M 21 62 C 21 78 25 89 31 97 38 104 46 108 55 108 66 108 73 104 80 97 87 89 90 78 90 62 90 47 87 36 80 29 73 21 65 17 55 17 46 17 38 21 31 29 25 36 21 47 21 62 Z N"/></draw:custom-shape><draw:custom-shape draw:style-name="gr8" draw:text-style-name="P24" svg:width="0.0732in" svg:height="0.0835in" svg:x="6.2283in" svg:y="4.0126in"><text:p/><draw:enhanced-geometry svg:viewBox="0 0 117 128" draw:type="non-primitive" draw:enhanced-path="M 89 110 C 82 116 74 121 67 124 60 126 52 127 44 127 30 127 19 124 12 118 4 111 0 103 0 93 0 87 2 81 4 76 7 71 11 67 16 64 20 61 25 59 31 57 35 57 42 56 50 55 67 52 80 50 88 47 88 45 88 43 88 42 88 34 86 28 82 25 77 20 68 17 58 17 48 17 40 19 36 22 31 26 27 32 25 41 L 4 38 C 6 29 9 22 13 17 17 11 24 8 32 5 40 2 50 0 61 0 71 0 80 1 87 4 93 6 99 10 101 13 105 17 107 22 108 27 109 31 109 37 109 46 L 109 74 C 109 93 110 105 110 110 112 115 113 120 116 125 L 94 125 C 92 120 90 115 89 110 Z M 88 63 C 80 67 69 69 53 71 45 72 38 74 34 76 31 77 28 79 26 82 24 85 23 88 23 92 23 98 25 102 29 106 34 110 40 111 49 111 57 111 64 110 71 106 77 103 82 98 85 92 87 87 88 80 88 71 L 88 63 Z N"/></draw:custom-shape><draw:custom-shape draw:style-name="gr8" draw:text-style-name="P24" svg:width="0.0689in" svg:height="0.0835in" svg:x="6.3165in" svg:y="4.0126in"><text:p/><draw:enhanced-geometry svg:viewBox="0 0 110 128" draw:type="non-primitive" draw:enhanced-path="M 88 80 L 109 83 C 107 97 101 108 91 116 82 124 70 127 57 127 40 127 26 122 16 111 5 100 0 85 0 64 0 51 2 40 7 30 11 20 18 13 27 8 36 3 46 0 57 0 70 0 82 4 90 10 99 17 104 27 107 39 L 86 42 C 84 34 80 27 76 24 71 20 65 17 58 17 47 17 38 21 32 29 25 36 21 48 21 64 21 80 25 92 31 99 37 106 46 110 57 110 65 110 71 108 77 103 83 98 86 90 88 80 N"/></draw:custom-shape><draw:custom-shape draw:style-name="gr8" draw:text-style-name="P24" svg:width="0.0717in" svg:height="0.1134in" svg:x="6.3909in" svg:y="4.0146in"><text:p/><draw:enhanced-geometry svg:viewBox="0 0 115 172" draw:type="non-primitive" draw:enhanced-path="M 12 168 L 9 149 C 14 150 17 151 21 151 26 151 30 150 33 149 36 147 38 145 40 142 41 141 43 135 46 127 46 126 47 124 48 122 L 0 0 23 0 49 70 C 53 79 55 89 58 98 61 89 63 80 67 71 L 93 0 114 0 68 124 C 63 137 59 147 56 152 52 158 48 163 43 166 38 169 32 171 25 171 21 171 17 170 12 168 N"/></draw:custom-shape><draw:custom-shape draw:style-name="gr8" draw:text-style-name="P24" svg:width="0.0677in" svg:height="0.1106in" svg:x="6.0685in" svg:y="4.1598in"><text:p/><draw:enhanced-geometry svg:viewBox="0 0 108 169" draw:type="non-primitive" draw:enhanced-path="M 0 168 C 0 112 0 56 0 0 7 0 15 0 23 0 23 49 23 99 23 148 51 148 79 148 107 148 107 154 107 161 107 168 71 168 36 168 0 168 N"/></draw:custom-shape><draw:custom-shape draw:style-name="gr8" draw:text-style-name="P24" svg:width="0.0961in" svg:height="0.115in" svg:x="6.1528in" svg:y="4.1579in"><text:p/><draw:enhanced-geometry svg:viewBox="0 0 152 175" draw:type="non-primitive" draw:enhanced-path="M 128 112 L 151 118 C 147 136 138 150 126 159 113 169 98 174 80 174 61 174 47 170 35 162 23 155 15 145 9 130 3 117 0 102 0 86 0 68 3 53 10 40 17 27 26 17 39 10 52 4 65 0 81 0 98 0 112 5 124 13 136 21 144 34 148 49 L 126 54 C 122 42 116 33 109 28 101 22 92 19 80 19 67 19 56 23 47 29 38 35 32 43 29 54 25 64 23 75 23 86 23 100 25 112 29 123 34 134 40 141 49 147 58 152 68 155 78 155 90 155 101 151 110 144 119 137 125 126 128 112 N"/></draw:custom-shape><draw:custom-shape draw:style-name="gr8" draw:text-style-name="P24" svg:width="0.0898in" svg:height="0.1106in" svg:x="6.2693in" svg:y="4.1598in"><text:p/><draw:enhanced-geometry svg:viewBox="0 0 143 169" draw:type="non-primitive" draw:enhanced-path="M 0 168 L 0 0 59 0 C 72 0 83 1 89 2 100 5 108 9 115 15 123 22 130 32 135 43 139 55 142 68 142 83 142 96 140 107 137 117 134 127 130 135 125 141 121 148 115 153 110 157 104 160 97 163 89 165 81 167 72 168 62 168 L 0 168 Z M 23 148 L 59 148 C 71 148 80 147 86 145 92 143 97 140 101 136 106 131 111 124 114 115 117 106 118 95 118 83 118 65 115 52 109 42 104 33 97 27 88 23 82 21 72 20 59 20 L 23 20 23 148 Z N"/></draw:custom-shape><draw:custom-shape draw:style-name="gr8" draw:text-style-name="P24" svg:width="0.0961in" svg:height="0.115in" svg:x="5.8819in" svg:y="4.3343in"><text:p/><draw:enhanced-geometry svg:viewBox="0 0 152 174" draw:type="non-primitive" draw:enhanced-path="M 128 111 L 151 117 C 147 135 138 149 126 158 113 168 98 173 80 173 61 173 47 169 35 161 23 154 15 144 9 129 3 116 0 101 0 85 0 67 3 52 10 39 17 26 26 16 39 9 52 3 65 0 81 0 98 0 112 4 124 12 136 21 144 33 148 48 L 126 53 C 122 41 116 32 109 27 101 21 92 18 80 18 67 18 56 22 47 28 38 34 32 42 29 53 25 63 23 74 23 85 23 99 25 111 29 122 34 133 40 140 49 146 58 151 68 154 78 154 90 154 101 150 110 143 119 136 125 125 128 111 N"/></draw:custom-shape><draw:custom-shape draw:style-name="gr8" draw:text-style-name="P24" svg:width="0.0724in" svg:height="0.0843in" svg:x="5.9929in" svg:y="4.3646in"><text:p/><draw:enhanced-geometry svg:viewBox="0 0 116 129" draw:type="non-primitive" draw:enhanced-path="M 0 64 C 0 41 6 25 19 14 29 5 42 0 57 0 74 0 89 6 99 17 110 28 115 43 115 62 115 78 113 90 108 99 103 108 97 115 87 120 78 125 68 128 57 128 40 128 26 122 15 111 5 100 0 84 0 64 Z M 21 64 C 21 79 25 91 31 99 38 107 47 110 57 110 68 110 77 107 84 99 90 91 94 79 94 63 94 48 90 37 84 29 76 21 68 18 57 18 47 18 38 21 31 29 25 37 21 48 21 64 Z N"/></draw:custom-shape><draw:custom-shape draw:style-name="gr8" draw:text-style-name="P24" svg:width="0.0634in" svg:height="0.0823in" svg:x="6.0846in" svg:y="4.3646in"><text:p/><draw:enhanced-geometry svg:viewBox="0 0 102 126" draw:type="non-primitive" draw:enhanced-path="M 0 125 L 0 3 19 3 19 20 C 28 7 41 0 58 0 66 0 73 1 79 4 86 7 90 10 93 15 96 19 99 24 100 30 100 34 101 40 101 50 L 101 125 79 125 79 51 C 79 42 79 36 77 32 75 27 72 24 69 22 64 19 59 18 54 18 45 18 37 21 31 26 25 32 21 42 21 58 L 21 125 0 125 N"/></draw:custom-shape><draw:custom-shape draw:style-name="gr8" draw:text-style-name="P24" svg:width="0.0378in" svg:height="0.1094in" svg:x="6.1646in" svg:y="4.3382in"><text:p/><draw:enhanced-geometry svg:viewBox="0 0 62 166" draw:type="non-primitive" draw:enhanced-path="M 58 145 L 61 163 C 55 164 50 165 45 165 37 165 32 164 27 162 23 159 20 156 19 152 17 148 16 141 16 128 L 16 58 0 58 0 42 16 42 16 12 37 0 37 42 58 42 58 58 37 58 37 128 C 37 134 37 138 38 140 38 142 39 143 42 144 43 145 46 146 49 146 51 146 54 146 58 145 N"/></draw:custom-shape><draw:custom-shape draw:style-name="gr8" draw:text-style-name="P24" svg:width="0.0413in" svg:height="0.0823in" svg:x="6.2157in" svg:y="4.3646in"><text:p/><draw:enhanced-geometry svg:viewBox="0 0 68 126" draw:type="non-primitive" draw:enhanced-path="M 0 125 L 0 3 18 3 18 21 C 23 13 27 7 31 4 35 1 40 0 45 0 52 0 60 3 67 7 L 60 26 C 55 23 50 21 44 21 40 21 36 22 32 25 29 28 26 32 24 37 22 44 21 52 21 61 L 21 125 0 125 N"/></draw:custom-shape><draw:custom-shape draw:style-name="gr8" draw:text-style-name="P24" svg:width="0.0724in" svg:height="0.0843in" svg:x="6.263in" svg:y="4.3646in"><text:p/><draw:enhanced-geometry svg:viewBox="0 0 116 129" draw:type="non-primitive" draw:enhanced-path="M 0 64 C 0 41 6 25 19 14 29 5 42 0 57 0 74 0 89 6 99 17 110 28 115 43 115 62 115 78 113 90 108 99 103 108 97 115 87 120 78 125 68 128 57 128 40 128 26 122 15 111 5 100 0 84 0 64 Z M 21 64 C 21 79 25 91 31 99 38 107 47 110 57 110 68 110 77 107 84 99 90 91 94 79 94 63 94 48 90 37 84 29 76 21 68 18 57 18 47 18 38 21 31 29 25 37 21 48 21 64 Z N"/></draw:custom-shape><draw:custom-shape draw:style-name="gr8" draw:text-style-name="P24" svg:width="0.0114in" svg:height="0.1114in" svg:x="6.3547in" svg:y="4.3354in"><text:p/><draw:enhanced-geometry svg:viewBox="0 0 22 169" draw:type="non-primitive" draw:enhanced-path="M 0 168 C 0 112 0 56 0 0 7 0 15 0 21 0 21 56 21 112 21 168 15 168 7 168 0 168 N"/></draw:custom-shape><draw:custom-shape draw:style-name="gr8" draw:text-style-name="P24" svg:width="0.0106in" svg:height="0.1114in" svg:x="6.3894in" svg:y="4.3354in"><text:p/><draw:enhanced-geometry svg:viewBox="0 0 22 169" draw:type="non-primitive" draw:enhanced-path="M 0 168 C 0 112 0 56 0 0 7 0 14 0 21 0 21 56 21 112 21 168 14 168 7 168 0 168 N"/></draw:custom-shape><draw:custom-shape draw:style-name="gr8" draw:text-style-name="P24" svg:width="0.0717in" svg:height="0.0843in" svg:x="6.4201in" svg:y="4.3646in"><text:p/><draw:enhanced-geometry svg:viewBox="0 0 115 129" draw:type="non-primitive" draw:enhanced-path="M 93 86 L 114 88 C 110 100 104 110 94 117 85 124 73 128 59 128 40 128 26 122 15 111 5 100 0 85 0 65 0 45 5 29 15 18 26 6 40 0 57 0 74 0 88 6 98 17 109 28 114 44 114 64 114 65 114 67 114 69 L 21 69 C 22 83 26 93 33 100 40 107 49 110 59 110 67 110 74 108 79 104 85 100 89 94 93 86 Z M 22 52 L 93 52 C 91 42 89 35 85 29 78 21 69 18 58 18 48 18 40 21 33 27 26 34 22 42 22 52 Z N"/></draw:custom-shape><draw:custom-shape draw:style-name="gr8" draw:text-style-name="P24" svg:width="0.0413in" svg:height="0.0823in" svg:x="6.5118in" svg:y="4.3646in"><text:p/><draw:enhanced-geometry svg:viewBox="0 0 68 126" draw:type="non-primitive" draw:enhanced-path="M 0 125 L 0 3 18 3 18 21 C 23 13 28 7 31 4 35 1 40 0 45 0 52 0 60 3 67 7 L 60 26 C 55 23 50 21 45 21 40 21 36 22 32 25 29 28 26 32 24 37 22 44 21 52 21 61 L 21 125 0 125 N"/></draw:custom-shape></draw:g><draw:g draw:style-name="gr2"><draw:custom-shape draw:style-name="gr7" draw:text-style-name="P24" svg:width="0.8185in" svg:height="0.6461in" svg:x="4.7083in" svg:y="3.8953in"><text:p/><draw:enhanced-geometry svg:viewBox="0 0 1261 966" draw:type="non-primitive" draw:enhanced-path="M 0 965 C 0 643 0 321 0 0 420 0 840 0 1260 0 1260 321 1260 643 1260 965 840 965 420 965 0 965 N"/></draw:custom-shape><draw:custom-shape draw:style-name="gr8" draw:text-style-name="P24" svg:width="0.0858in" svg:height="0.1106in" svg:x="4.8937in" svg:y="3.9843in"><text:p/><draw:enhanced-geometry svg:viewBox="0 0 135 169" draw:type="non-primitive" draw:enhanced-path="M 0 168 C 0 112 0 56 0 0 7 0 15 0 22 0 22 23 22 46 22 69 52 69 82 69 111 69 111 46 111 23 111 0 119 0 127 0 134 0 134 56 134 112 134 168 127 168 119 168 111 168 111 141 111 115 111 89 82 89 52 89 22 89 22 115 22 141 22 168 15 168 7 168 0 168 N"/></draw:custom-shape><draw:custom-shape draw:style-name="gr8" draw:text-style-name="P24" svg:width="0.0122in" svg:height="0.1106in" svg:x="5.0039in" svg:y="3.9843in"><text:p/><draw:enhanced-geometry svg:viewBox="0 0 22 169" draw:type="non-primitive" draw:enhanced-path="M 0 23 C 0 16 0 8 0 0 6 0 14 0 21 0 21 8 21 16 21 23 14 23 6 23 0 23 Z M 0 168 C 0 127 0 86 0 46 6 46 14 46 21 46 21 86 21 127 21 168 14 168 6 168 0 168 Z N"/></draw:custom-shape><draw:custom-shape draw:style-name="gr8" draw:text-style-name="P24" svg:width="0.0413in" svg:height="0.0114in" svg:x="5.0319in" svg:y="4.0496in"><text:p/><draw:enhanced-geometry svg:viewBox="0 0 67 21" draw:type="non-primitive" draw:enhanced-path="M 0 20 C 0 14 0 7 0 0 22 0 44 0 66 0 66 7 66 14 66 20 44 20 22 20 0 20 N"/></draw:custom-shape><draw:custom-shape draw:style-name="gr8" draw:text-style-name="P24" svg:width="0.0953in" svg:height="0.1106in" svg:x="5.0921in" svg:y="3.9843in"><text:p/><draw:enhanced-geometry svg:viewBox="0 0 151 169" draw:type="non-primitive" draw:enhanced-path="M 0 168 L 0 0 76 0 C 91 0 102 2 110 5 118 8 124 13 129 21 134 28 136 37 136 46 136 58 132 68 124 76 116 84 104 89 88 91 94 94 99 97 102 100 108 106 115 113 120 122 L 150 168 122 168 99 133 C 93 123 87 115 83 110 78 104 75 101 72 99 68 96 65 95 61 94 59 93 55 93 48 93 L 22 93 22 168 0 168 Z M 22 73 L 71 73 C 81 73 89 72 95 70 101 68 106 65 108 60 111 56 113 51 113 46 113 37 110 31 104 26 98 21 89 18 76 18 L 22 18 22 73 Z N"/></draw:custom-shape><draw:custom-shape draw:style-name="gr8" draw:text-style-name="P24" svg:width="0.0724in" svg:height="0.0835in" svg:x="5.1965in" svg:y="4.0126in"><text:p/><draw:enhanced-geometry svg:viewBox="0 0 116 128" draw:type="non-primitive" draw:enhanced-path="M 93 85 L 114 88 C 111 100 105 110 95 117 86 124 74 127 59 127 41 127 27 122 16 111 5 100 0 85 0 65 0 45 5 29 16 17 27 6 41 0 58 0 75 0 89 6 99 17 110 28 115 44 115 64 115 65 115 67 115 69 L 22 69 C 22 83 26 93 34 100 40 107 50 110 60 110 68 110 74 108 80 104 85 100 90 94 93 85 Z M 22 52 L 93 52 C 92 42 90 35 85 29 78 21 69 17 59 17 48 17 40 21 34 27 27 34 23 42 22 52 Z N"/></draw:custom-shape><draw:custom-shape draw:style-name="gr8" draw:text-style-name="P24" svg:width="0.0657in" svg:height="0.0835in" svg:x="5.2846in" svg:y="4.0126in"><text:p/><draw:enhanced-geometry svg:viewBox="0 0 104 128" draw:type="non-primitive" draw:enhanced-path="M 0 88 L 21 85 C 22 94 25 100 30 104 36 108 43 110 53 110 62 110 69 109 74 105 79 101 81 97 81 91 81 87 79 83 75 81 72 78 65 76 53 73 38 69 27 66 21 63 15 61 10 57 7 52 4 47 2 41 2 35 2 30 4 25 6 20 9 16 12 12 17 9 20 6 24 4 30 3 36 1 42 0 48 0 59 0 67 1 74 4 82 7 87 11 91 16 94 20 97 27 98 35 L 78 37 C 77 31 74 26 69 23 65 19 59 17 50 17 40 17 34 19 29 22 25 25 23 29 23 33 23 36 24 38 26 40 27 42 30 44 34 46 36 46 42 48 53 51 68 55 78 58 84 61 90 63 94 67 98 71 101 76 103 82 103 89 103 96 100 102 96 108 93 114 87 119 79 123 71 126 62 127 53 127 36 127 24 124 16 118 7 111 2 101 0 88 N"/></draw:custom-shape><draw:custom-shape draw:style-name="gr8" draw:text-style-name="P24" svg:width="0.0862in" svg:height="0.1106in" svg:x="4.9783in" svg:y="4.1598in"><text:p/><draw:enhanced-geometry svg:viewBox="0 0 137 169" draw:type="non-primitive" draw:enhanced-path="M 57 168 C 57 119 57 69 57 20 38 20 19 20 0 20 0 14 0 7 0 0 45 0 91 0 136 0 136 7 136 14 136 20 117 20 98 20 79 20 79 69 79 119 79 168 72 168 64 168 57 168 N"/></draw:custom-shape><draw:custom-shape draw:style-name="gr8" draw:text-style-name="P24" svg:width="0.0732in" svg:height="0.1106in" svg:x="5.0839in" svg:y="4.1598in"><text:p/><draw:enhanced-geometry svg:viewBox="0 0 117 169" draw:type="non-primitive" draw:enhanced-path="M 0 168 C 0 112 0 56 0 0 39 0 77 0 116 0 116 7 116 14 116 20 85 20 54 20 23 20 23 37 23 54 23 72 49 72 77 72 103 72 103 78 103 85 103 91 77 91 49 91 23 91 23 117 23 142 23 168 15 168 8 168 0 168 N"/></draw:custom-shape><draw:custom-shape draw:style-name="gr8" draw:text-style-name="P24" svg:width="0.087in" svg:height="0.1106in" svg:x="5.1701in" svg:y="4.1598in"><text:p/><draw:enhanced-geometry svg:viewBox="0 0 137 169" draw:type="non-primitive" draw:enhanced-path="M 57 168 C 57 119 57 69 57 20 38 20 19 20 0 20 0 14 0 7 0 0 46 0 91 0 136 0 136 7 136 14 136 20 118 20 98 20 80 20 80 69 80 119 80 168 72 168 64 168 57 168 N"/></draw:custom-shape><draw:custom-shape draw:style-name="gr8" draw:text-style-name="P24" svg:width="0.1094in" svg:height="0.0803in" svg:x="4.8492in" svg:y="4.3669in"><text:p/><draw:enhanced-geometry svg:viewBox="0 0 171 123" draw:type="non-primitive" draw:enhanced-path="M 38 122 L 0 0 22 0 42 70 49 96 C 49 95 52 87 56 71 L 75 0 97 0 115 71 121 94 128 70 150 0 170 0 131 122 109 122 90 49 85 28 60 122 38 122 N"/></draw:custom-shape><draw:custom-shape draw:style-name="gr8" draw:text-style-name="P24" svg:width="0.0421in" svg:height="0.115in" svg:x="4.9602in" svg:y="4.3343in"><text:p/><draw:enhanced-geometry svg:viewBox="0 0 68 174" draw:type="non-primitive" draw:enhanced-path="M 0 173 C 16 115 33 57 50 0 55 0 61 0 67 0 50 57 33 115 17 173 11 173 5 173 0 173 N"/></draw:custom-shape><draw:custom-shape draw:style-name="gr8" draw:text-style-name="P24" svg:width="0.037in" svg:height="0.1094in" svg:x="5.0067in" svg:y="4.3382in"><text:p/><draw:enhanced-geometry svg:viewBox="0 0 61 166" draw:type="non-primitive" draw:enhanced-path="M 57 145 L 60 163 C 55 164 49 165 44 165 37 165 31 164 26 162 22 159 19 156 18 152 16 148 15 141 15 128 L 15 58 0 58 0 42 15 42 15 12 36 0 36 42 57 42 57 58 36 58 36 128 C 36 134 37 138 37 140 38 142 39 143 41 144 43 145 45 146 48 146 51 146 54 146 57 145 N"/></draw:custom-shape><draw:custom-shape draw:style-name="gr8" draw:text-style-name="P24" svg:width="0.074in" svg:height="0.0843in" svg:x="5.0528in" svg:y="4.3646in"><text:p/><draw:enhanced-geometry svg:viewBox="0 0 117 129" draw:type="non-primitive" draw:enhanced-path="M 0 64 C 0 41 6 25 19 14 30 5 43 0 58 0 75 0 89 6 100 17 111 28 116 43 116 62 116 78 113 90 108 99 104 108 97 115 88 120 79 125 69 128 58 128 41 128 27 122 16 111 5 100 0 84 0 64 Z M 22 64 C 22 79 25 91 32 99 39 107 48 110 58 110 68 110 77 107 84 99 91 91 94 79 94 63 94 48 91 37 84 29 77 21 68 18 58 18 48 18 39 21 32 29 25 37 22 48 22 64 Z N"/></draw:custom-shape><draw:custom-shape draw:style-name="gr8" draw:text-style-name="P24" svg:width="0.0634in" svg:height="0.0823in" svg:x="5.1457in" svg:y="4.3669in"><text:p/><draw:enhanced-geometry svg:viewBox="0 0 102 126" draw:type="non-primitive" draw:enhanced-path="M 83 122 L 83 104 C 73 118 59 125 43 125 36 125 28 123 22 121 16 118 11 114 8 110 4 106 3 101 1 95 0 91 0 84 0 75 L 0 0 21 0 21 68 C 21 79 21 86 22 89 24 95 26 99 30 102 35 105 41 107 47 107 53 107 59 105 65 102 71 99 75 95 77 89 79 84 80 76 80 65 L 80 0 101 0 101 122 83 122 N"/></draw:custom-shape><draw:custom-shape draw:style-name="gr8" draw:text-style-name="P24" svg:width="0.0689in" svg:height="0.0843in" svg:x="5.2291in" svg:y="4.3646in"><text:p/><draw:enhanced-geometry svg:viewBox="0 0 109 129" draw:type="non-primitive" draw:enhanced-path="M 87 80 L 108 83 C 106 97 100 108 91 116 82 124 70 128 56 128 39 128 26 122 15 111 5 100 0 85 0 65 0 51 2 40 6 30 11 20 18 13 27 8 36 3 45 0 56 0 70 0 81 4 90 10 98 17 104 27 106 39 L 86 42 C 84 34 80 27 75 24 70 20 64 18 57 18 47 18 37 21 31 29 24 36 21 48 21 64 21 80 24 92 31 99 37 107 45 110 56 110 64 110 71 108 77 103 82 98 86 90 87 80 N"/></draw:custom-shape><draw:custom-shape draw:style-name="gr8" draw:text-style-name="P24" svg:width="0.063in" svg:height="0.1114in" svg:x="5.3118in" svg:y="4.3354in"><text:p/><draw:enhanced-geometry svg:viewBox="0 0 101 169" draw:type="non-primitive" draw:enhanced-path="M 0 168 L 0 0 21 0 21 60 C 31 49 43 43 58 43 67 43 75 45 82 49 88 52 93 57 96 63 99 70 100 79 100 91 L 100 168 79 168 79 90 C 79 80 77 73 73 68 68 63 62 61 53 61 47 61 41 63 36 66 31 69 27 73 24 79 22 84 21 91 21 101 L 21 168 0 168 N"/></draw:custom-shape></draw:g><draw:custom-shape draw:style-name="gr11" draw:text-style-name="P24" svg:width="0.1205in" svg:height="0.2406in" svg:x="5.3531in" svg:y="3.6528in"><text:p/><draw:enhanced-geometry svg:viewBox="0 0 188 362" draw:type="non-primitive" draw:enhanced-path="M 187 0 C 125 120 62 241 0 361 N"/></draw:custom-shape><draw:custom-shape draw:style-name="gr11" draw:text-style-name="P24" svg:width="0.1098in" svg:height="0.2406in" svg:x="5.8268in" svg:y="3.6528in"><text:p/><draw:enhanced-geometry svg:viewBox="0 0 173 362" draw:type="non-primitive" draw:enhanced-path="M 0 0 C 57 120 115 241 172 361 N"/></draw:custom-shape><draw:g draw:style-name="gr2"><draw:custom-shape draw:style-name="gr3" draw:text-style-name="P24" svg:width="0.8185in" svg:height="0.6461in" svg:x="5.5874in" svg:y="2.3051in"><text:p/><draw:enhanced-geometry svg:viewBox="0 0 1261 967" draw:type="non-primitive" draw:enhanced-path="M 0 966 C 0 644 0 322 0 0 420 0 840 0 1260 0 1260 322 1260 644 1260 966 840 966 420 966 0 966 N"/></draw:custom-shape><draw:custom-shape draw:style-name="gr4" draw:text-style-name="P24" svg:width="0.0815in" svg:height="0.1098in" svg:x="5.6437in" svg:y="2.4823in"><text:p/><draw:enhanced-geometry svg:viewBox="0 0 128 169" draw:type="non-primitive" draw:enhanced-path="M 0 168 C 0 112 0 56 0 0 41 0 82 0 123 0 123 7 123 13 123 20 90 20 56 20 23 20 23 37 23 54 23 71 54 71 85 71 117 71 117 77 117 84 117 91 85 91 54 91 23 91 23 109 23 129 23 148 58 148 92 148 127 148 127 154 127 161 127 168 85 168 42 168 0 168 N"/></draw:custom-shape><draw:custom-shape draw:style-name="gr4" draw:text-style-name="P24" svg:width="0.074in" svg:height="0.0795in" svg:x="5.7374in" svg:y="2.5126in"><text:p/><draw:enhanced-geometry svg:viewBox="0 0 117 123" draw:type="non-primitive" draw:enhanced-path="M 0 122 L 46 59 3 0 29 0 48 29 C 52 35 55 39 58 42 61 38 64 33 67 29 L 88 0 114 0 71 59 116 122 90 122 65 84 59 76 26 122 0 122 N"/></draw:custom-shape><draw:custom-shape draw:style-name="gr4" draw:text-style-name="P24" svg:width="0.0689in" svg:height="0.113in" svg:x="5.8228in" svg:y="2.5106in"><text:p/><draw:enhanced-geometry svg:viewBox="0 0 110 172" draw:type="non-primitive" draw:enhanced-path="M 0 171 L 0 3 20 3 20 18 C 24 12 29 8 35 5 41 2 47 0 56 0 67 0 76 3 84 8 92 13 98 21 102 31 106 41 109 51 109 63 109 75 106 86 102 96 97 106 90 114 82 120 73 125 64 127 54 127 47 127 41 126 35 123 29 120 25 116 21 112 L 21 171 0 171 Z M 19 64 C 19 80 22 91 29 99 35 106 43 110 52 110 62 110 70 106 77 99 84 91 87 79 87 63 87 47 84 36 77 28 71 20 63 16 54 16 44 16 37 20 29 28 22 37 19 49 19 64 Z N"/></draw:custom-shape><draw:custom-shape draw:style-name="gr4" draw:text-style-name="P24" svg:width="0.0732in" svg:height="0.0831in" svg:x="5.9059in" svg:y="2.5106in"><text:p/><draw:enhanced-geometry svg:viewBox="0 0 116 128" draw:type="non-primitive" draw:enhanced-path="M 89 110 C 81 116 74 121 67 123 59 126 51 127 43 127 29 127 19 124 11 117 4 111 0 102 0 92 0 86 1 81 4 76 7 71 11 67 15 64 20 61 25 59 30 57 34 57 41 55 50 54 67 52 79 50 88 47 88 44 88 43 88 42 88 33 85 28 81 24 76 20 68 17 57 17 47 17 40 19 35 22 30 26 26 32 24 41 L 3 38 C 5 29 8 22 13 17 17 11 23 7 32 5 40 2 49 0 60 0 71 0 79 1 86 4 93 6 98 10 101 13 104 17 106 22 108 27 108 31 109 37 109 46 L 109 74 C 109 93 109 105 110 110 111 115 113 120 115 125 L 93 125 C 91 120 89 115 89 110 Z M 88 63 C 80 66 68 69 53 71 44 72 38 74 34 75 30 77 28 79 25 82 24 85 23 88 23 92 23 97 25 102 29 106 33 110 40 111 48 111 56 111 63 110 70 106 76 102 81 98 84 92 87 87 88 80 88 71 L 88 63 Z N"/></draw:custom-shape><draw:custom-shape draw:style-name="gr4" draw:text-style-name="P24" svg:width="0.0634in" svg:height="0.0815in" svg:x="5.9984in" svg:y="2.5106in"><text:p/><draw:enhanced-geometry svg:viewBox="0 0 101 126" draw:type="non-primitive" draw:enhanced-path="M 0 125 L 0 3 19 3 19 20 C 28 7 41 0 58 0 66 0 73 1 79 4 85 7 90 10 93 15 96 19 98 24 99 29 100 33 100 40 100 50 L 100 125 79 125 79 50 C 79 42 78 36 77 32 75 27 72 24 68 22 64 19 59 18 53 18 45 18 37 21 31 26 25 32 21 42 21 58 L 21 125 0 125 N"/></draw:custom-shape><draw:custom-shape draw:style-name="gr4" draw:text-style-name="P24" svg:width="0.0657in" svg:height="0.0831in" svg:x="6.0803in" svg:y="2.5106in"><text:p/><draw:enhanced-geometry svg:viewBox="0 0 104 128" draw:type="non-primitive" draw:enhanced-path="M 0 88 L 21 85 C 22 94 25 100 31 104 36 108 44 110 53 110 63 110 70 109 75 105 79 101 82 96 82 91 82 86 79 83 75 80 73 78 65 76 54 73 38 69 27 66 21 63 15 60 11 57 7 52 5 47 3 41 3 35 3 30 4 25 7 20 9 16 12 12 17 8 20 6 25 4 31 2 36 1 43 0 49 0 59 0 67 1 75 4 82 7 88 11 91 16 95 20 97 27 99 34 L 78 37 C 77 31 74 26 70 23 65 19 59 17 50 17 41 17 34 19 29 22 25 25 23 29 23 33 23 36 24 38 26 40 28 42 31 44 34 45 36 46 43 48 53 50 68 54 79 58 84 60 90 63 95 66 98 71 101 76 103 82 103 89 103 96 101 102 97 108 93 114 87 119 79 122 71 126 63 127 53 127 37 127 25 124 16 117 8 111 2 101 0 88 N"/></draw:custom-shape><draw:custom-shape draw:style-name="gr4" draw:text-style-name="P24" svg:width="0.0122in" svg:height="0.1098in" svg:x="6.1646in" svg:y="2.4823in"><text:p/><draw:enhanced-geometry svg:viewBox="0 0 22 169" draw:type="non-primitive" draw:enhanced-path="M 0 23 C 0 16 0 8 0 0 6 0 14 0 21 0 21 8 21 16 21 23 14 23 6 23 0 23 Z M 0 168 C 0 127 0 86 0 46 6 46 14 46 21 46 21 86 21 127 21 168 14 168 6 168 0 168 Z N"/></draw:custom-shape><draw:custom-shape draw:style-name="gr4" draw:text-style-name="P24" svg:width="0.074in" svg:height="0.0831in" svg:x="6.1929in" svg:y="2.5106in"><text:p/><draw:enhanced-geometry svg:viewBox="0 0 117 128" draw:type="non-primitive" draw:enhanced-path="M 0 64 C 0 41 6 24 19 13 29 5 42 0 58 0 75 0 89 6 100 17 110 28 116 43 116 62 116 78 113 90 108 99 104 108 97 115 88 120 79 125 68 127 58 127 41 127 27 122 16 111 5 100 0 84 0 64 Z M 21 64 C 21 79 25 91 32 99 38 106 48 110 58 110 68 110 77 106 84 99 91 91 94 79 94 63 94 48 91 37 84 29 76 21 68 17 58 17 48 17 38 21 32 29 25 37 21 48 21 64 Z N"/></draw:custom-shape><draw:custom-shape draw:style-name="gr4" draw:text-style-name="P24" svg:width="0.0634in" svg:height="0.0815in" svg:x="6.2858in" svg:y="2.5106in"><text:p/><draw:enhanced-geometry svg:viewBox="0 0 101 126" draw:type="non-primitive" draw:enhanced-path="M 0 125 L 0 3 18 3 18 20 C 28 7 41 0 58 0 66 0 72 1 79 4 85 7 89 10 92 15 96 19 98 24 99 29 100 33 100 40 100 50 L 100 125 79 125 79 50 C 79 42 78 36 76 32 75 27 72 24 68 22 63 19 59 18 53 18 45 18 37 21 30 26 24 32 21 42 21 58 L 21 125 0 125 N"/></draw:custom-shape><draw:custom-shape draw:style-name="gr4" draw:text-style-name="P24" svg:width="0.0823in" svg:height="0.1098in" svg:x="5.874in" svg:y="2.6579in"><text:p/><draw:enhanced-geometry svg:viewBox="0 0 130 169" draw:type="non-primitive" draw:enhanced-path="M 0 168 L 0 0 64 0 C 77 0 87 2 95 5 103 8 109 14 113 21 118 28 120 35 120 43 120 50 119 57 115 63 111 70 104 75 96 79 107 81 115 87 120 93 126 101 129 110 129 119 129 127 127 134 124 141 120 148 116 153 111 156 106 160 100 163 92 165 85 166 75 168 65 168 L 0 168 Z M 22 70 L 59 70 C 69 70 77 70 81 69 86 66 91 64 94 60 96 56 98 51 98 45 98 40 97 35 94 31 91 27 87 24 82 22 77 21 69 20 56 20 L 22 20 22 70 Z M 22 148 L 65 148 C 72 148 77 148 81 147 86 146 90 144 94 142 97 140 100 137 102 133 104 129 106 124 106 119 106 113 104 107 100 103 97 98 92 95 87 93 81 91 73 90 62 90 L 22 90 22 148 Z N"/></draw:custom-shape><draw:custom-shape draw:style-name="gr4" draw:text-style-name="P24" svg:width="0.065in" svg:height="0.0807in" svg:x="5.9768in" svg:y="2.6882in"><text:p/><draw:enhanced-geometry svg:viewBox="0 0 103 125" draw:type="non-primitive" draw:enhanced-path="M 83 122 L 83 104 C 73 118 60 124 43 124 36 124 29 123 22 120 16 118 11 114 8 110 5 106 3 101 1 94 1 91 0 84 0 75 L 0 0 21 0 21 67 C 21 78 22 86 22 89 24 94 27 99 31 102 35 105 41 107 47 107 54 107 60 105 65 102 71 99 75 94 77 89 80 83 81 76 81 65 L 81 0 102 0 102 122 83 122 N"/></draw:custom-shape><draw:custom-shape draw:style-name="gr4" draw:text-style-name="P24" svg:width="0.0657in" svg:height="0.0831in" svg:x="6.0594in" svg:y="2.6862in"><text:p/><draw:enhanced-geometry svg:viewBox="0 0 104 128" draw:type="non-primitive" draw:enhanced-path="M 0 88 L 21 85 C 22 94 26 100 31 104 37 108 44 110 54 110 63 110 70 109 75 105 80 101 82 96 82 91 82 86 80 83 76 80 73 78 65 76 54 73 38 69 27 66 21 63 16 60 11 57 8 52 5 47 3 41 3 35 3 30 4 25 7 20 9 16 13 12 17 8 21 6 25 4 31 2 37 1 43 0 49 0 59 0 68 1 75 4 82 7 88 11 92 16 95 20 98 27 99 34 L 78 37 C 77 31 75 26 70 23 65 19 59 17 51 17 41 17 34 19 30 22 26 25 23 29 23 33 23 36 25 38 26 40 28 42 31 44 34 46 37 46 43 48 54 50 68 54 79 58 85 60 90 63 95 67 98 71 102 76 103 82 103 89 103 96 101 102 97 108 93 114 88 119 80 122 72 126 63 127 54 127 37 127 25 124 17 117 8 111 3 101 0 88 N"/></draw:custom-shape></draw:g><draw:g draw:style-name="gr2"><draw:custom-shape draw:style-name="gr6" draw:text-style-name="P24" svg:width="0.8768in" svg:height="0.2335in" svg:x="4.7083in" svg:y="2.3642in"><text:p/><draw:enhanced-geometry svg:viewBox="0 0 1352 352" draw:type="non-primitive" draw:enhanced-path="M 0 0 C 450 117 900 234 1351 351 N"/></draw:custom-shape><draw:custom-shape draw:style-name="gr4" draw:text-style-name="P24" svg:width="0.0669in" svg:height="0.0807in" svg:x="5.0311in" svg:y="2.3524in"><text:p/><draw:enhanced-geometry svg:viewBox="0 0 108 124" draw:type="non-primitive" draw:enhanced-path="M 92 18 L 107 22 90 84 C 87 95 83 103 79 109 75 115 69 119 61 121 54 123 45 123 34 121 24 118 16 114 10 108 5 103 1 97 1 90 0 82 1 73 3 62 L 20 0 35 3 19 65 C 16 75 15 81 15 86 16 91 18 96 22 99 26 102 30 105 36 107 47 110 56 109 61 106 67 102 72 94 75 80 L 92 18 N"/></draw:custom-shape><draw:custom-shape draw:style-name="gr4" draw:text-style-name="P24" svg:width="0.065in" svg:height="0.0815in" svg:x="5.0894in" svg:y="2.3764in"><text:p/><draw:enhanced-geometry svg:viewBox="0 0 104 125" draw:type="non-primitive" draw:enhanced-path="M 0 97 L 71 0 88 4 103 124 86 119 83 84 36 71 16 101 0 97 Z M 43 61 L 81 71 78 38 C 77 28 76 20 76 13 72 20 68 26 64 33 L 43 61 Z N"/></draw:custom-shape><draw:custom-shape draw:style-name="gr4" draw:text-style-name="P24" svg:width="0.0697in" svg:height="0.0878in" svg:x="5.1657in" svg:y="2.389in"><text:p/><draw:enhanced-geometry svg:viewBox="0 0 112 134" draw:type="non-primitive" draw:enhanced-path="M 0 108 L 30 0 78 13 C 89 16 95 19 100 22 105 25 108 30 110 35 111 41 111 47 110 53 108 61 103 66 97 70 90 74 82 76 71 74 74 77 76 79 78 82 81 87 83 93 86 99 L 97 133 79 129 70 103 C 68 95 66 89 64 85 62 81 61 78 59 76 57 74 55 72 53 71 51 70 49 69 45 68 L 28 64 15 112 0 108 Z M 31 51 L 63 60 C 69 61 75 62 79 61 83 61 87 60 90 57 93 55 94 52 95 48 97 44 96 39 93 35 90 30 84 27 76 25 L 41 16 31 51 Z N"/></draw:custom-shape><draw:custom-shape draw:style-name="gr4" draw:text-style-name="P24" svg:width="0.0571in" svg:height="0.0795in" svg:x="5.2476in" svg:y="2.4063in"><text:p/><draw:enhanced-geometry svg:viewBox="0 0 93 122" draw:type="non-primitive" draw:enhanced-path="M 11 118 C 19 86 28 55 37 22 24 20 12 16 0 13 1 9 2 5 3 0 33 8 62 16 92 23 91 27 90 32 88 36 76 33 63 30 52 26 43 58 34 90 26 121 20 120 16 119 11 118 N"/></draw:custom-shape></draw:g></draw:g></text:p>
      <text:p text:style-name="P1"/>
      <text:p text:style-name="P1"/>
      <text:p text:style-name="P1"/>
      <text:p text:style-name="P1"/>
      <text:p text:style-name="P1"/>
      <text:p text:style-name="P1"/>
      <text:p text:style-name="P1"/>
      <text:p text:style-name="P1"/>
      <text:list xml:id="list21453558" text:continue-list="list6298127728391422138" text:style-name="Outline">
        <text:list-item>
          <text:h text:style-name="P16" text:outline-level="1"/>
        </text:list-item>
        <text:list-item>
          <text:h text:style-name="P18" text:outline-level="1">Hardware details</text:h>
        </text:list-item>
        <text:list-item>
          <text:h text:style-name="P16" text:outline-level="1">Power</text:h>
        </text:list-item>
      </text:list>
      <text:list xml:id="list1484080374322627219" text:style-name="WW8Num14">
        <text:list-item>
          <text:p text:style-name="P5">12 V nominal primary power rail, direct connection to stepper drivers, hot end switches and PWM switches;</text:p>
        </text:list-item>
        <text:list-item>
          <text:p text:style-name="P5">Dedicated heated bed power rail 12 V nominal / 24 V max;</text:p>
        </text:list-item>
        <text:list-item>
          <text:p text:style-name="P5">5V 1A switching converter (MCP16321) for USB Host;</text:p>
        </text:list-item>
        <text:list-item>
          <text:p text:style-name="P5">5V-&gt;3.3V 0.5A LDO;</text:p>
        </text:list-item>
        <text:list-item>
          <text:p text:style-name="P5">NTC fuses on both power inputs;</text:p>
        </text:list-item>
        <text:list-item>
          <text:p text:style-name="P5">Voltage monitoring.</text:p>
        </text:list-item>
      </text:list>
      <text:list xml:id="list21440278" text:continue-list="list21453558" text:style-name="Outline">
        <text:list-item>
          <text:h text:style-name="P16" text:outline-level="1">Motor Drivers</text:h>
        </text:list-item>
      </text:list>
      <text:list xml:id="list6084858876437402550" text:style-name="WW8Num15">
        <text:list-item>
          <text:p text:style-name="P23">5 x stepper drivers (A4988):</text:p>
          <text:list>
            <text:list-item>
              <text:p text:style-name="P23">3 x movement;</text:p>
            </text:list-item>
            <text:list-item>
              <text:p text:style-name="P23">2 x extruders;</text:p>
            </text:list-item>
            <text:list-item>
              <text:p text:style-name="P19">Z-axis driver with dual output connector;</text:p>
            </text:list-item>
          </text:list>
        </text:list-item>
        <text:list-item>
          <text:p text:style-name="P19">2 x PWM channels for onboard stepper driver current setting (movement and extruders separate);</text:p>
        </text:list-item>
        <text:list-item>
          <text:p text:style-name="P19">Fixed 16x microstep setting.</text:p>
        </text:list-item>
      </text:list>
      <text:list xml:id="list21455225" text:continue-list="list21440278" text:style-name="Outline">
        <text:list-header>
          <text:h text:style-name="P16" text:outline-level="1" text:is-list-header="true">Power outputs</text:h>
        </text:list-header>
      </text:list>
      <text:list xml:id="list3179392645934048510" text:style-name="L1">
        <text:list-item>
          <text:p text:style-name="P6">5 x PWM low side drives:</text:p>
          <text:list>
            <text:list-item>
              <text:p text:style-name="P15">1 x 12V (24V max) 30A for heated bed:</text:p>
              <text:list>
                <text:list-item>
                  <text:p text:style-name="P15">dedicated power rail;</text:p>
                </text:list-item>
                <text:list-item>
                  <text:p text:style-name="P15">LED indication;</text:p>
                </text:list-item>
                <text:list-item>
                  <text:p text:style-name="P15">inductive load protection;</text:p>
                </text:list-item>
                <text:list-item>
                  <text:p text:style-name="P15">low-frequency software drive;</text:p>
                </text:list-item>
              </text:list>
            </text:list-item>
            <text:list-item>
              <text:p text:style-name="P15">2 x 12V 30A for hot ends:</text:p>
              <text:list>
                <text:list-item>
                  <text:p text:style-name="P15">LED indication;</text:p>
                </text:list-item>
                <text:list-item>
                  <text:p text:style-name="P15">low-frequency software drive;</text:p>
                </text:list-item>
              </text:list>
            </text:list-item>
            <text:list-item>
              <text:p text:style-name="P15">2 x 12V 30A AUX outputs for printing fans, lighting, etc:</text:p>
              <text:list>
                <text:list-item>
                  <text:p text:style-name="P15">two parallel connectors each;</text:p>
                </text:list-item>
                <text:list-item>
                  <text:p text:style-name="P15">inductive load protection;</text:p>
                </text:list-item>
              </text:list>
            </text:list-item>
          </text:list>
        </text:list-item>
        <text:list-item>
          <text:p text:style-name="P15">4 x fixed voltage outputs:</text:p>
          <text:list>
            <text:list-item>
              <text:p text:style-name="P15">5.0 V dual connector;</text:p>
            </text:list-item>
            <text:list-item>
              <text:p text:style-name="P15">12.0 V dual connector.</text:p>
            </text:list-item>
          </text:list>
        </text:list-item>
      </text:list>
      <text:list xml:id="list21435584" text:continue-list="list21455225" text:style-name="Outline">
        <text:list-item>
          <text:h text:style-name="P16" text:outline-level="1"><text:soft-page-break/>Thermal Management</text:h>
        </text:list-item>
      </text:list>
      <text:list xml:id="list5518046911295505758" text:style-name="L2">
        <text:list-item>
          <text:p text:style-name="P7">7 x thermistor channels: </text:p>
          <text:list>
            <text:list-item>
              <text:p text:style-name="P7">2 x onboard temperature monitoring;</text:p>
            </text:list-item>
            <text:list-item>
              <text:p text:style-name="P7">5 x external;</text:p>
            </text:list-item>
            <text:list-item>
              <text:p text:style-name="P7">integrated 12-bit ADC with switchable Vref (VDD / 0.25VDD).</text:p>
            </text:list-item>
          </text:list>
        </text:list-item>
      </text:list>
      <text:list xml:id="list21452683" text:continue-list="list21435584" text:style-name="Outline">
        <text:list-item>
          <text:h text:style-name="P16" text:outline-level="1">Fan Control</text:h>
        </text:list-item>
      </text:list>
      <text:list xml:id="list2735748334112875113" text:style-name="L3">
        <text:list-item>
          <text:p text:style-name="P8">6 x fan connectors with screw terminal / 3-pin PC connectors with tacho function:</text:p>
          <text:list>
            <text:list-item>
              <text:p text:style-name="P20">2 x PWM channels shared with AUX outputs, dual connectors each;</text:p>
            </text:list-item>
            <text:list-item>
              <text:p text:style-name="P20">2 x fixed 12 V fans.</text:p>
            </text:list-item>
          </text:list>
        </text:list-item>
      </text:list>
      <text:list xml:id="list21441919" text:continue-list="list21452683" text:style-name="Outline">
        <text:list-item>
          <text:h text:style-name="P16" text:outline-level="1">Communications</text:h>
        </text:list-item>
      </text:list>
      <text:list xml:id="list1971930014692079848" text:style-name="L4">
        <text:list-item>
          <text:p text:style-name="P21">Dual role USB interface connected over USB switch:</text:p>
          <text:list>
            <text:list-item>
              <text:p text:style-name="P21">USB device Mini-B for PC communication;</text:p>
            </text:list-item>
            <text:list-item>
              <text:p text:style-name="P21">USB host motherboard-style header to panel-mounted Type A connector, for MSD / Android;</text:p>
            </text:list-item>
          </text:list>
        </text:list-item>
        <text:list-item>
          <text:p text:style-name="P21">Onboard MicroSD card for local file storage;</text:p>
        </text:list-item>
        <text:list-item>
          <text:p text:style-name="P21">100MB Ethernet:</text:p>
          <text:list>
            <text:list-item>
              <text:p text:style-name="P21">Web page control panel;</text:p>
            </text:list-item>
            <text:list-item>
              <text:p text:style-name="P21">TCP Port 22 connection to the G-Code console;</text:p>
            </text:list-item>
          </text:list>
        </text:list-item>
        <text:list-item>
          <text:p text:style-name="P21">Expansion header:</text:p>
          <text:list>
            <text:list-item>
              <text:p text:style-name="P21">SPI;</text:p>
            </text:list-item>
            <text:list-item>
              <text:p text:style-name="P21">4 x ADC/GPIO;</text:p>
            </text:list-item>
            <text:list-item>
              <text:p text:style-name="P21">11 x GPIO;</text:p>
            </text:list-item>
            <text:list-item>
              <text:p text:style-name="P21">dedicated nRESET input;</text:p>
            </text:list-item>
            <text:list-item>
              <text:p text:style-name="P21">3.3 V and 5.0 V power;</text:p>
            </text:list-item>
          </text:list>
        </text:list-item>
        <text:list-item>
          <text:p text:style-name="P21">UART-based system expansion bus;</text:p>
        </text:list-item>
        <text:list-item>
          <text:p text:style-name="P21">Landing pattern for MRF24WG0Mx;</text:p>
        </text:list-item>
      </text:list>
      <text:list xml:id="list21459995" text:continue-list="list21441919" text:style-name="Outline">
        <text:list-item>
          <text:h text:style-name="P16" text:outline-level="1">User Interface</text:h>
        </text:list-item>
      </text:list>
      <text:list xml:id="list4099524526329178497" text:style-name="WW8Num7">
        <text:list-item>
          <text:p text:style-name="P9">Control panel options:</text:p>
          <text:list>
            <text:list-item>
              <text:p text:style-name="P9">QVGA TFT with touch screen and mechanical controls, connected over expansion header;</text:p>
            </text:list-item>
            <text:list-item>
              <text:p text:style-name="P9">Legacy RepRap Display Controller support through adapter connected to expansion header;</text:p>
            </text:list-item>
            <text:list-item>
              <text:p text:style-name="P9">Android smartphone/tablet through USB Host connector;</text:p>
            </text:list-item>
          </text:list>
        </text:list-item>
        <text:list-item>
          <text:p text:style-name="P9">HTTP/web interface over Ethernet / WiFi.</text:p>
        </text:list-item>
      </text:list>
      <text:list xml:id="list21437579" text:continue-list="list21459995" text:style-name="Outline">
        <text:list-item>
          <text:h text:style-name="P16" text:outline-level="1"><text:soft-page-break/>Misc.</text:h>
        </text:list-item>
      </text:list>
      <text:list xml:id="list1026107649896373978" text:style-name="L5">
        <text:list-item>
          <text:p text:style-name="P22">6 x endstops with GPIO/ADC/comparator reading to support analog inputs (optical, force sensors);</text:p>
        </text:list-item>
        <text:list-item>
          <text:p text:style-name="P22">Possible expansion modules:</text:p>
          <text:list>
            <text:list-item>
              <text:p text:style-name="P22">multizone heated bed;</text:p>
            </text:list-item>
            <text:list-item>
              <text:p text:style-name="P22">chamber heater;</text:p>
            </text:list-item>
            <text:list-item>
              <text:p text:style-name="P22">additional extruders;</text:p>
            </text:list-item>
            <text:list-item>
              <text:p text:style-name="P22">lighting.</text:p>
            </text:list-item>
          </text:list>
        </text:list-item>
      </text:list>
      <text:list xml:id="list21458276" text:continue-list="list21437579" text:style-name="Outline">
        <text:list-item>
          <text:h text:style-name="P16" text:outline-level="1">MCU Resources</text:h>
        </text:list-item>
      </text:list>
      <text:p text:style-name="P1">Timers (9):</text:p>
      <text:list xml:id="list3304900915980065244" text:style-name="WW8Num6">
        <text:list-item>
          <text:p text:style-name="P10">1 x internal timekeeping;</text:p>
        </text:list-item>
        <text:list-item>
          <text:p text:style-name="P10">5 x stepper OC;</text:p>
        </text:list-item>
        <text:list-item>
          <text:p text:style-name="P10">1 x hardware common PWM time base;</text:p>
        </text:list-item>
        <text:list-item>
          <text:p text:style-name="P10">1 x software PWM;</text:p>
        </text:list-item>
        <text:list-item>
          <text:p text:style-name="P10">1 x spare;</text:p>
        </text:list-item>
      </text:list>
      <text:p text:style-name="P1"/>
      <text:p text:style-name="P1">OC (9):</text:p>
      <text:list xml:id="list1253081199706578601" text:style-name="L6">
        <text:list-item>
          <text:p text:style-name="P11">5 x steppers;</text:p>
        </text:list-item>
        <text:list-item>
          <text:p text:style-name="P11">2 x stepper drivers current setting PWMs;</text:p>
        </text:list-item>
        <text:list-item>
          <text:p text:style-name="P11">2 x printing fans / AUX.</text:p>
        </text:list-item>
      </text:list>
      <text:p text:style-name="P1"/>
      <text:p text:style-name="P1">Communication interfaces:</text:p>
      <text:list xml:id="list8292221975706370671" text:style-name="L7">
        <text:list-item>
          <text:p text:style-name="P12">Ethernet RMII to LAN8720a PHY;</text:p>
        </text:list-item>
        <text:list-item>
          <text:p text:style-name="P12">USB to Device / Host connectors through USB switch;</text:p>
        </text:list-item>
        <text:list-item>
          <text:p text:style-name="P12">UART1 to debug;</text:p>
        </text:list-item>
        <text:list-item>
          <text:p text:style-name="P12">UART2 to expansion bus;</text:p>
        </text:list-item>
        <text:list-item>
          <text:p text:style-name="P12">SPI1 to onboard microSD card;</text:p>
        </text:list-item>
        <text:list-item>
          <text:p text:style-name="P12">SPI2 to expansion header (TFT Display / SD Card on RepRap Controller);</text:p>
        </text:list-item>
        <text:list-item>
          <text:p text:style-name="P12">SPI3 to MRF24WG0Mx.</text:p>
        </text:list-item>
      </text:list>
      <text:p text:style-name="P1"/>
      <text:p text:style-name="P1">ADC (22):</text:p>
      <text:list xml:id="list1157100100682758100" text:style-name="WW8Num3">
        <text:list-item>
          <text:p text:style-name="P13">7 x thermistors;</text:p>
        </text:list-item>
        <text:list-item>
          <text:p text:style-name="P13">4 x power rails: heated bed 12..24 V, main 12 V, 5.0 V, 3.3 V;</text:p>
        </text:list-item>
        <text:list-item>
          <text:p text:style-name="P13">USB Host VBUS voltage;</text:p>
        </text:list-item>
        <text:list-item>
          <text:p text:style-name="P13">6 x end stops / force sensors;</text:p>
        </text:list-item>
        <text:list-item>
          <text:p text:style-name="P13">4 x to expansion header (touch screen inputs) shared with GPIO.</text:p>
        </text:list-item>
      </text:list>
      <text:p text:style-name="P1"/>
      <text:p text:style-name="P1">Comparator (6):</text:p>
      <text:list xml:id="list21438358" text:continue-numbering="true" text:style-name="WW8Num3">
        <text:list-item>
          <text:p text:style-name="P13">6 x end stops / force sensors.</text:p>
        </text:list-item>
      </text:list>
      <text:p text:style-name="P1"/>
      <text:p text:style-name="P1"/>
      <text:p text:style-name="P2">GPIO Pins (40+):</text:p>
      <text:list xml:id="list1562101604329114278" text:style-name="WW8Num4">
        <text:list-item>
          <text:p text:style-name="P14">13 x to stepper drivers:</text:p>
          <text:list>
            <text:list-item>
              <text:p text:style-name="P14">5 x DIR;</text:p>
            </text:list-item>
            <text:list-item>
              <text:p text:style-name="P14">1 x common EN;</text:p>
            </text:list-item>
            <text:list-item>
              <text:p text:style-name="P14">2 x microstep selection (shift register);</text:p>
            </text:list-item>
          </text:list>
        </text:list-item>
        <text:list-item>
          <text:p text:style-name="P14">3 x heaters with software PWM drive;</text:p>
        </text:list-item>
        <text:list-item>
          <text:p text:style-name="P14">6 x endstops;</text:p>
        </text:list-item>
        <text:list-item>
          <text:p text:style-name="P14">6 x fan tacho inputs;</text:p>
        </text:list-item>
        <text:list-item>
          <text:p text:style-name="P14">12 x to expansion header (4 x shared with ADC);</text:p>
        </text:list-item>
        <text:list-item>
          <text:p text:style-name="P14">additional peripheral GPIO.</text:p>
        </text:list-item>
      </text:list>
      <text:p text:style-name="P1"/>
      <text:list xml:id="list21451076" text:continue-list="list21458276" text:style-name="Outline">
        <text:list-item>
          <text:h text:style-name="P16" text:outline-level="1">Software details</text:h>
        </text:list-item>
      </text:list>
      <text:p text:style-name="P1"/>
      <text:p text:style-name="P1"/>
      <text:p text:style-name="P1"/>
      <text:p text:style-name="P1"/>
      <text:p text:style-name="P1"/>
      <text:list xml:id="list21463083" text:continue-numbering="true" text:style-name="Outline">
        <text:list-item>
          <text:h text:style-name="P16" text:outline-level="1">Project schedule outline</text:h>
        </text:list-item>
      </text:list>
      <text:p text:style-name="P1"/>
      <text:p text:style-name="P1">Stage 1 – Definition / simulation;</text:p>
      <text:p text:style-name="P1">Stage 2 – Hardware design and prototyp<text:span text:style-name="T1">ing</text:span>;</text:p>
      <text:p text:style-name="P1">Stage 3 – porting RepRap / Marlin Arduino code;</text:p>
      <text:p text:style-name="P1">Stage 4 – Hardware revision and prototyping;</text:p>
      <text:p text:style-name="P1">Stage 5 – Redesigning software with GRBL planner and precise stepper drive;</text:p>
      <text:p text:style-name="P1">Stage 6 – Adding primary features (USB Host, Ethernet, GUI, bus);</text:p>
      <text:p text:style-name="P1">Stage 7 – Designing expansion module prototypes (autoleveling sensors, chamber heater);</text:p>
      <text:p text:style-name="P1">Stage 8 – Adding secondary functionality (autoleveling, chamber heater, Andro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100%" fo:margin-left="0in" fo:margin-right="0in" fo:margin-top="0in" fo:margin-bottom="0in" fo:orphans="2" fo:widows="2" fo:hyphenation-ladder-count="no-limit" fo:text-indent="0in" style:auto-text-indent="false" style:text-autospace="ideograph-alpha" style:punctuation-wrap="hanging" style:line-break="strict" style:writing-mode="lr-tb"/>
      <style:text-properties style:use-window-font-color="true" style:font-name="Cambria" fo:font-size="12pt" fo:language="en" fo:country="US" style:font-name-asian="SimSun1" style:font-size-asian="12pt" style:language-asian="en" style:country-asian="US" style:font-name-complex="Mangal2"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45a8a" style:font-name="Calibri" fo:font-size="16pt" fo:font-weight="bold" style:font-size-asian="16pt" style:font-weight-asian="bold" style:font-name-complex="Calibri" style:font-size-complex="16pt" style:font-weight-complex="bold"/>
    </style:style>
    <style:style style:name="List_20_Paragraph" style:display-name="List Paragraph" style:family="paragraph" style:parent-style-name="Standard" style:list-style-name="">
      <style:paragraph-properties fo:margin="100%" fo:margin-left="0.5in" fo:margin-right="0in" fo:margin-top="0in" fo:margin-bottom="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background-color="#ffff00"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6z0" style:family="text">
      <style:text-properties style:font-name="Symbol" style:font-name-complex="OpenSymbol1"/>
    </style:style>
    <style:style style:name="WW8Num6z1" style:family="text">
      <style:text-properties style:font-name="OpenSymbol1" style:font-name-complex="OpenSymbol1"/>
    </style:style>
    <style:style style:name="WW8Num7z0" style:family="text">
      <style:text-properties style:font-name="Symbol" style:font-name-complex="OpenSymbol1"/>
    </style:style>
    <style:style style:name="WW8Num7z1" style:family="text">
      <style:text-properties style:font-name="OpenSymbol1" fo:background-color="transparent" style:font-name-complex="OpenSymbol1"/>
    </style:style>
    <style:style style:name="WW8Num8z0" style:family="text">
      <style:text-properties style:font-name="Symbol" fo:background-color="#ffff00" style:font-name-complex="OpenSymbol1"/>
    </style:style>
    <style:style style:name="WW8Num8z1" style:family="text">
      <style:text-properties style:font-name="OpenSymbol1" style:font-name-complex="OpenSymbol1"/>
    </style:style>
    <style:style style:name="WW8Num9z0" style:family="text">
      <style:text-properties style:font-name="Symbol" fo:background-color="#ffff00" style:font-name-complex="OpenSymbol1"/>
    </style:style>
    <style:style style:name="WW8Num9z1" style:family="text">
      <style:text-properties style:font-name="OpenSymbol1" style:font-name-complex="OpenSymbol1"/>
    </style:style>
    <style:style style:name="WW8Num10z0" style:family="text">
      <style:text-properties style:font-name="Symbol" fo:background-color="#ffff00" style:font-name-complex="OpenSymbol1"/>
    </style:style>
    <style:style style:name="WW8Num10z1" style:family="text">
      <style:text-properties style:font-name="OpenSymbol1" style:font-name-complex="OpenSymbol1"/>
    </style:style>
    <style:style style:name="WW8Num11z0" style:family="text">
      <style:text-properties style:font-name="Symbol" fo:background-color="#ffff00" style:font-name-complex="OpenSymbol1"/>
    </style:style>
    <style:style style:name="WW8Num11z1" style:family="text">
      <style:text-properties style:font-name="OpenSymbol1" style:font-name-complex="OpenSymbol1"/>
    </style:style>
    <style:style style:name="WW8Num12z0" style:family="text">
      <style:text-properties style:font-name="Symbol" fo:background-color="#ffff00" style:font-name-complex="OpenSymbol1"/>
    </style:style>
    <style:style style:name="WW8Num12z1" style:family="text">
      <style:text-properties style:font-name="OpenSymbol1" style:font-name-complex="OpenSymbol1"/>
    </style:style>
    <style:style style:name="WW8Num13z0" style:family="text">
      <style:text-properties style:font-name="Symbol" fo:background-color="#ffff00" style:font-name-complex="OpenSymbol1"/>
    </style:style>
    <style:style style:name="WW8Num13z1" style:family="text">
      <style:text-properties style:font-name="OpenSymbol1" style:font-name-complex="OpenSymbol1"/>
    </style:style>
    <style:style style:name="WW8Num14z0" style:family="text">
      <style:text-properties style:font-name="Symbol" fo:background-color="transparent" style:font-name-complex="OpenSymbol1"/>
    </style:style>
    <style:style style:name="WW8Num14z1" style:family="text">
      <style:text-properties style:font-name="OpenSymbol1" fo:background-color="transparent" style:font-name-complex="OpenSymbol1"/>
    </style:style>
    <style:style style:name="WW8Num15z0" style:family="text">
      <style:text-properties style:font-name="Symbol" style:font-name-complex="OpenSymbol1"/>
    </style:style>
    <style:style style:name="WW8Num15z1" style:family="text">
      <style:text-properties style:font-name="OpenSymbol1" style:font-name-complex="OpenSymbol1"/>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Calibri" style:font-size-complex="16pt" style:font-weight-complex="bold"/>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8138in" fo:margin-right="0.789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CHP</meta:initial-creator>
    <meta:creation-date>2015-02-02T00:26:00</meta:creation-date>
    <dc:date>2015-02-24T01:28:12.42</dc:date>
    <meta:editing-cycles>10</meta:editing-cycles>
    <meta:editing-duration>PT1H19M1S</meta:editing-duration>
    <meta:generator>OpenOffice/4.1.0$Win32 OpenOffice.org_project/410m18$Build-9764</meta:generator>
    <meta:document-statistic meta:table-count="0" meta:image-count="0" meta:object-count="0" meta:page-count="5" meta:paragraph-count="127" meta:word-count="842" meta:character-count="4647"/>
    <meta:user-defined meta:name="AppVersion">14.0000</meta:user-defined>
    <meta:user-defined meta:name="Company">Microchip Technology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